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3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4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5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6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 Cyr" style:font-name-asian="Arial Cyr" style:font-name-complex="Arial Cyr" fo:font-size="10pt" style:font-size-asian="10pt" style:font-size-complex="10pt"/>
    </style:style>
    <style:style style:name="ce8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" style:font-name-asian="Arial Cyr" style:font-name-complex="Arial Cyr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" style:font-name-asian="Arial Cyr" style:font-name-complex="Arial Cyr"/>
    </style:style>
    <style:style style:name="ce1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/>
    </style:style>
    <style:style style:name="ce14" style:family="table-cell" style:parent-style-name="Default" style:data-style-name="N1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fo:background-color="#FFFF00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19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1" style:font-name-asian="Arial Cyr1" style:font-name-complex="Arial Cyr1" fo:font-size="10pt" style:font-size-asian="10pt" style:font-size-complex="10pt"/>
    </style:style>
    <style:style style:name="ce2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Arial Cyr1" style:font-name-asian="Arial Cyr1" style:font-name-complex="Arial Cyr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 Cyr1" style:font-name-asian="Arial Cyr1" style:font-name-complex="Arial Cyr1"/>
    </style:style>
    <style:style style:name="ce2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 Cyr1" style:font-name-asian="Arial Cyr1" style:font-name-complex="Arial Cyr1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/>
      <style:text-properties fo:font-size="10pt" style:font-size-asian="10pt" style:font-size-complex="10pt"/>
    </style:style>
    <style:style style:name="ce25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0pt" style:font-size-asian="10pt" style:font-size-complex="10pt"/>
    </style:style>
    <style:style style:name="ce29" style:family="table-cell" style:parent-style-name="Default" style:data-style-name="N0"/>
    <style:style style:name="ce30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4pt" style:font-size-asian="14pt" style:font-size-complex="14pt"/>
    </style:style>
    <style:style style:name="ce31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1" style:font-name-asian="Arial Cyr1" style:font-name-complex="Arial Cyr1" fo:font-size="12pt" style:font-size-asian="12pt" style:font-size-complex="12pt"/>
    </style:style>
    <style:style style:name="ce3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35" style:family="table-cell" style:parent-style-name="Default" style:data-style-name="N36">
      <style:table-cell-properties fo:border="thin solid #000000"/>
    </style:style>
    <style:style style:name="ce36" style:family="table-cell" style:parent-style-name="Default" style:data-style-name="N0">
      <style:table-cell-properties fo:border="thin solid #000000" fo:background-color="#FFFF00"/>
      <style:text-properties fo:font-size="9pt" style:font-size-asian="9pt" style:font-size-complex="9pt"/>
    </style:style>
    <style:style style:name="ce37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38" style:family="table-cell" style:parent-style-name="Default" style:data-style-name="N36">
      <style:table-cell-properties fo:border="thin solid #000000"/>
      <style:text-properties style:font-name="Arial1" style:font-name-asian="Arial1" style:font-name-complex="Arial1"/>
    </style:style>
    <style:style style:name="ce39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4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42" style:family="table-cell" style:parent-style-name="Default" style:data-style-name="N37">
      <style:table-cell-properties fo:border="thin solid #000000"/>
    </style:style>
    <style:style style:name="ce43" style:family="table-cell" style:parent-style-name="Default" style:data-style-name="N37">
      <style:table-cell-properties fo:border="thin solid #000000" fo:background-color="transparent"/>
    </style:style>
    <style:style style:name="ce44" style:family="table-cell" style:parent-style-name="Default" style:data-style-name="N37">
      <style:table-cell-properties fo:border="thin solid #000000" fo:background-color="#FFFF00"/>
    </style:style>
    <style:style style:name="ce45" style:family="table-cell" style:parent-style-name="Default" style:data-style-name="N0">
      <style:table-cell-properties fo:border="thin solid #000000" fo:background-color="transparent"/>
    </style:style>
    <style:style style:name="ce46" style:family="table-cell" style:parent-style-name="Default" style:data-style-name="N1">
      <style:table-cell-properties fo:border="thin solid #000000"/>
    </style:style>
    <style:style style:name="ce47" style:family="table-cell" style:parent-style-name="Default" style:data-style-name="N1">
      <style:table-cell-properties fo:border="thin solid #000000" fo:background-color="transparent"/>
    </style:style>
    <style:style style:name="ce48" style:family="table-cell" style:parent-style-name="Default" style:data-style-name="N1">
      <style:table-cell-properties fo:border="thin solid #000000" fo:background-color="#FFFF00"/>
    </style:style>
    <style:style style:name="ce49" style:family="table-cell" style:parent-style-name="Default" style:data-style-name="N0">
      <style:table-cell-properties fo:background-color="transparent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1">
      <style:table-cell-properties fo:border="thin solid #000000"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53" style:family="table-cell" style:parent-style-name="Default" style:data-style-name="N0">
      <style:table-cell-properties fo:border="thin solid #000000" style:vertical-align="automatic" fo:wrap-option="wrap"/>
    </style:style>
    <style:style style:name="ce54" style:family="table-cell" style:parent-style-name="Default" style:data-style-name="N0">
      <style:table-cell-properties fo:border="thin solid #000000"/>
      <style:text-properties style:font-name="Arial Cyr" style:font-name-asian="Arial Cyr" style:font-name-complex="Arial Cyr"/>
    </style:style>
    <style:style style:name="ce55" style:family="table-cell" style:parent-style-name="Default" style:data-style-name="N0">
      <style:table-cell-properties fo:border="thin solid #000000" fo:background-color="transparent"/>
      <style:text-properties style:font-name="Arial Cyr" style:font-name-asian="Arial Cyr" style:font-name-complex="Arial Cyr"/>
    </style:style>
    <style:style style:name="ce56" style:family="table-cell" style:parent-style-name="Default" style:data-style-name="N0">
      <style:table-cell-properties fo:border="thin solid #000000" fo:background-color="#FFFF00"/>
      <style:text-properties style:font-name="Arial Cyr" style:font-name-asian="Arial Cyr" style:font-name-complex="Arial Cyr"/>
    </style:style>
    <style:style style:name="ce57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8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59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9pt" style:font-size-asian="9pt" style:font-size-complex="9pt"/>
    </style:style>
    <style:style style:name="ce61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62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9pt" style:font-size-asian="9pt" style:font-size-complex="9pt"/>
    </style:style>
    <style:style style:name="ce63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9pt" style:font-size-asian="9pt" style:font-size-complex="9pt"/>
    </style:style>
    <style:style style:name="ce6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/>
    </style:style>
    <style:style style:name="ce6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="thin solid #000000" fo:background-color="transparent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69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70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1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2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73" style:family="table-cell" style:parent-style-name="Excel_32_Built-in_32_Normal" style:data-style-name="N0">
      <style:table-cell-properties style:vertical-align="automatic" fo:background-color="transparent" style:cell-protect="protected"/>
      <style:text-properties style:font-name="Arial Cyr" style:font-name-asian="Arial Cyr" style:font-name-complex="Arial Cyr" fo:font-size="10pt" style:font-size-asian="10pt" style:font-size-complex="10pt"/>
    </style:style>
    <style:style style:name="ce74" style:family="table-cell" style:parent-style-name="Excel_32_Built-in_32_Normal" style:data-style-name="N0">
      <style:table-cell-properties style:vertical-align="automatic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 Cyr" style:font-name-asian="Arial Cyr" style:font-name-complex="Arial Cyr"/>
    </style:style>
    <style:style style:name="ce76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 Cyr" style:font-name-asian="Arial Cyr" style:font-name-complex="Arial Cyr"/>
    </style:style>
    <style:style style:name="ce7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78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79" style:family="table-cell" style:parent-style-name="Excel_32_Built-in_32_Normal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80" style:family="table-cell" style:parent-style-name="Excel_32_Built-in_32_Normal" style:data-style-name="N1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Arial Cyr" style:font-name-asian="Arial Cyr" style:font-name-complex="Arial Cyr" fo:font-size="10pt" style:font-size-asian="10pt" style:font-size-complex="10pt"/>
    </style:style>
    <style:style style:name="ce81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style:font-name="Arial Cyr" style:font-name-asian="Arial Cyr" style:font-name-complex="Arial Cyr"/>
    </style:style>
    <style:style style:name="ce8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8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85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243541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72520833333333cm"/>
    </style:style>
    <style:style style:name="co4" style:family="table-column">
      <style:table-column-properties fo:break-before="auto" style:column-width="1.42875cm"/>
    </style:style>
    <style:style style:name="co5" style:family="table-column">
      <style:table-column-properties fo:break-before="auto" style:column-width="0.502708333333333cm"/>
    </style:style>
    <style:style style:name="co6" style:family="table-column">
      <style:table-column-properties fo:break-before="auto" style:column-width="0.47625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0.9525cm"/>
    </style:style>
    <style:style style:name="co9" style:family="table-column">
      <style:table-column-properties fo:break-before="auto" style:column-width="1.666875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1.87854166666667cm"/>
    </style:style>
    <style:style style:name="co12" style:family="table-column">
      <style:table-column-properties fo:break-before="auto" style:column-width="1.74625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2.38125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71979166666667cm"/>
    </style:style>
    <style:style style:name="co20" style:family="table-column">
      <style:table-column-properties fo:break-before="auto" style:column-width="1.5875cm"/>
    </style:style>
    <style:style style:name="co21" style:family="table-column">
      <style:table-column-properties fo:break-before="auto" style:column-width="2.11666666666667cm"/>
    </style:style>
    <style:style style:name="co22" style:family="table-column">
      <style:table-column-properties fo:break-before="auto" style:column-width="2.96333333333333cm"/>
    </style:style>
    <style:style style:name="co23" style:family="table-column">
      <style:table-column-properties fo:break-before="auto" style:column-width="2.59291666666667cm"/>
    </style:style>
    <style:style style:name="co24" style:family="table-column">
      <style:table-column-properties fo:break-before="auto" style:column-width="1.05833333333333cm"/>
    </style:style>
    <style:style style:name="co25" style:family="table-column">
      <style:table-column-properties fo:break-before="auto" style:column-width="1.031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08479166666667cm"/>
    </style:style>
    <style:style style:name="co28" style:family="table-column">
      <style:table-column-properties fo:break-before="auto" style:column-width="1.190625cm"/>
    </style:style>
    <style:style style:name="co29" style:family="table-column">
      <style:table-column-properties fo:break-before="auto" style:column-width="1.21708333333333cm"/>
    </style:style>
    <style:style style:name="co30" style:family="table-column">
      <style:table-column-properties fo:break-before="auto" style:column-width="0.926041666666667cm"/>
    </style:style>
    <style:style style:name="co31" style:family="table-column">
      <style:table-column-properties fo:break-before="auto" style:column-width="1.64041666666667cm"/>
    </style:style>
    <style:style style:name="co32" style:family="table-column">
      <style:table-column-properties fo:break-before="auto" style:column-width="0.873125cm"/>
    </style:style>
    <style:style style:name="co33" style:family="table-column">
      <style:table-column-properties fo:break-before="auto" style:column-width="1.40229166666667cm"/>
    </style:style>
    <style:style style:name="co34" style:family="table-column">
      <style:table-column-properties fo:break-before="auto" style:column-width="1.16416666666667cm"/>
    </style:style>
    <style:style style:name="co35" style:family="table-column">
      <style:table-column-properties fo:break-before="auto" style:column-width="1.37583333333333cm"/>
    </style:style>
    <style:style style:name="co36" style:family="table-column">
      <style:table-column-properties fo:break-before="auto" style:column-width="1.53458333333333cm"/>
    </style:style>
    <style:style style:name="co37" style:family="table-column">
      <style:table-column-properties fo:break-before="auto" style:column-width="1.61395833333333cm"/>
    </style:style>
    <style:style style:name="co38" style:family="table-column">
      <style:table-column-properties fo:break-before="auto" style:column-width="1.56104166666667cm"/>
    </style:style>
    <style:style style:name="co39" style:family="table-column">
      <style:table-column-properties fo:break-before="auto" style:column-width="1.508125cm"/>
    </style:style>
    <style:style style:name="co40" style:family="table-column">
      <style:table-column-properties fo:break-before="auto" style:column-width="1.48166666666667cm"/>
    </style:style>
    <style:style style:name="co41" style:family="table-column">
      <style:table-column-properties fo:break-before="auto" style:column-width="1.45520833333333cm"/>
    </style:style>
    <style:style style:name="co42" style:family="table-column">
      <style:table-column-properties fo:break-before="auto" style:column-width="1.32291666666667cm"/>
    </style:style>
    <style:style style:name="co43" style:family="table-column">
      <style:table-column-properties fo:break-before="auto" style:column-width="1.77270833333333cm"/>
    </style:style>
    <style:style style:name="co44" style:family="table-column">
      <style:table-column-properties fo:break-before="auto" style:column-width="2.35479166666667cm"/>
    </style:style>
    <style:style style:name="co45" style:family="table-column">
      <style:table-column-properties fo:break-before="auto" style:column-width="1.984375cm"/>
    </style:style>
    <style:style style:name="co46" style:family="table-column">
      <style:table-column-properties fo:break-before="auto" style:column-width="2.69875cm"/>
    </style:style>
    <style:style style:name="co47" style:family="table-column">
      <style:table-column-properties fo:break-before="auto" style:column-width="4.048125cm"/>
    </style:style>
    <style:style style:name="co48" style:family="table-column">
      <style:table-column-properties fo:break-before="auto" style:column-width="3.12208333333333cm"/>
    </style:style>
    <style:style style:name="co49" style:family="table-column">
      <style:table-column-properties fo:break-before="auto" style:column-width="2.56645833333333cm"/>
    </style:style>
    <style:style style:name="co50" style:family="table-column">
      <style:table-column-properties fo:break-before="auto" style:column-width="2.64583333333333cm"/>
    </style:style>
    <style:style style:name="co51" style:family="table-column">
      <style:table-column-properties fo:break-before="auto" style:column-width="3.36020833333333cm"/>
    </style:style>
    <style:style style:name="co52" style:family="table-column">
      <style:table-column-properties fo:break-before="auto" style:column-width="1.85208333333333cm"/>
    </style:style>
    <style:style style:name="co53" style:family="table-column">
      <style:table-column-properties fo:break-before="auto" style:column-width="2.40770833333333cm"/>
    </style:style>
    <style:style style:name="co54" style:family="table-column">
      <style:table-column-properties fo:break-before="auto" style:column-width="2.54cm"/>
    </style:style>
    <style:style style:name="co55" style:family="table-column">
      <style:table-column-properties fo:break-before="auto" style:column-width="2.83104166666667cm"/>
    </style:style>
    <style:style style:name="co56" style:family="table-column">
      <style:table-column-properties fo:break-before="auto" style:column-width="2.143125cm"/>
    </style:style>
    <style:style style:name="co57" style:family="table-column">
      <style:table-column-properties fo:break-before="auto" style:column-width="1.29645833333333cm"/>
    </style:style>
    <style:style style:name="co58" style:family="table-column">
      <style:table-column-properties fo:break-before="auto" style:column-width="0.978958333333333cm"/>
    </style:style>
    <style:style style:name="co59" style:family="table-column">
      <style:table-column-properties fo:break-before="auto" style:column-width="0.899583333333333cm"/>
    </style:style>
    <style:style style:name="co60" style:family="table-column">
      <style:table-column-properties fo:break-before="auto" style:column-width="1.137708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5.9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24.45pt" style:use-optimal-row-height="false" fo:break-before="auto"/>
    </style:style>
    <style:style style:name="ro5" style:family="table-row">
      <style:table-row-properties style:row-height="17.4pt" style:use-optimal-row-height="tru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26.4pt" style:use-optimal-row-height="true" fo:break-before="auto"/>
    </style:style>
    <style:style style:name="ro10" style:family="table-row">
      <style:table-row-properties style:row-height="12.75pt" style:use-optimal-row-height="true" fo:break-before="auto"/>
    </style:style>
    <style:style style:name="ro11" style:family="table-row">
      <style:table-row-properties style:row-height="40.5pt" style:use-optimal-row-height="false" fo:break-before="auto"/>
    </style:style>
    <style:style style:name="ro12" style:family="table-row">
      <style:table-row-properties style:row-height="24pt" style:use-optimal-row-height="false" fo:break-before="auto"/>
    </style:style>
    <style:style style:name="ro13" style:family="table-row">
      <style:table-row-properties style:row-height="14.55pt" style:use-optimal-row-height="false" fo:break-before="auto"/>
    </style:style>
    <style:style style:name="ro14" style:family="table-row">
      <style:table-row-properties style:row-height="97.65pt" style:use-optimal-row-height="false" fo:break-before="auto"/>
    </style:style>
    <style:style style:name="ro15" style:family="table-row">
      <style:table-row-properties style:row-height="24.15pt" style:use-optimal-row-height="false" fo:break-before="auto"/>
    </style:style>
    <style:style style:name="ro16" style:family="table-row">
      <style:table-row-properties style:row-height="19.5pt" style:use-optimal-row-height="false" fo:break-before="auto"/>
    </style:style>
    <style:style style:name="ro17" style:family="table-row">
      <style:table-row-properties style:row-height="17.85pt" style:use-optimal-row-height="false" fo:break-before="auto"/>
    </style:style>
    <style:style style:name="ro18" style:family="table-row">
      <style:table-row-properties style:row-height="18.9pt" style:use-optimal-row-height="false" fo:break-before="auto"/>
    </style:style>
    <style:style style:name="ro19" style:family="table-row">
      <style:table-row-properties style:row-height="19.95pt" style:use-optimal-row-height="false" fo:break-before="auto"/>
    </style:style>
    <style:style style:name="ro20" style:family="table-row">
      <style:table-row-properties style:row-height="20.4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28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Segoe UI" style:font-family-complex="Tahoma" style:font-family-generic="roman" style:font-pitch="variable" style:font-pitch-asian="variable" style:font-pitch-complex="variable" fo:font-size="0.15278in" style:font-size-asian="0.15278in" style:font-size-complex="0.15278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7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0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3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egoe UI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ndale Sans UI" style:font-family-complex="Tahoma" style:font-family-generic="swiss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Times New Roman" style:font-family-complex="Tahoma" style:font-family-generic="swiss" style:font-family-generic-asian="roman" style:font-pitch="variable" style:font-pitch-asian="variable" style:font-pitch-complex="variable" fo:font-size="0.13889in" style:font-size-asian="0.13889in" style:font-size-complex="0.13889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false"/>
      <table:table table:name="Упр_1_60_минут" table:style-name="ta1">
        <table:shapes>
          <draw:frame xmlns:presentation="urn:oasis:names:tc:opendocument:xmlns:presentation:1.0" draw:z-index="1" draw:id="id0" draw:style-name="a6" draw:name="TextBox 1" svg:x="10.14606in" svg:y="0.06811in" svg:width="3.23386in" svg:height="0.69291in">
            <draw:text-box>
              <text:p text:style-name="a1" text:class-names="" text:cond-style-name=""><text:span text:style-name="a0" text:class-names="">Чемпионат России</text:span></text:p>
              <text:p text:style-name="a3" text:class-names="" text:cond-style-name=""><text:span text:style-name="a2" text:class-names="">по спорту сверхлегкой авиации</text:span></text:p>
              <text:p text:style-name="a5" text:class-names="" text:cond-style-name=""><text:span text:style-name="a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" draw:style-name="a15" draw:name="TextBox 2" svg:x="2.77165in" svg:y="0.48583in" svg:width="7.89213in" svg:height="0.74606in">
            <draw:text-box>
              <text:p text:style-name="a8" text:class-names="" text:cond-style-name=""><text:span text:style-name="a7" text:class-names="">Протокол</text:span></text:p>
              <text:p text:style-name="a10" text:class-names="" text:cond-style-name=""><text:span text:style-name="a9" text:class-names=""/></text:p>
              <text:p text:style-name="a14" text:class-names="" text:cond-style-name=""><text:span text:style-name="a11" text:class-names="">Упражнение № 1 "</text:span><text:span text:style-name="a12" text:class-names=""> Дальность полета и количество зачетных пунктов маршрута, пройденных спортсменом за установленное время</text:span><text:span text:style-name="a13" text:class-names="">"</text:span></text:p>
            </draw:text-box>
            <svg:desc/>
          </draw:frame>
          <draw:frame xmlns:presentation="urn:oasis:names:tc:opendocument:xmlns:presentation:1.0" draw:z-index="3" draw:id="id2" draw:style-name="a24" draw:name="TextBox 3" svg:x="0.11929in" svg:y="0.04252in" svg:width="2.65709in" svg:height="1.01693in">
            <draw:text-box>
              <text:p text:style-name="a17" text:class-names="" text:cond-style-name=""><text:span text:style-name="a16" text:class-names="">УТВЕРЖДАЮ</text:span></text:p>
              <text:p text:style-name="a19" text:class-names="" text:cond-style-name=""><text:span text:style-name="a18" text:class-names="">Главный судья соревнований</text:span></text:p>
              <text:p text:style-name="a21" text:class-names="" text:cond-style-name=""><text:span text:style-name="a20" text:class-names="">__________________Потапкин И.В.<text:line-break/></text:span></text:p>
              <text:p text:style-name="a23" text:class-names="" text:cond-style-name=""><text:span text:style-name="a22" text:class-names=""> 4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5" table:number-columns-repeated="3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16336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5" table:style-name="ce3"/>
          <table:table-cell table:number-columns-repeated="7" table:style-name="ce2"/>
          <table:table-cell table:style-name="ce4"/>
          <table:table-cell table:style-name="ce2"/>
          <table:table-cell table:number-columns-repeated="16368" table:style-name="ce1"/>
        </table:table-row>
        <table:table-row table:style-name="ro1">
          <table:table-cell table:style-name="ce5"/>
          <table:table-cell table:style-name="ce6"/>
          <table:table-cell table:number-columns-repeated="5" table:style-name="ce3"/>
          <table:table-cell table:number-columns-repeated="9" table:style-name="ce2"/>
          <table:table-cell table:number-columns-repeated="16368" table:style-name="ce1"/>
        </table:table-row>
        <table:table-row table:style-name="ro1">
          <table:table-cell table:number-columns-repeated="7" table:style-name="ce5"/>
          <table:table-cell table:number-columns-repeated="9" table:style-name="ce2"/>
          <table:table-cell table:number-columns-repeated="1636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number-columns-repeated="3" table:style-name="ce2"/>
          <table:table-cell table:style-name="ce3"/>
          <table:table-cell table:number-columns-repeated="6" table:style-name="ce7"/>
          <table:table-cell table:style-name="ce2"/>
          <table:table-cell table:style-name="ce3"/>
          <table:table-cell table:style-name="ce8"/>
          <table:table-cell table:number-columns-repeated="16368" table:style-name="ce1"/>
        </table:table-row>
        <table:table-row table:style-name="ro2">
          <table:table-cell table:style-name="ce1"/>
          <table:table-cell table:number-columns-repeated="15" table:style-name="ce2"/>
          <table:table-cell table:number-columns-repeated="16368" table:style-name="ce1"/>
        </table:table-row>
        <table:table-row table:style-name="ro3">
          <table:table-cell table:number-columns-repeated="16" table:style-name="ce2"/>
          <table:table-cell table:number-columns-repeated="16368" table:style-name="ce1"/>
        </table:table-row>
        <table:table-row table:style-name="ro1">
          <table:table-cell table:number-columns-repeated="4" table:style-name="ce1"/>
          <table:table-cell office:value-type="string" table:number-columns-spanned="37" table:number-rows-spanned="1" table:style-name="ce17">
            <text:p>Расстояние от точки до аэророма</text:p>
          </table:table-cell>
          <table:covered-table-cell table:number-columns-repeated="36"/>
          <table:table-cell table:number-columns-repeated="16343" table:style-name="ce1"/>
        </table:table-row>
        <table:table-row table:style-name="ro4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office:value-type="float" office:value="15" table:style-name="ce9">
            <text:p>15</text:p>
          </table:table-cell>
          <table:table-cell office:value-type="float" office:value="16" table:style-name="ce9">
            <text:p>16</text:p>
          </table:table-cell>
          <table:table-cell office:value-type="float" office:value="17" table:style-name="ce9">
            <text:p>17</text:p>
          </table:table-cell>
          <table:table-cell office:value-type="float" office:value="18" table:style-name="ce9">
            <text:p>18</text:p>
          </table:table-cell>
          <table:table-cell office:value-type="float" office:value="19" table:style-name="ce9">
            <text:p>19</text:p>
          </table:table-cell>
          <table:table-cell office:value-type="float" office:value="20" table:style-name="ce9">
            <text:p>20</text:p>
          </table:table-cell>
          <table:table-cell office:value-type="float" office:value="21" table:style-name="ce9">
            <text:p>21</text:p>
          </table:table-cell>
          <table:table-cell office:value-type="float" office:value="22" table:style-name="ce9">
            <text:p>22</text:p>
          </table:table-cell>
          <table:table-cell office:value-type="float" office:value="23" table:style-name="ce9">
            <text:p>23</text:p>
          </table:table-cell>
          <table:table-cell office:value-type="float" office:value="24" table:style-name="ce9">
            <text:p>24</text:p>
          </table:table-cell>
          <table:table-cell office:value-type="float" office:value="25" table:style-name="ce9">
            <text:p>25</text:p>
          </table:table-cell>
          <table:table-cell office:value-type="float" office:value="26" table:style-name="ce9">
            <text:p>26</text:p>
          </table:table-cell>
          <table:table-cell office:value-type="float" office:value="27" table:style-name="ce9">
            <text:p>27</text:p>
          </table:table-cell>
          <table:table-cell office:value-type="float" office:value="28" table:style-name="ce9">
            <text:p>28</text:p>
          </table:table-cell>
          <table:table-cell office:value-type="float" office:value="29" table:style-name="ce9">
            <text:p>29</text:p>
          </table:table-cell>
          <table:table-cell office:value-type="float" office:value="30" table:style-name="ce9">
            <text:p>30</text:p>
          </table:table-cell>
          <table:table-cell office:value-type="float" office:value="31" table:style-name="ce9">
            <text:p>31</text:p>
          </table:table-cell>
          <table:table-cell office:value-type="float" office:value="32" table:style-name="ce9">
            <text:p>32</text:p>
          </table:table-cell>
          <table:table-cell office:value-type="float" office:value="33" table:style-name="ce9">
            <text:p>33</text:p>
          </table:table-cell>
          <table:table-cell office:value-type="float" office:value="34" table:style-name="ce9">
            <text:p>34</text:p>
          </table:table-cell>
          <table:table-cell office:value-type="float" office:value="35" table:style-name="ce9">
            <text:p>35</text:p>
          </table:table-cell>
          <table:table-cell office:value-type="float" office:value="36" table:style-name="ce9">
            <text:p>36</text:p>
          </table:table-cell>
          <table:table-cell office:value-type="float" office:value="37" table:style-name="ce9">
            <text:p>37</text:p>
          </table:table-cell>
          <table:table-cell office:value-type="string" table:style-name="ce12">
            <text:p>К-во ППМ</text:p>
          </table:table-cell>
          <table:table-cell office:value-type="string" table:style-name="ce12">
            <text:p>Очк. ППМ</text:p>
          </table:table-cell>
          <table:table-cell office:value-type="string" table:style-name="ce12">
            <text:p>Расст. Общ.</text:p>
          </table:table-cell>
          <table:table-cell office:value-type="string" table:style-name="ce12">
            <text:p>Оч. Дальн.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36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table:number-columns-repeated="28" table:style-name="ce13"/>
          <table:table-cell office:value-type="float" office:value="2" table:style-name="ce13">
            <text:p>2</text:p>
          </table:table-cell>
          <table:table-cell office:value-type="float" office:value="70" table:style-name="ce13">
            <text:p>70</text:p>
          </table:table-cell>
          <table:table-cell office:value-type="float" office:value="10820" table:style-name="ce13">
            <text:p>10820</text:p>
          </table:table-cell>
          <table:table-cell office:value-type="float" office:value="23.9943229697964" table:style-name="ce13">
            <text:p>23.99432297</text:p>
          </table:table-cell>
          <table:table-cell office:value-type="float" office:value="23.52" table:style-name="ce13">
            <text:p>23.52</text:p>
          </table:table-cell>
          <table:table-cell office:value-type="float" office:value="93.9943229697964" table:style-name="ce13">
            <text:p>93.99432297</text:p>
          </table:table-cell>
          <table:table-cell office:value-type="float" office:value="7.2026301126280803" table:style-name="ce14">
            <text:p>7</text:p>
          </table:table-cell>
          <table:table-cell table:number-columns-repeated="16336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table:number-columns-repeated="11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5" table:style-name="ce13">
            <text:p>5</text:p>
          </table:table-cell>
          <table:table-cell office:value-type="float" office:value="175" table:style-name="ce13">
            <text:p>175</text:p>
          </table:table-cell>
          <table:table-cell office:value-type="float" office:value="19330" table:style-name="ce13">
            <text:p>19330</text:p>
          </table:table-cell>
          <table:table-cell office:value-type="float" office:value="42.866013216835903" table:style-name="ce13">
            <text:p>42.86601322</text:p>
          </table:table-cell>
          <table:table-cell office:value-type="float" office:value="35.44" table:style-name="ce13">
            <text:p>35.44</text:p>
          </table:table-cell>
          <table:table-cell office:value-type="float" office:value="217.866013216836" table:style-name="ce13">
            <text:p>217.8660132</text:p>
          </table:table-cell>
          <table:table-cell office:value-type="float" office:value="16.6947136564625" table:style-name="ce14">
            <text:p>17</text:p>
          </table:table-cell>
          <table:table-cell table:number-columns-repeated="16336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3" table:style-name="ce13">
            <text:p>23</text:p>
          </table:table-cell>
          <table:table-cell office:value-type="float" office:value="805" table:style-name="ce13">
            <text:p>805</text:p>
          </table:table-cell>
          <table:table-cell office:value-type="float" office:value="225470" table:style-name="ce15">
            <text:p>225470</text:p>
          </table:table-cell>
          <table:table-cell office:value-type="float" office:value="500" table:style-name="ce13">
            <text:p>500</text:p>
          </table:table-cell>
          <table:table-cell office:value-type="float" office:value="59.24" table:style-name="ce13">
            <text:p>59.24</text:p>
          </table:table-cell>
          <table:table-cell office:value-type="float" office:value="1305" table:style-name="ce13">
            <text:p>1305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table:number-columns-repeated="14" table:style-name="ce13"/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09570" table:style-name="ce13">
            <text:p>109570</text:p>
          </table:table-cell>
          <table:table-cell office:value-type="float" office:value="242.981327892846" table:style-name="ce13">
            <text:p>242.9813279</text:p>
          </table:table-cell>
          <table:table-cell office:value-type="float" office:value="49.18" table:style-name="ce13">
            <text:p>49.18</text:p>
          </table:table-cell>
          <table:table-cell office:value-type="float" office:value="732.98132789284602" table:style-name="ce13">
            <text:p>732.9813279</text:p>
          </table:table-cell>
          <table:table-cell office:value-type="float" office:value="56.167151562670199" table:style-name="ce14">
            <text:p>56</text:p>
          </table:table-cell>
          <table:table-cell table:number-columns-repeated="16336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table:number-columns-repeated="16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119310" table:style-name="ce13">
            <text:p>119310</text:p>
          </table:table-cell>
          <table:table-cell office:value-type="float" office:value="264.58065374550898" table:style-name="ce13">
            <text:p>264.5806537</text:p>
          </table:table-cell>
          <table:table-cell office:value-type="float" office:value="48.42" table:style-name="ce13">
            <text:p>48.42</text:p>
          </table:table-cell>
          <table:table-cell office:value-type="float" office:value="719.58065374550904" table:style-name="ce13">
            <text:p>719.5806537</text:p>
          </table:table-cell>
          <table:table-cell office:value-type="float" office:value="55.140279980498804" table:style-name="ce14">
            <text:p>55</text:p>
          </table:table-cell>
          <table:table-cell table:number-columns-repeated="16336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 text:c="2"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5" table:style-name="ce13">
            <text:p>15</text:p>
          </table:table-cell>
          <table:table-cell office:value-type="float" office:value="525" table:style-name="ce13">
            <text:p>525</text:p>
          </table:table-cell>
          <table:table-cell office:value-type="float" office:value="104720" table:style-name="ce13">
            <text:p>104720</text:p>
          </table:table-cell>
          <table:table-cell office:value-type="float" office:value="232.22601676497999" table:style-name="ce13">
            <text:p>232.2260168</text:p>
          </table:table-cell>
          <table:table-cell office:value-type="float" office:value="56.56" table:style-name="ce13">
            <text:p>56.56</text:p>
          </table:table-cell>
          <table:table-cell office:value-type="float" office:value="757.22601676498005" table:style-name="ce13">
            <text:p>757.2260168</text:p>
          </table:table-cell>
          <table:table-cell office:value-type="float" office:value="58.0249821275847" table:style-name="ce14">
            <text:p>58</text:p>
          </table:table-cell>
          <table:table-cell table:number-columns-repeated="16336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table:number-columns-repeated="22" table:style-name="ce13"/>
          <table:table-cell office:value-type="float" office:value="6" table:style-name="ce13">
            <text:p>6</text:p>
          </table:table-cell>
          <table:table-cell office:value-type="float" office:value="210" table:style-name="ce13">
            <text:p>210</text:p>
          </table:table-cell>
          <table:table-cell office:value-type="float" office:value="30570" table:style-name="ce13">
            <text:p>30570</text:p>
          </table:table-cell>
          <table:table-cell office:value-type="float" office:value="67.791723954406393" table:style-name="ce13">
            <text:p>67.79172395</text:p>
          </table:table-cell>
          <table:table-cell office:value-type="float" office:value="44.42" table:style-name="ce13">
            <text:p>44.42</text:p>
          </table:table-cell>
          <table:table-cell office:value-type="float" office:value="277.791723954406" table:style-name="ce13">
            <text:p>277.791724</text:p>
          </table:table-cell>
          <table:table-cell office:value-type="float" office:value="21.2867221421001" table:style-name="ce14">
            <text:p>21</text:p>
          </table:table-cell>
          <table:table-cell table:number-columns-repeated="16336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string" table:style-name="ce1">
            <text:p><text:s/>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table:number-columns-repeated="3" table:style-name="ce13"/>
          <table:table-cell office:value-type="float" office:value="22590" table:style-name="ce13">
            <text:p>22590</text:p>
          </table:table-cell>
          <table:table-cell office:value-type="float" office:value="19" table:style-name="ce13">
            <text:p>19</text:p>
          </table:table-cell>
          <table:table-cell office:value-type="float" office:value="665" table:style-name="ce13">
            <text:p>665</text:p>
          </table:table-cell>
          <table:table-cell office:value-type="float" office:value="222740" table:style-name="ce13">
            <text:p>222740</text:p>
          </table:table-cell>
          <table:table-cell office:value-type="float" office:value="493.945979509469" table:style-name="ce13">
            <text:p>493.9459795</text:p>
          </table:table-cell>
          <table:table-cell office:value-type="float" office:value="59.48" table:style-name="ce13">
            <text:p>59.48</text:p>
          </table:table-cell>
          <table:table-cell office:value-type="float" office:value="1158.9459795094699" table:style-name="ce13">
            <text:p>1158.94598</text:p>
          </table:table-cell>
          <table:table-cell office:value-type="float" office:value="88.808121035208401" table:style-name="ce14">
            <text:p>89</text:p>
          </table:table-cell>
          <table:table-cell table:number-columns-repeated="16336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table:number-columns-repeated="13" table:style-name="ce13"/>
          <table:table-cell office:value-type="float" office:value="8260" table:style-name="ce13">
            <text:p>8260</text:p>
          </table:table-cell>
          <table:table-cell table:number-columns-repeated="3" table:style-name="ce13"/>
          <table:table-cell office:value-type="float" office:value="14220" table:style-name="ce13">
            <text:p>14220</text:p>
          </table:table-cell>
          <table:table-cell table:number-columns-repeated="19" table:style-name="ce13"/>
          <table:table-cell office:value-type="float" office:value="2" table:style-name="ce13">
            <text:p>2</text:p>
          </table:table-cell>
          <table:table-cell office:value-type="float" office:value="70" table:style-name="ce13">
            <text:p>70</text:p>
          </table:table-cell>
          <table:table-cell office:value-type="float" office:value="22480" table:style-name="ce13">
            <text:p>22480</text:p>
          </table:table-cell>
          <table:table-cell office:value-type="float" office:value="49.851421475140803" table:style-name="ce13">
            <text:p>49.85142148</text:p>
          </table:table-cell>
          <table:table-cell office:value-type="float" office:value="42.18" table:style-name="ce13">
            <text:p>42.18</text:p>
          </table:table-cell>
          <table:table-cell office:value-type="float" office:value="119.851421475141" table:style-name="ce13">
            <text:p>119.8514215</text:p>
          </table:table-cell>
          <table:table-cell office:value-type="float" office:value="9.1840169712751596" table:style-name="ce14">
            <text:p>9</text:p>
          </table:table-cell>
          <table:table-cell table:number-columns-repeated="16336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table:number-columns-repeated="7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9" table:style-name="ce13">
            <text:p>9</text:p>
          </table:table-cell>
          <table:table-cell office:value-type="float" office:value="315" table:style-name="ce13">
            <text:p>315</text:p>
          </table:table-cell>
          <table:table-cell office:value-type="float" office:value="46300" table:style-name="ce13">
            <text:p>46300</text:p>
          </table:table-cell>
          <table:table-cell office:value-type="float" office:value="102.674413447465" table:style-name="ce13">
            <text:p>102.6744134</text:p>
          </table:table-cell>
          <table:table-cell office:value-type="float" office:value="30.34" table:style-name="ce13">
            <text:p>30.34</text:p>
          </table:table-cell>
          <table:table-cell office:value-type="float" office:value="417.67441344746499" table:style-name="ce13">
            <text:p>417.6744134</text:p>
          </table:table-cell>
          <table:table-cell office:value-type="float" office:value="32.005702179882398" table:style-name="ce14">
            <text:p>32</text:p>
          </table:table-cell>
          <table:table-cell table:number-columns-repeated="16336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string" table:style-name="ce1">
            <text:p><text:s text:c="2"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table:number-columns-repeated="6" table:style-name="ce13"/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8" table:style-name="ce13">
            <text:p>8</text:p>
          </table:table-cell>
          <table:table-cell office:value-type="float" office:value="280" table:style-name="ce13">
            <text:p>280</text:p>
          </table:table-cell>
          <table:table-cell office:value-type="float" office:value="42810" table:style-name="ce13">
            <text:p>42810</text:p>
          </table:table-cell>
          <table:table-cell office:value-type="float" office:value="94.935024615248196" table:style-name="ce13">
            <text:p>94.93502462</text:p>
          </table:table-cell>
          <table:table-cell office:value-type="float" office:value="36.380000000000003" table:style-name="ce13">
            <text:p>36.38</text:p>
          </table:table-cell>
          <table:table-cell office:value-type="float" office:value="374.93502461524798" table:style-name="ce13">
            <text:p>374.9350246</text:p>
          </table:table-cell>
          <table:table-cell office:value-type="float" office:value="28.730653227222099" table:style-name="ce14">
            <text:p>29</text:p>
          </table:table-cell>
          <table:table-cell table:number-columns-repeated="16336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table:number-columns-repeated="17" table:style-name="ce13"/>
          <table:table-cell office:value-type="float" office:value="8" table:style-name="ce13">
            <text:p>8</text:p>
          </table:table-cell>
          <table:table-cell office:value-type="float" office:value="280" table:style-name="ce13">
            <text:p>280</text:p>
          </table:table-cell>
          <table:table-cell office:value-type="float" office:value="79230" table:style-name="ce13">
            <text:p>79230</text:p>
          </table:table-cell>
          <table:table-cell office:value-type="float" office:value="175.699649620792" table:style-name="ce13">
            <text:p>175.6996496</text:p>
          </table:table-cell>
          <table:table-cell office:value-type="float" office:value="42.58" table:style-name="ce13">
            <text:p>42.58</text:p>
          </table:table-cell>
          <table:table-cell office:value-type="float" office:value="455.699649620792" table:style-name="ce13">
            <text:p>455.6996496</text:p>
          </table:table-cell>
          <table:table-cell office:value-type="float" office:value="34.919513380903602" table:style-name="ce14">
            <text:p>35</text:p>
          </table:table-cell>
          <table:table-cell table:number-columns-repeated="16336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77720" table:style-name="ce15">
            <text:p>177720</text:p>
          </table:table-cell>
          <table:table-cell office:value-type="float" office:value="500" table:style-name="ce13">
            <text:p>500</text:p>
          </table:table-cell>
          <table:table-cell office:value-type="float" office:value="58.4" table:style-name="ce13">
            <text:p>58.4</text:p>
          </table:table-cell>
          <table:table-cell office:value-type="float" office:value="990" table:style-name="ce13">
            <text:p>990</text:p>
          </table:table-cell>
          <table:table-cell office:value-type="float" office:value="97.016650381686105" table:style-name="ce14">
            <text:p>97</text:p>
          </table:table-cell>
          <table:table-cell table:number-columns-repeated="16336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table:number-columns-repeated="10" table:style-name="ce13"/>
          <table:table-cell office:value-type="float" office:value="16" table:style-name="ce13">
            <text:p>16</text:p>
          </table:table-cell>
          <table:table-cell office:value-type="float" office:value="560" table:style-name="ce13">
            <text:p>560</text:p>
          </table:table-cell>
          <table:table-cell office:value-type="float" office:value="163660" table:style-name="ce13">
            <text:p>163660</text:p>
          </table:table-cell>
          <table:table-cell office:value-type="float" office:value="460.44339410308402" table:style-name="ce13">
            <text:p>460.4433941</text:p>
          </table:table-cell>
          <table:table-cell office:value-type="float" office:value="54.36" table:style-name="ce13">
            <text:p>54.36</text:p>
          </table:table-cell>
          <table:table-cell office:value-type="float" office:value="1020.44339410308" table:style-name="ce13">
            <text:p>1020.443394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string" table:style-name="ce1">
            <text:p><text:s/>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table:number-columns-repeated="14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96380" table:style-name="ce13">
            <text:p>96380</text:p>
          </table:table-cell>
          <table:table-cell office:value-type="float" office:value="271.15687598469498" table:style-name="ce13">
            <text:p>271.156876</text:p>
          </table:table-cell>
          <table:table-cell office:value-type="float" office:value="47.02" table:style-name="ce13">
            <text:p>47.02</text:p>
          </table:table-cell>
          <table:table-cell office:value-type="float" office:value="726.15687598469503" table:style-name="ce13">
            <text:p>726.156876</text:p>
          </table:table-cell>
          <table:table-cell office:value-type="float" office:value="71.160916928954094" table:style-name="ce14">
            <text:p>71</text:p>
          </table:table-cell>
          <table:table-cell table:number-columns-repeated="16336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string" table:style-name="ce13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3">
            <text:p><text:s/></text:p>
          </table:table-cell>
          <table:table-cell table:number-columns-repeated="18" table:style-name="ce13"/>
          <table:table-cell office:value-type="float" office:value="7" table:style-name="ce13">
            <text:p>7</text:p>
          </table:table-cell>
          <table:table-cell office:value-type="float" office:value="245" table:style-name="ce13">
            <text:p>245</text:p>
          </table:table-cell>
          <table:table-cell office:value-type="float" office:value="65810" table:style-name="ce13">
            <text:p>65810</text:p>
          </table:table-cell>
          <table:table-cell office:value-type="float" office:value="185.150799009678" table:style-name="ce13">
            <text:p>185.150799</text:p>
          </table:table-cell>
          <table:table-cell office:value-type="float" office:value="44.3" table:style-name="ce13">
            <text:p>44.3</text:p>
          </table:table-cell>
          <table:table-cell office:value-type="float" office:value="430.150799009678" table:style-name="ce13">
            <text:p>430.150799</text:p>
          </table:table-cell>
          <table:table-cell office:value-type="float" office:value="42.153322908004903" table:style-name="ce14">
            <text:p>42</text:p>
          </table:table-cell>
          <table:table-cell table:number-columns-repeated="16336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float" office:value="16650" table:style-name="ce13">
            <text:p>16650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23" table:style-name="ce13">
            <text:p>23</text:p>
          </table:table-cell>
          <table:table-cell office:value-type="float" office:value="805" table:style-name="ce13">
            <text:p>805</text:p>
          </table:table-cell>
          <table:table-cell office:value-type="float" office:value="245850" table:style-name="ce15">
            <text:p>245850</text:p>
          </table:table-cell>
          <table:table-cell office:value-type="float" office:value="500" table:style-name="ce13">
            <text:p>500</text:p>
          </table:table-cell>
          <table:table-cell office:value-type="float" office:value="55.44" table:style-name="ce13">
            <text:p>55.44</text:p>
          </table:table-cell>
          <table:table-cell office:value-type="float" office:value="1305" table:style-name="ce13">
            <text:p>1305</text:p>
          </table:table-cell>
          <table:table-cell office:value-type="float" office:value="100" table:style-name="ce14">
            <text:p>100</text:p>
          </table:table-cell>
          <table:table-cell table:number-columns-repeated="16336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5760" table:style-name="ce13">
            <text:p>15760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590" table:style-name="ce13">
            <text:p>22590</text:p>
          </table:table-cell>
          <table:table-cell office:value-type="float" office:value="21" table:style-name="ce13">
            <text:p>21</text:p>
          </table:table-cell>
          <table:table-cell office:value-type="float" office:value="735" table:style-name="ce13">
            <text:p>735</text:p>
          </table:table-cell>
          <table:table-cell office:value-type="float" office:value="226570" table:style-name="ce13">
            <text:p>226570</text:p>
          </table:table-cell>
          <table:table-cell office:value-type="float" office:value="460.78909904413302" table:style-name="ce13">
            <text:p>460.789099</text:p>
          </table:table-cell>
          <table:table-cell office:value-type="float" office:value="54.36" table:style-name="ce13">
            <text:p>54.36</text:p>
          </table:table-cell>
          <table:table-cell office:value-type="float" office:value="1195.7890990441299" table:style-name="ce13">
            <text:p>1195.789099</text:p>
          </table:table-cell>
          <table:table-cell office:value-type="float" office:value="91.631348585757294" table:style-name="ce14">
            <text:p>92</text:p>
          </table:table-cell>
          <table:table-cell table:number-columns-repeated="16336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table:style-name="ce13"/>
          <table:table-cell office:value-type="float" office:value="4810" table:style-name="ce13">
            <text:p>48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table:number-columns-repeated="13" table:style-name="ce13"/>
          <table:table-cell office:value-type="float" office:value="10740" table:style-name="ce13">
            <text:p>1074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0910" table:style-name="ce13">
            <text:p>10910</text:p>
          </table:table-cell>
          <table:table-cell office:value-type="string" table:style-name="ce1">
            <text:p><text:s/>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03580" table:style-name="ce13">
            <text:p>103580</text:p>
          </table:table-cell>
          <table:table-cell office:value-type="float" office:value="210.65690461663601" table:style-name="ce13">
            <text:p>210.6569046</text:p>
          </table:table-cell>
          <table:table-cell office:value-type="float" office:value="59.48" table:style-name="ce13">
            <text:p>59.48</text:p>
          </table:table-cell>
          <table:table-cell office:value-type="float" office:value="700.65690461663598" table:style-name="ce13">
            <text:p>700.6569046</text:p>
          </table:table-cell>
          <table:table-cell office:value-type="float" office:value="53.690184261811197" table:style-name="ce14">
            <text:p>54</text:p>
          </table:table-cell>
          <table:table-cell table:number-columns-repeated="16336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6020" table:style-name="ce13">
            <text:p>6020</text:p>
          </table:table-cell>
          <table:table-cell office:value-type="float" office:value="2620" table:style-name="ce13">
            <text:p>2620</text:p>
          </table:table-cell>
          <table:table-cell office:value-type="float" office:value="2200" table:style-name="ce13">
            <text:p>2200</text:p>
          </table:table-cell>
          <table:table-cell office:value-type="float" office:value="2210" table:style-name="ce13">
            <text:p>2210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float" office:value="8030" table:style-name="ce13">
            <text:p>8030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float" office:value="4810" table:style-name="ce13">
            <text:p>4810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69990" table:style-name="ce13">
            <text:p>69990</text:p>
          </table:table-cell>
          <table:table-cell office:value-type="float" office:value="142.34289200732201" table:style-name="ce13">
            <text:p>142.342892</text:p>
          </table:table-cell>
          <table:table-cell office:value-type="float" office:value="54.37" table:style-name="ce13">
            <text:p>54.37</text:p>
          </table:table-cell>
          <table:table-cell office:value-type="float" office:value="632.34289200732201" table:style-name="ce13">
            <text:p>632.342892</text:p>
          </table:table-cell>
          <table:table-cell office:value-type="float" office:value="48.455394023549502" table:style-name="ce14">
            <text:p>48</text:p>
          </table:table-cell>
          <table:table-cell table:number-columns-repeated="16336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string" table:style-name="ce1">
            <text:p><text:s/>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string" table:style-name="ce1">
            <text:p><text:s/>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float" office:value="11860" table:style-name="ce13">
            <text:p>11860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table:number-columns-repeated="17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118970" table:style-name="ce13">
            <text:p>118970</text:p>
          </table:table-cell>
          <table:table-cell office:value-type="float" office:value="241.956477526947" table:style-name="ce13">
            <text:p>241.9564775</text:p>
          </table:table-cell>
          <table:table-cell office:value-type="float" office:value="56.38" table:style-name="ce13">
            <text:p>56.38</text:p>
          </table:table-cell>
          <table:table-cell office:value-type="float" office:value="696.95647752694697" table:style-name="ce13">
            <text:p>696.9564775</text:p>
          </table:table-cell>
          <table:table-cell office:value-type="float" office:value="53.406626630417399" table:style-name="ce14">
            <text:p>53</text:p>
          </table:table-cell>
          <table:table-cell table:number-columns-repeated="16336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2200" table:style-name="ce13">
            <text:p>2200</text:p>
          </table:table-cell>
          <table:table-cell office:value-type="string" table:style-name="ce1">
            <text:p><text:s/></text:p>
          </table:table-cell>
          <table:table-cell office:value-type="float" office:value="4790" table:style-name="ce13">
            <text:p>4790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float" office:value="5940" table:style-name="ce13">
            <text:p>5940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720" table:style-name="ce13">
            <text:p>3720</text:p>
          </table:table-cell>
          <table:table-cell table:number-columns-repeated="15" table:style-name="ce13"/>
          <table:table-cell office:value-type="float" office:value="13" table:style-name="ce13">
            <text:p>13</text:p>
          </table:table-cell>
          <table:table-cell office:value-type="float" office:value="455" table:style-name="ce13">
            <text:p>455</text:p>
          </table:table-cell>
          <table:table-cell office:value-type="float" office:value="93580" table:style-name="ce13">
            <text:p>93580</text:p>
          </table:table-cell>
          <table:table-cell office:value-type="float" office:value="190.319300386414" table:style-name="ce13">
            <text:p>190.3193004</text:p>
          </table:table-cell>
          <table:table-cell office:value-type="float" office:value="43.58" table:style-name="ce13">
            <text:p>43.58</text:p>
          </table:table-cell>
          <table:table-cell office:value-type="float" office:value="645.31930038641497" table:style-name="ce13">
            <text:p>645.3193004</text:p>
          </table:table-cell>
          <table:table-cell office:value-type="float" office:value="49.449754818882298" table:style-name="ce14">
            <text:p>49</text:p>
          </table:table-cell>
          <table:table-cell table:number-columns-repeated="16336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3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3490" table:style-name="ce13">
            <text:p>349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5130" table:style-name="ce13">
            <text:p>5130</text:p>
          </table:table-cell>
          <table:table-cell office:value-type="float" office:value="5550" table:style-name="ce13">
            <text:p>5550</text:p>
          </table:table-cell>
          <table:table-cell office:value-type="string" table:style-name="ce1">
            <text:p><text:s/></text:p>
          </table:table-cell>
          <table:table-cell office:value-type="float" office:value="7220" table:style-name="ce13">
            <text:p>7220</text:p>
          </table:table-cell>
          <table:table-cell office:value-type="float" office:value="10210" table:style-name="ce13">
            <text:p>10210</text:p>
          </table:table-cell>
          <table:table-cell office:value-type="float" office:value="8260" table:style-name="ce13">
            <text:p>8260</text:p>
          </table:table-cell>
          <table:table-cell office:value-type="float" office:value="9990" table:style-name="ce13">
            <text:p>9990</text:p>
          </table:table-cell>
          <table:table-cell office:value-type="string" table:style-name="ce1">
            <text:p><text:s/></text:p>
          </table:table-cell>
          <table:table-cell office:value-type="float" office:value="12860" table:style-name="ce13">
            <text:p>12860</text:p>
          </table:table-cell>
          <table:table-cell office:value-type="float" office:value="14220" table:style-name="ce13">
            <text:p>14220</text:p>
          </table:table-cell>
          <table:table-cell office:value-type="float" office:value="15180" table:style-name="ce13">
            <text:p>15180</text:p>
          </table:table-cell>
          <table:table-cell office:value-type="float" office:value="17410" table:style-name="ce13">
            <text:p>17410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string" table:style-name="ce1">
            <text:p><text:s/></text:p>
          </table:table-cell>
          <table:table-cell office:value-type="float" office:value="18750" table:style-name="ce13">
            <text:p>18750</text:p>
          </table:table-cell>
          <table:table-cell office:value-type="float" office:value="20700" table:style-name="ce13">
            <text:p>20700</text:p>
          </table:table-cell>
          <table:table-cell table:number-columns-repeated="8" table:style-name="ce13"/>
          <table:table-cell office:value-type="float" office:value="22590" table:style-name="ce13">
            <text:p>22590</text:p>
          </table:table-cell>
          <table:table-cell office:value-type="float" office:value="14" table:style-name="ce13">
            <text:p>14</text:p>
          </table:table-cell>
          <table:table-cell office:value-type="float" office:value="490" table:style-name="ce13">
            <text:p>490</text:p>
          </table:table-cell>
          <table:table-cell office:value-type="float" office:value="171560" table:style-name="ce13">
            <text:p>171560</text:p>
          </table:table-cell>
          <table:table-cell office:value-type="float" office:value="348.91193817368298" table:style-name="ce13">
            <text:p>348.9119382</text:p>
          </table:table-cell>
          <table:table-cell office:value-type="float" office:value="58.18" table:style-name="ce13">
            <text:p>58.18</text:p>
          </table:table-cell>
          <table:table-cell office:value-type="float" office:value="838.91193817368298" table:style-name="ce13">
            <text:p>838.9119382</text:p>
          </table:table-cell>
          <table:table-cell office:value-type="float" office:value="64.284439706795595" table:style-name="ce14">
            <text:p>64</text:p>
          </table:table-cell>
          <table:table-cell table:number-columns-repeated="16336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42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36"/>
        </table:table-row>
        <table:table-row table:number-rows-repeated="1048536" table:style-name="ro1">
          <table:table-cell table:number-columns-repeated="16384"/>
        </table:table-row>
      </table:table>
      <table:table table:name="Упр_2_Слалом_8" table:style-name="ta1"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1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number-columns-repeated="2" table:default-cell-style-name="ce1"/>
        <table:table-column table:style-name="co25" table:default-cell-style-name="ce1"/>
        <table:table-column table:style-name="co24" table:default-cell-style-name="ce1"/>
        <table:table-column table:style-name="co1" table:default-cell-style-name="ce1"/>
        <table:table-column table:style-name="co24" table:number-columns-repeated="2" table:default-cell-style-name="ce1"/>
        <table:table-column table:style-name="co1" table:number-columns-repeated="6" table:default-cell-style-name="ce1"/>
        <table:table-column table:style-name="co24" table:default-cell-style-name="ce1"/>
        <table:table-column table:style-name="co1" table:default-cell-style-name="ce1"/>
        <table:table-column table:style-name="co24" table:default-cell-style-name="ce1"/>
        <table:table-column table:style-name="co1" table:number-columns-repeated="9" table:default-cell-style-name="ce1"/>
        <table:table-column table:style-name="co24" table:default-cell-style-name="ce1"/>
        <table:table-column table:style-name="co1" table:number-columns-repeated="3" table:default-cell-style-name="ce1"/>
        <table:table-column table:style-name="co26" table:number-columns-repeated="982" table:default-cell-style-name="ce1"/>
        <table:table-column table:style-name="co14" table:number-columns-repeated="15360" table:default-cell-style-name="ce1"/>
        <table:table-row table:style-name="ro1">
          <table:table-cell office:value-type="string" table:number-columns-spanned="2" table:number-rows-spanned="1" table:style-name="ce28">
            <text:p>УТВЕРЖДАЮ</text:p>
          </table:table-cell>
          <table:covered-table-cell/>
          <table:table-cell table:number-columns-repeated="5" table:style-name="ce19"/>
          <table:table-cell table:style-name="ce18">
            <draw:frame xmlns:presentation="urn:oasis:names:tc:opendocument:xmlns:presentation:1.0" draw:z-index="1" draw:id="id3" draw:style-name="a33" draw:name="TextBox 1" svg:x="0.49252in" svg:y="0.0248in" svg:width="2.50276in" svg:height="0.68858in">
              <draw:text-box>
                <text:p text:style-name="a26" text:class-names="" text:cond-style-name=""><text:span text:style-name="a25" text:class-names="">Чемпионат <text:s text:c="1"/>России</text:span></text:p>
                <text:p text:style-name="a28" text:class-names="" text:cond-style-name=""><text:span text:style-name="a27" text:class-names="">по спорту <text:s text:c="1"/>свехлегкой авиации</text:span></text:p>
                <text:p text:style-name="a30" text:class-names="" text:cond-style-name=""><text:span text:style-name="a29" text:class-names="">(мотопарапланы, парралеты-1,2)</text:span></text:p>
                <text:p text:style-name="a32" text:class-names="" text:cond-style-name=""><text:span text:style-name="a31" text:class-names=""/></text:p>
              </draw:text-box>
              <svg:desc/>
            </draw:frame>
          </table:table-cell>
          <table:table-cell table:number-columns-repeated="7" table:style-name="ce18"/>
          <table:table-cell table:style-name="ce19"/>
          <table:table-cell table:style-name="ce18"/>
          <table:table-cell table:number-columns-repeated="16367" table:style-name="ce1"/>
        </table:table-row>
        <table:table-row table:style-name="ro1">
          <table:table-cell office:value-type="string" table:style-name="ce19">
            <text:p>Главный судья соревнований</text:p>
          </table:table-cell>
          <table:table-cell table:style-name="ce18"/>
          <table:table-cell table:number-columns-repeated="5" table:style-name="ce19"/>
          <table:table-cell table:number-columns-repeated="10" table:style-name="ce18"/>
          <table:table-cell table:number-columns-repeated="16367" table:style-name="ce1"/>
        </table:table-row>
        <table:table-row table:style-name="ro1">
          <table:table-cell office:value-type="string" table:style-name="ce19">
            <text:p>__________________Потапкин И.В.</text:p>
          </table:table-cell>
          <table:table-cell table:number-columns-repeated="6" table:style-name="ce19"/>
          <table:table-cell table:number-columns-repeated="10" table:style-name="ce18"/>
          <table:table-cell table:number-columns-repeated="16367" table:style-name="ce1"/>
        </table:table-row>
        <table:table-row table:style-name="ro1">
          <table:table-cell office:value-type="string" table:number-columns-spanned="3" table:number-rows-spanned="1" table:style-name="ce28">
            <text:p>4 июня 2017г.</text:p>
          </table:table-cell>
          <table:covered-table-cell table:number-columns-repeated="2"/>
          <table:table-cell table:number-columns-repeated="3" table:style-name="ce18"/>
          <table:table-cell table:style-name="ce19"/>
          <table:table-cell table:number-columns-spanned="7" table:number-rows-spanned="1" table:style-name="ce29"/>
          <table:covered-table-cell table:number-columns-repeated="6"/>
          <table:table-cell table:style-name="ce18"/>
          <table:table-cell table:number-columns-repeated="2" table:style-name="ce19"/>
          <table:table-cell table:number-columns-repeated="16367" table:style-name="ce1"/>
        </table:table-row>
        <table:table-row table:style-name="ro5">
          <table:table-cell office:value-type="string" table:number-columns-spanned="8" table:number-rows-spanned="1" table:style-name="ce30">
            <text:p>Протокол</text:p>
          </table:table-cell>
          <table:covered-table-cell table:number-columns-repeated="7"/>
          <table:table-cell table:number-columns-repeated="6" table:style-name="ce20"/>
          <table:table-cell table:style-name="ce18"/>
          <table:table-cell table:number-columns-repeated="2" table:style-name="ce19"/>
          <table:table-cell table:number-columns-repeated="16367" table:style-name="ce1"/>
        </table:table-row>
        <table:table-row table:style-name="ro2">
          <table:table-cell office:value-type="string" table:number-columns-spanned="8" table:number-rows-spanned="1" table:style-name="ce31">
            <text:p>Упражнение № 2 "Слалом с вешками высотой 2м" ("восемь")</text:p>
          </table:table-cell>
          <table:covered-table-cell table:number-columns-repeated="7"/>
          <table:table-cell table:number-columns-repeated="9" table:style-name="ce19"/>
          <table:table-cell table:number-columns-repeated="16367" table:style-name="ce1"/>
        </table:table-row>
        <table:table-row table:style-name="ro3">
          <table:table-cell table:number-columns-repeated="2" table:style-name="ce18"/>
          <table:table-cell table:number-columns-spanned="4" table:number-rows-spanned="1" table:style-name="ce16"/>
          <table:covered-table-cell table:number-columns-repeated="3"/>
          <table:table-cell table:number-columns-repeated="11" table:style-name="ce18"/>
          <table:table-cell table:number-columns-repeated="16367" table:style-name="ce1"/>
        </table:table-row>
        <table:table-row table:style-name="ro1">
          <table:table-cell table:number-columns-repeated="4" table:style-name="ce1"/>
          <table:table-cell table:number-columns-spanned="38" table:number-rows-spanned="1" table:style-name="ce29"/>
          <table:covered-table-cell table:number-columns-repeated="37"/>
          <table:table-cell table:number-columns-repeated="16342"/>
        </table:table-row>
        <table:table-row table:style-name="ro6">
          <table:table-cell office:value-type="string" table:style-name="ce9">
            <text:p>Ст.№</text:p>
          </table:table-cell>
          <table:table-cell office:value-type="string" table:style-name="ce21">
            <text:p>Фамилия, И.О.</text:p>
          </table:table-cell>
          <table:table-cell office:value-type="string" table:style-name="ce21">
            <text:p>Регион</text:p>
          </table:table-cell>
          <table:table-cell office:value-type="string" table:style-name="ce22">
            <text:p>Класс СЛА</text:p>
          </table:table-cell>
          <table:table-cell office:value-type="string" table:style-name="ce12">
            <text:p>кол-во вещек (пилонов)</text:p>
          </table:table-cell>
          <table:table-cell office:value-type="string" table:style-name="ce12">
            <text:p>время (сек)</text:p>
          </table:table-cell>
          <table:table-cell office:value-type="string" table:style-name="ce12">
            <text:p>К вешек</text:p>
          </table:table-cell>
          <table:table-cell office:value-type="string" table:style-name="ce12">
            <text:p>очки</text:p>
          </table:table-cell>
          <table:table-cell office:value-type="string" table:style-name="ce12">
            <text:p>очки за взлет</text:p>
          </table:table-cell>
          <table:table-cell office:value-type="string" table:style-name="ce9">
            <text:p>прим.</text:p>
          </table:table-cell>
          <table:table-cell office:value-type="string" table:style-name="ce12">
            <text:p>итог</text:p>
          </table:table-cell>
          <table:table-cell office:value-type="string" table:style-name="ce12">
            <text:p>% участника</text:p>
          </table:table-cell>
          <table:table-cell table:number-columns-repeated="16372" table:style-name="ce1"/>
        </table:table-row>
        <table:table-row table:style-name="ro1">
          <table:table-cell office:value-type="float" office:value="1" table:style-name="ce23">
            <text:p>1</text:p>
          </table:table-cell>
          <table:table-cell office:value-type="string" table:style-name="ce24">
            <text:p>Воробьева Г.А.</text:p>
          </table:table-cell>
          <table:table-cell office:value-type="string" table:style-name="ce24">
            <text:p>Ярославль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113" table:style-name="ce25">
            <text:p>113.00</text:p>
          </table:table-cell>
          <table:table-cell office:value-type="float" office:value="6.45132743362832" table:style-name="ce25">
            <text:p>6.45</text:p>
          </table:table-cell>
          <table:table-cell office:value-type="float" office:value="178.672566371681" table:style-name="ce25">
            <text:p>178.67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28.672566371681" table:style-name="ce14">
            <text:p>429</text:p>
          </table:table-cell>
          <table:table-cell office:value-type="float" office:value="57.156342182890803" table:style-name="ce14">
            <text:p>57</text:p>
          </table:table-cell>
          <table:table-cell table:number-columns-repeated="16372" table:style-name="ce1"/>
        </table:table-row>
        <table:table-row table:style-name="ro7">
          <table:table-cell office:value-type="float" office:value="2" table:style-name="ce23">
            <text:p>2</text:p>
          </table:table-cell>
          <table:table-cell office:value-type="string" table:style-name="ce24">
            <text:p>Пермякова Е.В.</text:p>
          </table:table-cell>
          <table:table-cell office:value-type="string" table:style-name="ce24">
            <text:p>Курган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170" table:style-name="ce14">
            <text:p>170</text:p>
          </table:table-cell>
          <table:table-cell office:value-type="string" table:style-name="ce26">
            <text:p>наруш.пос.</text:p>
          </table:table-cell>
          <table:table-cell office:value-type="float" office:value="170" table:style-name="ce14">
            <text:p>170</text:p>
          </table:table-cell>
          <table:table-cell office:value-type="float" office:value="22.6666666666667" table:style-name="ce14">
            <text:p>23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23">
            <text:p>9</text:p>
          </table:table-cell>
          <table:table-cell office:value-type="string" table:style-name="ce24">
            <text:p>Михеев С.В.</text:p>
          </table:table-cell>
          <table:table-cell office:value-type="string" table:style-name="ce24">
            <text:p>Новосибирск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40.380000000000003" table:style-name="ce25">
            <text:p>40.38</text:p>
          </table:table-cell>
          <table:table-cell office:value-type="float" office:value="18.053491827637401" table:style-name="ce25">
            <text:p>18.05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 table:style-name="ce1"/>
        </table:table-row>
        <table:table-row table:style-name="ro1">
          <table:table-cell office:value-type="float" office:value="12" table:style-name="ce23">
            <text:p>12</text:p>
          </table:table-cell>
          <table:table-cell office:value-type="string" table:style-name="ce24">
            <text:p>Усольцев Д.М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0.45" table:style-name="ce25">
            <text:p>60.45</text:p>
          </table:table-cell>
          <table:table-cell office:value-type="float" office:value="8.4698097601323408" table:style-name="ce25">
            <text:p>8.47</text:p>
          </table:table-cell>
          <table:table-cell office:value-type="float" office:value="234.57538965304801" table:style-name="ce25">
            <text:p>234.58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4.57538965304798" table:style-name="ce14">
            <text:p>485</text:p>
          </table:table-cell>
          <table:table-cell office:value-type="float" office:value="64.610051953739699" table:style-name="ce14">
            <text:p>65</text:p>
          </table:table-cell>
          <table:table-cell table:number-columns-repeated="16372" table:style-name="ce1"/>
        </table:table-row>
        <table:table-row table:style-name="ro8">
          <table:table-cell office:value-type="float" office:value="13" table:style-name="ce23">
            <text:p>13</text:p>
          </table:table-cell>
          <table:table-cell office:value-type="string" table:style-name="ce24">
            <text:p>Нахтыгаль Е.В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три восьм.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 table:style-name="ce1"/>
        </table:table-row>
        <table:table-row table:style-name="ro1">
          <table:table-cell office:value-type="float" office:value="14" table:style-name="ce23">
            <text:p>14</text:p>
          </table:table-cell>
          <table:table-cell office:value-type="string" table:style-name="ce24">
            <text:p>Калиновский Е.А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5.16" table:style-name="ce25">
            <text:p>65.16</text:p>
          </table:table-cell>
          <table:table-cell office:value-type="float" office:value="7.8575813382443203" table:style-name="ce25">
            <text:p>7.86</text:p>
          </table:table-cell>
          <table:table-cell office:value-type="float" office:value="217.619433771129" table:style-name="ce25">
            <text:p>217.62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67.61943377112902" table:style-name="ce14">
            <text:p>468</text:p>
          </table:table-cell>
          <table:table-cell office:value-type="float" office:value="62.3492578361505" table:style-name="ce14">
            <text:p>62</text:p>
          </table:table-cell>
          <table:table-cell table:number-columns-repeated="16372" table:style-name="ce1"/>
        </table:table-row>
        <table:table-row table:style-name="ro1">
          <table:table-cell office:value-type="float" office:value="15" table:style-name="ce23">
            <text:p>15</text:p>
          </table:table-cell>
          <table:table-cell office:value-type="string" table:style-name="ce24">
            <text:p>Майер А.Н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69.88" table:style-name="ce25">
            <text:p>69.88</text:p>
          </table:table-cell>
          <table:table-cell office:value-type="float" office:value="10.4321694333143" table:style-name="ce25">
            <text:p>10.43</text:p>
          </table:table-cell>
          <table:table-cell office:value-type="float" office:value="288.92386949055498" table:style-name="ce25">
            <text:p>288.92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538.92386949055503" table:style-name="ce14">
            <text:p>539</text:p>
          </table:table-cell>
          <table:table-cell office:value-type="float" office:value="71.856515932074004" table:style-name="ce14">
            <text:p>72</text:p>
          </table:table-cell>
          <table:table-cell table:number-columns-repeated="16372" table:style-name="ce1"/>
        </table:table-row>
        <table:table-row table:style-name="ro1">
          <table:table-cell office:value-type="float" office:value="17" table:style-name="ce23">
            <text:p>17</text:p>
          </table:table-cell>
          <table:table-cell office:value-type="string" table:style-name="ce24">
            <text:p>Князев П.А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46.86" table:style-name="ce25">
            <text:p>46.86</text:p>
          </table:table-cell>
          <table:table-cell office:value-type="float" office:value="15.5569782330346" table:style-name="ce25">
            <text:p>15.56</text:p>
          </table:table-cell>
          <table:table-cell office:value-type="float" office:value="430.85787451984601" table:style-name="ce25">
            <text:p>430.86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680.85787451984595" table:style-name="ce14">
            <text:p>681</text:p>
          </table:table-cell>
          <table:table-cell office:value-type="float" office:value="90.781049935979496" table:style-name="ce14">
            <text:p>91</text:p>
          </table:table-cell>
          <table:table-cell table:number-columns-repeated="16372"/>
        </table:table-row>
        <table:table-row table:style-name="ro1">
          <table:table-cell office:value-type="float" office:value="18" table:style-name="ce23">
            <text:p>18</text:p>
          </table:table-cell>
          <table:table-cell office:value-type="string" table:style-name="ce24">
            <text:p>Рудых А.В.</text:p>
          </table:table-cell>
          <table:table-cell office:value-type="string" table:style-name="ce24">
            <text:p>Иркутск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61.25" table:style-name="ce25">
            <text:p>61.25</text:p>
          </table:table-cell>
          <table:table-cell office:value-type="float" office:value="8.3591836734693903" table:style-name="ce25">
            <text:p>8.36</text:p>
          </table:table-cell>
          <table:table-cell office:value-type="float" office:value="231.51154782900801" table:style-name="ce25">
            <text:p>231.51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1.51154782900801" table:style-name="ce14">
            <text:p>482</text:p>
          </table:table-cell>
          <table:table-cell office:value-type="float" office:value="64.201539710534405" table:style-name="ce14">
            <text:p>64</text:p>
          </table:table-cell>
          <table:table-cell table:number-columns-repeated="16372"/>
        </table:table-row>
        <table:table-row table:style-name="ro1">
          <table:table-cell office:value-type="float" office:value="19" table:style-name="ce23">
            <text:p>19</text:p>
          </table:table-cell>
          <table:table-cell office:value-type="string" table:style-name="ce24">
            <text:p>Селезнев О.С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27" table:style-name="ce23">
            <text:p>27</text:p>
          </table:table-cell>
          <table:table-cell office:value-type="string" table:style-name="ce24">
            <text:p>Роголев С.В.</text:p>
          </table:table-cell>
          <table:table-cell office:value-type="string" table:style-name="ce24">
            <text:p>Иркутск</text:p>
          </table:table-cell>
          <table:table-cell office:value-type="string" table:style-name="ce24">
            <text:p>PF-1</text:p>
          </table:table-cell>
          <table:table-cell office:value-type="float" office:value="8" table:style-name="ce14">
            <text:p>8</text:p>
          </table:table-cell>
          <table:table-cell office:value-type="float" office:value="104.04" table:style-name="ce25">
            <text:p>104.04</text:p>
          </table:table-cell>
          <table:table-cell office:value-type="float" office:value="4.9211841599384902" table:style-name="ce25">
            <text:p>4.92</text:p>
          </table:table-cell>
          <table:table-cell office:value-type="float" office:value="136.294524264963" table:style-name="ce25">
            <text:p>136.2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386.294524264963" table:style-name="ce14">
            <text:p>386</text:p>
          </table:table-cell>
          <table:table-cell office:value-type="float" office:value="51.505936568661703" table:style-name="ce14">
            <text:p>52</text:p>
          </table:table-cell>
          <table:table-cell table:number-columns-repeated="16372"/>
        </table:table-row>
        <table:table-row table:style-name="ro9">
          <table:table-cell office:value-type="float" office:value="28" table:style-name="ce23">
            <text:p>28</text:p>
          </table:table-cell>
          <table:table-cell office:value-type="string" table:style-name="ce24">
            <text:p>Столяров Е.А.</text:p>
          </table:table-cell>
          <table:table-cell office:value-type="string" table:style-name="ce24">
            <text:p>Спб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51.19" table:style-name="ce25">
            <text:p>51.19</text:p>
          </table:table-cell>
          <table:table-cell office:value-type="float" office:value="14.241062707560101" table:style-name="ce25">
            <text:p>14.24</text:p>
          </table:table-cell>
          <table:table-cell office:value-type="float" office:value="394.412971283454" table:style-name="ce25">
            <text:p>394.41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штраф 20%</text:p>
          </table:table-cell>
          <table:table-cell office:value-type="float" office:value="515.53037702676295" table:style-name="ce14">
            <text:p>516</text:p>
          </table:table-cell>
          <table:table-cell office:value-type="float" office:value="68.737383603568404" table:style-name="ce14">
            <text:p>69</text:p>
          </table:table-cell>
          <table:table-cell table:number-columns-repeated="16372"/>
        </table:table-row>
        <table:table-row table:style-name="ro1">
          <table:table-cell office:value-type="float" office:value="29" table:style-name="ce23">
            <text:p>29</text:p>
          </table:table-cell>
          <table:table-cell office:value-type="string" table:style-name="ce24">
            <text:p>Орлова Е.В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9">
          <table:table-cell office:value-type="float" office:value="30" table:style-name="ce23">
            <text:p>30</text:p>
          </table:table-cell>
          <table:table-cell office:value-type="string" table:style-name="ce24">
            <text:p>Камеристый М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170" table:style-name="ce14">
            <text:p>170</text:p>
          </table:table-cell>
          <table:table-cell office:value-type="string" table:style-name="ce26">
            <text:p>три восьм.</text:p>
          </table:table-cell>
          <table:table-cell office:value-type="float" office:value="170" table:style-name="ce14">
            <text:p>170</text:p>
          </table:table-cell>
          <table:table-cell office:value-type="float" office:value="22.6666666666667" table:style-name="ce14">
            <text:p>23</text:p>
          </table:table-cell>
          <table:table-cell table:number-columns-repeated="16372"/>
        </table:table-row>
        <table:table-row table:style-name="ro1">
          <table:table-cell office:value-type="float" office:value="31" table:style-name="ce23">
            <text:p>31</text:p>
          </table:table-cell>
          <table:table-cell office:value-type="string" table:style-name="ce24">
            <text:p>Чайковский Ю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office:value-type="string" table:style-name="ce26">
            <text:p>упал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3" table:style-name="ce23">
            <text:p>33</text:p>
          </table:table-cell>
          <table:table-cell office:value-type="string" table:style-name="ce24">
            <text:p>Назарь В.Г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F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14">
            <text:p>250</text:p>
          </table:table-cell>
          <table:table-cell office:value-type="string" table:style-name="ce26">
            <text:p>упал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/>
        </table:table-row>
        <table:table-row table:style-name="ro1">
          <table:table-cell office:value-type="float" office:value="37" table:style-name="ce23">
            <text:p>37</text:p>
          </table:table-cell>
          <table:table-cell office:value-type="string" table:style-name="ce24">
            <text:p>Покидько А.А.</text:p>
          </table:table-cell>
          <table:table-cell office:value-type="string" table:style-name="ce24">
            <text:p>В.Новгород</text:p>
          </table:table-cell>
          <table:table-cell office:value-type="string" table:style-name="ce24">
            <text:p>PF-1</text:p>
          </table:table-cell>
          <table:table-cell office:value-type="float" office:value="9" table:style-name="ce14">
            <text:p>9</text:p>
          </table:table-cell>
          <table:table-cell office:value-type="float" office:value="86.47" table:style-name="ce25">
            <text:p>86.47</text:p>
          </table:table-cell>
          <table:table-cell office:value-type="float" office:value="8.4306695963918106" table:style-name="ce25">
            <text:p>8.43</text:p>
          </table:table-cell>
          <table:table-cell office:value-type="float" office:value="233.49138429513101" table:style-name="ce25">
            <text:p>233.4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483.49138429513101" table:style-name="ce14">
            <text:p>483</text:p>
          </table:table-cell>
          <table:table-cell office:value-type="float" office:value="64.465517906017496" table:style-name="ce14">
            <text:p>64</text:p>
          </table:table-cell>
          <table:table-cell table:number-columns-repeated="16372"/>
        </table:table-row>
        <table:table-row table:style-name="ro1">
          <table:table-cell office:value-type="float" office:value="6" table:style-name="ce23">
            <text:p>6</text:p>
          </table:table-cell>
          <table:table-cell office:value-type="string" table:style-name="ce24">
            <text:p>Борисов В.Л.</text:p>
          </table:table-cell>
          <table:table-cell office:value-type="string" table:style-name="ce24">
            <text:p>Ярославль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90" table:style-name="ce14">
            <text:p>90</text:p>
          </table:table-cell>
          <table:table-cell office:value-type="string" table:style-name="ce26">
            <text:p>касание</text:p>
          </table:table-cell>
          <table:table-cell office:value-type="float" office:value="90" table:style-name="ce14">
            <text:p>90</text:p>
          </table:table-cell>
          <table:table-cell office:value-type="float" office:value="12" table:style-name="ce14">
            <text:p>12</text:p>
          </table:table-cell>
          <table:table-cell table:number-columns-repeated="16372"/>
        </table:table-row>
        <table:table-row table:style-name="ro1">
          <table:table-cell office:value-type="float" office:value="8" table:style-name="ce23">
            <text:p>8</text:p>
          </table:table-cell>
          <table:table-cell office:value-type="string" table:style-name="ce24">
            <text:p>Шевченко В.Г.</text:p>
          </table:table-cell>
          <table:table-cell office:value-type="string" table:style-name="ce24">
            <text:p>Новосибирск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48.98" table:style-name="ce25">
            <text:p>48.98</text:p>
          </table:table-cell>
          <table:table-cell office:value-type="float" office:value="14.8836259697836" table:style-name="ce25">
            <text:p>14.88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/>
        </table:table-row>
        <table:table-row table:style-name="ro1">
          <table:table-cell office:value-type="float" office:value="16" table:style-name="ce23">
            <text:p>16</text:p>
          </table:table-cell>
          <table:table-cell office:value-type="string" table:style-name="ce24">
            <text:p>Толкачев Д.Н.</text:p>
          </table:table-cell>
          <table:table-cell office:value-type="string" table:style-name="ce24">
            <text:p>Приморский кр.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51.92" table:style-name="ce25">
            <text:p>51.92</text:p>
          </table:table-cell>
          <table:table-cell office:value-type="float" office:value="14.0408320493066" table:style-name="ce25">
            <text:p>14.04</text:p>
          </table:table-cell>
          <table:table-cell office:value-type="float" office:value="471.68721109399098" table:style-name="ce25">
            <text:p>471.69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721.68721109399098" table:style-name="ce14">
            <text:p>722</text:p>
          </table:table-cell>
          <table:table-cell office:value-type="float" office:value="96.224961479198797" table:style-name="ce14">
            <text:p>96</text:p>
          </table:table-cell>
          <table:table-cell table:number-columns-repeated="16372"/>
        </table:table-row>
        <table:table-row table:style-name="ro1">
          <table:table-cell office:value-type="float" office:value="20" table:style-name="ce23">
            <text:p>20</text:p>
          </table:table-cell>
          <table:table-cell office:value-type="string" table:style-name="ce24">
            <text:p>Лукьянов С.И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2" table:style-name="ce23">
            <text:p>32</text:p>
          </table:table-cell>
          <table:table-cell office:value-type="string" table:style-name="ce24">
            <text:p>Казюта Н.А.</text:p>
          </table:table-cell>
          <table:table-cell office:value-type="string" table:style-name="ce24">
            <text:p>Донецк</text:p>
          </table:table-cell>
          <table:table-cell office:value-type="string" table:style-name="ce24">
            <text:p>PL-1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14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5" table:style-name="ce23">
            <text:p>35</text:p>
          </table:table-cell>
          <table:table-cell office:value-type="string" table:style-name="ce24">
            <text:p>Карпухин С.А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1</text:p>
          </table:table-cell>
          <table:table-cell office:value-type="float" office:value="9" table:style-name="ce14">
            <text:p>9</text:p>
          </table:table-cell>
          <table:table-cell office:value-type="float" office:value="67.34" table:style-name="ce25">
            <text:p>67.34</text:p>
          </table:table-cell>
          <table:table-cell office:value-type="float" office:value="10.825660825660799" table:style-name="ce25">
            <text:p>10.83</text:p>
          </table:table-cell>
          <table:table-cell office:value-type="float" office:value="363.676863676864" table:style-name="ce25">
            <text:p>363.68</text:p>
          </table:table-cell>
          <table:table-cell office:value-type="float" office:value="250" table:style-name="ce14">
            <text:p>250</text:p>
          </table:table-cell>
          <table:table-cell table:style-name="ce26"/>
          <table:table-cell office:value-type="float" office:value="613.67686367686395" table:style-name="ce14">
            <text:p>614</text:p>
          </table:table-cell>
          <table:table-cell office:value-type="float" office:value="81.823581823581904" table:style-name="ce14">
            <text:p>82</text:p>
          </table:table-cell>
          <table:table-cell table:number-columns-repeated="16372"/>
        </table:table-row>
        <table:table-row table:style-name="ro1">
          <table:table-cell office:value-type="float" office:value="3" table:style-name="ce23">
            <text:p>3</text:p>
          </table:table-cell>
          <table:table-cell office:value-type="string" table:style-name="ce24">
            <text:p>Каберов М.Ю.</text:p>
            <text:p>Хохлов Н.П.</text:p>
          </table:table-cell>
          <table:table-cell office:value-type="string" table:style-name="ce24">
            <text:p>Вологда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8.680000000000007" table:style-name="ce25">
            <text:p>78.68</text:p>
          </table:table-cell>
          <table:table-cell office:value-type="float" office:value="9.2653787493645101" table:style-name="ce25">
            <text:p>9.27</text:p>
          </table:table-cell>
          <table:table-cell office:value-type="float" office:value="359.68479918657903" table:style-name="ce25">
            <text:p>359.68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09.68479918657897" table:style-name="ce14">
            <text:p>610</text:p>
          </table:table-cell>
          <table:table-cell office:value-type="float" office:value="81.291306558210493" table:style-name="ce14">
            <text:p>81</text:p>
          </table:table-cell>
          <table:table-cell table:number-columns-repeated="16372"/>
        </table:table-row>
        <table:table-row table:style-name="ro1">
          <table:table-cell office:value-type="float" office:value="4" table:style-name="ce23">
            <text:p>4</text:p>
          </table:table-cell>
          <table:table-cell office:value-type="string" table:style-name="ce24">
            <text:p>Киреев А.В.</text:p>
            <text:p>Антонов А.В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8" table:style-name="ce14">
            <text:p>8</text:p>
          </table:table-cell>
          <table:table-cell office:value-type="float" office:value="83.49" table:style-name="ce25">
            <text:p>83.49</text:p>
          </table:table-cell>
          <table:table-cell office:value-type="float" office:value="6.1324709546053402" table:style-name="ce25">
            <text:p>6.13</text:p>
          </table:table-cell>
          <table:table-cell office:value-type="float" office:value="238.06437313488499" table:style-name="ce25">
            <text:p>238.06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488.06437313488499" table:style-name="ce14">
            <text:p>488</text:p>
          </table:table-cell>
          <table:table-cell office:value-type="float" office:value="65.075249751317997" table:style-name="ce14">
            <text:p>65</text:p>
          </table:table-cell>
          <table:table-cell table:number-columns-repeated="16372"/>
        </table:table-row>
        <table:table-row table:style-name="ro1">
          <table:table-cell office:value-type="float" office:value="5" table:style-name="ce23">
            <text:p>5</text:p>
          </table:table-cell>
          <table:table-cell office:value-type="string" table:style-name="ce24">
            <text:p>Максимеко А.Г.</text:p>
            <text:p>Онищенко В.О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60.98" table:style-name="ce25">
            <text:p>60.98</text:p>
          </table:table-cell>
          <table:table-cell office:value-type="float" office:value="11.954739258773399" table:style-name="ce25">
            <text:p>11.95</text:p>
          </table:table-cell>
          <table:table-cell office:value-type="float" office:value="464.08658576582502" table:style-name="ce25">
            <text:p>464.09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714.08658576582502" table:style-name="ce14">
            <text:p>714</text:p>
          </table:table-cell>
          <table:table-cell office:value-type="float" office:value="95.211544768776704" table:style-name="ce14">
            <text:p>95</text:p>
          </table:table-cell>
          <table:table-cell table:number-columns-repeated="16372"/>
        </table:table-row>
        <table:table-row table:style-name="ro1">
          <table:table-cell office:value-type="float" office:value="7" table:style-name="ce23">
            <text:p>7</text:p>
          </table:table-cell>
          <table:table-cell office:value-type="string" table:style-name="ce24">
            <text:p>Цигура А.А.</text:p>
            <text:p>Коваль В.В.</text:p>
          </table:table-cell>
          <table:table-cell office:value-type="string" table:style-name="ce24">
            <text:p>Крым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2.44" table:style-name="ce25">
            <text:p>72.44</text:p>
          </table:table-cell>
          <table:table-cell office:value-type="float" office:value="10.0635008282717" table:style-name="ce25">
            <text:p>10.06</text:p>
          </table:table-cell>
          <table:table-cell office:value-type="float" office:value="390.66813914964098" table:style-name="ce25">
            <text:p>390.67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40.66813914964098" table:style-name="ce14">
            <text:p>641</text:p>
          </table:table-cell>
          <table:table-cell office:value-type="float" office:value="85.422418553285496" table:style-name="ce14">
            <text:p>85</text:p>
          </table:table-cell>
          <table:table-cell table:number-columns-repeated="16372"/>
        </table:table-row>
        <table:table-row table:style-name="ro1">
          <table:table-cell office:value-type="float" office:value="11" table:style-name="ce23">
            <text:p>11</text:p>
          </table:table-cell>
          <table:table-cell office:value-type="string" table:style-name="ce24">
            <text:p>Палицкий В.М.</text:p>
            <text:p>Турков В.В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87.51" table:style-name="ce25">
            <text:p>87.51</text:p>
          </table:table-cell>
          <table:table-cell office:value-type="float" office:value="8.3304765169694903" table:style-name="ce25">
            <text:p>8.33</text:p>
          </table:table-cell>
          <table:table-cell office:value-type="float" office:value="323.39161238715599" table:style-name="ce25">
            <text:p>323.39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573.39161238715599" table:style-name="ce14">
            <text:p>573</text:p>
          </table:table-cell>
          <table:table-cell office:value-type="float" office:value="76.452214984954097" table:style-name="ce14">
            <text:p>76</text:p>
          </table:table-cell>
          <table:table-cell table:number-columns-repeated="16372"/>
        </table:table-row>
        <table:table-row table:style-name="ro1">
          <table:table-cell office:value-type="float" office:value="34" table:style-name="ce23">
            <text:p>34</text:p>
          </table:table-cell>
          <table:table-cell office:value-type="string" table:style-name="ce24">
            <text:p>Вихарев А.А.</text:p>
            <text:p>Перов А.Ю.</text:p>
          </table:table-cell>
          <table:table-cell office:value-type="string" table:style-name="ce24">
            <text:p>Саров</text:p>
          </table:table-cell>
          <table:table-cell office:value-type="string" table:style-name="ce24">
            <text:p>PL-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250" table:style-name="ce27">
            <text:p>250</text:p>
          </table:table-cell>
          <table:table-cell office:value-type="string" table:style-name="ce26">
            <text:p>касание</text:p>
          </table:table-cell>
          <table:table-cell office:value-type="float" office:value="250" table:style-name="ce14">
            <text:p>250</text:p>
          </table:table-cell>
          <table:table-cell office:value-type="float" office:value="33.3333333333333" table:style-name="ce14">
            <text:p>33</text:p>
          </table:table-cell>
          <table:table-cell table:number-columns-repeated="16372"/>
        </table:table-row>
        <table:table-row table:style-name="ro1">
          <table:table-cell office:value-type="float" office:value="36" table:style-name="ce23">
            <text:p>36</text:p>
          </table:table-cell>
          <table:table-cell office:value-type="string" table:style-name="ce24">
            <text:p>Порохов С.И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L-2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5">
            <text:p>0.00</text:p>
          </table:table-cell>
          <table:table-cell office:value-type="float" office:value="0" table:style-name="ce27">
            <text:p>0</text:p>
          </table:table-cell>
          <table:table-cell table:style-name="ce26"/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2"/>
        </table:table-row>
        <table:table-row table:style-name="ro1">
          <table:table-cell office:value-type="float" office:value="38" table:style-name="ce23">
            <text:p>38</text:p>
          </table:table-cell>
          <table:table-cell office:value-type="string" table:style-name="ce24">
            <text:p>Пархоменко А.В.</text:p>
            <text:p>Федосеев А.А.</text:p>
          </table:table-cell>
          <table:table-cell office:value-type="string" table:style-name="ce24">
            <text:p>Моск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76.69" table:style-name="ce25">
            <text:p>76.69</text:p>
          </table:table-cell>
          <table:table-cell office:value-type="float" office:value="9.5058025818229197" table:style-name="ce25">
            <text:p>9.51</text:p>
          </table:table-cell>
          <table:table-cell office:value-type="float" office:value="369.01812491850302" table:style-name="ce25">
            <text:p>369.02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619.01812491850296" table:style-name="ce14">
            <text:p>619</text:p>
          </table:table-cell>
          <table:table-cell office:value-type="float" office:value="82.535749989133706" table:style-name="ce14">
            <text:p>83</text:p>
          </table:table-cell>
          <table:table-cell table:number-columns-repeated="16372"/>
        </table:table-row>
        <table:table-row table:style-name="ro1">
          <table:table-cell office:value-type="float" office:value="39" table:style-name="ce23">
            <text:p>39</text:p>
          </table:table-cell>
          <table:table-cell office:value-type="string" table:style-name="ce24">
            <text:p>Дыбов Ю.П.</text:p>
            <text:p>Шаров Е.В.</text:p>
          </table:table-cell>
          <table:table-cell office:value-type="string" table:style-name="ce24">
            <text:p>Лен.обл.</text:p>
          </table:table-cell>
          <table:table-cell office:value-type="string" table:style-name="ce24">
            <text:p>PL-2</text:p>
          </table:table-cell>
          <table:table-cell office:value-type="float" office:value="9" table:style-name="ce14">
            <text:p>9</text:p>
          </table:table-cell>
          <table:table-cell office:value-type="float" office:value="56.6" table:style-name="ce25">
            <text:p>56.60</text:p>
          </table:table-cell>
          <table:table-cell office:value-type="float" office:value="12.879858657243799" table:style-name="ce25">
            <text:p>12.88</text:p>
          </table:table-cell>
          <table:table-cell office:value-type="float" office:value="500" table:style-name="ce25">
            <text:p>500.00</text:p>
          </table:table-cell>
          <table:table-cell office:value-type="float" office:value="250" table:style-name="ce27">
            <text:p>250</text:p>
          </table:table-cell>
          <table:table-cell table:style-name="ce26"/>
          <table:table-cell office:value-type="float" office:value="750" table:style-name="ce14">
            <text:p>750</text:p>
          </table:table-cell>
          <table:table-cell office:value-type="float" office:value="100" table:style-name="ce14">
            <text:p>100</text:p>
          </table:table-cell>
          <table:table-cell table:number-columns-repeated="16372"/>
        </table:table-row>
        <table:table-row table:number-rows-repeated="1048535" table:style-name="ro10">
          <table:table-cell table:number-columns-repeated="16384"/>
        </table:table-row>
      </table:table>
      <table:table table:name="Упр_3_Точность_навигации" table:style-name="ta1">
        <table:shapes>
          <draw:frame xmlns:presentation="urn:oasis:names:tc:opendocument:xmlns:presentation:1.0" draw:z-index="1" draw:id="id4" draw:style-name="a40" draw:name="TextBox 1" svg:x="10.14606in" svg:y="0.06811in" svg:width="3.23386in" svg:height="0.69291in">
            <draw:text-box>
              <text:p text:style-name="a35" text:class-names="" text:cond-style-name=""><text:span text:style-name="a34" text:class-names="">Чемпионат России</text:span></text:p>
              <text:p text:style-name="a37" text:class-names="" text:cond-style-name=""><text:span text:style-name="a36" text:class-names="">по спорту сверхлегкой авиации</text:span></text:p>
              <text:p text:style-name="a39" text:class-names="" text:cond-style-name=""><text:span text:style-name="a38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5" draw:style-name="a49" draw:name="TextBox 2" svg:x="2.77165in" svg:y="0.48583in" svg:width="7.89213in" svg:height="0.69803in">
            <draw:text-box>
              <text:p text:style-name="a42" text:class-names="" text:cond-style-name=""><text:span text:style-name="a41" text:class-names="">Протокол</text:span></text:p>
              <text:p text:style-name="a44" text:class-names="" text:cond-style-name=""><text:span text:style-name="a43" text:class-names=""/></text:p>
              <text:p text:style-name="a48" text:class-names="" text:cond-style-name=""><text:span text:style-name="a45" text:class-names="">Упражнение №3 <text:s text:c="1"/>"</text:span><text:span text:style-name="a46" text:class-names="">Полет на точность навигации с выходом на ППМ в заданное время</text:span><text:span text:style-name="a47" text:class-names="">"</text:span></text:p>
            </draw:text-box>
            <svg:desc/>
          </draw:frame>
          <draw:frame xmlns:presentation="urn:oasis:names:tc:opendocument:xmlns:presentation:1.0" draw:z-index="3" draw:id="id6" draw:style-name="a58" draw:name="TextBox 3" svg:x="0.11929in" svg:y="0.04252in" svg:width="2.65709in" svg:height="1.01693in">
            <draw:text-box>
              <text:p text:style-name="a51" text:class-names="" text:cond-style-name=""><text:span text:style-name="a50" text:class-names="">УТВЕРЖДАЮ</text:span></text:p>
              <text:p text:style-name="a53" text:class-names="" text:cond-style-name=""><text:span text:style-name="a52" text:class-names="">Главный судья соревнований</text:span></text:p>
              <text:p text:style-name="a55" text:class-names="" text:cond-style-name=""><text:span text:style-name="a54" text:class-names="">__________________Потапкин И.В.<text:line-break/></text:span></text:p>
              <text:p text:style-name="a57" text:class-names="" text:cond-style-name=""><text:span text:style-name="a56" text:class-names="">5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7" table:default-cell-style-name="ce1" table:visibility="collapse"/>
        <table:table-column table:style-name="co28" table:default-cell-style-name="ce1" table:visibility="collapse"/>
        <table:table-column table:style-name="co24" table:default-cell-style-name="ce1" table:visibility="collapse"/>
        <table:table-column table:style-name="co29" table:default-cell-style-name="ce1" table:visibility="collapse"/>
        <table:table-column table:style-name="co7" table:number-columns-repeated="2" table:default-cell-style-name="ce1" table:visibility="collapse"/>
        <table:table-column table:style-name="co1" table:default-cell-style-name="ce1" table:visibility="collapse"/>
        <table:table-column table:style-name="co30" table:default-cell-style-name="ce1" table:visibility="collapse"/>
        <table:table-column table:style-name="co27" table:number-columns-repeated="2" table:default-cell-style-name="ce1" table:visibility="collapse"/>
        <table:table-column table:style-name="co24" table:default-cell-style-name="ce1" table:visibility="collapse"/>
        <table:table-column table:style-name="co1" table:default-cell-style-name="ce1" table:visibility="collapse"/>
        <table:table-column table:style-name="co31" table:number-columns-repeated="11" table:default-cell-style-name="ce1"/>
        <table:table-column table:style-name="co9" table:number-columns-repeated="2" table:default-cell-style-name="ce1"/>
        <table:table-column table:style-name="co9" table:number-columns-repeated="9" table:default-cell-style-name="ce1" table:visibility="collapse"/>
        <table:table-column table:style-name="co32" table:default-cell-style-name="ce1" table:visibility="collapse"/>
        <table:table-column table:style-name="co33" table:default-cell-style-name="ce1" table:visibility="collapse"/>
        <table:table-column table:style-name="co29" table:default-cell-style-name="ce1" table:visibility="collapse"/>
        <table:table-column table:style-name="co32" table:default-cell-style-name="ce1" table:visibility="collapse"/>
        <table:table-column table:style-name="co34" table:default-cell-style-name="ce1" table:visibility="collapse"/>
        <table:table-column table:style-name="co35" table:default-cell-style-name="ce1" table:visibility="collapse"/>
        <table:table-column table:style-name="co7" table:default-cell-style-name="ce1" table:visibility="collapse"/>
        <table:table-column table:style-name="co1" table:default-cell-style-name="ce1" table:visibility="collapse"/>
        <table:table-column table:style-name="co28" table:default-cell-style-name="ce1" table:visibility="collapse"/>
        <table:table-column table:style-name="co34" table:default-cell-style-name="ce1" table:visibility="collapse"/>
        <table:table-column table:style-name="co28" table:default-cell-style-name="ce1" table:visibility="collapse"/>
        <table:table-column table:style-name="co7" table:default-cell-style-name="ce1" table:visibility="collapse"/>
        <table:table-column table:style-name="co4" table:default-cell-style-name="ce1" table:visibility="collapse"/>
        <table:table-column table:style-name="co36" table:default-cell-style-name="ce1" table:visibility="collapse"/>
        <table:table-column table:style-name="co37" table:default-cell-style-name="ce1" table:visibility="collapse"/>
        <table:table-column table:style-name="co12" table:default-cell-style-name="ce1" table:visibility="collapse"/>
        <table:table-column table:style-name="co38" table:default-cell-style-name="ce1" table:visibility="collapse"/>
        <table:table-column table:style-name="co39" table:default-cell-style-name="ce1" table:visibility="collapse"/>
        <table:table-column table:style-name="co40" table:default-cell-style-name="ce1" table:visibility="collapse"/>
        <table:table-column table:style-name="co41" table:default-cell-style-name="ce1" table:visibility="collapse"/>
        <table:table-column table:style-name="co35" table:number-columns-repeated="2" table:default-cell-style-name="ce1" table:visibility="collapse"/>
        <table:table-column table:style-name="co42" table:number-columns-repeated="8" table:default-cell-style-name="ce1" table:visibility="collapse"/>
        <table:table-column table:style-name="co38" table:default-cell-style-name="ce1"/>
        <table:table-column table:style-name="co39" table:default-cell-style-name="ce1"/>
        <table:table-column table:style-name="co20" table:default-cell-style-name="ce1"/>
        <table:table-column table:style-name="co20" table:number-columns-repeated="9" table:default-cell-style-name="ce1" table:visibility="collapse"/>
        <table:table-column table:style-name="co19" table:default-cell-style-name="ce1"/>
        <table:table-column table:style-name="co38" table:default-cell-style-name="ce1"/>
        <table:table-column table:style-name="co43" table:default-cell-style-name="ce1"/>
        <table:table-column table:style-name="co44" table:default-cell-style-name="ce1" table:visibility="collapse"/>
        <table:table-column table:style-name="co45" table:default-cell-style-name="ce1"/>
        <table:table-column table:style-name="co13" table:default-cell-style-name="ce1"/>
        <table:table-column table:style-name="co14" table:number-columns-repeated="16298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22" table:style-name="ce1"/>
          <table:table-cell table:number-columns-repeated="12" table:style-name="ce3"/>
          <table:table-cell table:number-columns-repeated="16" table:style-name="ce2"/>
          <table:table-cell table:style-name="ce4"/>
          <table:table-cell table:style-name="ce2"/>
          <table:table-cell table:number-columns-repeated="16328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22" table:style-name="ce1"/>
          <table:table-cell table:number-columns-repeated="12" table:style-name="ce3"/>
          <table:table-cell table:number-columns-repeated="18" table:style-name="ce2"/>
          <table:table-cell table:number-columns-repeated="16328" table:style-name="ce1"/>
        </table:table-row>
        <table:table-row table:style-name="ro1">
          <table:table-cell table:number-columns-repeated="4" table:style-name="ce5"/>
          <table:table-cell table:number-columns-repeated="22" table:style-name="ce1"/>
          <table:table-cell table:number-columns-repeated="12" table:style-name="ce5"/>
          <table:table-cell table:number-columns-repeated="18" table:style-name="ce2"/>
          <table:table-cell table:number-columns-repeated="1632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22" table:style-name="ce1"/>
          <table:table-cell table:number-columns-repeated="12" table:style-name="ce2"/>
          <table:table-cell table:number-columns-repeated="15" table:style-name="ce7"/>
          <table:table-cell table:style-name="ce2"/>
          <table:table-cell table:style-name="ce3"/>
          <table:table-cell table:style-name="ce8"/>
          <table:table-cell table:number-columns-repeated="16328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22" table:style-name="ce1"/>
          <table:table-cell table:number-columns-repeated="30" table:style-name="ce2"/>
          <table:table-cell table:number-columns-repeated="16328" table:style-name="ce1"/>
        </table:table-row>
        <table:table-row table:style-name="ro3">
          <table:table-cell table:number-columns-repeated="4" table:style-name="ce2"/>
          <table:table-cell table:number-columns-repeated="22" table:style-name="ce1"/>
          <table:table-cell table:number-columns-repeated="30" table:style-name="ce2"/>
          <table:table-cell table:number-columns-repeated="16328" table:style-name="ce1"/>
        </table:table-row>
        <table:table-row table:style-name="ro1">
          <table:table-cell table:number-columns-repeated="4" table:style-name="ce1"/>
          <table:table-cell office:value-type="string" table:number-columns-spanned="12" table:number-rows-spanned="1" table:style-name="ce86">
            <text:p>Длина отрезков</text:p>
          </table:table-cell>
          <table:covered-table-cell table:number-columns-repeated="11"/>
          <table:table-cell office:value-type="string" table:number-columns-spanned="10" table:number-rows-spanned="1" table:style-name="ce87">
            <text:p>Время прохождения ППМ</text:p>
          </table:table-cell>
          <table:covered-table-cell table:number-columns-repeated="9"/>
          <table:table-cell office:value-type="string" table:number-columns-spanned="12" table:number-rows-spanned="1" table:style-name="ce87">
            <text:p>Декларация (время с)</text:p>
          </table:table-cell>
          <table:covered-table-cell table:number-columns-repeated="11"/>
          <table:table-cell table:number-columns-repeated="11" table:style-name="ce1"/>
          <table:table-cell table:style-name="ce32"/>
          <table:table-cell office:value-type="string" table:number-columns-spanned="9" table:number-rows-spanned="1" table:style-name="ce87">
            <text:p>^t НЕ НОРМАЛИЗОВАННЫЕ (СКРЫТЬ)</text:p>
          </table:table-cell>
          <table:covered-table-cell table:number-columns-repeated="8"/>
          <table:table-cell office:value-type="string" table:number-columns-spanned="9" table:number-rows-spanned="1" table:style-name="ce85">
            <text:p>Дельта t</text:p>
          </table:table-cell>
          <table:covered-table-cell table:number-columns-repeated="8"/>
          <table:table-cell office:value-type="string" table:number-columns-spanned="3" table:number-rows-spanned="1" table:style-name="ce86">
            <text:p>Скорость заяв. (м/с)</text:p>
          </table:table-cell>
          <table:covered-table-cell table:number-columns-repeated="2"/>
          <table:table-cell office:value-type="string" table:number-columns-spanned="9" table:number-rows-spanned="1" table:style-name="ce17">
            <text:p>Очки за ППМ</text:p>
          </table:table-cell>
          <table:covered-table-cell table:number-columns-repeated="8"/>
          <table:table-cell table:number-columns-repeated="16304" table:style-name="ce1"/>
        </table:table-row>
        <table:table-row table:style-name="ro4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А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В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С-D</text:p>
          </table:table-cell>
          <table:table-cell office:value-type="string" table:style-name="ce9">
            <text:p>А</text:p>
          </table:table-cell>
          <table:table-cell office:value-type="string" table:style-name="ce9">
            <text:p>В1</text:p>
          </table:table-cell>
          <table:table-cell office:value-type="string" table:style-name="ce9">
            <text:p>В</text:p>
          </table:table-cell>
          <table:table-cell office:value-type="string" table:style-name="ce9">
            <text:p>В2</text:p>
          </table:table-cell>
          <table:table-cell office:value-type="string" table:style-name="ce9">
            <text:p>В3</text:p>
          </table:table-cell>
          <table:table-cell office:value-type="string" table:style-name="ce9">
            <text:p>С</text:p>
          </table:table-cell>
          <table:table-cell office:value-type="string" table:style-name="ce9">
            <text:p>В4</text:p>
          </table:table-cell>
          <table:table-cell office:value-type="string" table:style-name="ce9">
            <text:p>В5</text:p>
          </table:table-cell>
          <table:table-cell office:value-type="string" table:style-name="ce9">
            <text:p>В6</text:p>
          </table:table-cell>
          <table:table-cell office:value-type="string" table:style-name="ce9">
            <text:p>D</text:p>
          </table:table-cell>
          <table:table-cell office:value-type="string" table:style-name="ce33">
            <text:p>А-B</text:p>
          </table:table-cell>
          <table:table-cell office:value-type="string" table:style-name="ce33">
            <text:p>В-С</text:p>
          </table:table-cell>
          <table:table-cell office:value-type="string" table:style-name="ce33">
            <text:p>С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</text:p>
          </table:table-cell>
          <table:table-cell office:value-type="string" table:style-name="ce9">
            <text:p>В-С</text:p>
          </table:table-cell>
          <table:table-cell office:value-type="string" table:style-name="ce9">
            <text:p>С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9">
            <text:p>АВ</text:p>
          </table:table-cell>
          <table:table-cell office:value-type="string" table:style-name="ce9">
            <text:p>ВС</text:p>
          </table:table-cell>
          <table:table-cell office:value-type="string" table:style-name="ce9">
            <text:p>CD</text:p>
          </table:table-cell>
          <table:table-cell office:value-type="string" table:style-name="ce9">
            <text:p>А-В1</text:p>
          </table:table-cell>
          <table:table-cell office:value-type="string" table:style-name="ce9">
            <text:p>В1-В</text:p>
          </table:table-cell>
          <table:table-cell office:value-type="string" table:style-name="ce9">
            <text:p>В-В2</text:p>
          </table:table-cell>
          <table:table-cell office:value-type="string" table:style-name="ce9">
            <text:p>В2-В3</text:p>
          </table:table-cell>
          <table:table-cell office:value-type="string" table:style-name="ce9">
            <text:p>В3-С</text:p>
          </table:table-cell>
          <table:table-cell office:value-type="string" table:style-name="ce9">
            <text:p>С-В4</text:p>
          </table:table-cell>
          <table:table-cell office:value-type="string" table:style-name="ce9">
            <text:p>В4-В5</text:p>
          </table:table-cell>
          <table:table-cell office:value-type="string" table:style-name="ce9">
            <text:p>В5-В6</text:p>
          </table:table-cell>
          <table:table-cell office:value-type="string" table:style-name="ce9">
            <text:p>В6-D</text:p>
          </table:table-cell>
          <table:table-cell office:value-type="string" table:style-name="ce12">
            <text:p>Сумма за ППМ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12">
            <text:p>Очки за скорость</text:p>
          </table:table-cell>
          <table:table-cell office:value-type="string" table:style-name="ce12">
            <text:p>Очки не нормал.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298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0" table:style-name="ce15">
            <text:p>400</text:p>
          </table:table-cell>
          <table:table-cell office:value-type="float" office:value="1376" table:style-name="ce15">
            <text:p>1376</text:p>
          </table:table-cell>
          <table:table-cell office:value-type="float" office:value="1080" table:style-name="ce15">
            <text:p>1080</text:p>
          </table:table-cell>
          <table:table-cell office:value-type="float" office:value="225.14071294559099" table:style-name="ce13">
            <text:p>225.1407129</text:p>
          </table:table-cell>
          <table:table-cell office:value-type="float" office:value="174.85928705440901" table:style-name="ce13">
            <text:p>174.8592871</text:p>
          </table:table-cell>
          <table:table-cell office:value-type="float" office:value="457.85053380782898" table:style-name="ce13">
            <text:p>457.8505338</text:p>
          </table:table-cell>
          <table:table-cell office:value-type="float" office:value="578.63819691577703" table:style-name="ce13">
            <text:p>578.6381969</text:p>
          </table:table-cell>
          <table:table-cell office:value-type="float" office:value="339.51126927639399" table:style-name="ce13">
            <text:p>339.5112693</text:p>
          </table:table-cell>
          <table:table-cell office:value-type="float" office:value="147.44546094299801" table:style-name="ce13">
            <text:p>147.4454609</text:p>
          </table:table-cell>
          <table:table-cell office:value-type="float" office:value="414.21534130893701" table:style-name="ce13">
            <text:p>414.2153413</text:p>
          </table:table-cell>
          <table:table-cell office:value-type="float" office:value="283.49049964813503" table:style-name="ce13">
            <text:p>283.4904996</text:p>
          </table:table-cell>
          <table:table-cell office:value-type="float" office:value="234.84869809993" table:style-name="ce13">
            <text:p>234.848698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3.324999999999999" table:style-name="ce13">
            <text:p>13.325</text:p>
          </table:table-cell>
          <table:table-cell office:value-type="float" office:value="12.2529069767442" table:style-name="ce13">
            <text:p>12.25290698</text:p>
          </table:table-cell>
          <table:table-cell office:value-type="float" office:value="13.157407407407399" table:style-name="ce13">
            <text:p>13.1574074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7M43.000S" table:style-name="ce35">
            <text:p>06:37:43</text:p>
          </table:table-cell>
          <table:table-cell office:value-type="time" office:time-value="PT6H44M41.000S" table:style-name="ce35">
            <text:p>06:44:41</text:p>
          </table:table-cell>
          <table:table-cell office:value-type="time" office:time-value="PT6H49M43.000S" table:style-name="ce35">
            <text:p>06:49:4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00" table:style-name="ce15">
            <text:p>400</text:p>
          </table:table-cell>
          <table:table-cell office:value-type="float" office:value="2000" table:style-name="ce15">
            <text:p>2000</text:p>
          </table:table-cell>
          <table:table-cell office:value-type="float" office:value="1400" table:style-name="ce15">
            <text:p>1400</text:p>
          </table:table-cell>
          <table:table-cell office:value-type="float" office:value="225.14071294559099" table:style-name="ce13">
            <text:p>225.1407129</text:p>
          </table:table-cell>
          <table:table-cell office:value-type="float" office:value="174.85928705440901" table:style-name="ce13">
            <text:p>174.8592871</text:p>
          </table:table-cell>
          <table:table-cell office:value-type="float" office:value="665.480427046263" table:style-name="ce13">
            <text:p>665.480427</text:p>
          </table:table-cell>
          <table:table-cell office:value-type="float" office:value="841.04389086595495" table:style-name="ce13">
            <text:p>841.0438909</text:p>
          </table:table-cell>
          <table:table-cell office:value-type="float" office:value="493.47568208778199" table:style-name="ce13">
            <text:p>493.4756821</text:p>
          </table:table-cell>
          <table:table-cell office:value-type="float" office:value="191.13300492610799" table:style-name="ce13">
            <text:p>191.1330049</text:p>
          </table:table-cell>
          <table:table-cell office:value-type="float" office:value="536.94581280788202" table:style-name="ce13">
            <text:p>536.9458128</text:p>
          </table:table-cell>
          <table:table-cell office:value-type="float" office:value="367.48768472906397" table:style-name="ce13">
            <text:p>367.4876847</text:p>
          </table:table-cell>
          <table:table-cell office:value-type="float" office:value="304.43349753694599" table:style-name="ce13">
            <text:p>304.4334975</text:p>
          </table:table-cell>
          <table:table-cell office:value-type="float" office:value="720" table:style-name="ce13">
            <text:p>720</text:p>
          </table:table-cell>
          <table:table-cell office:value-type="float" office:value="-24583" table:style-name="ce34">
            <text:p>-24583</text:p>
          </table:table-cell>
          <table:table-cell office:value-type="float" office:value="0" table:style-name="ce34">
            <text:p>0</text:p>
          </table:table-cell>
          <table:table-cell office:value-type="float" office:value="418" table:style-name="ce34">
            <text:p>418</text:p>
          </table:table-cell>
          <table:table-cell office:value-type="float" office:value="302" table:style-name="ce34">
            <text:p>302</text:p>
          </table:table-cell>
          <table:table-cell office:value-type="float" office:value="-24583" table:style-name="ce34">
            <text:p>-24583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192.85928705440901" table:style-name="ce13">
            <text:p>192.8592871</text:p>
          </table:table-cell>
          <table:table-cell office:value-type="float" office:value="127.14071294559101" table:style-name="ce13">
            <text:p>127.140712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27.14071294559101" table:style-name="ce13">
            <text:p>127.140712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3.324999999999999" table:style-name="ce13">
            <text:p>13.325</text:p>
          </table:table-cell>
          <table:table-cell office:value-type="float" office:value="8.43" table:style-name="ce13">
            <text:p>8.43</text:p>
          </table:table-cell>
          <table:table-cell office:value-type="float" office:value="10.15" table:style-name="ce13">
            <text:p>10.15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.859287054409002" table:style-name="ce13">
            <text:p>52.85928705</text:p>
          </table:table-cell>
          <table:table-cell office:value-type="float" office:value="32.818855445577597" table:style-name="ce13">
            <text:p>32.81885545</text:p>
          </table:table-cell>
          <table:table-cell office:value-type="float" office:value="3.2818855445577602" table:style-name="ce14">
            <text:p>3</text:p>
          </table:table-cell>
          <table:table-cell table:number-columns-repeated="1629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1M10.000S" table:style-name="ce35">
            <text:p>06:21:10</text:p>
          </table:table-cell>
          <table:table-cell office:value-type="time" office:time-value="PT6H24M8.000S" table:style-name="ce35">
            <text:p>06:24:08</text:p>
          </table:table-cell>
          <table:table-cell office:value-type="time" office:time-value="PT6H26M18.000S" table:style-name="ce35">
            <text:p>06:26:18</text:p>
          </table:table-cell>
          <table:table-cell office:value-type="time" office:time-value="PT6H31M50.000S" table:style-name="ce35">
            <text:p>06:31:50</text:p>
          </table:table-cell>
          <table:table-cell office:value-type="time" office:time-value="PT6H40M18.000S" table:style-name="ce35">
            <text:p>06:40:18</text:p>
          </table:table-cell>
          <table:table-cell office:value-type="time" office:time-value="PT6H45M34.000S" table:style-name="ce35">
            <text:p>06:45:34</text:p>
          </table:table-cell>
          <table:table-cell office:value-type="time" office:time-value="PT6H48M16.000S" table:style-name="ce35">
            <text:p>06:48:16</text:p>
          </table:table-cell>
          <table:table-cell office:value-type="time" office:time-value="PT6H52M38.000S" table:style-name="ce35">
            <text:p>06:52:38</text:p>
          </table:table-cell>
          <table:table-cell office:value-type="time" office:time-value="PT6H55M18.000S" table:style-name="ce35">
            <text:p>06:55:18</text:p>
          </table:table-cell>
          <table:table-cell office:value-type="time" office:time-value="PT6H58M10.000S" table:style-name="ce35">
            <text:p>06:58:10</text:p>
          </table:table-cell>
          <table:table-cell office:value-type="float" office:value="290" table:style-name="ce15">
            <text:p>290</text:p>
          </table:table-cell>
          <table:table-cell office:value-type="float" office:value="1050" table:style-name="ce15">
            <text:p>1050</text:p>
          </table:table-cell>
          <table:table-cell office:value-type="float" office:value="720" table:style-name="ce15">
            <text:p>720</text:p>
          </table:table-cell>
          <table:table-cell office:value-type="float" office:value="163.22701688555301" table:style-name="ce13">
            <text:p>163.2270169</text:p>
          </table:table-cell>
          <table:table-cell office:value-type="float" office:value="126.772983114447" table:style-name="ce13">
            <text:p>126.7729831</text:p>
          </table:table-cell>
          <table:table-cell office:value-type="float" office:value="349.37722419928798" table:style-name="ce13">
            <text:p>349.3772242</text:p>
          </table:table-cell>
          <table:table-cell office:value-type="float" office:value="441.54804270462603" table:style-name="ce13">
            <text:p>441.5480427</text:p>
          </table:table-cell>
          <table:table-cell office:value-type="float" office:value="259.07473309608503" table:style-name="ce13">
            <text:p>259.0747331</text:p>
          </table:table-cell>
          <table:table-cell office:value-type="float" office:value="98.296973961998603" table:style-name="ce13">
            <text:p>98.29697396</text:p>
          </table:table-cell>
          <table:table-cell office:value-type="float" office:value="276.14356087262502" table:style-name="ce13">
            <text:p>276.1435609</text:p>
          </table:table-cell>
          <table:table-cell office:value-type="float" office:value="188.99366643209001" table:style-name="ce13">
            <text:p>188.9936664</text:p>
          </table:table-cell>
          <table:table-cell office:value-type="float" office:value="156.56579873328599" table:style-name="ce13">
            <text:p>156.5657987</text:p>
          </table:table-cell>
          <table:table-cell office:value-type="float" office:value="308" table:style-name="ce13">
            <text:p>308</text:p>
          </table:table-cell>
          <table:table-cell office:value-type="float" office:value="1156" table:style-name="ce34">
            <text:p>1156</text:p>
          </table:table-cell>
          <table:table-cell office:value-type="float" office:value="756" table:style-name="ce34">
            <text:p>756</text:p>
          </table:table-cell>
          <table:table-cell office:value-type="float" office:value="178" table:style-name="ce34">
            <text:p>178</text:p>
          </table:table-cell>
          <table:table-cell office:value-type="float" office:value="130" table:style-name="ce34">
            <text:p>130</text:p>
          </table:table-cell>
          <table:table-cell office:value-type="float" office:value="332" table:style-name="ce34">
            <text:p>332</text:p>
          </table:table-cell>
          <table:table-cell office:value-type="float" office:value="508" table:style-name="ce34">
            <text:p>508</text:p>
          </table:table-cell>
          <table:table-cell office:value-type="float" office:value="316" table:style-name="ce34">
            <text:p>316</text:p>
          </table:table-cell>
          <table:table-cell office:value-type="float" office:value="162" table:style-name="ce34">
            <text:p>162</text:p>
          </table:table-cell>
          <table:table-cell office:value-type="float" office:value="262" table:style-name="ce34">
            <text:p>262</text:p>
          </table:table-cell>
          <table:table-cell office:value-type="float" office:value="160" table:style-name="ce34">
            <text:p>160</text:p>
          </table:table-cell>
          <table:table-cell office:value-type="float" office:value="172" table:style-name="ce34">
            <text:p>172</text:p>
          </table:table-cell>
          <table:table-cell office:value-type="float" office:value="14.7729831144465" table:style-name="ce13">
            <text:p>14.77298311</text:p>
          </table:table-cell>
          <table:table-cell office:value-type="float" office:value="3.2270168855534802" table:style-name="ce13">
            <text:p>3.227016886</text:p>
          </table:table-cell>
          <table:table-cell office:value-type="float" office:value="17.3772241992883" table:style-name="ce13">
            <text:p>17.3772242</text:p>
          </table:table-cell>
          <table:table-cell office:value-type="float" office:value="66.451957295373603" table:style-name="ce13">
            <text:p>66.4519573</text:p>
          </table:table-cell>
          <table:table-cell office:value-type="float" office:value="56.925266903914597" table:style-name="ce13">
            <text:p>56.9252669</text:p>
          </table:table-cell>
          <table:table-cell office:value-type="float" office:value="63.703026038001397" table:style-name="ce13">
            <text:p>63.70302604</text:p>
          </table:table-cell>
          <table:table-cell office:value-type="float" office:value="14.143560872624899" table:style-name="ce13">
            <text:p>14.14356087</text:p>
          </table:table-cell>
          <table:table-cell office:value-type="float" office:value="28.993666432090102" table:style-name="ce13">
            <text:p>28.99366643</text:p>
          </table:table-cell>
          <table:table-cell office:value-type="float" office:value="15.4342012667136" table:style-name="ce13">
            <text:p>15.43420127</text:p>
          </table:table-cell>
          <table:table-cell office:value-type="float" office:value="14.7729831144465" table:style-name="ce13">
            <text:p>14.77298311</text:p>
          </table:table-cell>
          <table:table-cell office:value-type="float" office:value="0" table:style-name="ce13">
            <text:p>0</text:p>
          </table:table-cell>
          <table:table-cell office:value-type="float" office:value="17.3772241992883" table:style-name="ce13">
            <text:p>17.3772242</text:p>
          </table:table-cell>
          <table:table-cell office:value-type="float" office:value="66.451957295373603" table:style-name="ce13">
            <text:p>66.4519573</text:p>
          </table:table-cell>
          <table:table-cell office:value-type="float" office:value="56.925266903914597" table:style-name="ce13">
            <text:p>56.9252669</text:p>
          </table:table-cell>
          <table:table-cell office:value-type="float" office:value="63.703026038001397" table:style-name="ce13">
            <text:p>63.70302604</text:p>
          </table:table-cell>
          <table:table-cell office:value-type="float" office:value="14.143560872624899" table:style-name="ce13">
            <text:p>14.14356087</text:p>
          </table:table-cell>
          <table:table-cell office:value-type="float" office:value="28.993666432090102" table:style-name="ce13">
            <text:p>28.99366643</text:p>
          </table:table-cell>
          <table:table-cell office:value-type="float" office:value="15.4342012667136" table:style-name="ce13">
            <text:p>15.43420127</text:p>
          </table:table-cell>
          <table:table-cell office:value-type="float" office:value="18.379310344827601" table:style-name="ce13">
            <text:p>18.37931034</text:p>
          </table:table-cell>
          <table:table-cell office:value-type="float" office:value="16.0571428571429" table:style-name="ce13">
            <text:p>16.05714286</text:p>
          </table:table-cell>
          <table:table-cell office:value-type="float" office:value="19.7361111111111" table:style-name="ce13">
            <text:p>19.73611111</text:p>
          </table:table-cell>
          <table:table-cell office:value-type="float" office:value="165.22701688555301" table:style-name="ce13">
            <text:p>165.2270169</text:p>
          </table:table-cell>
          <table:table-cell office:value-type="float" office:value="180" table:style-name="ce13">
            <text:p>180</text:p>
          </table:table-cell>
          <table:table-cell office:value-type="float" office:value="162.62277580071199" table:style-name="ce13">
            <text:p>162.6227758</text:p>
          </table:table-cell>
          <table:table-cell office:value-type="float" office:value="113.548042704626" table:style-name="ce13">
            <text:p>113.5480427</text:p>
          </table:table-cell>
          <table:table-cell office:value-type="float" office:value="123.074733096085" table:style-name="ce13">
            <text:p>123.0747331</text:p>
          </table:table-cell>
          <table:table-cell office:value-type="float" office:value="116.296973961999" table:style-name="ce13">
            <text:p>116.296974</text:p>
          </table:table-cell>
          <table:table-cell office:value-type="float" office:value="165.85643912737501" table:style-name="ce13">
            <text:p>165.8564391</text:p>
          </table:table-cell>
          <table:table-cell office:value-type="float" office:value="151.00633356790999" table:style-name="ce13">
            <text:p>151.0063336</text:p>
          </table:table-cell>
          <table:table-cell office:value-type="float" office:value="164.56579873328599" table:style-name="ce13">
            <text:p>164.5657987</text:p>
          </table:table-cell>
          <table:table-cell office:value-type="float" office:value="1342.19811387755" table:style-name="ce13">
            <text:p>1342.198114</text:p>
          </table:table-cell>
          <table:table-cell office:value-type="float" office:value="2220" table:style-name="ce36">
            <text:p>2220</text:p>
          </table:table-cell>
          <table:table-cell office:value-type="float" office:value="200" table:style-name="ce13">
            <text:p>200</text:p>
          </table:table-cell>
          <table:table-cell office:value-type="float" office:value="1610.6377366530601" table:style-name="ce15">
            <text:p>1610.637737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2M56.000S" table:style-name="ce35">
            <text:p>06:22:56</text:p>
          </table:table-cell>
          <table:table-cell office:value-type="time" office:time-value="PT6H27M14.000S" table:style-name="ce35">
            <text:p>06:27:14</text:p>
          </table:table-cell>
          <table:table-cell office:value-type="time" office:time-value="PT6H30M6.000S" table:style-name="ce35">
            <text:p>06:30:0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0" table:style-name="ce15">
            <text:p>360</text:p>
          </table:table-cell>
          <table:table-cell office:value-type="float" office:value="1115" table:style-name="ce15">
            <text:p>1115</text:p>
          </table:table-cell>
          <table:table-cell office:value-type="float" office:value="980" table:style-name="ce15">
            <text:p>98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71.00533807829203" table:style-name="ce13">
            <text:p>371.0053381</text:p>
          </table:table-cell>
          <table:table-cell office:value-type="float" office:value="468.88196915777002" table:style-name="ce13">
            <text:p>468.8819692</text:p>
          </table:table-cell>
          <table:table-cell office:value-type="float" office:value="275.11269276393801" table:style-name="ce13">
            <text:p>275.1126928</text:p>
          </table:table-cell>
          <table:table-cell office:value-type="float" office:value="133.79310344827601" table:style-name="ce13">
            <text:p>133.7931034</text:p>
          </table:table-cell>
          <table:table-cell office:value-type="float" office:value="375.86206896551698" table:style-name="ce13">
            <text:p>375.862069</text:p>
          </table:table-cell>
          <table:table-cell office:value-type="float" office:value="257.241379310345" table:style-name="ce13">
            <text:p>257.2413793</text:p>
          </table:table-cell>
          <table:table-cell office:value-type="float" office:value="213.10344827586201" table:style-name="ce13">
            <text:p>213.1034483</text:p>
          </table:table-cell>
          <table:table-cell office:value-type="float" office:value="430" table:style-name="ce13">
            <text:p>430</text:p>
          </table:table-cell>
          <table:table-cell office:value-type="float" office:value="-22976" table:style-name="ce34">
            <text:p>-22976</text:p>
          </table:table-cell>
          <table:table-cell office:value-type="float" office:value="0" table:style-name="ce34">
            <text:p>0</text:p>
          </table:table-cell>
          <table:table-cell office:value-type="float" office:value="258" table:style-name="ce34">
            <text:p>258</text:p>
          </table:table-cell>
          <table:table-cell office:value-type="float" office:value="-258" table:style-name="ce34">
            <text:p>-258</text:p>
          </table:table-cell>
          <table:table-cell office:value-type="float" office:value="258" table:style-name="ce34">
            <text:p>258</text:p>
          </table:table-cell>
          <table:table-cell office:value-type="float" office:value="172" table:style-name="ce34">
            <text:p>172</text:p>
          </table:table-cell>
          <table:table-cell office:value-type="float" office:value="-23406" table:style-name="ce34">
            <text:p>-23406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55.373358348968097" table:style-name="ce13">
            <text:p>55.37335835</text:p>
          </table:table-cell>
          <table:table-cell office:value-type="float" office:value="415.373358348968" table:style-name="ce13">
            <text:p>415.3733583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5.373358348968097" table:style-name="ce13">
            <text:p>55.37335835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121076233183899" table:style-name="ce13">
            <text:p>15.12107623</text:p>
          </table:table-cell>
          <table:table-cell office:value-type="float" office:value="14.5" table:style-name="ce13">
            <text:p>14.5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4.626641651032" table:style-name="ce13">
            <text:p>124.6266417</text:p>
          </table:table-cell>
          <table:table-cell office:value-type="float" office:value="77.377202095120893" table:style-name="ce13">
            <text:p>77.3772021</text:p>
          </table:table-cell>
          <table:table-cell office:value-type="float" office:value="7.7377202095120898" table:style-name="ce14">
            <text:p>8</text:p>
          </table:table-cell>
          <table:table-cell table:number-columns-repeated="1629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26.000S" table:style-name="ce35">
            <text:p>06:17:26</text:p>
          </table:table-cell>
          <table:table-cell office:value-type="time" office:time-value="PT6H21M40.000S" table:style-name="ce35">
            <text:p>06:21:40</text:p>
          </table:table-cell>
          <table:table-cell office:value-type="time" office:time-value="PT6H24M24.000S" table:style-name="ce35">
            <text:p>06:24:24</text:p>
          </table:table-cell>
          <table:table-cell office:value-type="time" office:time-value="PT6H29M18.000S" table:style-name="ce35">
            <text:p>06:29:18</text:p>
          </table:table-cell>
          <table:table-cell office:value-type="time" office:time-value="PT6H39M14.000S" table:style-name="ce35">
            <text:p>06:39:14</text:p>
          </table:table-cell>
          <table:table-cell office:value-type="time" office:time-value="PT6H46M54.000S" table:style-name="ce35">
            <text:p>06:46:54</text:p>
          </table:table-cell>
          <table:table-cell office:value-type="time" office:time-value="PT6H50M44.000S" table:style-name="ce35">
            <text:p>06:50:44</text:p>
          </table:table-cell>
          <table:table-cell office:value-type="time" office:time-value="PT6H57M10.000S" table:style-name="ce35">
            <text:p>06:57:10</text:p>
          </table:table-cell>
          <table:table-cell office:value-type="time" office:time-value="PT7H1M0.000S" table:style-name="ce35">
            <text:p>07:01:00</text:p>
          </table:table-cell>
          <table:table-cell office:value-type="time" office:time-value="PT7H7M8.000S" table:style-name="ce35">
            <text:p>07:07:08</text:p>
          </table:table-cell>
          <table:table-cell office:value-type="float" office:value="360" table:style-name="ce15">
            <text:p>360</text:p>
          </table:table-cell>
          <table:table-cell office:value-type="float" office:value="1100" table:style-name="ce15">
            <text:p>1100</text:p>
          </table:table-cell>
          <table:table-cell office:value-type="float" office:value="900" table:style-name="ce15">
            <text:p>9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66.01423487544503" table:style-name="ce13">
            <text:p>366.0142349</text:p>
          </table:table-cell>
          <table:table-cell office:value-type="float" office:value="462.57413997627498" table:style-name="ce13">
            <text:p>462.57414</text:p>
          </table:table-cell>
          <table:table-cell office:value-type="float" office:value="271.41162514828" table:style-name="ce13">
            <text:p>271.4116251</text:p>
          </table:table-cell>
          <table:table-cell office:value-type="float" office:value="122.871217452498" table:style-name="ce13">
            <text:p>122.8712175</text:p>
          </table:table-cell>
          <table:table-cell office:value-type="float" office:value="345.17945109078101" table:style-name="ce13">
            <text:p>345.1794511</text:p>
          </table:table-cell>
          <table:table-cell office:value-type="float" office:value="236.24208304011299" table:style-name="ce13">
            <text:p>236.242083</text:p>
          </table:table-cell>
          <table:table-cell office:value-type="float" office:value="195.707248416608" table:style-name="ce13">
            <text:p>195.7072484</text:p>
          </table:table-cell>
          <table:table-cell office:value-type="float" office:value="418" table:style-name="ce13">
            <text:p>418</text:p>
          </table:table-cell>
          <table:table-cell office:value-type="float" office:value="1350" table:style-name="ce34">
            <text:p>1350</text:p>
          </table:table-cell>
          <table:table-cell office:value-type="float" office:value="1214" table:style-name="ce34">
            <text:p>1214</text:p>
          </table:table-cell>
          <table:table-cell office:value-type="float" office:value="254" table:style-name="ce34">
            <text:p>254</text:p>
          </table:table-cell>
          <table:table-cell office:value-type="float" office:value="164" table:style-name="ce34">
            <text:p>164</text:p>
          </table:table-cell>
          <table:table-cell office:value-type="float" office:value="294" table:style-name="ce34">
            <text:p>294</text:p>
          </table:table-cell>
          <table:table-cell office:value-type="float" office:value="596" table:style-name="ce34">
            <text:p>596</text:p>
          </table:table-cell>
          <table:table-cell office:value-type="float" office:value="460" table:style-name="ce34">
            <text:p>460</text:p>
          </table:table-cell>
          <table:table-cell office:value-type="float" office:value="230" table:style-name="ce34">
            <text:p>230</text:p>
          </table:table-cell>
          <table:table-cell office:value-type="float" office:value="386" table:style-name="ce34">
            <text:p>386</text:p>
          </table:table-cell>
          <table:table-cell office:value-type="float" office:value="230" table:style-name="ce34">
            <text:p>230</text:p>
          </table:table-cell>
          <table:table-cell office:value-type="float" office:value="368" table:style-name="ce34">
            <text:p>368</text:p>
          </table:table-cell>
          <table:table-cell office:value-type="float" office:value="51.373358348968097" table:style-name="ce13">
            <text:p>51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72.014234875444799" table:style-name="ce13">
            <text:p>72.01423488</text:p>
          </table:table-cell>
          <table:table-cell office:value-type="float" office:value="133.42586002372499" table:style-name="ce13">
            <text:p>133.42586</text:p>
          </table:table-cell>
          <table:table-cell office:value-type="float" office:value="188.58837485172" table:style-name="ce13">
            <text:p>188.5883749</text:p>
          </table:table-cell>
          <table:table-cell office:value-type="float" office:value="107.128782547502" table:style-name="ce13">
            <text:p>107.1287825</text:p>
          </table:table-cell>
          <table:table-cell office:value-type="float" office:value="40.8205489092189" table:style-name="ce13">
            <text:p>40.82054891</text:p>
          </table:table-cell>
          <table:table-cell office:value-type="float" office:value="6.2420830401125897" table:style-name="ce13">
            <text:p>6.24208304</text:p>
          </table:table-cell>
          <table:table-cell office:value-type="float" office:value="172.292751583392" table:style-name="ce13">
            <text:p>172.2927516</text:p>
          </table:table-cell>
          <table:table-cell office:value-type="float" office:value="51.373358348968097" table:style-name="ce13">
            <text:p>51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72.014234875444799" table:style-name="ce13">
            <text:p>72.01423488</text:p>
          </table:table-cell>
          <table:table-cell office:value-type="float" office:value="133.42586002372499" table:style-name="ce13">
            <text:p>133.42586</text:p>
          </table:table-cell>
          <table:table-cell office:value-type="float" office:value="180" table:style-name="ce13">
            <text:p>180</text:p>
          </table:table-cell>
          <table:table-cell office:value-type="float" office:value="107.128782547502" table:style-name="ce13">
            <text:p>107.1287825</text:p>
          </table:table-cell>
          <table:table-cell office:value-type="float" office:value="40.8205489092189" table:style-name="ce13">
            <text:p>40.82054891</text:p>
          </table:table-cell>
          <table:table-cell office:value-type="float" office:value="6.2420830401125897" table:style-name="ce13">
            <text:p>6.24208304</text:p>
          </table:table-cell>
          <table:table-cell office:value-type="float" office:value="172.292751583392" table:style-name="ce13">
            <text:p>172.292751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3272727272727" table:style-name="ce13">
            <text:p>15.32727273</text:p>
          </table:table-cell>
          <table:table-cell office:value-type="float" office:value="15.7888888888889" table:style-name="ce13">
            <text:p>15.78888889</text:p>
          </table:table-cell>
          <table:table-cell office:value-type="float" office:value="128.626641651032" table:style-name="ce13">
            <text:p>128.6266417</text:p>
          </table:table-cell>
          <table:table-cell office:value-type="float" office:value="173.373358348968" table:style-name="ce13">
            <text:p>173.3733583</text:p>
          </table:table-cell>
          <table:table-cell office:value-type="float" office:value="107.985765124555" table:style-name="ce13">
            <text:p>107.9857651</text:p>
          </table:table-cell>
          <table:table-cell office:value-type="float" office:value="46.574139976275198" table:style-name="ce13">
            <text:p>46.57413998</text:p>
          </table:table-cell>
          <table:table-cell office:value-type="float" office:value="0" table:style-name="ce13">
            <text:p>0</text:p>
          </table:table-cell>
          <table:table-cell office:value-type="float" office:value="72.8712174524982" table:style-name="ce13">
            <text:p>72.87121745</text:p>
          </table:table-cell>
          <table:table-cell office:value-type="float" office:value="139.17945109078099" table:style-name="ce13">
            <text:p>139.1794511</text:p>
          </table:table-cell>
          <table:table-cell office:value-type="float" office:value="173.75791695988701" table:style-name="ce13">
            <text:p>173.757917</text:p>
          </table:table-cell>
          <table:table-cell office:value-type="float" office:value="7.70724841660802" table:style-name="ce13">
            <text:p>7.707248417</text:p>
          </table:table-cell>
          <table:table-cell office:value-type="float" office:value="850.07573902060506" table:style-name="ce13">
            <text:p>850.075739</text:p>
          </table:table-cell>
          <table:table-cell office:value-type="float" office:value="2982" table:style-name="ce34">
            <text:p>2982</text:p>
          </table:table-cell>
          <table:table-cell office:value-type="float" office:value="148.89336016096601" table:style-name="ce13">
            <text:p>148.8933602</text:p>
          </table:table-cell>
          <table:table-cell office:value-type="float" office:value="976.64637219469898" table:style-name="ce13">
            <text:p>976.6463722</text:p>
          </table:table-cell>
          <table:table-cell office:value-type="float" office:value="606.37246350888995" table:style-name="ce13">
            <text:p>606.3724635</text:p>
          </table:table-cell>
          <table:table-cell office:value-type="float" office:value="60.637246350889001" table:style-name="ce14">
            <text:p>61</text:p>
          </table:table-cell>
          <table:table-cell table:number-columns-repeated="16298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4M54.000S" table:style-name="ce35">
            <text:p>06:24:54</text:p>
          </table:table-cell>
          <table:table-cell office:value-type="time" office:time-value="PT6H29M42.000S" table:style-name="ce35">
            <text:p>06:29:42</text:p>
          </table:table-cell>
          <table:table-cell office:value-type="time" office:time-value="PT6H32M26.000S" table:style-name="ce35">
            <text:p>06:32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57M20.000S" table:style-name="ce35">
            <text:p>06:57:20</text:p>
          </table:table-cell>
          <table:table-cell office:value-type="time" office:time-value="PT7H2M40.000S" table:style-name="ce35">
            <text:p>07:02:40</text:p>
          </table:table-cell>
          <table:table-cell office:value-type="time" office:time-value="PT7H9M34.000S" table:style-name="ce35">
            <text:p>07:09:34</text:p>
          </table:table-cell>
          <table:table-cell office:value-type="time" office:time-value="PT7H12M50.000S" table:style-name="ce35">
            <text:p>07:12:50</text:p>
          </table:table-cell>
          <table:table-cell office:value-type="time" office:time-value="PT7H17M24.000S" table:style-name="ce35">
            <text:p>07:17:24</text:p>
          </table:table-cell>
          <table:table-cell office:value-type="float" office:value="362" table:style-name="ce15">
            <text:p>362</text:p>
          </table:table-cell>
          <table:table-cell office:value-type="float" office:value="1116" table:style-name="ce15">
            <text:p>1116</text:p>
          </table:table-cell>
          <table:table-cell office:value-type="float" office:value="982" table:style-name="ce15">
            <text:p>982</text:p>
          </table:table-cell>
          <table:table-cell office:value-type="float" office:value="203.75234521575999" table:style-name="ce13">
            <text:p>203.7523452</text:p>
          </table:table-cell>
          <table:table-cell office:value-type="float" office:value="158.24765478424001" table:style-name="ce13">
            <text:p>158.2476548</text:p>
          </table:table-cell>
          <table:table-cell office:value-type="float" office:value="371.33807829181501" table:style-name="ce13">
            <text:p>371.3380783</text:p>
          </table:table-cell>
          <table:table-cell office:value-type="float" office:value="469.30249110320301" table:style-name="ce13">
            <text:p>469.3024911</text:p>
          </table:table-cell>
          <table:table-cell office:value-type="float" office:value="275.35943060498198" table:style-name="ce13">
            <text:p>275.3594306</text:p>
          </table:table-cell>
          <table:table-cell office:value-type="float" office:value="134.06615059817" table:style-name="ce13">
            <text:p>134.0661506</text:p>
          </table:table-cell>
          <table:table-cell office:value-type="float" office:value="376.62913441238601" table:style-name="ce13">
            <text:p>376.6291344</text:p>
          </table:table-cell>
          <table:table-cell office:value-type="float" office:value="257.76636171710101" table:style-name="ce13">
            <text:p>257.7663617</text:p>
          </table:table-cell>
          <table:table-cell office:value-type="float" office:value="213.53835327234299" table:style-name="ce13">
            <text:p>213.5383533</text:p>
          </table:table-cell>
          <table:table-cell office:value-type="float" office:value="452" table:style-name="ce13">
            <text:p>452</text:p>
          </table:table-cell>
          <table:table-cell office:value-type="float" office:value="1494" table:style-name="ce34">
            <text:p>1494</text:p>
          </table:table-cell>
          <table:table-cell office:value-type="float" office:value="1204" table:style-name="ce34">
            <text:p>1204</text:p>
          </table:table-cell>
          <table:table-cell office:value-type="float" office:value="288" table:style-name="ce34">
            <text:p>288</text:p>
          </table:table-cell>
          <table:table-cell office:value-type="float" office:value="164" table:style-name="ce34">
            <text:p>164</text:p>
          </table:table-cell>
          <table:table-cell office:value-type="float" office:value="-23546" table:style-name="ce34">
            <text:p>-23546</text:p>
          </table:table-cell>
          <table:table-cell office:value-type="float" office:value="0" table:style-name="ce34">
            <text:p>0</text:p>
          </table:table-cell>
          <table:table-cell office:value-type="float" office:value="25040" table:style-name="ce34">
            <text:p>25040</text:p>
          </table:table-cell>
          <table:table-cell office:value-type="float" office:value="320" table:style-name="ce34">
            <text:p>320</text:p>
          </table:table-cell>
          <table:table-cell office:value-type="float" office:value="414" table:style-name="ce34">
            <text:p>414</text:p>
          </table:table-cell>
          <table:table-cell office:value-type="float" office:value="196" table:style-name="ce34">
            <text:p>196</text:p>
          </table:table-cell>
          <table:table-cell office:value-type="float" office:value="274" table:style-name="ce34">
            <text:p>274</text:p>
          </table:table-cell>
          <table:table-cell office:value-type="float" office:value="84.247654784240197" table:style-name="ce13">
            <text:p>84.24765478</text:p>
          </table:table-cell>
          <table:table-cell office:value-type="float" office:value="5.75234521575985" table:style-name="ce13">
            <text:p>5.7523452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5.93384940183" table:style-name="ce13">
            <text:p>185.9338494</text:p>
          </table:table-cell>
          <table:table-cell office:value-type="float" office:value="37.370865587614297" table:style-name="ce13">
            <text:p>37.37086559</text:p>
          </table:table-cell>
          <table:table-cell office:value-type="float" office:value="61.7663617171007" table:style-name="ce13">
            <text:p>61.76636172</text:p>
          </table:table-cell>
          <table:table-cell office:value-type="float" office:value="60.4616467276566" table:style-name="ce13">
            <text:p>60.46164673</text:p>
          </table:table-cell>
          <table:table-cell office:value-type="float" office:value="84.247654784240197" table:style-name="ce13">
            <text:p>84.24765478</text:p>
          </table:table-cell>
          <table:table-cell office:value-type="float" office:value="5.75234521575985" table:style-name="ce13">
            <text:p>5.75234521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37.370865587614297" table:style-name="ce13">
            <text:p>37.37086559</text:p>
          </table:table-cell>
          <table:table-cell office:value-type="float" office:value="61.7663617171007" table:style-name="ce13">
            <text:p>61.76636172</text:p>
          </table:table-cell>
          <table:table-cell office:value-type="float" office:value="60.4616467276566" table:style-name="ce13">
            <text:p>60.46164673</text:p>
          </table:table-cell>
          <table:table-cell office:value-type="float" office:value="14.7237569060773" table:style-name="ce13">
            <text:p>14.72375691</text:p>
          </table:table-cell>
          <table:table-cell office:value-type="float" office:value="15.1075268817204" table:style-name="ce13">
            <text:p>15.10752688</text:p>
          </table:table-cell>
          <table:table-cell office:value-type="float" office:value="14.4704684317719" table:style-name="ce13">
            <text:p>14.47046843</text:p>
          </table:table-cell>
          <table:table-cell office:value-type="float" office:value="95.752345215759803" table:style-name="ce13">
            <text:p>95.75234522</text:p>
          </table:table-cell>
          <table:table-cell office:value-type="float" office:value="174.24765478424001" table:style-name="ce13">
            <text:p>174.2476548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42.62913441238601" table:style-name="ce13">
            <text:p>142.6291344</text:p>
          </table:table-cell>
          <table:table-cell office:value-type="float" office:value="118.23363828289899" table:style-name="ce13">
            <text:p>118.2336383</text:p>
          </table:table-cell>
          <table:table-cell office:value-type="float" office:value="119.538353272343" table:style-name="ce13">
            <text:p>119.5383533</text:p>
          </table:table-cell>
          <table:table-cell office:value-type="float" office:value="650.40112596762799" table:style-name="ce13">
            <text:p>650.401126</text:p>
          </table:table-cell>
          <table:table-cell office:value-type="float" office:value="3150" table:style-name="ce37">
            <text:p>3150</text:p>
          </table:table-cell>
          <table:table-cell office:value-type="float" office:value="140.95238095238099" table:style-name="ce13">
            <text:p>140.952381</text:p>
          </table:table-cell>
          <table:table-cell office:value-type="float" office:value="742.07671324687499" table:style-name="ce13">
            <text:p>742.0767132</text:p>
          </table:table-cell>
          <table:table-cell office:value-type="float" office:value="460.73471169806697" table:style-name="ce13">
            <text:p>460.7347117</text:p>
          </table:table-cell>
          <table:table-cell office:value-type="float" office:value="46.073471169806702" table:style-name="ce14">
            <text:p>46</text:p>
          </table:table-cell>
          <table:table-cell table:number-columns-repeated="1629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6M32.000S" table:style-name="ce35">
            <text:p>06:26:32</text:p>
          </table:table-cell>
          <table:table-cell office:value-type="time" office:time-value="PT6H31M18.000S" table:style-name="ce35">
            <text:p>06:31:18</text:p>
          </table:table-cell>
          <table:table-cell office:value-type="time" office:time-value="PT6H34M2.000S" table:style-name="ce35">
            <text:p>06:34: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59M58.000S" table:style-name="ce35">
            <text:p>06:59:58</text:p>
          </table:table-cell>
          <table:table-cell office:value-type="time" office:time-value="PT7H4M6.000S" table:style-name="ce35">
            <text:p>07:04:06</text:p>
          </table:table-cell>
          <table:table-cell office:value-type="time" office:time-value="PT7H9M58.000S" table:style-name="ce35">
            <text:p>07:09:58</text:p>
          </table:table-cell>
          <table:table-cell office:value-type="time" office:time-value="PT7H13M8.000S" table:style-name="ce35">
            <text:p>07:13:08</text:p>
          </table:table-cell>
          <table:table-cell office:value-type="time" office:time-value="PT7H17M26.000S" table:style-name="ce35">
            <text:p>07:17:26</text:p>
          </table:table-cell>
          <table:table-cell office:value-type="float" office:value="360" table:style-name="ce15">
            <text:p>360</text:p>
          </table:table-cell>
          <table:table-cell office:value-type="float" office:value="1200" table:style-name="ce15">
            <text:p>1200</text:p>
          </table:table-cell>
          <table:table-cell office:value-type="float" office:value="1000" table:style-name="ce15">
            <text:p>10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99.28825622775798" table:style-name="ce13">
            <text:p>399.2882562</text:p>
          </table:table-cell>
          <table:table-cell office:value-type="float" office:value="504.62633451957299" table:style-name="ce13">
            <text:p>504.6263345</text:p>
          </table:table-cell>
          <table:table-cell office:value-type="float" office:value="296.08540925266902" table:style-name="ce13">
            <text:p>296.0854093</text:p>
          </table:table-cell>
          <table:table-cell office:value-type="float" office:value="136.52357494722" table:style-name="ce13">
            <text:p>136.5235749</text:p>
          </table:table-cell>
          <table:table-cell office:value-type="float" office:value="383.53272343420099" table:style-name="ce13">
            <text:p>383.5327234</text:p>
          </table:table-cell>
          <table:table-cell office:value-type="float" office:value="262.49120337790299" table:style-name="ce13">
            <text:p>262.4912034</text:p>
          </table:table-cell>
          <table:table-cell office:value-type="float" office:value="217.45249824067599" table:style-name="ce13">
            <text:p>217.4524982</text:p>
          </table:table-cell>
          <table:table-cell office:value-type="float" office:value="450" table:style-name="ce13">
            <text:p>450</text:p>
          </table:table-cell>
          <table:table-cell office:value-type="float" office:value="1556" table:style-name="ce34">
            <text:p>1556</text:p>
          </table:table-cell>
          <table:table-cell office:value-type="float" office:value="1048" table:style-name="ce34">
            <text:p>1048</text:p>
          </table:table-cell>
          <table:table-cell office:value-type="float" office:value="286" table:style-name="ce34">
            <text:p>286</text:p>
          </table:table-cell>
          <table:table-cell office:value-type="float" office:value="164" table:style-name="ce34">
            <text:p>164</text:p>
          </table:table-cell>
          <table:table-cell office:value-type="float" office:value="-23642" table:style-name="ce34">
            <text:p>-23642</text:p>
          </table:table-cell>
          <table:table-cell office:value-type="float" office:value="0" table:style-name="ce34">
            <text:p>0</text:p>
          </table:table-cell>
          <table:table-cell office:value-type="float" office:value="25198" table:style-name="ce34">
            <text:p>25198</text:p>
          </table:table-cell>
          <table:table-cell office:value-type="float" office:value="248" table:style-name="ce34">
            <text:p>248</text:p>
          </table:table-cell>
          <table:table-cell office:value-type="float" office:value="352" table:style-name="ce34">
            <text:p>352</text:p>
          </table:table-cell>
          <table:table-cell office:value-type="float" office:value="190" table:style-name="ce34">
            <text:p>190</text:p>
          </table:table-cell>
          <table:table-cell office:value-type="float" office:value="258" table:style-name="ce34">
            <text:p>258</text:p>
          </table:table-cell>
          <table:table-cell office:value-type="float" office:value="83.373358348968097" table:style-name="ce13">
            <text:p>83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1.47642505278" table:style-name="ce13">
            <text:p>111.4764251</text:p>
          </table:table-cell>
          <table:table-cell office:value-type="float" office:value="31.532723434201198" table:style-name="ce13">
            <text:p>31.53272343</text:p>
          </table:table-cell>
          <table:table-cell office:value-type="float" office:value="72.491203377902906" table:style-name="ce13">
            <text:p>72.49120338</text:p>
          </table:table-cell>
          <table:table-cell office:value-type="float" office:value="40.547501759324398" table:style-name="ce13">
            <text:p>40.54750176</text:p>
          </table:table-cell>
          <table:table-cell office:value-type="float" office:value="83.373358348968097" table:style-name="ce13">
            <text:p>83.37335835</text:p>
          </table:table-cell>
          <table:table-cell office:value-type="float" office:value="6.62664165103189" table:style-name="ce13">
            <text:p>6.62664165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1.47642505278" table:style-name="ce13">
            <text:p>111.4764251</text:p>
          </table:table-cell>
          <table:table-cell office:value-type="float" office:value="31.532723434201198" table:style-name="ce13">
            <text:p>31.53272343</text:p>
          </table:table-cell>
          <table:table-cell office:value-type="float" office:value="72.491203377902906" table:style-name="ce13">
            <text:p>72.49120338</text:p>
          </table:table-cell>
          <table:table-cell office:value-type="float" office:value="40.547501759324398" table:style-name="ce13">
            <text:p>40.5475017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4.05" table:style-name="ce13">
            <text:p>14.05</text:p>
          </table:table-cell>
          <table:table-cell office:value-type="float" office:value="14.21" table:style-name="ce13">
            <text:p>14.21</text:p>
          </table:table-cell>
          <table:table-cell office:value-type="float" office:value="96.626641651031903" table:style-name="ce13">
            <text:p>96.62664165</text:p>
          </table:table-cell>
          <table:table-cell office:value-type="float" office:value="173.373358348968" table:style-name="ce13">
            <text:p>173.373358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8.523574947220297" table:style-name="ce13">
            <text:p>68.52357495</text:p>
          </table:table-cell>
          <table:table-cell office:value-type="float" office:value="148.46727656579901" table:style-name="ce13">
            <text:p>148.4672766</text:p>
          </table:table-cell>
          <table:table-cell office:value-type="float" office:value="107.50879662209699" table:style-name="ce13">
            <text:p>107.5087966</text:p>
          </table:table-cell>
          <table:table-cell office:value-type="float" office:value="139.45249824067599" table:style-name="ce13">
            <text:p>139.4524982</text:p>
          </table:table-cell>
          <table:table-cell office:value-type="float" office:value="733.95214637579204" table:style-name="ce13">
            <text:p>733.9521464</text:p>
          </table:table-cell>
          <table:table-cell office:value-type="float" office:value="3054" table:style-name="ce34">
            <text:p>3054</text:p>
          </table:table-cell>
          <table:table-cell office:value-type="float" office:value="145.38310412573699" table:style-name="ce13">
            <text:p>145.3831041</text:p>
          </table:table-cell>
          <table:table-cell office:value-type="float" office:value="840.65638769565101" table:style-name="ce13">
            <text:p>840.6563877</text:p>
          </table:table-cell>
          <table:table-cell office:value-type="float" office:value="521.94007911583697" table:style-name="ce13">
            <text:p>521.9400791</text:p>
          </table:table-cell>
          <table:table-cell office:value-type="float" office:value="52.194007911583697" table:style-name="ce14">
            <text:p>52</text:p>
          </table:table-cell>
          <table:table-cell table:number-columns-repeated="16298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33.000S" table:style-name="ce35">
            <text:p>06:17:33</text:p>
          </table:table-cell>
          <table:table-cell office:value-type="time" office:time-value="PT6H20M41.000S" table:style-name="ce35">
            <text:p>06:20:41</text:p>
          </table:table-cell>
          <table:table-cell office:value-type="time" office:time-value="PT6H22M55.000S" table:style-name="ce35">
            <text:p>06:22:55</text:p>
          </table:table-cell>
          <table:table-cell office:value-type="time" office:time-value="PT6H27M21.000S" table:style-name="ce35">
            <text:p>06:27:21</text:p>
          </table:table-cell>
          <table:table-cell office:value-type="time" office:time-value="PT6H36M31.000S" table:style-name="ce35">
            <text:p>06:36:31</text:p>
          </table:table-cell>
          <table:table-cell office:value-type="time" office:time-value="PT6H42M49.000S" table:style-name="ce35">
            <text:p>06:42:49</text:p>
          </table:table-cell>
          <table:table-cell office:value-type="time" office:time-value="PT6H45M55.000S" table:style-name="ce35">
            <text:p>06:45:55</text:p>
          </table:table-cell>
          <table:table-cell office:value-type="time" office:time-value="PT6H50M59.000S" table:style-name="ce35">
            <text:p>06:50:59</text:p>
          </table:table-cell>
          <table:table-cell office:value-type="time" office:time-value="PT6H53M55.000S" table:style-name="ce35">
            <text:p>06:53:55</text:p>
          </table:table-cell>
          <table:table-cell office:value-type="time" office:time-value="PT6H57M19.000S" table:style-name="ce35">
            <text:p>06:57:19</text:p>
          </table:table-cell>
          <table:table-cell office:value-type="float" office:value="279" table:style-name="ce15">
            <text:p>279</text:p>
          </table:table-cell>
          <table:table-cell office:value-type="float" office:value="984" table:style-name="ce15">
            <text:p>984</text:p>
          </table:table-cell>
          <table:table-cell office:value-type="float" office:value="775" table:style-name="ce15">
            <text:p>775</text:p>
          </table:table-cell>
          <table:table-cell office:value-type="float" office:value="157.03564727955001" table:style-name="ce13">
            <text:p>157.0356473</text:p>
          </table:table-cell>
          <table:table-cell office:value-type="float" office:value="121.96435272044999" table:style-name="ce13">
            <text:p>121.9643527</text:p>
          </table:table-cell>
          <table:table-cell office:value-type="float" office:value="327.41637010676197" table:style-name="ce13">
            <text:p>327.4163701</text:p>
          </table:table-cell>
          <table:table-cell office:value-type="float" office:value="413.79359430605001" table:style-name="ce13">
            <text:p>413.7935943</text:p>
          </table:table-cell>
          <table:table-cell office:value-type="float" office:value="242.79003558718901" table:style-name="ce13">
            <text:p>242.7900356</text:p>
          </table:table-cell>
          <table:table-cell office:value-type="float" office:value="105.805770584096" table:style-name="ce13">
            <text:p>105.8057706</text:p>
          </table:table-cell>
          <table:table-cell office:value-type="float" office:value="297.23786066150598" table:style-name="ce13">
            <text:p>297.2378607</text:p>
          </table:table-cell>
          <table:table-cell office:value-type="float" office:value="203.43068261787499" table:style-name="ce13">
            <text:p>203.4306826</text:p>
          </table:table-cell>
          <table:table-cell office:value-type="float" office:value="168.525686136524" table:style-name="ce13">
            <text:p>168.5256861</text:p>
          </table:table-cell>
          <table:table-cell office:value-type="float" office:value="322" table:style-name="ce13">
            <text:p>322</text:p>
          </table:table-cell>
          <table:table-cell office:value-type="float" office:value="1194" table:style-name="ce34">
            <text:p>1194</text:p>
          </table:table-cell>
          <table:table-cell office:value-type="float" office:value="870" table:style-name="ce34">
            <text:p>870</text:p>
          </table:table-cell>
          <table:table-cell office:value-type="float" office:value="188" table:style-name="ce34">
            <text:p>188</text:p>
          </table:table-cell>
          <table:table-cell office:value-type="float" office:value="134" table:style-name="ce34">
            <text:p>134</text:p>
          </table:table-cell>
          <table:table-cell office:value-type="float" office:value="266" table:style-name="ce34">
            <text:p>266</text:p>
          </table:table-cell>
          <table:table-cell office:value-type="float" office:value="550" table:style-name="ce34">
            <text:p>550</text:p>
          </table:table-cell>
          <table:table-cell office:value-type="float" office:value="378" table:style-name="ce34">
            <text:p>378</text:p>
          </table:table-cell>
          <table:table-cell office:value-type="float" office:value="186" table:style-name="ce34">
            <text:p>186</text:p>
          </table:table-cell>
          <table:table-cell office:value-type="float" office:value="304" table:style-name="ce34">
            <text:p>304</text:p>
          </table:table-cell>
          <table:table-cell office:value-type="float" office:value="176" table:style-name="ce34">
            <text:p>176</text:p>
          </table:table-cell>
          <table:table-cell office:value-type="float" office:value="204" table:style-name="ce34">
            <text:p>204</text:p>
          </table:table-cell>
          <table:table-cell office:value-type="float" office:value="30.9643527204503" table:style-name="ce13">
            <text:p>30.96435272</text:p>
          </table:table-cell>
          <table:table-cell office:value-type="float" office:value="12.0356472795497" table:style-name="ce13">
            <text:p>12.03564728</text:p>
          </table:table-cell>
          <table:table-cell office:value-type="float" office:value="61.416370106761597" table:style-name="ce13">
            <text:p>61.41637011</text:p>
          </table:table-cell>
          <table:table-cell office:value-type="float" office:value="136.20640569394999" table:style-name="ce13">
            <text:p>136.2064057</text:p>
          </table:table-cell>
          <table:table-cell office:value-type="float" office:value="135.20996441281099" table:style-name="ce13">
            <text:p>135.2099644</text:p>
          </table:table-cell>
          <table:table-cell office:value-type="float" office:value="80.194229415904303" table:style-name="ce13">
            <text:p>80.19422942</text:p>
          </table:table-cell>
          <table:table-cell office:value-type="float" office:value="6.7621393384940198" table:style-name="ce13">
            <text:p>6.762139338</text:p>
          </table:table-cell>
          <table:table-cell office:value-type="float" office:value="27.430682617874702" table:style-name="ce13">
            <text:p>27.43068262</text:p>
          </table:table-cell>
          <table:table-cell office:value-type="float" office:value="35.474313863476397" table:style-name="ce13">
            <text:p>35.47431386</text:p>
          </table:table-cell>
          <table:table-cell office:value-type="float" office:value="30.9643527204503" table:style-name="ce13">
            <text:p>30.96435272</text:p>
          </table:table-cell>
          <table:table-cell office:value-type="float" office:value="12.0356472795497" table:style-name="ce13">
            <text:p>12.03564728</text:p>
          </table:table-cell>
          <table:table-cell office:value-type="float" office:value="61.416370106761597" table:style-name="ce13">
            <text:p>61.41637011</text:p>
          </table:table-cell>
          <table:table-cell office:value-type="float" office:value="136.20640569394999" table:style-name="ce13">
            <text:p>136.2064057</text:p>
          </table:table-cell>
          <table:table-cell office:value-type="float" office:value="135.20996441281099" table:style-name="ce13">
            <text:p>135.2099644</text:p>
          </table:table-cell>
          <table:table-cell office:value-type="float" office:value="80.194229415904303" table:style-name="ce13">
            <text:p>80.19422942</text:p>
          </table:table-cell>
          <table:table-cell office:value-type="float" office:value="6.7621393384940198" table:style-name="ce13">
            <text:p>6.762139338</text:p>
          </table:table-cell>
          <table:table-cell office:value-type="float" office:value="27.430682617874702" table:style-name="ce13">
            <text:p>27.43068262</text:p>
          </table:table-cell>
          <table:table-cell office:value-type="float" office:value="35.474313863476397" table:style-name="ce13">
            <text:p>35.47431386</text:p>
          </table:table-cell>
          <table:table-cell office:value-type="float" office:value="19.1039426523297" table:style-name="ce13">
            <text:p>19.10394265</text:p>
          </table:table-cell>
          <table:table-cell office:value-type="float" office:value="17.134146341463399" table:style-name="ce13">
            <text:p>17.13414634</text:p>
          </table:table-cell>
          <table:table-cell office:value-type="float" office:value="18.3354838709677" table:style-name="ce13">
            <text:p>18.33548387</text:p>
          </table:table-cell>
          <table:table-cell office:value-type="float" office:value="149.03564727955001" table:style-name="ce13">
            <text:p>149.0356473</text:p>
          </table:table-cell>
          <table:table-cell office:value-type="float" office:value="167.96435272044999" table:style-name="ce13">
            <text:p>167.9643527</text:p>
          </table:table-cell>
          <table:table-cell office:value-type="float" office:value="118.583629893238" table:style-name="ce13">
            <text:p>118.5836299</text:p>
          </table:table-cell>
          <table:table-cell office:value-type="float" office:value="43.793594306049798" table:style-name="ce13">
            <text:p>43.79359431</text:p>
          </table:table-cell>
          <table:table-cell office:value-type="float" office:value="44.790035587188598" table:style-name="ce13">
            <text:p>44.79003559</text:p>
          </table:table-cell>
          <table:table-cell office:value-type="float" office:value="99.805770584095697" table:style-name="ce13">
            <text:p>99.80577058</text:p>
          </table:table-cell>
          <table:table-cell office:value-type="float" office:value="173.23786066150601" table:style-name="ce13">
            <text:p>173.2378607</text:p>
          </table:table-cell>
          <table:table-cell office:value-type="float" office:value="152.56931738212501" table:style-name="ce13">
            <text:p>152.5693174</text:p>
          </table:table-cell>
          <table:table-cell office:value-type="float" office:value="144.525686136524" table:style-name="ce13">
            <text:p>144.5256861</text:p>
          </table:table-cell>
          <table:table-cell office:value-type="float" office:value="1094.30589455073" table:style-name="ce13">
            <text:p>1094.305895</text:p>
          </table:table-cell>
          <table:table-cell office:value-type="float" office:value="2386" table:style-name="ce34">
            <text:p>2386</text:p>
          </table:table-cell>
          <table:table-cell office:value-type="float" office:value="186.085498742666" table:style-name="ce13">
            <text:p>186.0854987</text:p>
          </table:table-cell>
          <table:table-cell office:value-type="float" office:value="1297.9403527152399" table:style-name="ce13">
            <text:p>1297.940353</text:p>
          </table:table-cell>
          <table:table-cell office:value-type="float" office:value="805.85492515057194" table:style-name="ce13">
            <text:p>805.8549252</text:p>
          </table:table-cell>
          <table:table-cell office:value-type="float" office:value="80.585492515057197" table:style-name="ce14">
            <text:p>81</text:p>
          </table:table-cell>
          <table:table-cell table:number-columns-repeated="1629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2M13.000S" table:style-name="ce35">
            <text:p>06:12:13</text:p>
          </table:table-cell>
          <table:table-cell office:value-type="time" office:time-value="PT6H17M3.000S" table:style-name="ce35">
            <text:p>06:17:03</text:p>
          </table:table-cell>
          <table:table-cell office:value-type="time" office:time-value="PT6H20M39.000S" table:style-name="ce35">
            <text:p>06:20:39</text:p>
          </table:table-cell>
          <table:table-cell office:value-type="time" office:time-value="PT6H24M59.000S" table:style-name="ce35">
            <text:p>06:24:59</text:p>
          </table:table-cell>
          <table:table-cell office:value-type="time" office:time-value="PT6H34M3.000S" table:style-name="ce35">
            <text:p>06:34:03</text:p>
          </table:table-cell>
          <table:table-cell office:value-type="time" office:time-value="PT6H40M59.000S" table:style-name="ce35">
            <text:p>06:40:59</text:p>
          </table:table-cell>
          <table:table-cell office:value-type="time" office:time-value="PT6H45M47.000S" table:style-name="ce35">
            <text:p>06:45:47</text:p>
          </table:table-cell>
          <table:table-cell office:value-type="time" office:time-value="PT6H52M7.000S" table:style-name="ce35">
            <text:p>06:52:07</text:p>
          </table:table-cell>
          <table:table-cell office:value-type="time" office:time-value="PT6H55M15.000S" table:style-name="ce35">
            <text:p>06:55:15</text:p>
          </table:table-cell>
          <table:table-cell office:value-type="time" office:time-value="PT6H59M27.000S" table:style-name="ce35">
            <text:p>06:59:27</text:p>
          </table:table-cell>
          <table:table-cell office:value-type="float" office:value="360" table:style-name="ce15">
            <text:p>360</text:p>
          </table:table-cell>
          <table:table-cell office:value-type="float" office:value="1260" table:style-name="ce15">
            <text:p>1260</text:p>
          </table:table-cell>
          <table:table-cell office:value-type="float" office:value="1140" table:style-name="ce15">
            <text:p>114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419.25266903914599" table:style-name="ce13">
            <text:p>419.252669</text:p>
          </table:table-cell>
          <table:table-cell office:value-type="float" office:value="529.85765124555201" table:style-name="ce13">
            <text:p>529.8576512</text:p>
          </table:table-cell>
          <table:table-cell office:value-type="float" office:value="310.88967971530201" table:style-name="ce13">
            <text:p>310.8896797</text:p>
          </table:table-cell>
          <table:table-cell office:value-type="float" office:value="155.63687543983099" table:style-name="ce13">
            <text:p>155.6368754</text:p>
          </table:table-cell>
          <table:table-cell office:value-type="float" office:value="437.22730471498897" table:style-name="ce13">
            <text:p>437.2273047</text:p>
          </table:table-cell>
          <table:table-cell office:value-type="float" office:value="299.23997185080901" table:style-name="ce13">
            <text:p>299.2399719</text:p>
          </table:table-cell>
          <table:table-cell office:value-type="float" office:value="247.89584799437" table:style-name="ce13">
            <text:p>247.895848</text:p>
          </table:table-cell>
          <table:table-cell office:value-type="float" office:value="506" table:style-name="ce13">
            <text:p>506</text:p>
          </table:table-cell>
          <table:table-cell office:value-type="float" office:value="1220" table:style-name="ce34">
            <text:p>1220</text:p>
          </table:table-cell>
          <table:table-cell office:value-type="float" office:value="1108" table:style-name="ce34">
            <text:p>1108</text:p>
          </table:table-cell>
          <table:table-cell office:value-type="float" office:value="290" table:style-name="ce34">
            <text:p>290</text:p>
          </table:table-cell>
          <table:table-cell office:value-type="float" office:value="216" table:style-name="ce34">
            <text:p>216</text:p>
          </table:table-cell>
          <table:table-cell office:value-type="float" office:value="260" table:style-name="ce34">
            <text:p>260</text:p>
          </table:table-cell>
          <table:table-cell office:value-type="float" office:value="544" table:style-name="ce34">
            <text:p>544</text:p>
          </table:table-cell>
          <table:table-cell office:value-type="float" office:value="416" table:style-name="ce34">
            <text:p>416</text:p>
          </table:table-cell>
          <table:table-cell office:value-type="float" office:value="288" table:style-name="ce34">
            <text:p>288</text:p>
          </table:table-cell>
          <table:table-cell office:value-type="float" office:value="380" table:style-name="ce34">
            <text:p>380</text:p>
          </table:table-cell>
          <table:table-cell office:value-type="float" office:value="188" table:style-name="ce34">
            <text:p>188</text:p>
          </table:table-cell>
          <table:table-cell office:value-type="float" office:value="252" table:style-name="ce34">
            <text:p>252</text:p>
          </table:table-cell>
          <table:table-cell office:value-type="float" office:value="87.373358348968097" table:style-name="ce13">
            <text:p>87.37335835</text:p>
          </table:table-cell>
          <table:table-cell office:value-type="float" office:value="58.626641651031903" table:style-name="ce13">
            <text:p>58.62664165</text:p>
          </table:table-cell>
          <table:table-cell office:value-type="float" office:value="159.25266903914601" table:style-name="ce13">
            <text:p>159.252669</text:p>
          </table:table-cell>
          <table:table-cell office:value-type="float" office:value="14.142348754448401" table:style-name="ce13">
            <text:p>14.14234875</text:p>
          </table:table-cell>
          <table:table-cell office:value-type="float" office:value="105.11032028469801" table:style-name="ce13">
            <text:p>105.1103203</text:p>
          </table:table-cell>
          <table:table-cell office:value-type="float" office:value="132.36312456016901" table:style-name="ce13">
            <text:p>132.3631246</text:p>
          </table:table-cell>
          <table:table-cell office:value-type="float" office:value="57.227304714989401" table:style-name="ce13">
            <text:p>57.22730471</text:p>
          </table:table-cell>
          <table:table-cell office:value-type="float" office:value="111.239971850809" table:style-name="ce13">
            <text:p>111.2399719</text:p>
          </table:table-cell>
          <table:table-cell office:value-type="float" office:value="4.1041520056298602" table:style-name="ce13">
            <text:p>4.104152006</text:p>
          </table:table-cell>
          <table:table-cell office:value-type="float" office:value="87.373358348968097" table:style-name="ce13">
            <text:p>87.37335835</text:p>
          </table:table-cell>
          <table:table-cell office:value-type="float" office:value="58.626641651031903" table:style-name="ce13">
            <text:p>58.62664165</text:p>
          </table:table-cell>
          <table:table-cell office:value-type="float" office:value="159.25266903914601" table:style-name="ce13">
            <text:p>159.252669</text:p>
          </table:table-cell>
          <table:table-cell office:value-type="float" office:value="14.142348754448401" table:style-name="ce13">
            <text:p>14.14234875</text:p>
          </table:table-cell>
          <table:table-cell office:value-type="float" office:value="105.11032028469801" table:style-name="ce13">
            <text:p>105.1103203</text:p>
          </table:table-cell>
          <table:table-cell office:value-type="float" office:value="132.36312456016901" table:style-name="ce13">
            <text:p>132.3631246</text:p>
          </table:table-cell>
          <table:table-cell office:value-type="float" office:value="57.227304714989401" table:style-name="ce13">
            <text:p>57.22730471</text:p>
          </table:table-cell>
          <table:table-cell office:value-type="float" office:value="111.239971850809" table:style-name="ce13">
            <text:p>111.2399719</text:p>
          </table:table-cell>
          <table:table-cell office:value-type="float" office:value="0" table:style-name="ce13">
            <text:p>0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3.380952380952399" table:style-name="ce13">
            <text:p>13.38095238</text:p>
          </table:table-cell>
          <table:table-cell office:value-type="float" office:value="12.4649122807018" table:style-name="ce13">
            <text:p>12.46491228</text:p>
          </table:table-cell>
          <table:table-cell office:value-type="float" office:value="92.626641651031903" table:style-name="ce13">
            <text:p>92.62664165</text:p>
          </table:table-cell>
          <table:table-cell office:value-type="float" office:value="121.373358348968" table:style-name="ce13">
            <text:p>121.3733583</text:p>
          </table:table-cell>
          <table:table-cell office:value-type="float" office:value="20.7473309608541" table:style-name="ce13">
            <text:p>20.74733096</text:p>
          </table:table-cell>
          <table:table-cell office:value-type="float" office:value="165.85765124555201" table:style-name="ce13">
            <text:p>165.8576512</text:p>
          </table:table-cell>
          <table:table-cell office:value-type="float" office:value="74.889679715302506" table:style-name="ce13">
            <text:p>74.88967972</text:p>
          </table:table-cell>
          <table:table-cell office:value-type="float" office:value="47.636875439831101" table:style-name="ce13">
            <text:p>47.63687544</text:p>
          </table:table-cell>
          <table:table-cell office:value-type="float" office:value="122.772695285011" table:style-name="ce13">
            <text:p>122.7726953</text:p>
          </table:table-cell>
          <table:table-cell office:value-type="float" office:value="68.760028149190703" table:style-name="ce13">
            <text:p>68.76002815</text:p>
          </table:table-cell>
          <table:table-cell office:value-type="float" office:value="180" table:style-name="ce13">
            <text:p>180</text:p>
          </table:table-cell>
          <table:table-cell office:value-type="float" office:value="894.66426079574103" table:style-name="ce13">
            <text:p>894.6642608</text:p>
          </table:table-cell>
          <table:table-cell office:value-type="float" office:value="2834" table:style-name="ce34">
            <text:p>2834</text:p>
          </table:table-cell>
          <table:table-cell office:value-type="float" office:value="156.66901905434" table:style-name="ce13">
            <text:p>156.6690191</text:p>
          </table:table-cell>
          <table:table-cell office:value-type="float" office:value="1034.8304329175901" table:style-name="ce13">
            <text:p>1034.830433</text:p>
          </table:table-cell>
          <table:table-cell office:value-type="float" office:value="642.49732225198295" table:style-name="ce13">
            <text:p>642.4973223</text:p>
          </table:table-cell>
          <table:table-cell office:value-type="float" office:value="64.249732225198301" table:style-name="ce14">
            <text:p>64</text:p>
          </table:table-cell>
          <table:table-cell table:number-columns-repeated="1629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7.000S" table:style-name="ce35">
            <text:p>06:17:07</text:p>
          </table:table-cell>
          <table:table-cell office:value-type="time" office:time-value="PT6H21M5.000S" table:style-name="ce35">
            <text:p>06:21:05</text:p>
          </table:table-cell>
          <table:table-cell office:value-type="time" office:time-value="PT6H24M9.000S" table:style-name="ce35">
            <text:p>06:24:09</text:p>
          </table:table-cell>
          <table:table-cell office:value-type="time" office:time-value="PT6H29M1.000S" table:style-name="ce35">
            <text:p>06:29:01</text:p>
          </table:table-cell>
          <table:table-cell office:value-type="time" office:time-value="PT6H38M13.000S" table:style-name="ce35">
            <text:p>06:38:13</text:p>
          </table:table-cell>
          <table:table-cell office:value-type="time" office:time-value="PT6H45M33.000S" table:style-name="ce35">
            <text:p>06:45:33</text:p>
          </table:table-cell>
          <table:table-cell office:value-type="time" office:time-value="PT6H49M33.000S" table:style-name="ce35">
            <text:p>06:49:33</text:p>
          </table:table-cell>
          <table:table-cell office:value-type="time" office:time-value="PT6H56M9.000S" table:style-name="ce35">
            <text:p>06:56:09</text:p>
          </table:table-cell>
          <table:table-cell office:value-type="time" office:time-value="PT6H59M27.000S" table:style-name="ce35">
            <text:p>06:59:27</text:p>
          </table:table-cell>
          <table:table-cell office:value-type="time" office:time-value="PT7H3M57.000S" table:style-name="ce35">
            <text:p>07:03:5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422" table:style-name="ce13">
            <text:p>422</text:p>
          </table:table-cell>
          <table:table-cell office:value-type="float" office:value="1284" table:style-name="ce34">
            <text:p>1284</text:p>
          </table:table-cell>
          <table:table-cell office:value-type="float" office:value="1104" table:style-name="ce34">
            <text:p>1104</text:p>
          </table:table-cell>
          <table:table-cell office:value-type="float" office:value="238" table:style-name="ce34">
            <text:p>238</text:p>
          </table:table-cell>
          <table:table-cell office:value-type="float" office:value="184" table:style-name="ce34">
            <text:p>184</text:p>
          </table:table-cell>
          <table:table-cell office:value-type="float" office:value="292" table:style-name="ce34">
            <text:p>292</text:p>
          </table:table-cell>
          <table:table-cell office:value-type="float" office:value="552" table:style-name="ce34">
            <text:p>552</text:p>
          </table:table-cell>
          <table:table-cell office:value-type="float" office:value="440" table:style-name="ce34">
            <text:p>440</text:p>
          </table:table-cell>
          <table:table-cell office:value-type="float" office:value="240" table:style-name="ce34">
            <text:p>240</text:p>
          </table:table-cell>
          <table:table-cell office:value-type="float" office:value="396" table:style-name="ce34">
            <text:p>396</text:p>
          </table:table-cell>
          <table:table-cell office:value-type="float" office:value="198" table:style-name="ce34">
            <text:p>198</text:p>
          </table:table-cell>
          <table:table-cell office:value-type="float" office:value="270" table:style-name="ce34">
            <text:p>27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2810" table:style-name="ce34">
            <text:p>2810</text:p>
          </table:table-cell>
          <table:table-cell office:value-type="float" office:value="158.007117437722" table:style-name="ce13">
            <text:p>158.0071174</text:p>
          </table:table-cell>
          <table:table-cell office:value-type="float" office:value="158.01" table:style-name="ce13">
            <text:p>158.01</text:p>
          </table:table-cell>
          <table:table-cell office:value-type="float" office:value="98.103997195761806" table:style-name="ce13">
            <text:p>98.1039972</text:p>
          </table:table-cell>
          <table:table-cell office:value-type="float" office:value="9.8103997195761803" table:style-name="ce14">
            <text:p>10</text:p>
          </table:table-cell>
          <table:table-cell table:number-columns-repeated="16298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20" table:style-name="ce15">
            <text:p>420</text:p>
          </table:table-cell>
          <table:table-cell office:value-type="float" office:value="1500" table:style-name="ce15">
            <text:p>1500</text:p>
          </table:table-cell>
          <table:table-cell office:value-type="float" office:value="1380" table:style-name="ce15">
            <text:p>138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99.11032028469702" table:style-name="ce13">
            <text:p>499.1103203</text:p>
          </table:table-cell>
          <table:table-cell office:value-type="float" office:value="630.78291814946601" table:style-name="ce13">
            <text:p>630.7829181</text:p>
          </table:table-cell>
          <table:table-cell office:value-type="float" office:value="370.106761565836" table:style-name="ce13">
            <text:p>370.1067616</text:p>
          </table:table-cell>
          <table:table-cell office:value-type="float" office:value="188.402533427164" table:style-name="ce13">
            <text:p>188.4025334</text:p>
          </table:table-cell>
          <table:table-cell office:value-type="float" office:value="529.27515833919801" table:style-name="ce13">
            <text:p>529.2751583</text:p>
          </table:table-cell>
          <table:table-cell office:value-type="float" office:value="362.23786066150598" table:style-name="ce13">
            <text:p>362.2378607</text:p>
          </table:table-cell>
          <table:table-cell office:value-type="float" office:value="300.08444757213198" table:style-name="ce13">
            <text:p>300.084447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99.11032028469702" table:style-name="ce13">
            <text:p>499.1103203</text:p>
          </table:table-cell>
          <table:table-cell office:value-type="float" office:value="630.78291814946601" table:style-name="ce13">
            <text:p>630.7829181</text:p>
          </table:table-cell>
          <table:table-cell office:value-type="float" office:value="370.106761565836" table:style-name="ce13">
            <text:p>370.1067616</text:p>
          </table:table-cell>
          <table:table-cell office:value-type="float" office:value="188.402533427164" table:style-name="ce13">
            <text:p>188.4025334</text:p>
          </table:table-cell>
          <table:table-cell office:value-type="float" office:value="529.27515833919801" table:style-name="ce13">
            <text:p>529.2751583</text:p>
          </table:table-cell>
          <table:table-cell office:value-type="float" office:value="362.23786066150598" table:style-name="ce13">
            <text:p>362.2378607</text:p>
          </table:table-cell>
          <table:table-cell office:value-type="float" office:value="300.08444757213198" table:style-name="ce13">
            <text:p>300.08444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2.6904761904762" table:style-name="ce13">
            <text:p>12.69047619</text:p>
          </table:table-cell>
          <table:table-cell office:value-type="float" office:value="11.24" table:style-name="ce13">
            <text:p>11.24</text:p>
          </table:table-cell>
          <table:table-cell office:value-type="float" office:value="10.2971014492754" table:style-name="ce13">
            <text:p>10.29710145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7M44.000S" table:style-name="ce35">
            <text:p>06:07:44</text:p>
          </table:table-cell>
          <table:table-cell office:value-type="time" office:time-value="PT6H12M26.000S" table:style-name="ce35">
            <text:p>06:12:26</text:p>
          </table:table-cell>
          <table:table-cell office:value-type="time" office:time-value="PT6H15M44.000S" table:style-name="ce35">
            <text:p>06:15:44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45M12.000S" table:style-name="ce35">
            <text:p>06:45:1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time" office:time-value="PT7H8M46.000S" table:style-name="ce35">
            <text:p>07:08:46</text:p>
          </table:table-cell>
          <table:table-cell office:value-type="float" office:value="720" table:style-name="ce15">
            <text:p>720</text:p>
          </table:table-cell>
          <table:table-cell office:value-type="float" office:value="1620" table:style-name="ce15">
            <text:p>1620</text:p>
          </table:table-cell>
          <table:table-cell office:value-type="float" office:value="1200" table:style-name="ce15">
            <text:p>1200</text:p>
          </table:table-cell>
          <table:table-cell office:value-type="float" office:value="405.25328330206401" table:style-name="ce13">
            <text:p>405.2532833</text:p>
          </table:table-cell>
          <table:table-cell office:value-type="float" office:value="314.74671669793599" table:style-name="ce13">
            <text:p>314.7467167</text:p>
          </table:table-cell>
          <table:table-cell office:value-type="float" office:value="539.03914590747297" table:style-name="ce13">
            <text:p>539.0391459</text:p>
          </table:table-cell>
          <table:table-cell office:value-type="float" office:value="681.24555160142404" table:style-name="ce13">
            <text:p>681.2455516</text:p>
          </table:table-cell>
          <table:table-cell office:value-type="float" office:value="399.71530249110299" table:style-name="ce13">
            <text:p>399.7153025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80" table:style-name="ce13">
            <text:p>480</text:p>
          </table:table-cell>
          <table:table-cell office:value-type="float" office:value="1768" table:style-name="ce34">
            <text:p>1768</text:p>
          </table:table-cell>
          <table:table-cell office:value-type="float" office:value="1414" table:style-name="ce34">
            <text:p>1414</text:p>
          </table:table-cell>
          <table:table-cell office:value-type="float" office:value="282" table:style-name="ce34">
            <text:p>282</text:p>
          </table:table-cell>
          <table:table-cell office:value-type="float" office:value="198" table:style-name="ce34">
            <text:p>198</text:p>
          </table:table-cell>
          <table:table-cell office:value-type="float" office:value="-22544" table:style-name="ce34">
            <text:p>-22544</text:p>
          </table:table-cell>
          <table:table-cell office:value-type="float" office:value="0" table:style-name="ce34">
            <text:p>0</text:p>
          </table:table-cell>
          <table:table-cell office:value-type="float" office:value="24312" table:style-name="ce34">
            <text:p>24312</text:p>
          </table:table-cell>
          <table:table-cell office:value-type="float" office:value="-24312" table:style-name="ce34">
            <text:p>-2431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5726" table:style-name="ce34">
            <text:p>25726</text:p>
          </table:table-cell>
          <table:table-cell office:value-type="float" office:value="123.25328330206401" table:style-name="ce13">
            <text:p>123.2532833</text:p>
          </table:table-cell>
          <table:table-cell office:value-type="float" office:value="116.74671669793599" table:style-name="ce13">
            <text:p>116.7467167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5465.0570021112" table:style-name="ce13">
            <text:p>25465.057</text:p>
          </table:table-cell>
          <table:table-cell office:value-type="float" office:value="123.25328330206401" table:style-name="ce13">
            <text:p>123.2532833</text:p>
          </table:table-cell>
          <table:table-cell office:value-type="float" office:value="116.74671669793599" table:style-name="ce13">
            <text:p>116.7467167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7.4027777777777803" table:style-name="ce13">
            <text:p>7.402777778</text:p>
          </table:table-cell>
          <table:table-cell office:value-type="float" office:value="10.407407407407399" table:style-name="ce13">
            <text:p>10.40740741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56.746716697936201" table:style-name="ce13">
            <text:p>56.7467167</text:p>
          </table:table-cell>
          <table:table-cell office:value-type="float" office:value="63.253283302063799" table:style-name="ce13">
            <text:p>63.253283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0" table:style-name="ce13">
            <text:p>30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00" table:style-name="ce13">
            <text:p>300</text:p>
          </table:table-cell>
          <table:table-cell office:value-type="float" office:value="186.26162368665601" table:style-name="ce13">
            <text:p>186.2616237</text:p>
          </table:table-cell>
          <table:table-cell office:value-type="float" office:value="18.6261623686656" table:style-name="ce14">
            <text:p>19</text:p>
          </table:table-cell>
          <table:table-cell table:number-columns-repeated="1629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1" table:style-name="ce13"/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2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40M47.000S" table:style-name="ce35">
            <text:p>06:40:47</text:p>
          </table:table-cell>
          <table:table-cell office:value-type="time" office:time-value="PT6H44M39.000S" table:style-name="ce35">
            <text:p>06:44:39</text:p>
          </table:table-cell>
          <table:table-cell office:value-type="time" office:time-value="PT6H47M15.000S" table:style-name="ce35">
            <text:p>06:47:15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7H9M5.000S" table:style-name="ce35">
            <text:p>07:09:05</text:p>
          </table:table-cell>
          <table:table-cell office:value-type="time" office:time-value="PT7H12M31.000S" table:style-name="ce35">
            <text:p>07:12:31</text:p>
          </table:table-cell>
          <table:table-cell office:value-type="time" office:time-value="PT7H17M51.000S" table:style-name="ce35">
            <text:p>07:17:51</text:p>
          </table:table-cell>
          <table:table-cell office:value-type="time" office:time-value="PT7H20M43.000S" table:style-name="ce35">
            <text:p>07:20:43</text:p>
          </table:table-cell>
          <table:table-cell office:value-type="time" office:time-value="PT7H24M37.000S" table:style-name="ce35">
            <text:p>07:24:37</text:p>
          </table:table-cell>
          <table:table-cell office:value-type="float" office:value="336" table:style-name="ce15">
            <text:p>336</text:p>
          </table:table-cell>
          <table:table-cell office:value-type="float" office:value="1090" table:style-name="ce15">
            <text:p>1090</text:p>
          </table:table-cell>
          <table:table-cell office:value-type="float" office:value="1030" table:style-name="ce15">
            <text:p>1030</text:p>
          </table:table-cell>
          <table:table-cell office:value-type="float" office:value="189.11819887429601" table:style-name="ce13">
            <text:p>189.1181989</text:p>
          </table:table-cell>
          <table:table-cell office:value-type="float" office:value="146.88180112570399" table:style-name="ce13">
            <text:p>146.8818011</text:p>
          </table:table-cell>
          <table:table-cell office:value-type="float" office:value="362.68683274021402" table:style-name="ce13">
            <text:p>362.6868327</text:p>
          </table:table-cell>
          <table:table-cell office:value-type="float" office:value="458.36892052194497" table:style-name="ce13">
            <text:p>458.3689205</text:p>
          </table:table-cell>
          <table:table-cell office:value-type="float" office:value="268.94424673784101" table:style-name="ce13">
            <text:p>268.9442467</text:p>
          </table:table-cell>
          <table:table-cell office:value-type="float" office:value="140.619282195637" table:style-name="ce13">
            <text:p>140.6192822</text:p>
          </table:table-cell>
          <table:table-cell office:value-type="float" office:value="395.038705137227" table:style-name="ce13">
            <text:p>395.0387051</text:p>
          </table:table-cell>
          <table:table-cell office:value-type="float" office:value="270.36593947924001" table:style-name="ce13">
            <text:p>270.3659395</text:p>
          </table:table-cell>
          <table:table-cell office:value-type="float" office:value="223.97607318789599" table:style-name="ce13">
            <text:p>223.9760732</text:p>
          </table:table-cell>
          <table:table-cell office:value-type="float" office:value="388" table:style-name="ce13">
            <text:p>388</text:p>
          </table:table-cell>
          <table:table-cell office:value-type="float" office:value="1310" table:style-name="ce34">
            <text:p>1310</text:p>
          </table:table-cell>
          <table:table-cell office:value-type="float" office:value="932" table:style-name="ce34">
            <text:p>932</text:p>
          </table:table-cell>
          <table:table-cell office:value-type="float" office:value="232" table:style-name="ce34">
            <text:p>232</text:p>
          </table:table-cell>
          <table:table-cell office:value-type="float" office:value="156" table:style-name="ce34">
            <text:p>156</text:p>
          </table:table-cell>
          <table:table-cell office:value-type="float" office:value="-24435" table:style-name="ce34">
            <text:p>-24435</text:p>
          </table:table-cell>
          <table:table-cell office:value-type="float" office:value="0" table:style-name="ce34">
            <text:p>0</text:p>
          </table:table-cell>
          <table:table-cell office:value-type="float" office:value="25745" table:style-name="ce34">
            <text:p>25745</text:p>
          </table:table-cell>
          <table:table-cell office:value-type="float" office:value="206" table:style-name="ce34">
            <text:p>206</text:p>
          </table:table-cell>
          <table:table-cell office:value-type="float" office:value="320" table:style-name="ce34">
            <text:p>320</text:p>
          </table:table-cell>
          <table:table-cell office:value-type="float" office:value="172" table:style-name="ce34">
            <text:p>172</text:p>
          </table:table-cell>
          <table:table-cell office:value-type="float" office:value="234" table:style-name="ce34">
            <text:p>234</text:p>
          </table:table-cell>
          <table:table-cell office:value-type="float" office:value="42.881801125703603" table:style-name="ce13">
            <text:p>42.88180113</text:p>
          </table:table-cell>
          <table:table-cell office:value-type="float" office:value="9.1181988742964393" table:style-name="ce13">
            <text:p>9.118198874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65.380717804363101" table:style-name="ce13">
            <text:p>65.3807178</text:p>
          </table:table-cell>
          <table:table-cell office:value-type="float" office:value="75.038705137227296" table:style-name="ce13">
            <text:p>75.03870514</text:p>
          </table:table-cell>
          <table:table-cell office:value-type="float" office:value="98.365939479239998" table:style-name="ce13">
            <text:p>98.36593948</text:p>
          </table:table-cell>
          <table:table-cell office:value-type="float" office:value="10.0239268121042" table:style-name="ce13">
            <text:p>10.02392681</text:p>
          </table:table-cell>
          <table:table-cell office:value-type="float" office:value="42.881801125703603" table:style-name="ce13">
            <text:p>42.88180113</text:p>
          </table:table-cell>
          <table:table-cell office:value-type="float" office:value="9.1181988742964393" table:style-name="ce13">
            <text:p>9.118198874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65.380717804363101" table:style-name="ce13">
            <text:p>65.3807178</text:p>
          </table:table-cell>
          <table:table-cell office:value-type="float" office:value="75.038705137227296" table:style-name="ce13">
            <text:p>75.03870514</text:p>
          </table:table-cell>
          <table:table-cell office:value-type="float" office:value="98.365939479239998" table:style-name="ce13">
            <text:p>98.36593948</text:p>
          </table:table-cell>
          <table:table-cell office:value-type="float" office:value="10.0239268121042" table:style-name="ce13">
            <text:p>10.02392681</text:p>
          </table:table-cell>
          <table:table-cell office:value-type="float" office:value="15.8630952380952" table:style-name="ce13">
            <text:p>15.86309524</text:p>
          </table:table-cell>
          <table:table-cell office:value-type="float" office:value="15.4678899082569" table:style-name="ce13">
            <text:p>15.46788991</text:p>
          </table:table-cell>
          <table:table-cell office:value-type="float" office:value="13.7961165048544" table:style-name="ce13">
            <text:p>13.7961165</text:p>
          </table:table-cell>
          <table:table-cell office:value-type="float" office:value="137.11819887429601" table:style-name="ce13">
            <text:p>137.1181989</text:p>
          </table:table-cell>
          <table:table-cell office:value-type="float" office:value="170.88180112570399" table:style-name="ce13">
            <text:p>170.881801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14.619282195637" table:style-name="ce13">
            <text:p>114.6192822</text:p>
          </table:table-cell>
          <table:table-cell office:value-type="float" office:value="104.961294862773" table:style-name="ce13">
            <text:p>104.9612949</text:p>
          </table:table-cell>
          <table:table-cell office:value-type="float" office:value="81.634060520760002" table:style-name="ce13">
            <text:p>81.63406052</text:p>
          </table:table-cell>
          <table:table-cell office:value-type="float" office:value="169.97607318789599" table:style-name="ce13">
            <text:p>169.9760732</text:p>
          </table:table-cell>
          <table:table-cell office:value-type="float" office:value="779.19071076706496" table:style-name="ce13">
            <text:p>779.1907108</text:p>
          </table:table-cell>
          <table:table-cell office:value-type="float" office:value="2630" table:style-name="ce37">
            <text:p>2630</text:p>
          </table:table-cell>
          <table:table-cell office:value-type="float" office:value="180.38022813688201" table:style-name="ce13">
            <text:p>180.3802281</text:p>
          </table:table-cell>
          <table:table-cell office:value-type="float" office:value="919.74130893736799" table:style-name="ce13">
            <text:p>919.7413089</text:p>
          </table:table-cell>
          <table:table-cell office:value-type="float" office:value="725.30149248190901" table:style-name="ce13">
            <text:p>725.3014925</text:p>
          </table:table-cell>
          <table:table-cell office:value-type="float" office:value="72.530149248190895" table:style-name="ce14">
            <text:p>73</text:p>
          </table:table-cell>
          <table:table-cell table:number-columns-repeated="1629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6M25.000S" table:style-name="ce35">
            <text:p>06:36:25</text:p>
          </table:table-cell>
          <table:table-cell office:value-type="time" office:time-value="PT6H39M33.000S" table:style-name="ce35">
            <text:p>06:39:33</text:p>
          </table:table-cell>
          <table:table-cell office:value-type="time" office:time-value="PT6H41M53.000S" table:style-name="ce35">
            <text:p>06:41:53</text:p>
          </table:table-cell>
          <table:table-cell office:value-type="time" office:time-value="PT6H46M1.000S" table:style-name="ce35">
            <text:p>06:46:01</text:p>
          </table:table-cell>
          <table:table-cell office:value-type="time" office:time-value="PT6H54M11.000S" table:style-name="ce35">
            <text:p>06:54:11</text:p>
          </table:table-cell>
          <table:table-cell office:value-type="time" office:time-value="PT7H0M37.000S" table:style-name="ce35">
            <text:p>07:00:37</text:p>
          </table:table-cell>
          <table:table-cell office:value-type="time" office:time-value="PT7H3M39.000S" table:style-name="ce35">
            <text:p>07:03:39</text:p>
          </table:table-cell>
          <table:table-cell office:value-type="time" office:time-value="PT7H8M33.000S" table:style-name="ce35">
            <text:p>07:08:33</text:p>
          </table:table-cell>
          <table:table-cell office:value-type="time" office:time-value="PT7H11M41.000S" table:style-name="ce35">
            <text:p>07:11:41</text:p>
          </table:table-cell>
          <table:table-cell office:value-type="time" office:time-value="PT7H15M57.000S" table:style-name="ce35">
            <text:p>07:15:57</text:p>
          </table:table-cell>
          <table:table-cell office:value-type="float" office:value="250" table:style-name="ce15">
            <text:p>250</text:p>
          </table:table-cell>
          <table:table-cell office:value-type="float" office:value="967" table:style-name="ce15">
            <text:p>967</text:p>
          </table:table-cell>
          <table:table-cell office:value-type="float" office:value="757" table:style-name="ce15">
            <text:p>757</text:p>
          </table:table-cell>
          <table:table-cell office:value-type="float" office:value="140.712945590994" table:style-name="ce13">
            <text:p>140.7129456</text:p>
          </table:table-cell>
          <table:table-cell office:value-type="float" office:value="109.287054409006" table:style-name="ce13">
            <text:p>109.2870544</text:p>
          </table:table-cell>
          <table:table-cell office:value-type="float" office:value="321.75978647686799" table:style-name="ce13">
            <text:p>321.7597865</text:p>
          </table:table-cell>
          <table:table-cell office:value-type="float" office:value="406.64472123368898" table:style-name="ce13">
            <text:p>406.6447212</text:p>
          </table:table-cell>
          <table:table-cell office:value-type="float" office:value="238.59549228944201" table:style-name="ce13">
            <text:p>238.5954923</text:p>
          </table:table-cell>
          <table:table-cell office:value-type="float" office:value="103.34834623504599" table:style-name="ce13">
            <text:p>103.3483462</text:p>
          </table:table-cell>
          <table:table-cell office:value-type="float" office:value="290.33427163968997" table:style-name="ce13">
            <text:p>290.3342716</text:p>
          </table:table-cell>
          <table:table-cell office:value-type="float" office:value="198.70584095707301" table:style-name="ce13">
            <text:p>198.705841</text:p>
          </table:table-cell>
          <table:table-cell office:value-type="float" office:value="164.611541168191" table:style-name="ce13">
            <text:p>164.6115412</text:p>
          </table:table-cell>
          <table:table-cell office:value-type="float" office:value="328" table:style-name="ce13">
            <text:p>328</text:p>
          </table:table-cell>
          <table:table-cell office:value-type="float" office:value="1124" table:style-name="ce34">
            <text:p>1124</text:p>
          </table:table-cell>
          <table:table-cell office:value-type="float" office:value="920" table:style-name="ce34">
            <text:p>920</text:p>
          </table:table-cell>
          <table:table-cell office:value-type="float" office:value="188" table:style-name="ce34">
            <text:p>188</text:p>
          </table:table-cell>
          <table:table-cell office:value-type="float" office:value="140" table:style-name="ce34">
            <text:p>140</text:p>
          </table:table-cell>
          <table:table-cell office:value-type="float" office:value="248" table:style-name="ce34">
            <text:p>248</text:p>
          </table:table-cell>
          <table:table-cell office:value-type="float" office:value="490" table:style-name="ce34">
            <text:p>490</text:p>
          </table:table-cell>
          <table:table-cell office:value-type="float" office:value="386" table:style-name="ce34">
            <text:p>386</text:p>
          </table:table-cell>
          <table:table-cell office:value-type="float" office:value="182" table:style-name="ce34">
            <text:p>182</text:p>
          </table:table-cell>
          <table:table-cell office:value-type="float" office:value="294" table:style-name="ce34">
            <text:p>294</text:p>
          </table:table-cell>
          <table:table-cell office:value-type="float" office:value="188" table:style-name="ce34">
            <text:p>188</text:p>
          </table:table-cell>
          <table:table-cell office:value-type="float" office:value="256" table:style-name="ce34">
            <text:p>256</text:p>
          </table:table-cell>
          <table:table-cell office:value-type="float" office:value="47.287054409005599" table:style-name="ce13">
            <text:p>47.28705441</text:p>
          </table:table-cell>
          <table:table-cell office:value-type="float" office:value="30.712945590994401" table:style-name="ce13">
            <text:p>30.71294559</text:p>
          </table:table-cell>
          <table:table-cell office:value-type="float" office:value="73.7597864768683" table:style-name="ce13">
            <text:p>73.75978648</text:p>
          </table:table-cell>
          <table:table-cell office:value-type="float" office:value="83.355278766310803" table:style-name="ce13">
            <text:p>83.35527877</text:p>
          </table:table-cell>
          <table:table-cell office:value-type="float" office:value="147.40450771055799" table:style-name="ce13">
            <text:p>147.4045077</text:p>
          </table:table-cell>
          <table:table-cell office:value-type="float" office:value="78.651653764954304" table:style-name="ce13">
            <text:p>78.65165376</text:p>
          </table:table-cell>
          <table:table-cell office:value-type="float" office:value="3.6657283603096298" table:style-name="ce13">
            <text:p>3.66572836</text:p>
          </table:table-cell>
          <table:table-cell office:value-type="float" office:value="10.7058409570725" table:style-name="ce13">
            <text:p>10.70584096</text:p>
          </table:table-cell>
          <table:table-cell office:value-type="float" office:value="91.388458831808606" table:style-name="ce13">
            <text:p>91.38845883</text:p>
          </table:table-cell>
          <table:table-cell office:value-type="float" office:value="47.287054409005599" table:style-name="ce13">
            <text:p>47.28705441</text:p>
          </table:table-cell>
          <table:table-cell office:value-type="float" office:value="30.712945590994401" table:style-name="ce13">
            <text:p>30.71294559</text:p>
          </table:table-cell>
          <table:table-cell office:value-type="float" office:value="73.7597864768683" table:style-name="ce13">
            <text:p>73.75978648</text:p>
          </table:table-cell>
          <table:table-cell office:value-type="float" office:value="83.355278766310803" table:style-name="ce13">
            <text:p>83.35527877</text:p>
          </table:table-cell>
          <table:table-cell office:value-type="float" office:value="147.40450771055799" table:style-name="ce13">
            <text:p>147.4045077</text:p>
          </table:table-cell>
          <table:table-cell office:value-type="float" office:value="78.651653764954304" table:style-name="ce13">
            <text:p>78.65165376</text:p>
          </table:table-cell>
          <table:table-cell office:value-type="float" office:value="0" table:style-name="ce13">
            <text:p>0</text:p>
          </table:table-cell>
          <table:table-cell office:value-type="float" office:value="10.7058409570725" table:style-name="ce13">
            <text:p>10.70584096</text:p>
          </table:table-cell>
          <table:table-cell office:value-type="float" office:value="91.388458831808606" table:style-name="ce13">
            <text:p>91.38845883</text:p>
          </table:table-cell>
          <table:table-cell office:value-type="float" office:value="21.32" table:style-name="ce13">
            <text:p>21.32</text:p>
          </table:table-cell>
          <table:table-cell office:value-type="float" office:value="17.435367114788001" table:style-name="ce13">
            <text:p>17.43536711</text:p>
          </table:table-cell>
          <table:table-cell office:value-type="float" office:value="18.7714663143989" table:style-name="ce13">
            <text:p>18.77146631</text:p>
          </table:table-cell>
          <table:table-cell office:value-type="float" office:value="132.712945590994" table:style-name="ce13">
            <text:p>132.7129456</text:p>
          </table:table-cell>
          <table:table-cell office:value-type="float" office:value="149.287054409006" table:style-name="ce13">
            <text:p>149.2870544</text:p>
          </table:table-cell>
          <table:table-cell office:value-type="float" office:value="106.240213523132" table:style-name="ce13">
            <text:p>106.2402135</text:p>
          </table:table-cell>
          <table:table-cell office:value-type="float" office:value="96.644721233689197" table:style-name="ce13">
            <text:p>96.64472123</text:p>
          </table:table-cell>
          <table:table-cell office:value-type="float" office:value="32.595492289442497" table:style-name="ce13">
            <text:p>32.59549229</text:p>
          </table:table-cell>
          <table:table-cell office:value-type="float" office:value="101.34834623504599" table:style-name="ce13">
            <text:p>101.3483462</text:p>
          </table:table-cell>
          <table:table-cell office:value-type="float" office:value="180" table:style-name="ce13">
            <text:p>180</text:p>
          </table:table-cell>
          <table:table-cell office:value-type="float" office:value="169.29415904292799" table:style-name="ce13">
            <text:p>169.294159</text:p>
          </table:table-cell>
          <table:table-cell office:value-type="float" office:value="88.611541168191394" table:style-name="ce13">
            <text:p>88.61154117</text:p>
          </table:table-cell>
          <table:table-cell office:value-type="float" office:value="1056.73447349243" table:style-name="ce13">
            <text:p>1056.734473</text:p>
          </table:table-cell>
          <table:table-cell office:value-type="float" office:value="2372" table:style-name="ce36">
            <text:p>2372</text:p>
          </table:table-cell>
          <table:table-cell office:value-type="float" office:value="200" table:style-name="ce13">
            <text:p>200</text:p>
          </table:table-cell>
          <table:table-cell office:value-type="float" office:value="1268.0813681909101" table:style-name="ce15">
            <text:p>1268.081368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7M7.000S" table:style-name="ce35">
            <text:p>06:17:07</text:p>
          </table:table-cell>
          <table:table-cell office:value-type="time" office:time-value="PT6H21M5.000S" table:style-name="ce35">
            <text:p>06:21:05</text:p>
          </table:table-cell>
          <table:table-cell office:value-type="time" office:time-value="PT6H24M9.000S" table:style-name="ce35">
            <text:p>06:24:09</text:p>
          </table:table-cell>
          <table:table-cell office:value-type="time" office:time-value="PT6H29M1.000S" table:style-name="ce35">
            <text:p>06:29:01</text:p>
          </table:table-cell>
          <table:table-cell office:value-type="time" office:time-value="PT6H38M13.000S" table:style-name="ce35">
            <text:p>06:38:13</text:p>
          </table:table-cell>
          <table:table-cell office:value-type="time" office:time-value="PT6H45M33.000S" table:style-name="ce35">
            <text:p>06:45:33</text:p>
          </table:table-cell>
          <table:table-cell office:value-type="time" office:time-value="PT6H49M33.000S" table:style-name="ce35">
            <text:p>06:49:33</text:p>
          </table:table-cell>
          <table:table-cell office:value-type="time" office:time-value="PT6H56M9.000S" table:style-name="ce35">
            <text:p>06:56:09</text:p>
          </table:table-cell>
          <table:table-cell office:value-type="time" office:time-value="PT6H59M27.000S" table:style-name="ce35">
            <text:p>06:59:27</text:p>
          </table:table-cell>
          <table:table-cell office:value-type="time" office:time-value="PT7H3M57.000S" table:style-name="ce35">
            <text:p>07:03:57</text:p>
          </table:table-cell>
          <table:table-cell office:value-type="float" office:value="360" table:style-name="ce15">
            <text:p>360</text:p>
          </table:table-cell>
          <table:table-cell office:value-type="float" office:value="1120" table:style-name="ce15">
            <text:p>1120</text:p>
          </table:table-cell>
          <table:table-cell office:value-type="float" office:value="1000" table:style-name="ce15">
            <text:p>1000</text:p>
          </table:table-cell>
          <table:table-cell office:value-type="float" office:value="202.626641651032" table:style-name="ce13">
            <text:p>202.6266417</text:p>
          </table:table-cell>
          <table:table-cell office:value-type="float" office:value="157.373358348968" table:style-name="ce13">
            <text:p>157.3733583</text:p>
          </table:table-cell>
          <table:table-cell office:value-type="float" office:value="372.66903914590699" table:style-name="ce13">
            <text:p>372.6690391</text:p>
          </table:table-cell>
          <table:table-cell office:value-type="float" office:value="470.98457888493499" table:style-name="ce13">
            <text:p>470.9845789</text:p>
          </table:table-cell>
          <table:table-cell office:value-type="float" office:value="276.34638196915802" table:style-name="ce13">
            <text:p>276.346382</text:p>
          </table:table-cell>
          <table:table-cell office:value-type="float" office:value="136.52357494722" table:style-name="ce13">
            <text:p>136.5235749</text:p>
          </table:table-cell>
          <table:table-cell office:value-type="float" office:value="383.53272343420099" table:style-name="ce13">
            <text:p>383.5327234</text:p>
          </table:table-cell>
          <table:table-cell office:value-type="float" office:value="262.49120337790299" table:style-name="ce13">
            <text:p>262.4912034</text:p>
          </table:table-cell>
          <table:table-cell office:value-type="float" office:value="217.45249824067599" table:style-name="ce13">
            <text:p>217.4524982</text:p>
          </table:table-cell>
          <table:table-cell office:value-type="float" office:value="422" table:style-name="ce13">
            <text:p>422</text:p>
          </table:table-cell>
          <table:table-cell office:value-type="float" office:value="1284" table:style-name="ce34">
            <text:p>1284</text:p>
          </table:table-cell>
          <table:table-cell office:value-type="float" office:value="1104" table:style-name="ce34">
            <text:p>1104</text:p>
          </table:table-cell>
          <table:table-cell office:value-type="float" office:value="238" table:style-name="ce34">
            <text:p>238</text:p>
          </table:table-cell>
          <table:table-cell office:value-type="float" office:value="184" table:style-name="ce34">
            <text:p>184</text:p>
          </table:table-cell>
          <table:table-cell office:value-type="float" office:value="292" table:style-name="ce34">
            <text:p>292</text:p>
          </table:table-cell>
          <table:table-cell office:value-type="float" office:value="552" table:style-name="ce34">
            <text:p>552</text:p>
          </table:table-cell>
          <table:table-cell office:value-type="float" office:value="440" table:style-name="ce34">
            <text:p>440</text:p>
          </table:table-cell>
          <table:table-cell office:value-type="float" office:value="240" table:style-name="ce34">
            <text:p>240</text:p>
          </table:table-cell>
          <table:table-cell office:value-type="float" office:value="396" table:style-name="ce34">
            <text:p>396</text:p>
          </table:table-cell>
          <table:table-cell office:value-type="float" office:value="198" table:style-name="ce34">
            <text:p>198</text:p>
          </table:table-cell>
          <table:table-cell office:value-type="float" office:value="270" table:style-name="ce34">
            <text:p>270</text:p>
          </table:table-cell>
          <table:table-cell office:value-type="float" office:value="35.373358348968097" table:style-name="ce13">
            <text:p>35.37335835</text:p>
          </table:table-cell>
          <table:table-cell office:value-type="float" office:value="26.6266416510319" table:style-name="ce13">
            <text:p>26.62664165</text:p>
          </table:table-cell>
          <table:table-cell office:value-type="float" office:value="80.669039145907405" table:style-name="ce13">
            <text:p>80.66903915</text:p>
          </table:table-cell>
          <table:table-cell office:value-type="float" office:value="81.015421115065195" table:style-name="ce13">
            <text:p>81.01542112</text:p>
          </table:table-cell>
          <table:table-cell office:value-type="float" office:value="163.65361803084201" table:style-name="ce13">
            <text:p>163.653618</text:p>
          </table:table-cell>
          <table:table-cell office:value-type="float" office:value="103.47642505278" table:style-name="ce13">
            <text:p>103.4764251</text:p>
          </table:table-cell>
          <table:table-cell office:value-type="float" office:value="12.4672765657988" table:style-name="ce13">
            <text:p>12.46727657</text:p>
          </table:table-cell>
          <table:table-cell office:value-type="float" office:value="64.491203377902906" table:style-name="ce13">
            <text:p>64.49120338</text:p>
          </table:table-cell>
          <table:table-cell office:value-type="float" office:value="52.547501759324398" table:style-name="ce13">
            <text:p>52.54750176</text:p>
          </table:table-cell>
          <table:table-cell office:value-type="float" office:value="35.373358348968097" table:style-name="ce13">
            <text:p>35.37335835</text:p>
          </table:table-cell>
          <table:table-cell office:value-type="float" office:value="26.6266416510319" table:style-name="ce13">
            <text:p>26.62664165</text:p>
          </table:table-cell>
          <table:table-cell office:value-type="float" office:value="80.669039145907405" table:style-name="ce13">
            <text:p>80.66903915</text:p>
          </table:table-cell>
          <table:table-cell office:value-type="float" office:value="81.015421115065195" table:style-name="ce13">
            <text:p>81.01542112</text:p>
          </table:table-cell>
          <table:table-cell office:value-type="float" office:value="163.65361803084201" table:style-name="ce13">
            <text:p>163.653618</text:p>
          </table:table-cell>
          <table:table-cell office:value-type="float" office:value="103.47642505278" table:style-name="ce13">
            <text:p>103.4764251</text:p>
          </table:table-cell>
          <table:table-cell office:value-type="float" office:value="12.4672765657988" table:style-name="ce13">
            <text:p>12.46727657</text:p>
          </table:table-cell>
          <table:table-cell office:value-type="float" office:value="64.491203377902906" table:style-name="ce13">
            <text:p>64.49120338</text:p>
          </table:table-cell>
          <table:table-cell office:value-type="float" office:value="52.547501759324398" table:style-name="ce13">
            <text:p>52.54750176</text:p>
          </table:table-cell>
          <table:table-cell office:value-type="float" office:value="14.8055555555556" table:style-name="ce13">
            <text:p>14.80555556</text:p>
          </table:table-cell>
          <table:table-cell office:value-type="float" office:value="15.0535714285714" table:style-name="ce13">
            <text:p>15.05357143</text:p>
          </table:table-cell>
          <table:table-cell office:value-type="float" office:value="14.21" table:style-name="ce13">
            <text:p>14.21</text:p>
          </table:table-cell>
          <table:table-cell office:value-type="float" office:value="144.626641651032" table:style-name="ce13">
            <text:p>144.6266417</text:p>
          </table:table-cell>
          <table:table-cell office:value-type="float" office:value="153.373358348968" table:style-name="ce13">
            <text:p>153.3733583</text:p>
          </table:table-cell>
          <table:table-cell office:value-type="float" office:value="99.330960854092595" table:style-name="ce13">
            <text:p>99.33096085</text:p>
          </table:table-cell>
          <table:table-cell office:value-type="float" office:value="98.984578884934805" table:style-name="ce13">
            <text:p>98.98457888</text:p>
          </table:table-cell>
          <table:table-cell office:value-type="float" office:value="16.3463819691578" table:style-name="ce13">
            <text:p>16.34638197</text:p>
          </table:table-cell>
          <table:table-cell office:value-type="float" office:value="76.523574947220297" table:style-name="ce13">
            <text:p>76.52357495</text:p>
          </table:table-cell>
          <table:table-cell office:value-type="float" office:value="167.53272343420099" table:style-name="ce13">
            <text:p>167.5327234</text:p>
          </table:table-cell>
          <table:table-cell office:value-type="float" office:value="115.50879662209699" table:style-name="ce13">
            <text:p>115.5087966</text:p>
          </table:table-cell>
          <table:table-cell office:value-type="float" office:value="127.45249824067599" table:style-name="ce13">
            <text:p>127.4524982</text:p>
          </table:table-cell>
          <table:table-cell office:value-type="float" office:value="999.67951495237901" table:style-name="ce13">
            <text:p>999.679515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99.67951495237901" table:style-name="ce13">
            <text:p>999.679515</text:p>
          </table:table-cell>
          <table:table-cell office:value-type="float" office:value="788.34019648010303" table:style-name="ce13">
            <text:p>788.3401965</text:p>
          </table:table-cell>
          <table:table-cell office:value-type="float" office:value="78.834019648010297" table:style-name="ce14">
            <text:p>79</text:p>
          </table:table-cell>
          <table:table-cell table:number-columns-repeated="16298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6M32.000S" table:style-name="ce35">
            <text:p>06:26:32</text:p>
          </table:table-cell>
          <table:table-cell office:value-type="time" office:time-value="PT6H31M18.000S" table:style-name="ce35">
            <text:p>06:31:18</text:p>
          </table:table-cell>
          <table:table-cell office:value-type="time" office:time-value="PT6H34M2.000S" table:style-name="ce35">
            <text:p>06:34:02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7H0M0.000S" table:style-name="ce35">
            <text:p>07:00:00</text:p>
          </table:table-cell>
          <table:table-cell office:value-type="time" office:time-value="PT7H4M6.000S" table:style-name="ce35">
            <text:p>07:04:06</text:p>
          </table:table-cell>
          <table:table-cell office:value-type="time" office:time-value="PT7H9M58.000S" table:style-name="ce35">
            <text:p>07:09:58</text:p>
          </table:table-cell>
          <table:table-cell office:value-type="time" office:time-value="PT7H13M8.000S" table:style-name="ce35">
            <text:p>07:13:08</text:p>
          </table:table-cell>
          <table:table-cell office:value-type="time" office:time-value="PT7H17M26.000S" table:style-name="ce35">
            <text:p>07:17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450" table:style-name="ce13">
            <text:p>450</text:p>
          </table:table-cell>
          <table:table-cell office:value-type="float" office:value="1558" table:style-name="ce34">
            <text:p>1558</text:p>
          </table:table-cell>
          <table:table-cell office:value-type="float" office:value="1046" table:style-name="ce34">
            <text:p>1046</text:p>
          </table:table-cell>
          <table:table-cell office:value-type="float" office:value="286" table:style-name="ce34">
            <text:p>286</text:p>
          </table:table-cell>
          <table:table-cell office:value-type="float" office:value="164" table:style-name="ce34">
            <text:p>164</text:p>
          </table:table-cell>
          <table:table-cell office:value-type="float" office:value="-23642" table:style-name="ce34">
            <text:p>-23642</text:p>
          </table:table-cell>
          <table:table-cell office:value-type="float" office:value="0" table:style-name="ce34">
            <text:p>0</text:p>
          </table:table-cell>
          <table:table-cell office:value-type="float" office:value="25200" table:style-name="ce34">
            <text:p>25200</text:p>
          </table:table-cell>
          <table:table-cell office:value-type="float" office:value="246" table:style-name="ce34">
            <text:p>246</text:p>
          </table:table-cell>
          <table:table-cell office:value-type="float" office:value="352" table:style-name="ce34">
            <text:p>352</text:p>
          </table:table-cell>
          <table:table-cell office:value-type="float" office:value="190" table:style-name="ce34">
            <text:p>190</text:p>
          </table:table-cell>
          <table:table-cell office:value-type="float" office:value="258" table:style-name="ce34">
            <text:p>258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46M56.000S" table:style-name="ce35">
            <text:p>06:46:56</text:p>
          </table:table-cell>
          <table:table-cell office:value-type="time" office:time-value="PT6H52M30.000S" table:style-name="ce35">
            <text:p>06:52:30</text:p>
          </table:table-cell>
          <table:table-cell office:value-type="time" office:time-value="PT6H56M46.000S" table:style-name="ce35">
            <text:p>06:56:46</text:p>
          </table:table-cell>
          <table:table-cell office:value-type="time" office:time-value="PT7H1M48.000S" table:style-name="ce35">
            <text:p>07:01:48</text:p>
          </table:table-cell>
          <table:table-cell office:value-type="time" office:time-value="PT7H16M58.000S" table:style-name="ce35">
            <text:p>07:16:58</text:p>
          </table:table-cell>
          <table:table-cell office:value-type="time" office:time-value="PT7H29M2.000S" table:style-name="ce35">
            <text:p>07:29:0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510" table:style-name="ce15">
            <text:p>510</text:p>
          </table:table-cell>
          <table:table-cell office:value-type="float" office:value="1630" table:style-name="ce15">
            <text:p>1630</text:p>
          </table:table-cell>
          <table:table-cell office:value-type="float" office:value="1200" table:style-name="ce15">
            <text:p>1200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42.36654804270495" table:style-name="ce13">
            <text:p>542.366548</text:p>
          </table:table-cell>
          <table:table-cell office:value-type="float" office:value="685.45077105575297" table:style-name="ce13">
            <text:p>685.4507711</text:p>
          </table:table-cell>
          <table:table-cell office:value-type="float" office:value="402.18268090154203" table:style-name="ce13">
            <text:p>402.1826809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590" table:style-name="ce13">
            <text:p>590</text:p>
          </table:table-cell>
          <table:table-cell office:value-type="float" office:value="1936" table:style-name="ce34">
            <text:p>1936</text:p>
          </table:table-cell>
          <table:table-cell office:value-type="float" office:value="-26942" table:style-name="ce34">
            <text:p>-26942</text:p>
          </table:table-cell>
          <table:table-cell office:value-type="float" office:value="334" table:style-name="ce34">
            <text:p>334</text:p>
          </table:table-cell>
          <table:table-cell office:value-type="float" office:value="256" table:style-name="ce34">
            <text:p>256</text:p>
          </table:table-cell>
          <table:table-cell office:value-type="float" office:value="302" table:style-name="ce34">
            <text:p>302</text:p>
          </table:table-cell>
          <table:table-cell office:value-type="float" office:value="910" table:style-name="ce34">
            <text:p>910</text:p>
          </table:table-cell>
          <table:table-cell office:value-type="float" office:value="724" table:style-name="ce34">
            <text:p>724</text:p>
          </table:table-cell>
          <table:table-cell office:value-type="float" office:value="-26942" table:style-name="ce34">
            <text:p>-26942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46.9455909943715" table:style-name="ce13">
            <text:p>46.94559099</text:p>
          </table:table-cell>
          <table:table-cell office:value-type="float" office:value="33.0544090056285" table:style-name="ce13">
            <text:p>33.05440901</text:p>
          </table:table-cell>
          <table:table-cell office:value-type="float" office:value="240.36654804270501" table:style-name="ce13">
            <text:p>240.366548</text:p>
          </table:table-cell>
          <table:table-cell office:value-type="float" office:value="224.54922894424701" table:style-name="ce13">
            <text:p>224.5492289</text:p>
          </table:table-cell>
          <table:table-cell office:value-type="float" office:value="321.81731909845797" table:style-name="ce13">
            <text:p>321.817319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6.9455909943715" table:style-name="ce13">
            <text:p>46.94559099</text:p>
          </table:table-cell>
          <table:table-cell office:value-type="float" office:value="33.0544090056285" table:style-name="ce13">
            <text:p>33.0544090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343558282208599" table:style-name="ce13">
            <text:p>10.34355828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133.054409005628" table:style-name="ce13">
            <text:p>133.054409</text:p>
          </table:table-cell>
          <table:table-cell office:value-type="float" office:value="146.945590994371" table:style-name="ce13">
            <text:p>146.94559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" table:style-name="ce13">
            <text:p>28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80" table:style-name="ce13">
            <text:p>280</text:p>
          </table:table-cell>
          <table:table-cell office:value-type="float" office:value="220.806020042276" table:style-name="ce13">
            <text:p>220.80602</text:p>
          </table:table-cell>
          <table:table-cell office:value-type="float" office:value="22.0806020042276" table:style-name="ce14">
            <text:p>22</text:p>
          </table:table-cell>
          <table:table-cell table:number-columns-repeated="16298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9M38.000S" table:style-name="ce35">
            <text:p>06:09:38</text:p>
          </table:table-cell>
          <table:table-cell office:value-type="time" office:time-value="PT6H13M14.000S" table:style-name="ce35">
            <text:p>06:13:14</text:p>
          </table:table-cell>
          <table:table-cell office:value-type="time" office:time-value="PT6H15M26.000S" table:style-name="ce35">
            <text:p>06:15:2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33M4.000S" table:style-name="ce35">
            <text:p>06:33:04</text:p>
          </table:table-cell>
          <table:table-cell office:value-type="time" office:time-value="PT6H35M50.000S" table:style-name="ce35">
            <text:p>06:35:50</text:p>
          </table:table-cell>
          <table:table-cell office:value-type="time" office:time-value="PT6H40M42.000S" table:style-name="ce35">
            <text:p>06:40:42</text:p>
          </table:table-cell>
          <table:table-cell office:value-type="time" office:time-value="PT6H43M32.000S" table:style-name="ce35">
            <text:p>06:43:32</text:p>
          </table:table-cell>
          <table:table-cell office:value-type="time" office:time-value="PT6H47M42.000S" table:style-name="ce35">
            <text:p>06:47:42</text:p>
          </table:table-cell>
          <table:table-cell office:value-type="float" office:value="300" table:style-name="ce15">
            <text:p>300</text:p>
          </table:table-cell>
          <table:table-cell office:value-type="float" office:value="912" table:style-name="ce15">
            <text:p>912</text:p>
          </table:table-cell>
          <table:table-cell office:value-type="float" office:value="841" table:style-name="ce15">
            <text:p>841</text:p>
          </table:table-cell>
          <table:table-cell office:value-type="float" office:value="168.85553470919299" table:style-name="ce13">
            <text:p>168.8555347</text:p>
          </table:table-cell>
          <table:table-cell office:value-type="float" office:value="131.14446529080701" table:style-name="ce13">
            <text:p>131.1444653</text:p>
          </table:table-cell>
          <table:table-cell office:value-type="float" office:value="303.45907473309597" table:style-name="ce13">
            <text:p>303.4590747</text:p>
          </table:table-cell>
          <table:table-cell office:value-type="float" office:value="383.516014234875" table:style-name="ce13">
            <text:p>383.5160142</text:p>
          </table:table-cell>
          <table:table-cell office:value-type="float" office:value="225.024911032028" table:style-name="ce13">
            <text:p>225.024911</text:p>
          </table:table-cell>
          <table:table-cell office:value-type="float" office:value="114.816326530612" table:style-name="ce13">
            <text:p>114.8163265</text:p>
          </table:table-cell>
          <table:table-cell office:value-type="float" office:value="322.55102040816303" table:style-name="ce13">
            <text:p>322.5510204</text:p>
          </table:table-cell>
          <table:table-cell office:value-type="float" office:value="220.75510204081601" table:style-name="ce13">
            <text:p>220.755102</text:p>
          </table:table-cell>
          <table:table-cell office:value-type="float" office:value="182.87755102040799" table:style-name="ce13">
            <text:p>182.877551</text:p>
          </table:table-cell>
          <table:table-cell office:value-type="float" office:value="348" table:style-name="ce13">
            <text:p>348</text:p>
          </table:table-cell>
          <table:table-cell office:value-type="float" office:value="1058" table:style-name="ce34">
            <text:p>1058</text:p>
          </table:table-cell>
          <table:table-cell office:value-type="float" office:value="878" table:style-name="ce34">
            <text:p>878</text:p>
          </table:table-cell>
          <table:table-cell office:value-type="float" office:value="216" table:style-name="ce34">
            <text:p>216</text:p>
          </table:table-cell>
          <table:table-cell office:value-type="float" office:value="132" table:style-name="ce34">
            <text:p>132</text:p>
          </table:table-cell>
          <table:table-cell office:value-type="float" office:value="-22526" table:style-name="ce34">
            <text:p>-22526</text:p>
          </table:table-cell>
          <table:table-cell office:value-type="float" office:value="0" table:style-name="ce34">
            <text:p>0</text:p>
          </table:table-cell>
          <table:table-cell office:value-type="float" office:value="23584" table:style-name="ce34">
            <text:p>23584</text:p>
          </table:table-cell>
          <table:table-cell office:value-type="float" office:value="166" table:style-name="ce34">
            <text:p>166</text:p>
          </table:table-cell>
          <table:table-cell office:value-type="float" office:value="292" table:style-name="ce34">
            <text:p>292</text:p>
          </table:table-cell>
          <table:table-cell office:value-type="float" office:value="170" table:style-name="ce34">
            <text:p>170</text:p>
          </table:table-cell>
          <table:table-cell office:value-type="float" office:value="250" table:style-name="ce34">
            <text:p>250</text:p>
          </table:table-cell>
          <table:table-cell office:value-type="float" office:value="47.144465290806799" table:style-name="ce13">
            <text:p>47.14446529</text:p>
          </table:table-cell>
          <table:table-cell office:value-type="float" office:value="0.85553470919325003" table:style-name="ce13">
            <text:p>0.855534709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1.183673469387799" table:style-name="ce13">
            <text:p>51.18367347</text:p>
          </table:table-cell>
          <table:table-cell office:value-type="float" office:value="30.5510204081633" table:style-name="ce13">
            <text:p>30.55102041</text:p>
          </table:table-cell>
          <table:table-cell office:value-type="float" office:value="50.755102040816297" table:style-name="ce13">
            <text:p>50.75510204</text:p>
          </table:table-cell>
          <table:table-cell office:value-type="float" office:value="67.122448979591795" table:style-name="ce13">
            <text:p>67.12244898</text:p>
          </table:table-cell>
          <table:table-cell office:value-type="float" office:value="47.144465290806799" table:style-name="ce13">
            <text:p>47.14446529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51.183673469387799" table:style-name="ce13">
            <text:p>51.18367347</text:p>
          </table:table-cell>
          <table:table-cell office:value-type="float" office:value="30.5510204081633" table:style-name="ce13">
            <text:p>30.55102041</text:p>
          </table:table-cell>
          <table:table-cell office:value-type="float" office:value="50.755102040816297" table:style-name="ce13">
            <text:p>50.75510204</text:p>
          </table:table-cell>
          <table:table-cell office:value-type="float" office:value="67.122448979591795" table:style-name="ce13">
            <text:p>67.12244898</text:p>
          </table:table-cell>
          <table:table-cell office:value-type="float" office:value="17.766666666666701" table:style-name="ce13">
            <text:p>17.76666667</text:p>
          </table:table-cell>
          <table:table-cell office:value-type="float" office:value="18.4868421052632" table:style-name="ce13">
            <text:p>18.48684211</text:p>
          </table:table-cell>
          <table:table-cell office:value-type="float" office:value="16.8965517241379" table:style-name="ce13">
            <text:p>16.89655172</text:p>
          </table:table-cell>
          <table:table-cell office:value-type="float" office:value="132.85553470919299" table:style-name="ce13">
            <text:p>132.8555347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8.816326530612" table:style-name="ce13">
            <text:p>128.8163265</text:p>
          </table:table-cell>
          <table:table-cell office:value-type="float" office:value="149.448979591837" table:style-name="ce13">
            <text:p>149.4489796</text:p>
          </table:table-cell>
          <table:table-cell office:value-type="float" office:value="129.24489795918399" table:style-name="ce13">
            <text:p>129.244898</text:p>
          </table:table-cell>
          <table:table-cell office:value-type="float" office:value="112.87755102040801" table:style-name="ce13">
            <text:p>112.877551</text:p>
          </table:table-cell>
          <table:table-cell office:value-type="float" office:value="833.24328981123404" table:style-name="ce13">
            <text:p>833.2432898</text:p>
          </table:table-cell>
          <table:table-cell office:value-type="float" office:value="2284" table:style-name="ce37">
            <text:p>2284</text:p>
          </table:table-cell>
          <table:table-cell office:value-type="float" office:value="198.248686514886" table:style-name="ce13">
            <text:p>198.2486865</text:p>
          </table:table-cell>
          <table:table-cell office:value-type="float" office:value="998.43267756365401" table:style-name="ce13">
            <text:p>998.4326776</text:p>
          </table:table-cell>
          <table:table-cell office:value-type="float" office:value="991.70338214062701" table:style-name="ce13">
            <text:p>991.7033821</text:p>
          </table:table-cell>
          <table:table-cell office:value-type="float" office:value="99.170338214062696" table:style-name="ce14">
            <text:p>99</text:p>
          </table:table-cell>
          <table:table-cell table:number-columns-repeated="16298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1M44.000S" table:style-name="ce35">
            <text:p>06:11:44</text:p>
          </table:table-cell>
          <table:table-cell office:value-type="time" office:time-value="PT6H14M42.000S" table:style-name="ce35">
            <text:p>06:14:42</text:p>
          </table:table-cell>
          <table:table-cell office:value-type="time" office:time-value="PT6H16M56.000S" table:style-name="ce35">
            <text:p>06:16:56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34M58.000S" table:style-name="ce35">
            <text:p>06:34:58</text:p>
          </table:table-cell>
          <table:table-cell office:value-type="time" office:time-value="PT6H37M44.000S" table:style-name="ce35">
            <text:p>06:37:44</text:p>
          </table:table-cell>
          <table:table-cell office:value-type="time" office:time-value="PT6H42M30.000S" table:style-name="ce35">
            <text:p>06:42:30</text:p>
          </table:table-cell>
          <table:table-cell office:value-type="time" office:time-value="PT6H45M4.000S" table:style-name="ce35">
            <text:p>06:45:04</text:p>
          </table:table-cell>
          <table:table-cell office:value-type="time" office:time-value="PT6H49M42.000S" table:style-name="ce35">
            <text:p>06:49:42</text:p>
          </table:table-cell>
          <table:table-cell office:value-type="float" office:value="305" table:style-name="ce15">
            <text:p>305</text:p>
          </table:table-cell>
          <table:table-cell office:value-type="float" office:value="1040" table:style-name="ce15">
            <text:p>1040</text:p>
          </table:table-cell>
          <table:table-cell office:value-type="float" office:value="915" table:style-name="ce15">
            <text:p>915</text:p>
          </table:table-cell>
          <table:table-cell office:value-type="float" office:value="171.66979362101301" table:style-name="ce13">
            <text:p>171.6697936</text:p>
          </table:table-cell>
          <table:table-cell office:value-type="float" office:value="133.33020637898699" table:style-name="ce13">
            <text:p>133.3302064</text:p>
          </table:table-cell>
          <table:table-cell office:value-type="float" office:value="346.04982206405703" table:style-name="ce13">
            <text:p>346.0498221</text:p>
          </table:table-cell>
          <table:table-cell office:value-type="float" office:value="437.34282325029699" table:style-name="ce13">
            <text:p>437.3428233</text:p>
          </table:table-cell>
          <table:table-cell office:value-type="float" office:value="256.60735468564599" table:style-name="ce13">
            <text:p>256.6073547</text:p>
          </table:table-cell>
          <table:table-cell office:value-type="float" office:value="124.919071076707" table:style-name="ce13">
            <text:p>124.9190711</text:p>
          </table:table-cell>
          <table:table-cell office:value-type="float" office:value="350.93244194229402" table:style-name="ce13">
            <text:p>350.9324419</text:p>
          </table:table-cell>
          <table:table-cell office:value-type="float" office:value="240.17945109078099" table:style-name="ce13">
            <text:p>240.1794511</text:p>
          </table:table-cell>
          <table:table-cell office:value-type="float" office:value="198.96903589021801" table:style-name="ce13">
            <text:p>198.9690359</text:p>
          </table:table-cell>
          <table:table-cell office:value-type="float" office:value="312" table:style-name="ce13">
            <text:p>312</text:p>
          </table:table-cell>
          <table:table-cell office:value-type="float" office:value="1082" table:style-name="ce34">
            <text:p>1082</text:p>
          </table:table-cell>
          <table:table-cell office:value-type="float" office:value="884" table:style-name="ce34">
            <text:p>884</text:p>
          </table:table-cell>
          <table:table-cell office:value-type="float" office:value="178" table:style-name="ce34">
            <text:p>178</text:p>
          </table:table-cell>
          <table:table-cell office:value-type="float" office:value="134" table:style-name="ce34">
            <text:p>134</text:p>
          </table:table-cell>
          <table:table-cell office:value-type="float" office:value="-22616" table:style-name="ce34">
            <text:p>-22616</text:p>
          </table:table-cell>
          <table:table-cell office:value-type="float" office:value="0" table:style-name="ce34">
            <text:p>0</text:p>
          </table:table-cell>
          <table:table-cell office:value-type="float" office:value="23698" table:style-name="ce34">
            <text:p>23698</text:p>
          </table:table-cell>
          <table:table-cell office:value-type="float" office:value="166" table:style-name="ce34">
            <text:p>166</text:p>
          </table:table-cell>
          <table:table-cell office:value-type="float" office:value="286" table:style-name="ce34">
            <text:p>286</text:p>
          </table:table-cell>
          <table:table-cell office:value-type="float" office:value="154" table:style-name="ce34">
            <text:p>154</text:p>
          </table:table-cell>
          <table:table-cell office:value-type="float" office:value="278" table:style-name="ce34">
            <text:p>278</text:p>
          </table:table-cell>
          <table:table-cell office:value-type="float" office:value="6.3302063789868699" table:style-name="ce13">
            <text:p>6.330206379</text:p>
          </table:table-cell>
          <table:table-cell office:value-type="float" office:value="0.66979362101312701" table:style-name="ce13">
            <text:p>0.669793621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41.080928923293499" table:style-name="ce13">
            <text:p>41.08092892</text:p>
          </table:table-cell>
          <table:table-cell office:value-type="float" office:value="64.932441942294105" table:style-name="ce13">
            <text:p>64.93244194</text:p>
          </table:table-cell>
          <table:table-cell office:value-type="float" office:value="86.1794510907811" table:style-name="ce13">
            <text:p>86.17945109</text:p>
          </table:table-cell>
          <table:table-cell office:value-type="float" office:value="79.030964109781806" table:style-name="ce13">
            <text:p>79.03096411</text:p>
          </table:table-cell>
          <table:table-cell office:value-type="float" office:value="6.3302063789868699" table:style-name="ce13">
            <text:p>6.330206379</text:p>
          </table:table-cell>
          <table:table-cell office:value-type="float" office:value="0" table:style-name="ce13">
            <text:p>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41.080928923293499" table:style-name="ce13">
            <text:p>41.08092892</text:p>
          </table:table-cell>
          <table:table-cell office:value-type="float" office:value="64.932441942294105" table:style-name="ce13">
            <text:p>64.93244194</text:p>
          </table:table-cell>
          <table:table-cell office:value-type="float" office:value="86.1794510907811" table:style-name="ce13">
            <text:p>86.17945109</text:p>
          </table:table-cell>
          <table:table-cell office:value-type="float" office:value="79.030964109781806" table:style-name="ce13">
            <text:p>79.03096411</text:p>
          </table:table-cell>
          <table:table-cell office:value-type="float" office:value="17.475409836065602" table:style-name="ce13">
            <text:p>17.47540984</text:p>
          </table:table-cell>
          <table:table-cell office:value-type="float" office:value="16.211538461538499" table:style-name="ce13">
            <text:p>16.21153846</text:p>
          </table:table-cell>
          <table:table-cell office:value-type="float" office:value="15.5300546448087" table:style-name="ce13">
            <text:p>15.53005464</text:p>
          </table:table-cell>
          <table:table-cell office:value-type="float" office:value="173.66979362101301" table:style-name="ce13">
            <text:p>173.6697936</text:p>
          </table:table-cell>
          <table:table-cell office:value-type="float" office:value="180" table:style-name="ce13">
            <text:p>18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38.91907107670701" table:style-name="ce13">
            <text:p>138.9190711</text:p>
          </table:table-cell>
          <table:table-cell office:value-type="float" office:value="115.06755805770599" table:style-name="ce13">
            <text:p>115.0675581</text:p>
          </table:table-cell>
          <table:table-cell office:value-type="float" office:value="93.8205489092189" table:style-name="ce13">
            <text:p>93.82054891</text:p>
          </table:table-cell>
          <table:table-cell office:value-type="float" office:value="100.969035890218" table:style-name="ce13">
            <text:p>100.9690359</text:p>
          </table:table-cell>
          <table:table-cell office:value-type="float" office:value="802.44600755486204" table:style-name="ce13">
            <text:p>802.4460076</text:p>
          </table:table-cell>
          <table:table-cell office:value-type="float" office:value="2278" table:style-name="ce34">
            <text:p>2278</text:p>
          </table:table-cell>
          <table:table-cell office:value-type="float" office:value="198.77085162423199" table:style-name="ce13">
            <text:p>198.7708516</text:p>
          </table:table-cell>
          <table:table-cell office:value-type="float" office:value="961.94888385900697" table:style-name="ce13">
            <text:p>961.9488839</text:p>
          </table:table-cell>
          <table:table-cell office:value-type="float" office:value="955.46548405969895" table:style-name="ce13">
            <text:p>955.4654841</text:p>
          </table:table-cell>
          <table:table-cell office:value-type="float" office:value="95.546548405969901" table:style-name="ce14">
            <text:p>96</text:p>
          </table:table-cell>
          <table:table-cell table:number-columns-repeated="16298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2M40.000S" table:style-name="ce35">
            <text:p>06:02:40</text:p>
          </table:table-cell>
          <table:table-cell office:value-type="float" office:value="0" table:style-name="ce15">
            <text:p>0</text:p>
          </table:table-cell>
          <table:table-cell office:value-type="time" office:time-value="PT6H8M1.000S" table:style-name="ce38">
            <text:p>06:08:01</text:p>
          </table:table-cell>
          <table:table-cell office:value-type="time" office:time-value="PT6H12M0.000S" table:style-name="ce35">
            <text:p>06:12:00</text:p>
          </table:table-cell>
          <table:table-cell office:value-type="time" office:time-value="PT6H21M2.000S" table:style-name="ce35">
            <text:p>06:21:02</text:p>
          </table:table-cell>
          <table:table-cell office:value-type="time" office:time-value="PT6H26M34.000S" table:style-name="ce35">
            <text:p>06:26:34</text:p>
          </table:table-cell>
          <table:table-cell office:value-type="time" office:time-value="PT6H29M24.000S" table:style-name="ce35">
            <text:p>06:29:24</text:p>
          </table:table-cell>
          <table:table-cell office:value-type="time" office:time-value="PT6H33M56.000S" table:style-name="ce35">
            <text:p>06:33:56</text:p>
          </table:table-cell>
          <table:table-cell office:value-type="time" office:time-value="PT6H36M34.000S" table:style-name="ce35">
            <text:p>06:36:34</text:p>
          </table:table-cell>
          <table:table-cell office:value-type="time" office:time-value="PT6H40M24.000S" table:style-name="ce35">
            <text:p>06:40:24</text:p>
          </table:table-cell>
          <table:table-cell office:value-type="float" office:value="300" table:style-name="ce15">
            <text:p>300</text:p>
          </table:table-cell>
          <table:table-cell office:value-type="float" office:value="1020" table:style-name="ce15">
            <text:p>1020</text:p>
          </table:table-cell>
          <table:table-cell office:value-type="float" office:value="900" table:style-name="ce15">
            <text:p>900</text:p>
          </table:table-cell>
          <table:table-cell office:value-type="float" office:value="168.85553470919299" table:style-name="ce13">
            <text:p>168.8555347</text:p>
          </table:table-cell>
          <table:table-cell office:value-type="float" office:value="131.14446529080701" table:style-name="ce13">
            <text:p>131.1444653</text:p>
          </table:table-cell>
          <table:table-cell office:value-type="float" office:value="339.39501779359398" table:style-name="ce13">
            <text:p>339.3950178</text:p>
          </table:table-cell>
          <table:table-cell office:value-type="float" office:value="428.93238434163698" table:style-name="ce13">
            <text:p>428.9323843</text:p>
          </table:table-cell>
          <table:table-cell office:value-type="float" office:value="251.67259786476899" table:style-name="ce13">
            <text:p>251.6725979</text:p>
          </table:table-cell>
          <table:table-cell office:value-type="float" office:value="122.871217452498" table:style-name="ce13">
            <text:p>122.8712175</text:p>
          </table:table-cell>
          <table:table-cell office:value-type="float" office:value="345.17945109078101" table:style-name="ce13">
            <text:p>345.1794511</text:p>
          </table:table-cell>
          <table:table-cell office:value-type="float" office:value="236.24208304011299" table:style-name="ce13">
            <text:p>236.242083</text:p>
          </table:table-cell>
          <table:table-cell office:value-type="float" office:value="195.707248416608" table:style-name="ce13">
            <text:p>195.7072484</text:p>
          </table:table-cell>
          <table:table-cell office:value-type="float" office:value="321" table:style-name="ce13">
            <text:p>321</text:p>
          </table:table-cell>
          <table:table-cell office:value-type="float" office:value="1113" table:style-name="ce34">
            <text:p>1113</text:p>
          </table:table-cell>
          <table:table-cell office:value-type="float" office:value="830" table:style-name="ce34">
            <text:p>830</text:p>
          </table:table-cell>
          <table:table-cell office:value-type="float" office:value="-21760" table:style-name="ce34">
            <text:p>-21760</text:p>
          </table:table-cell>
          <table:table-cell office:value-type="float" office:value="22081" table:style-name="ce34">
            <text:p>22081</text:p>
          </table:table-cell>
          <table:table-cell office:value-type="float" office:value="239" table:style-name="ce34">
            <text:p>239</text:p>
          </table:table-cell>
          <table:table-cell office:value-type="float" office:value="542" table:style-name="ce34">
            <text:p>542</text:p>
          </table:table-cell>
          <table:table-cell office:value-type="float" office:value="332" table:style-name="ce34">
            <text:p>332</text:p>
          </table:table-cell>
          <table:table-cell office:value-type="float" office:value="170" table:style-name="ce34">
            <text:p>170</text:p>
          </table:table-cell>
          <table:table-cell office:value-type="float" office:value="272" table:style-name="ce34">
            <text:p>272</text:p>
          </table:table-cell>
          <table:table-cell office:value-type="float" office:value="158" table:style-name="ce34">
            <text:p>158</text:p>
          </table:table-cell>
          <table:table-cell office:value-type="float" office:value="230" table:style-name="ce34">
            <text:p>23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0.39501779359399" table:style-name="ce13">
            <text:p>100.3950178</text:p>
          </table:table-cell>
          <table:table-cell office:value-type="float" office:value="113.067615658363" table:style-name="ce13">
            <text:p>113.0676157</text:p>
          </table:table-cell>
          <table:table-cell office:value-type="float" office:value="80.327402135231395" table:style-name="ce13">
            <text:p>80.32740214</text:p>
          </table:table-cell>
          <table:table-cell office:value-type="float" office:value="47.1287825475018" table:style-name="ce13">
            <text:p>47.12878255</text:p>
          </table:table-cell>
          <table:table-cell office:value-type="float" office:value="73.1794510907811" table:style-name="ce13">
            <text:p>73.17945109</text:p>
          </table:table-cell>
          <table:table-cell office:value-type="float" office:value="78.242083040112604" table:style-name="ce13">
            <text:p>78.24208304</text:p>
          </table:table-cell>
          <table:table-cell office:value-type="float" office:value="34.292751583391997" table:style-name="ce13">
            <text:p>34.2927515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0.39501779359399" table:style-name="ce13">
            <text:p>100.3950178</text:p>
          </table:table-cell>
          <table:table-cell office:value-type="float" office:value="113.067615658363" table:style-name="ce13">
            <text:p>113.0676157</text:p>
          </table:table-cell>
          <table:table-cell office:value-type="float" office:value="80.327402135231395" table:style-name="ce13">
            <text:p>80.32740214</text:p>
          </table:table-cell>
          <table:table-cell office:value-type="float" office:value="47.1287825475018" table:style-name="ce13">
            <text:p>47.12878255</text:p>
          </table:table-cell>
          <table:table-cell office:value-type="float" office:value="73.1794510907811" table:style-name="ce13">
            <text:p>73.17945109</text:p>
          </table:table-cell>
          <table:table-cell office:value-type="float" office:value="78.242083040112604" table:style-name="ce13">
            <text:p>78.24208304</text:p>
          </table:table-cell>
          <table:table-cell office:value-type="float" office:value="34.292751583391997" table:style-name="ce13">
            <text:p>34.29275158</text:p>
          </table:table-cell>
          <table:table-cell office:value-type="float" office:value="17.766666666666701" table:style-name="ce13">
            <text:p>17.76666667</text:p>
          </table:table-cell>
          <table:table-cell office:value-type="float" office:value="16.529411764705898" table:style-name="ce13">
            <text:p>16.52941176</text:p>
          </table:table-cell>
          <table:table-cell office:value-type="float" office:value="15.7888888888889" table:style-name="ce13">
            <text:p>15.78888889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79.604982206405694" table:style-name="ce13">
            <text:p>79.60498221</text:p>
          </table:table-cell>
          <table:table-cell office:value-type="float" office:value="66.932384341637004" table:style-name="ce13">
            <text:p>66.93238434</text:p>
          </table:table-cell>
          <table:table-cell office:value-type="float" office:value="99.672597864768605" table:style-name="ce13">
            <text:p>99.67259786</text:p>
          </table:table-cell>
          <table:table-cell office:value-type="float" office:value="132.871217452498" table:style-name="ce13">
            <text:p>132.8712175</text:p>
          </table:table-cell>
          <table:table-cell office:value-type="float" office:value="106.820548909219" table:style-name="ce13">
            <text:p>106.8205489</text:p>
          </table:table-cell>
          <table:table-cell office:value-type="float" office:value="101.757916959887" table:style-name="ce13">
            <text:p>101.757917</text:p>
          </table:table-cell>
          <table:table-cell office:value-type="float" office:value="145.707248416608" table:style-name="ce13">
            <text:p>145.7072484</text:p>
          </table:table-cell>
          <table:table-cell office:value-type="float" office:value="733.36689615102398" table:style-name="ce13">
            <text:p>733.3668962</text:p>
          </table:table-cell>
          <table:table-cell office:value-type="float" office:value="2264" table:style-name="ce36">
            <text:p>2264</text:p>
          </table:table-cell>
          <table:table-cell office:value-type="float" office:value="200" table:style-name="ce13">
            <text:p>200</text:p>
          </table:table-cell>
          <table:table-cell office:value-type="float" office:value="880.04027538122898" table:style-name="ce13">
            <text:p>880.0402754</text:p>
          </table:table-cell>
          <table:table-cell office:value-type="float" office:value="874.10892805027697" table:style-name="ce13">
            <text:p>874.1089281</text:p>
          </table:table-cell>
          <table:table-cell office:value-type="float" office:value="87.4108928050277" table:style-name="ce14">
            <text:p>87</text:p>
          </table:table-cell>
          <table:table-cell table:number-columns-repeated="16298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M15.000S" table:style-name="ce35">
            <text:p>06:03:15</text:p>
          </table:table-cell>
          <table:table-cell office:value-type="time" office:time-value="PT6H7M13.000S" table:style-name="ce35">
            <text:p>06:07:13</text:p>
          </table:table-cell>
          <table:table-cell office:value-type="time" office:time-value="PT6H10M11.000S" table:style-name="ce35">
            <text:p>06:10:11</text:p>
          </table:table-cell>
          <table:table-cell office:value-type="time" office:time-value="PT6H14M51.000S" table:style-name="ce35">
            <text:p>06:14:51</text:p>
          </table:table-cell>
          <table:table-cell office:value-type="time" office:time-value="PT6H25M1.000S" table:style-name="ce35">
            <text:p>06:25:01</text:p>
          </table:table-cell>
          <table:table-cell office:value-type="time" office:time-value="PT6H33M11.000S" table:style-name="ce35">
            <text:p>06:33:11</text:p>
          </table:table-cell>
          <table:table-cell office:value-type="time" office:time-value="PT6H37M5.000S" table:style-name="ce35">
            <text:p>06:37:05</text:p>
          </table:table-cell>
          <table:table-cell office:value-type="time" office:time-value="PT6H43M29.000S" table:style-name="ce35">
            <text:p>06:43:29</text:p>
          </table:table-cell>
          <table:table-cell office:value-type="time" office:time-value="PT6H46M39.000S" table:style-name="ce35">
            <text:p>06:46:39</text:p>
          </table:table-cell>
          <table:table-cell office:value-type="time" office:time-value="PT6H52M25.000S" table:style-name="ce35">
            <text:p>06:52:25</text:p>
          </table:table-cell>
          <table:table-cell office:value-type="float" office:value="420" table:style-name="ce15">
            <text:p>420</text:p>
          </table:table-cell>
          <table:table-cell office:value-type="float" office:value="1300" table:style-name="ce15">
            <text:p>1300</text:p>
          </table:table-cell>
          <table:table-cell office:value-type="float" office:value="1200" table:style-name="ce15">
            <text:p>1200</text:p>
          </table:table-cell>
          <table:table-cell office:value-type="float" office:value="236.39774859287101" table:style-name="ce13">
            <text:p>236.3977486</text:p>
          </table:table-cell>
          <table:table-cell office:value-type="float" office:value="183.60225140712899" table:style-name="ce13">
            <text:p>183.6022514</text:p>
          </table:table-cell>
          <table:table-cell office:value-type="float" office:value="432.562277580071" table:style-name="ce13">
            <text:p>432.5622776</text:p>
          </table:table-cell>
          <table:table-cell office:value-type="float" office:value="546.67852906287101" table:style-name="ce13">
            <text:p>546.6785291</text:p>
          </table:table-cell>
          <table:table-cell office:value-type="float" office:value="320.759193357058" table:style-name="ce13">
            <text:p>320.7591934</text:p>
          </table:table-cell>
          <table:table-cell office:value-type="float" office:value="163.82828993666399" table:style-name="ce13">
            <text:p>163.8282899</text:p>
          </table:table-cell>
          <table:table-cell office:value-type="float" office:value="460.23926812104202" table:style-name="ce13">
            <text:p>460.2392681</text:p>
          </table:table-cell>
          <table:table-cell office:value-type="float" office:value="314.989444053483" table:style-name="ce13">
            <text:p>314.9894441</text:p>
          </table:table-cell>
          <table:table-cell office:value-type="float" office:value="260.94299788881102" table:style-name="ce13">
            <text:p>260.9429979</text:p>
          </table:table-cell>
          <table:table-cell office:value-type="float" office:value="416" table:style-name="ce13">
            <text:p>416</text:p>
          </table:table-cell>
          <table:table-cell office:value-type="float" office:value="1380" table:style-name="ce34">
            <text:p>1380</text:p>
          </table:table-cell>
          <table:table-cell office:value-type="float" office:value="1154" table:style-name="ce34">
            <text:p>1154</text:p>
          </table:table-cell>
          <table:table-cell office:value-type="float" office:value="238" table:style-name="ce34">
            <text:p>238</text:p>
          </table:table-cell>
          <table:table-cell office:value-type="float" office:value="178" table:style-name="ce34">
            <text:p>178</text:p>
          </table:table-cell>
          <table:table-cell office:value-type="float" office:value="280" table:style-name="ce34">
            <text:p>280</text:p>
          </table:table-cell>
          <table:table-cell office:value-type="float" office:value="610" table:style-name="ce34">
            <text:p>610</text:p>
          </table:table-cell>
          <table:table-cell office:value-type="float" office:value="490" table:style-name="ce34">
            <text:p>490</text:p>
          </table:table-cell>
          <table:table-cell office:value-type="float" office:value="234" table:style-name="ce34">
            <text:p>234</text:p>
          </table:table-cell>
          <table:table-cell office:value-type="float" office:value="384" table:style-name="ce34">
            <text:p>384</text:p>
          </table:table-cell>
          <table:table-cell office:value-type="float" office:value="190" table:style-name="ce34">
            <text:p>190</text:p>
          </table:table-cell>
          <table:table-cell office:value-type="float" office:value="346" table:style-name="ce34">
            <text:p>346</text:p>
          </table:table-cell>
          <table:table-cell office:value-type="float" office:value="1.60225140712944" table:style-name="ce13">
            <text:p>1.602251407</text:p>
          </table:table-cell>
          <table:table-cell office:value-type="float" office:value="5.6022514071294696" table:style-name="ce13">
            <text:p>5.602251407</text:p>
          </table:table-cell>
          <table:table-cell office:value-type="float" office:value="152.562277580071" table:style-name="ce13">
            <text:p>152.5622776</text:p>
          </table:table-cell>
          <table:table-cell office:value-type="float" office:value="63.321470937129298" table:style-name="ce13">
            <text:p>63.32147094</text:p>
          </table:table-cell>
          <table:table-cell office:value-type="float" office:value="169.240806642942" table:style-name="ce13">
            <text:p>169.2408066</text:p>
          </table:table-cell>
          <table:table-cell office:value-type="float" office:value="70.171710063335695" table:style-name="ce13">
            <text:p>70.17171006</text:p>
          </table:table-cell>
          <table:table-cell office:value-type="float" office:value="76.239268121041505" table:style-name="ce13">
            <text:p>76.23926812</text:p>
          </table:table-cell>
          <table:table-cell office:value-type="float" office:value="124.989444053483" table:style-name="ce13">
            <text:p>124.9894441</text:p>
          </table:table-cell>
          <table:table-cell office:value-type="float" office:value="85.057002111189306" table:style-name="ce13">
            <text:p>85.05700211</text:p>
          </table:table-cell>
          <table:table-cell office:value-type="float" office:value="0" table:style-name="ce13">
            <text:p>0</text:p>
          </table:table-cell>
          <table:table-cell office:value-type="float" office:value="5.6022514071294696" table:style-name="ce13">
            <text:p>5.602251407</text:p>
          </table:table-cell>
          <table:table-cell office:value-type="float" office:value="152.562277580071" table:style-name="ce13">
            <text:p>152.5622776</text:p>
          </table:table-cell>
          <table:table-cell office:value-type="float" office:value="63.321470937129298" table:style-name="ce13">
            <text:p>63.32147094</text:p>
          </table:table-cell>
          <table:table-cell office:value-type="float" office:value="169.240806642942" table:style-name="ce13">
            <text:p>169.2408066</text:p>
          </table:table-cell>
          <table:table-cell office:value-type="float" office:value="70.171710063335695" table:style-name="ce13">
            <text:p>70.17171006</text:p>
          </table:table-cell>
          <table:table-cell office:value-type="float" office:value="76.239268121041505" table:style-name="ce13">
            <text:p>76.23926812</text:p>
          </table:table-cell>
          <table:table-cell office:value-type="float" office:value="124.989444053483" table:style-name="ce13">
            <text:p>124.9894441</text:p>
          </table:table-cell>
          <table:table-cell office:value-type="float" office:value="85.057002111189306" table:style-name="ce13">
            <text:p>85.05700211</text:p>
          </table:table-cell>
          <table:table-cell office:value-type="float" office:value="12.6904761904762" table:style-name="ce13">
            <text:p>12.69047619</text:p>
          </table:table-cell>
          <table:table-cell office:value-type="float" office:value="12.9692307692308" table:style-name="ce13">
            <text:p>12.96923077</text:p>
          </table:table-cell>
          <table:table-cell office:value-type="float" office:value="11.841666666666701" table:style-name="ce13">
            <text:p>11.84166667</text:p>
          </table:table-cell>
          <table:table-cell office:value-type="float" office:value="180" table:style-name="ce13">
            <text:p>180</text:p>
          </table:table-cell>
          <table:table-cell office:value-type="float" office:value="174.39774859287101" table:style-name="ce13">
            <text:p>174.3977486</text:p>
          </table:table-cell>
          <table:table-cell office:value-type="float" office:value="27.4377224199288" table:style-name="ce13">
            <text:p>27.43772242</text:p>
          </table:table-cell>
          <table:table-cell office:value-type="float" office:value="116.67852906287099" table:style-name="ce13">
            <text:p>116.6785291</text:p>
          </table:table-cell>
          <table:table-cell office:value-type="float" office:value="10.7591933570581" table:style-name="ce13">
            <text:p>10.75919336</text:p>
          </table:table-cell>
          <table:table-cell office:value-type="float" office:value="109.82828993666401" table:style-name="ce13">
            <text:p>109.8282899</text:p>
          </table:table-cell>
          <table:table-cell office:value-type="float" office:value="103.76073187895901" table:style-name="ce13">
            <text:p>103.7607319</text:p>
          </table:table-cell>
          <table:table-cell office:value-type="float" office:value="55.010555946516597" table:style-name="ce13">
            <text:p>55.01055595</text:p>
          </table:table-cell>
          <table:table-cell office:value-type="float" office:value="94.942997888810694" table:style-name="ce13">
            <text:p>94.94299789</text:p>
          </table:table-cell>
          <table:table-cell office:value-type="float" office:value="872.81576908367799" table:style-name="ce13">
            <text:p>872.8157691</text:p>
          </table:table-cell>
          <table:table-cell office:value-type="float" office:value="2950" table:style-name="ce34">
            <text:p>2950</text:p>
          </table:table-cell>
          <table:table-cell office:value-type="float" office:value="153.491525423729" table:style-name="ce13">
            <text:p>153.4915254</text:p>
          </table:table-cell>
          <table:table-cell office:value-type="float" office:value="1006.78559289422" table:style-name="ce15">
            <text:p>1006.785593</text:p>
          </table:table-cell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29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30M18.000S" table:style-name="ce35">
            <text:p>06:30:18</text:p>
          </table:table-cell>
          <table:table-cell office:value-type="time" office:time-value="PT6H34M58.000S" table:style-name="ce35">
            <text:p>06:34:58</text:p>
          </table:table-cell>
          <table:table-cell office:value-type="time" office:time-value="PT6H38M42.000S" table:style-name="ce35">
            <text:p>06:38:42</text:p>
          </table:table-cell>
          <table:table-cell office:value-type="time" office:time-value="PT6H45M4.000S" table:style-name="ce35">
            <text:p>06:45:04</text:p>
          </table:table-cell>
          <table:table-cell office:value-type="time" office:time-value="PT6H56M4.000S" table:style-name="ce35">
            <text:p>06:56:04</text:p>
          </table:table-cell>
          <table:table-cell office:value-type="time" office:time-value="PT7H5M14.000S" table:style-name="ce35">
            <text:p>07:05:1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time" office:time-value="PT7H24M18.000S" table:style-name="ce35">
            <text:p>07:24:18</text:p>
          </table:table-cell>
          <table:table-cell office:value-type="float" office:value="510" table:style-name="ce15">
            <text:p>510</text:p>
          </table:table-cell>
          <table:table-cell office:value-type="float" office:value="1565" table:style-name="ce15">
            <text:p>1565</text:p>
          </table:table-cell>
          <table:table-cell office:value-type="float" office:value="1285" table:style-name="ce15">
            <text:p>1285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20.73843416370096" table:style-name="ce13">
            <text:p>520.7384342</text:p>
          </table:table-cell>
          <table:table-cell office:value-type="float" office:value="658.11684460260994" table:style-name="ce13">
            <text:p>658.1168446</text:p>
          </table:table-cell>
          <table:table-cell office:value-type="float" office:value="386.14472123368898" table:style-name="ce13">
            <text:p>386.1447212</text:p>
          </table:table-cell>
          <table:table-cell office:value-type="float" office:value="175.432793807178" table:style-name="ce13">
            <text:p>175.4327938</text:p>
          </table:table-cell>
          <table:table-cell office:value-type="float" office:value="492.83954961294899" table:style-name="ce13">
            <text:p>492.8395496</text:p>
          </table:table-cell>
          <table:table-cell office:value-type="float" office:value="337.30119634060497" table:style-name="ce13">
            <text:p>337.3011963</text:p>
          </table:table-cell>
          <table:table-cell office:value-type="float" office:value="279.42646023926801" table:style-name="ce13">
            <text:p>279.4264602</text:p>
          </table:table-cell>
          <table:table-cell office:value-type="float" office:value="504" table:style-name="ce13">
            <text:p>504</text:p>
          </table:table-cell>
          <table:table-cell office:value-type="float" office:value="1592" table:style-name="ce34">
            <text:p>1592</text:p>
          </table:table-cell>
          <table:table-cell office:value-type="float" office:value="1144" table:style-name="ce34">
            <text:p>1144</text:p>
          </table:table-cell>
          <table:table-cell office:value-type="float" office:value="280" table:style-name="ce34">
            <text:p>280</text:p>
          </table:table-cell>
          <table:table-cell office:value-type="float" office:value="224" table:style-name="ce34">
            <text:p>224</text:p>
          </table:table-cell>
          <table:table-cell office:value-type="float" office:value="382" table:style-name="ce34">
            <text:p>382</text:p>
          </table:table-cell>
          <table:table-cell office:value-type="float" office:value="660" table:style-name="ce34">
            <text:p>660</text:p>
          </table:table-cell>
          <table:table-cell office:value-type="float" office:value="550" table:style-name="ce34">
            <text:p>550</text:p>
          </table:table-cell>
          <table:table-cell office:value-type="float" office:value="-25514" table:style-name="ce34">
            <text:p>-25514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26658" table:style-name="ce34">
            <text:p>26658</text:p>
          </table:table-cell>
          <table:table-cell office:value-type="float" office:value="7.0544090056284903" table:style-name="ce13">
            <text:p>7.054409006</text:p>
          </table:table-cell>
          <table:table-cell office:value-type="float" office:value="1.05440900562851" table:style-name="ce13">
            <text:p>1.054409006</text:p>
          </table:table-cell>
          <table:table-cell office:value-type="float" office:value="138.73843416370099" table:style-name="ce13">
            <text:p>138.7384342</text:p>
          </table:table-cell>
          <table:table-cell office:value-type="float" office:value="1.8831553973902799" table:style-name="ce13">
            <text:p>1.883155397</text:p>
          </table:table-cell>
          <table:table-cell office:value-type="float" office:value="163.85527876631099" table:style-name="ce13">
            <text:p>163.855278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26378.573539760699" table:style-name="ce13">
            <text:p>26378.57354</text:p>
          </table:table-cell>
          <table:table-cell office:value-type="float" office:value="7.0544090056284903" table:style-name="ce13">
            <text:p>7.054409006</text:p>
          </table:table-cell>
          <table:table-cell office:value-type="float" office:value="0" table:style-name="ce13">
            <text:p>0</text:p>
          </table:table-cell>
          <table:table-cell office:value-type="float" office:value="138.73843416370099" table:style-name="ce13">
            <text:p>138.7384342</text:p>
          </table:table-cell>
          <table:table-cell office:value-type="float" office:value="0" table:style-name="ce13">
            <text:p>0</text:p>
          </table:table-cell>
          <table:table-cell office:value-type="float" office:value="163.85527876631099" table:style-name="ce13">
            <text:p>163.8552788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7731629392971" table:style-name="ce13">
            <text:p>10.77316294</text:p>
          </table:table-cell>
          <table:table-cell office:value-type="float" office:value="11.058365758754899" table:style-name="ce13">
            <text:p>11.05836576</text:p>
          </table:table-cell>
          <table:table-cell office:value-type="float" office:value="172.945590994372" table:style-name="ce13">
            <text:p>172.945591</text:p>
          </table:table-cell>
          <table:table-cell office:value-type="float" office:value="180" table:style-name="ce13">
            <text:p>180</text:p>
          </table:table-cell>
          <table:table-cell office:value-type="float" office:value="41.2615658362989" table:style-name="ce13">
            <text:p>41.26156584</text:p>
          </table:table-cell>
          <table:table-cell office:value-type="float" office:value="180" table:style-name="ce13">
            <text:p>180</text:p>
          </table:table-cell>
          <table:table-cell office:value-type="float" office:value="16.1447212336892" table:style-name="ce13">
            <text:p>16.14472123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90.35187806435999" table:style-name="ce13">
            <text:p>590.3518781</text:p>
          </table:table-cell>
          <table:table-cell office:value-type="float" office:value="3240" table:style-name="ce34">
            <text:p>3240</text:p>
          </table:table-cell>
          <table:table-cell office:value-type="float" office:value="0" table:style-name="ce13">
            <text:p>0</text:p>
          </table:table-cell>
          <table:table-cell office:value-type="float" office:value="590.35187806435999" table:style-name="ce13">
            <text:p>590.3518781</text:p>
          </table:table-cell>
          <table:table-cell office:value-type="float" office:value="586.37298967227696" table:style-name="ce13">
            <text:p>586.3729897</text:p>
          </table:table-cell>
          <table:table-cell office:value-type="float" office:value="58.6372989672277" table:style-name="ce14">
            <text:p>59</text:p>
          </table:table-cell>
          <table:table-cell table:number-columns-repeated="1629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4M13.000S" table:style-name="ce35">
            <text:p>06:14:13</text:p>
          </table:table-cell>
          <table:table-cell office:value-type="time" office:time-value="PT6H18M5.000S" table:style-name="ce35">
            <text:p>06:18:05</text:p>
          </table:table-cell>
          <table:table-cell office:value-type="time" office:time-value="PT6H21M13.000S" table:style-name="ce35">
            <text:p>06:21:13</text:p>
          </table:table-cell>
          <table:table-cell office:value-type="time" office:time-value="PT6H25M33.000S" table:style-name="ce35">
            <text:p>06:25:33</text:p>
          </table:table-cell>
          <table:table-cell office:value-type="time" office:time-value="PT6H35M33.000S" table:style-name="ce35">
            <text:p>06:35:33</text:p>
          </table:table-cell>
          <table:table-cell office:value-type="time" office:time-value="PT6H44M43.000S" table:style-name="ce35">
            <text:p>06:44:43</text:p>
          </table:table-cell>
          <table:table-cell office:value-type="time" office:time-value="PT6H49M1.000S" table:style-name="ce35">
            <text:p>06:49:01</text:p>
          </table:table-cell>
          <table:table-cell office:value-type="time" office:time-value="PT6H55M23.000S" table:style-name="ce35">
            <text:p>06:55:23</text:p>
          </table:table-cell>
          <table:table-cell office:value-type="time" office:time-value="PT6H58M31.000S" table:style-name="ce35">
            <text:p>06:58:31</text:p>
          </table:table-cell>
          <table:table-cell office:value-type="time" office:time-value="PT7H3M13.000S" table:style-name="ce35">
            <text:p>07:03:13</text:p>
          </table:table-cell>
          <table:table-cell office:value-type="float" office:value="510" table:style-name="ce15">
            <text:p>510</text:p>
          </table:table-cell>
          <table:table-cell office:value-type="float" office:value="1570" table:style-name="ce15">
            <text:p>1570</text:p>
          </table:table-cell>
          <table:table-cell office:value-type="float" office:value="1290" table:style-name="ce15">
            <text:p>1290</text:p>
          </table:table-cell>
          <table:table-cell office:value-type="float" office:value="287.05440900562797" table:style-name="ce13">
            <text:p>287.054409</text:p>
          </table:table-cell>
          <table:table-cell office:value-type="float" office:value="222.945590994371" table:style-name="ce13">
            <text:p>222.945591</text:p>
          </table:table-cell>
          <table:table-cell office:value-type="float" office:value="522.40213523131695" table:style-name="ce13">
            <text:p>522.4021352</text:p>
          </table:table-cell>
          <table:table-cell office:value-type="float" office:value="660.21945432977498" table:style-name="ce13">
            <text:p>660.2194543</text:p>
          </table:table-cell>
          <table:table-cell office:value-type="float" office:value="387.37841043890899" table:style-name="ce13">
            <text:p>387.3784104</text:p>
          </table:table-cell>
          <table:table-cell office:value-type="float" office:value="176.115411681914" table:style-name="ce13">
            <text:p>176.1154117</text:p>
          </table:table-cell>
          <table:table-cell office:value-type="float" office:value="494.75721323011999" table:style-name="ce13">
            <text:p>494.7572132</text:p>
          </table:table-cell>
          <table:table-cell office:value-type="float" office:value="338.61365235749503" table:style-name="ce13">
            <text:p>338.6136524</text:p>
          </table:table-cell>
          <table:table-cell office:value-type="float" office:value="280.51372273047099" table:style-name="ce13">
            <text:p>280.5137227</text:p>
          </table:table-cell>
          <table:table-cell office:value-type="float" office:value="420" table:style-name="ce13">
            <text:p>420</text:p>
          </table:table-cell>
          <table:table-cell office:value-type="float" office:value="1410" table:style-name="ce34">
            <text:p>1410</text:p>
          </table:table-cell>
          <table:table-cell office:value-type="float" office:value="1110" table:style-name="ce34">
            <text:p>1110</text:p>
          </table:table-cell>
          <table:table-cell office:value-type="float" office:value="232" table:style-name="ce34">
            <text:p>232</text:p>
          </table:table-cell>
          <table:table-cell office:value-type="float" office:value="188" table:style-name="ce34">
            <text:p>188</text:p>
          </table:table-cell>
          <table:table-cell office:value-type="float" office:value="260" table:style-name="ce34">
            <text:p>260</text:p>
          </table:table-cell>
          <table:table-cell office:value-type="float" office:value="600" table:style-name="ce34">
            <text:p>600</text:p>
          </table:table-cell>
          <table:table-cell office:value-type="float" office:value="550" table:style-name="ce34">
            <text:p>550</text:p>
          </table:table-cell>
          <table:table-cell office:value-type="float" office:value="258" table:style-name="ce34">
            <text:p>258</text:p>
          </table:table-cell>
          <table:table-cell office:value-type="float" office:value="382" table:style-name="ce34">
            <text:p>382</text:p>
          </table:table-cell>
          <table:table-cell office:value-type="float" office:value="188" table:style-name="ce34">
            <text:p>188</text:p>
          </table:table-cell>
          <table:table-cell office:value-type="float" office:value="282" table:style-name="ce34">
            <text:p>282</text:p>
          </table:table-cell>
          <table:table-cell office:value-type="float" office:value="55.0544090056285" table:style-name="ce13">
            <text:p>55.05440901</text:p>
          </table:table-cell>
          <table:table-cell office:value-type="float" office:value="34.9455909943715" table:style-name="ce13">
            <text:p>34.94559099</text:p>
          </table:table-cell>
          <table:table-cell office:value-type="float" office:value="262.402135231317" table:style-name="ce13">
            <text:p>262.4021352</text:p>
          </table:table-cell>
          <table:table-cell office:value-type="float" office:value="60.2194543297745" table:style-name="ce13">
            <text:p>60.21945433</text:p>
          </table:table-cell>
          <table:table-cell office:value-type="float" office:value="162.62158956109101" table:style-name="ce13">
            <text:p>162.6215896</text:p>
          </table:table-cell>
          <table:table-cell office:value-type="float" office:value="81.884588318085903" table:style-name="ce13">
            <text:p>81.88458832</text:p>
          </table:table-cell>
          <table:table-cell office:value-type="float" office:value="112.75721323012" table:style-name="ce13">
            <text:p>112.7572132</text:p>
          </table:table-cell>
          <table:table-cell office:value-type="float" office:value="150.613652357495" table:style-name="ce13">
            <text:p>150.6136524</text:p>
          </table:table-cell>
          <table:table-cell office:value-type="float" office:value="1.4862772695285" table:style-name="ce13">
            <text:p>1.48627727</text:p>
          </table:table-cell>
          <table:table-cell office:value-type="float" office:value="55.0544090056285" table:style-name="ce13">
            <text:p>55.05440901</text:p>
          </table:table-cell>
          <table:table-cell office:value-type="float" office:value="34.9455909943715" table:style-name="ce13">
            <text:p>34.94559099</text:p>
          </table:table-cell>
          <table:table-cell office:value-type="float" office:value="180" table:style-name="ce13">
            <text:p>180</text:p>
          </table:table-cell>
          <table:table-cell office:value-type="float" office:value="60.2194543297745" table:style-name="ce13">
            <text:p>60.21945433</text:p>
          </table:table-cell>
          <table:table-cell office:value-type="float" office:value="162.62158956109101" table:style-name="ce13">
            <text:p>162.6215896</text:p>
          </table:table-cell>
          <table:table-cell office:value-type="float" office:value="81.884588318085903" table:style-name="ce13">
            <text:p>81.88458832</text:p>
          </table:table-cell>
          <table:table-cell office:value-type="float" office:value="112.75721323012" table:style-name="ce13">
            <text:p>112.7572132</text:p>
          </table:table-cell>
          <table:table-cell office:value-type="float" office:value="150.613652357495" table:style-name="ce13">
            <text:p>150.6136524</text:p>
          </table:table-cell>
          <table:table-cell office:value-type="float" office:value="0" table:style-name="ce13">
            <text:p>0</text:p>
          </table:table-cell>
          <table:table-cell office:value-type="float" office:value="10.4509803921569" table:style-name="ce13">
            <text:p>10.45098039</text:p>
          </table:table-cell>
          <table:table-cell office:value-type="float" office:value="10.7388535031847" table:style-name="ce13">
            <text:p>10.7388535</text:p>
          </table:table-cell>
          <table:table-cell office:value-type="float" office:value="11.015503875968999" table:style-name="ce13">
            <text:p>11.01550388</text:p>
          </table:table-cell>
          <table:table-cell office:value-type="float" office:value="124.945590994372" table:style-name="ce13">
            <text:p>124.945591</text:p>
          </table:table-cell>
          <table:table-cell office:value-type="float" office:value="145.054409005629" table:style-name="ce13">
            <text:p>145.054409</text:p>
          </table:table-cell>
          <table:table-cell office:value-type="float" office:value="0" table:style-name="ce13">
            <text:p>0</text:p>
          </table:table-cell>
          <table:table-cell office:value-type="float" office:value="119.780545670225" table:style-name="ce13">
            <text:p>119.7805457</text:p>
          </table:table-cell>
          <table:table-cell office:value-type="float" office:value="17.378410438908599" table:style-name="ce13">
            <text:p>17.37841044</text:p>
          </table:table-cell>
          <table:table-cell office:value-type="float" office:value="98.115411681914097" table:style-name="ce13">
            <text:p>98.11541168</text:p>
          </table:table-cell>
          <table:table-cell office:value-type="float" office:value="67.242786769880396" table:style-name="ce13">
            <text:p>67.24278677</text:p>
          </table:table-cell>
          <table:table-cell office:value-type="float" office:value="29.386347642505299" table:style-name="ce13">
            <text:p>29.38634764</text:p>
          </table:table-cell>
          <table:table-cell office:value-type="float" office:value="180" table:style-name="ce13">
            <text:p>180</text:p>
          </table:table-cell>
          <table:table-cell office:value-type="float" office:value="781.90350220343396" table:style-name="ce13">
            <text:p>781.9035022</text:p>
          </table:table-cell>
          <table:table-cell office:value-type="float" office:value="2940" table:style-name="ce34">
            <text:p>2940</text:p>
          </table:table-cell>
          <table:table-cell office:value-type="float" office:value="154.01360544217701" table:style-name="ce13">
            <text:p>154.0136054</text:p>
          </table:table-cell>
          <table:table-cell office:value-type="float" office:value="902.32727968564996" table:style-name="ce13">
            <text:p>902.3272797</text:p>
          </table:table-cell>
          <table:table-cell office:value-type="float" office:value="896.24572108915197" table:style-name="ce13">
            <text:p>896.2457211</text:p>
          </table:table-cell>
          <table:table-cell office:value-type="float" office:value="89.624572108915203" table:style-name="ce14">
            <text:p>90</text:p>
          </table:table-cell>
          <table:table-cell table:number-columns-repeated="1629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5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34">
            <text:p>0</text:p>
          </table:table-cell>
          <table:table-cell table:number-columns-repeated="18" table:style-name="ce13"/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number-columns-repeated="9" table:style-name="ce13"/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office:value-type="time" office:time-value="PT6H12M43.000S" table:style-name="ce35">
            <text:p>06:12:43</text:p>
          </table:table-cell>
          <table:table-cell office:value-type="time" office:time-value="PT6H16M49.000S" table:style-name="ce35">
            <text:p>06:16:49</text:p>
          </table:table-cell>
          <table:table-cell office:value-type="time" office:time-value="PT6H19M47.000S" table:style-name="ce35">
            <text:p>06:19:47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3">
            <text:p>0</text:p>
          </table:table-cell>
          <table:table-cell office:value-type="time" office:time-value="PT6H43M37.000S" table:style-name="ce35">
            <text:p>06:43:37</text:p>
          </table:table-cell>
          <table:table-cell office:value-type="time" office:time-value="PT6H48M19.000S" table:style-name="ce35">
            <text:p>06:48:19</text:p>
          </table:table-cell>
          <table:table-cell office:value-type="time" office:time-value="PT6H55M1.000S" table:style-name="ce35">
            <text:p>06:55:01</text:p>
          </table:table-cell>
          <table:table-cell office:value-type="time" office:time-value="PT6H58M21.000S" table:style-name="ce35">
            <text:p>06:58:21</text:p>
          </table:table-cell>
          <table:table-cell office:value-type="time" office:time-value="PT7H3M1.000S" table:style-name="ce35">
            <text:p>07:03:01</text:p>
          </table:table-cell>
          <table:table-cell office:value-type="float" office:value="440" table:style-name="ce15">
            <text:p>440</text:p>
          </table:table-cell>
          <table:table-cell office:value-type="float" office:value="1247" table:style-name="ce15">
            <text:p>1247</text:p>
          </table:table-cell>
          <table:table-cell office:value-type="float" office:value="1189" table:style-name="ce15">
            <text:p>1189</text:p>
          </table:table-cell>
          <table:table-cell office:value-type="float" office:value="247.65478424015001" table:style-name="ce13">
            <text:p>247.6547842</text:p>
          </table:table-cell>
          <table:table-cell office:value-type="float" office:value="192.34521575984999" table:style-name="ce13">
            <text:p>192.3452158</text:p>
          </table:table-cell>
          <table:table-cell office:value-type="float" office:value="414.92704626334501" table:style-name="ce13">
            <text:p>414.9270463</text:p>
          </table:table-cell>
          <table:table-cell office:value-type="float" office:value="524.39086595492302" table:style-name="ce13">
            <text:p>524.390866</text:p>
          </table:table-cell>
          <table:table-cell office:value-type="float" office:value="307.68208778173198" table:style-name="ce13">
            <text:p>307.6820878</text:p>
          </table:table-cell>
          <table:table-cell office:value-type="float" office:value="162.32653061224499" table:style-name="ce13">
            <text:p>162.3265306</text:p>
          </table:table-cell>
          <table:table-cell office:value-type="float" office:value="456.02040816326502" table:style-name="ce13">
            <text:p>456.0204082</text:p>
          </table:table-cell>
          <table:table-cell office:value-type="float" office:value="312.102040816326" table:style-name="ce13">
            <text:p>312.1020408</text:p>
          </table:table-cell>
          <table:table-cell office:value-type="float" office:value="258.55102040816303" table:style-name="ce13">
            <text:p>258.5510204</text:p>
          </table:table-cell>
          <table:table-cell office:value-type="float" office:value="424" table:style-name="ce13">
            <text:p>424</text:p>
          </table:table-cell>
          <table:table-cell office:value-type="float" office:value="1430" table:style-name="ce34">
            <text:p>1430</text:p>
          </table:table-cell>
          <table:table-cell office:value-type="float" office:value="1164" table:style-name="ce34">
            <text:p>1164</text:p>
          </table:table-cell>
          <table:table-cell office:value-type="float" office:value="246" table:style-name="ce34">
            <text:p>246</text:p>
          </table:table-cell>
          <table:table-cell office:value-type="float" office:value="178" table:style-name="ce34">
            <text:p>178</text:p>
          </table:table-cell>
          <table:table-cell office:value-type="float" office:value="-22787" table:style-name="ce34">
            <text:p>-22787</text:p>
          </table:table-cell>
          <table:table-cell office:value-type="float" office:value="0" table:style-name="ce34">
            <text:p>0</text:p>
          </table:table-cell>
          <table:table-cell office:value-type="float" office:value="24217" table:style-name="ce34">
            <text:p>24217</text:p>
          </table:table-cell>
          <table:table-cell office:value-type="float" office:value="282" table:style-name="ce34">
            <text:p>282</text:p>
          </table:table-cell>
          <table:table-cell office:value-type="float" office:value="402" table:style-name="ce34">
            <text:p>402</text:p>
          </table:table-cell>
          <table:table-cell office:value-type="float" office:value="200" table:style-name="ce34">
            <text:p>200</text:p>
          </table:table-cell>
          <table:table-cell office:value-type="float" office:value="280" table:style-name="ce34">
            <text:p>280</text:p>
          </table:table-cell>
          <table:table-cell office:value-type="float" office:value="1.6547842401500901" table:style-name="ce13">
            <text:p>1.65478424</text:p>
          </table:table-cell>
          <table:table-cell office:value-type="float" office:value="14.3452157598499" table:style-name="ce13">
            <text:p>14.345215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9.67346938775501" table:style-name="ce13">
            <text:p>119.6734694</text:p>
          </table:table-cell>
          <table:table-cell office:value-type="float" office:value="54.020408163265301" table:style-name="ce13">
            <text:p>54.02040816</text:p>
          </table:table-cell>
          <table:table-cell office:value-type="float" office:value="112.102040816327" table:style-name="ce13">
            <text:p>112.1020408</text:p>
          </table:table-cell>
          <table:table-cell office:value-type="float" office:value="21.4489795918367" table:style-name="ce13">
            <text:p>21.44897959</text:p>
          </table:table-cell>
          <table:table-cell office:value-type="float" office:value="0" table:style-name="ce13">
            <text:p>0</text:p>
          </table:table-cell>
          <table:table-cell office:value-type="float" office:value="14.3452157598499" table:style-name="ce13">
            <text:p>14.34521576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80" table:style-name="ce13">
            <text:p>180</text:p>
          </table:table-cell>
          <table:table-cell office:value-type="float" office:value="119.67346938775501" table:style-name="ce13">
            <text:p>119.6734694</text:p>
          </table:table-cell>
          <table:table-cell office:value-type="float" office:value="54.020408163265301" table:style-name="ce13">
            <text:p>54.02040816</text:p>
          </table:table-cell>
          <table:table-cell office:value-type="float" office:value="112.102040816327" table:style-name="ce13">
            <text:p>112.1020408</text:p>
          </table:table-cell>
          <table:table-cell office:value-type="float" office:value="21.4489795918367" table:style-name="ce13">
            <text:p>21.44897959</text:p>
          </table:table-cell>
          <table:table-cell office:value-type="float" office:value="12.113636363636401" table:style-name="ce13">
            <text:p>12.11363636</text:p>
          </table:table-cell>
          <table:table-cell office:value-type="float" office:value="13.520449077786701" table:style-name="ce13">
            <text:p>13.52044908</text:p>
          </table:table-cell>
          <table:table-cell office:value-type="float" office:value="11.951219512195101" table:style-name="ce13">
            <text:p>11.95121951</text:p>
          </table:table-cell>
          <table:table-cell office:value-type="float" office:value="180" table:style-name="ce13">
            <text:p>180</text:p>
          </table:table-cell>
          <table:table-cell office:value-type="float" office:value="165.65478424015001" table:style-name="ce13">
            <text:p>165.654784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0.326530612244902" table:style-name="ce13">
            <text:p>60.32653061</text:p>
          </table:table-cell>
          <table:table-cell office:value-type="float" office:value="125.979591836735" table:style-name="ce13">
            <text:p>125.9795918</text:p>
          </table:table-cell>
          <table:table-cell office:value-type="float" office:value="67.897959183673507" table:style-name="ce13">
            <text:p>67.89795918</text:p>
          </table:table-cell>
          <table:table-cell office:value-type="float" office:value="158.551020408163" table:style-name="ce13">
            <text:p>158.5510204</text:p>
          </table:table-cell>
          <table:table-cell office:value-type="float" office:value="758.40988628096602" table:style-name="ce13">
            <text:p>758.4098863</text:p>
          </table:table-cell>
          <table:table-cell office:value-type="float" office:value="3018" table:style-name="ce34">
            <text:p>3018</text:p>
          </table:table-cell>
          <table:table-cell office:value-type="float" office:value="150.03313452617601" table:style-name="ce13">
            <text:p>150.0331345</text:p>
          </table:table-cell>
          <table:table-cell office:value-type="float" office:value="872.19649877534096" table:style-name="ce13">
            <text:p>872.1964988</text:p>
          </table:table-cell>
          <table:table-cell office:value-type="float" office:value="866.31801739238801" table:style-name="ce13">
            <text:p>866.3180174</text:p>
          </table:table-cell>
          <table:table-cell office:value-type="float" office:value="86.631801739238796" table:style-name="ce14">
            <text:p>87</text:p>
          </table:table-cell>
          <table:table-cell table:number-columns-repeated="1629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3000" table:style-name="ce13">
            <text:p>3000</text:p>
          </table:table-cell>
          <table:table-cell office:value-type="float" office:value="2330" table:style-name="ce13">
            <text:p>2330</text:p>
          </table:table-cell>
          <table:table-cell office:value-type="float" office:value="5330" table:style-name="ce13">
            <text:p>5330</text:p>
          </table:table-cell>
          <table:table-cell office:value-type="float" office:value="5610" table:style-name="ce13">
            <text:p>5610</text:p>
          </table:table-cell>
          <table:table-cell office:value-type="float" office:value="7090" table:style-name="ce13">
            <text:p>7090</text:p>
          </table:table-cell>
          <table:table-cell office:value-type="float" office:value="4160" table:style-name="ce13">
            <text:p>4160</text:p>
          </table:table-cell>
          <table:table-cell office:value-type="float" office:value="16860" table:style-name="ce13">
            <text:p>16860</text:p>
          </table:table-cell>
          <table:table-cell office:value-type="float" office:value="1940" table:style-name="ce13">
            <text:p>1940</text:p>
          </table:table-cell>
          <table:table-cell office:value-type="float" office:value="5450" table:style-name="ce13">
            <text:p>5450</text:p>
          </table:table-cell>
          <table:table-cell office:value-type="float" office:value="3730" table:style-name="ce13">
            <text:p>3730</text:p>
          </table:table-cell>
          <table:table-cell office:value-type="float" office:value="3090" table:style-name="ce13">
            <text:p>3090</text:p>
          </table:table-cell>
          <table:table-cell office:value-type="float" office:value="14210" table:style-name="ce13">
            <text:p>14210</text:p>
          </table:table-cell>
          <table:table-cell table:style-name="ce35"/>
          <table:table-cell table:style-name="ce15"/>
          <table:table-cell table:number-columns-repeated="8" table:style-name="ce35"/>
          <table:table-cell table:number-columns-repeated="3" table:style-name="ce15"/>
          <table:table-cell table:number-columns-repeated="10" table:style-name="ce13"/>
          <table:table-cell table:number-columns-repeated="11" table:style-name="ce34"/>
          <table:table-cell table:number-columns-repeated="31" table:style-name="ce13"/>
          <table:table-cell table:style-name="ce34"/>
          <table:table-cell table:number-columns-repeated="2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298"/>
        </table:table-row>
        <table:table-row table:number-rows-repeated="1048536" table:style-name="ro1">
          <table:table-cell table:number-columns-repeated="16384"/>
        </table:table-row>
      </table:table>
      <table:table table:name="Упр_4_Площ_треуг_и_скорость" table:style-name="ta1">
        <table:shapes>
          <draw:frame xmlns:presentation="urn:oasis:names:tc:opendocument:xmlns:presentation:1.0" draw:z-index="1" draw:id="id7" draw:style-name="a65" draw:name="TextBox 1" svg:x="8.86299in" svg:y="0.0378in" svg:width="3.23386in" svg:height="0.69291in">
            <draw:text-box>
              <text:p text:style-name="a60" text:class-names="" text:cond-style-name=""><text:span text:style-name="a59" text:class-names="">Чемпионат России</text:span></text:p>
              <text:p text:style-name="a62" text:class-names="" text:cond-style-name=""><text:span text:style-name="a61" text:class-names="">по спорту сверхлегкой авиации</text:span></text:p>
              <text:p text:style-name="a64" text:class-names="" text:cond-style-name=""><text:span text:style-name="a63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8" draw:style-name="a74" draw:name="TextBox 2" svg:x="2.77165in" svg:y="0.48583in" svg:width="7.89213in" svg:height="0.69803in">
            <draw:text-box>
              <text:p text:style-name="a67" text:class-names="" text:cond-style-name=""><text:span text:style-name="a66" text:class-names="">Протокол</text:span></text:p>
              <text:p text:style-name="a69" text:class-names="" text:cond-style-name=""><text:span text:style-name="a68" text:class-names=""/></text:p>
              <text:p text:style-name="a73" text:class-names="" text:cond-style-name=""><text:span text:style-name="a70" text:class-names="">Упражнение № 4 "</text:span><text:span text:style-name="a71" text:class-names="">Дальность или продолжительность полета с ограниченным запасом топлива</text:span><text:span text:style-name="a72" text:class-names="">"</text:span></text:p>
            </draw:text-box>
            <svg:desc/>
          </draw:frame>
          <draw:frame xmlns:presentation="urn:oasis:names:tc:opendocument:xmlns:presentation:1.0" draw:z-index="3" draw:id="id9" draw:style-name="a83" draw:name="TextBox 3" svg:x="0.11929in" svg:y="0.04252in" svg:width="2.65709in" svg:height="1.01693in">
            <draw:text-box>
              <text:p text:style-name="a76" text:class-names="" text:cond-style-name=""><text:span text:style-name="a75" text:class-names="">УТВЕРЖДАЮ</text:span></text:p>
              <text:p text:style-name="a78" text:class-names="" text:cond-style-name=""><text:span text:style-name="a77" text:class-names="">Главный судья соревнований</text:span></text:p>
              <text:p text:style-name="a80" text:class-names="" text:cond-style-name=""><text:span text:style-name="a79" text:class-names="">__________________Потапкин И.В.<text:line-break/></text:span></text:p>
              <text:p text:style-name="a82" text:class-names="" text:cond-style-name=""><text:span text:style-name="a81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number-columns-repeated="6" table:default-cell-style-name="ce1"/>
        <table:table-column table:style-name="co46" table:default-cell-style-name="ce1"/>
        <table:table-column table:style-name="co13" table:number-columns-repeated="4" table:default-cell-style-name="ce1"/>
        <table:table-column table:style-name="co14" table:number-columns-repeated="16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style-name="ro3">
          <table:table-cell table:number-columns-repeated="4" table:style-name="ce2"/>
          <table:table-cell table:number-columns-repeated="16380" table:style-name="ce1"/>
        </table:table-row>
        <table:table-row table:style-name="ro11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Пл.Теуг.</text:p>
          </table:table-cell>
          <table:table-cell office:value-type="string" table:style-name="ce12">
            <text:p>Ск.уч.(м)</text:p>
          </table:table-cell>
          <table:table-cell office:value-type="string" table:style-name="ce12">
            <text:p>Время вх.</text:p>
          </table:table-cell>
          <table:table-cell office:value-type="string" table:style-name="ce12">
            <text:p>Выремя вых.</text:p>
          </table:table-cell>
          <table:table-cell office:value-type="string" table:style-name="ce12">
            <text:p>Время на скоростном уч.</text:p>
          </table:table-cell>
          <table:table-cell office:value-type="string" table:style-name="ce12">
            <text:p>Скорость (м/с)</text:p>
          </table:table-cell>
          <table:table-cell office:value-type="string" table:style-name="ce12">
            <text:p>Очки.площ.</text:p>
          </table:table-cell>
          <table:table-cell office:value-type="string" table:style-name="ce12">
            <text:p>Очки скор.</text:p>
          </table:table-cell>
          <table:table-cell office:value-type="string" table:style-name="ce12">
            <text:p>Штрафы %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6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2323.509" table:style-name="ce42">
            <text:p>2323.509</text:p>
          </table:table-cell>
          <table:table-cell office:value-type="float" office:value="7760" table:style-name="ce13">
            <text:p>7760</text:p>
          </table:table-cell>
          <table:table-cell office:value-type="time" office:time-value="PT8H28M57.000S" table:style-name="ce35">
            <text:p>08:28:57</text:p>
          </table:table-cell>
          <table:table-cell office:value-type="time" office:time-value="PT8H37M11.000S" table:style-name="ce35">
            <text:p>08:37:11</text:p>
          </table:table-cell>
          <table:table-cell office:value-type="float" office:value="494" table:style-name="ce34">
            <text:p>494</text:p>
          </table:table-cell>
          <table:table-cell office:value-type="float" office:value="15.7085020242915" table:style-name="ce13">
            <text:p>15.70850202</text:p>
          </table:table-cell>
          <table:table-cell office:value-type="float" office:value="296.440486128072" table:style-name="ce13">
            <text:p>296.4404861</text:p>
          </table:table-cell>
          <table:table-cell office:value-type="float" office:value="166.41810512763999" table:style-name="ce13">
            <text:p>166.4181051</text:p>
          </table:table-cell>
          <table:table-cell table:style-name="ce13"/>
          <table:table-cell office:value-type="float" office:value="462.85859125571199" table:style-name="ce13">
            <text:p>462.8585913</text:p>
          </table:table-cell>
          <table:table-cell office:value-type="float" office:value="56.954249251836004" table:style-name="ce14">
            <text:p>57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1037.97" table:style-name="ce42">
            <text:p>1037.970</text:p>
          </table:table-cell>
          <table:table-cell office:value-type="float" office:value="3980" table:style-name="ce13">
            <text:p>3980</text:p>
          </table:table-cell>
          <table:table-cell office:value-type="time" office:time-value="PT8H34M39.000S" table:style-name="ce35">
            <text:p>08:34:39</text:p>
          </table:table-cell>
          <table:table-cell office:value-type="time" office:time-value="PT8H39M31.000S" table:style-name="ce35">
            <text:p>08:39:31</text:p>
          </table:table-cell>
          <table:table-cell office:value-type="float" office:value="292" table:style-name="ce34">
            <text:p>292</text:p>
          </table:table-cell>
          <table:table-cell office:value-type="float" office:value="13.6301369863014" table:style-name="ce13">
            <text:p>13.63013699</text:p>
          </table:table-cell>
          <table:table-cell office:value-type="float" office:value="132.427432554104" table:style-name="ce13">
            <text:p>132.4274326</text:p>
          </table:table-cell>
          <table:table-cell office:value-type="float" office:value="144.39961024818001" table:style-name="ce13">
            <text:p>144.3996102</text:p>
          </table:table-cell>
          <table:table-cell table:style-name="ce13"/>
          <table:table-cell office:value-type="float" office:value="276.82704280228398" table:style-name="ce13">
            <text:p>276.8270428</text:p>
          </table:table-cell>
          <table:table-cell office:value-type="float" office:value="34.0632683356624" table:style-name="ce14">
            <text:p>34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4018.4389999999999" table:style-name="ce43">
            <text:p>4018.439</text:p>
          </table:table-cell>
          <table:table-cell office:value-type="float" office:value="11950" table:style-name="ce13">
            <text:p>11950</text:p>
          </table:table-cell>
          <table:table-cell office:value-type="time" office:time-value="PT8H29M29.000S" table:style-name="ce35">
            <text:p>08:29:29</text:p>
          </table:table-cell>
          <table:table-cell office:value-type="time" office:time-value="PT8H36M31.000S" table:style-name="ce35">
            <text:p>08:36:31</text:p>
          </table:table-cell>
          <table:table-cell office:value-type="float" office:value="422" table:style-name="ce34">
            <text:p>422</text:p>
          </table:table-cell>
          <table:table-cell office:value-type="float" office:value="28.317535545023699" table:style-name="ce15">
            <text:p>28.31753555</text:p>
          </table:table-cell>
          <table:table-cell office:value-type="float" office:value="512.68491348043096" table:style-name="ce13">
            <text:p>512.6849135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812.68491348043005" table:style-name="ce13">
            <text:p>812.6849135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080.4940000000001" table:style-name="ce42">
            <text:p>2080.494</text:p>
          </table:table-cell>
          <table:table-cell office:value-type="float" office:value="5930" table:style-name="ce13">
            <text:p>5930</text:p>
          </table:table-cell>
          <table:table-cell office:value-type="time" office:time-value="PT8H27M43.000S" table:style-name="ce35">
            <text:p>08:27:43</text:p>
          </table:table-cell>
          <table:table-cell office:value-type="time" office:time-value="PT8H34M19.000S" table:style-name="ce35">
            <text:p>08:34:19</text:p>
          </table:table-cell>
          <table:table-cell office:value-type="float" office:value="396" table:style-name="ce34">
            <text:p>396</text:p>
          </table:table-cell>
          <table:table-cell office:value-type="float" office:value="14.974747474747501" table:style-name="ce13">
            <text:p>14.97474747</text:p>
          </table:table-cell>
          <table:table-cell office:value-type="float" office:value="265.43587855546798" table:style-name="ce13">
            <text:p>265.4358786</text:p>
          </table:table-cell>
          <table:table-cell office:value-type="float" office:value="158.644605046279" table:style-name="ce13">
            <text:p>158.644605</text:p>
          </table:table-cell>
          <table:table-cell office:value-type="float" office:value="20" table:style-name="ce13">
            <text:p>20</text:p>
          </table:table-cell>
          <table:table-cell office:value-type="float" office:value="339.264386881397" table:style-name="ce13">
            <text:p>339.2643869</text:p>
          </table:table-cell>
          <table:table-cell office:value-type="float" office:value="41.746116022808003" table:style-name="ce14">
            <text:p>42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981.9670000000001" table:style-name="ce42">
            <text:p>2981.967</text:p>
          </table:table-cell>
          <table:table-cell office:value-type="float" office:value="20530" table:style-name="ce13">
            <text:p>20530</text:p>
          </table:table-cell>
          <table:table-cell office:value-type="time" office:time-value="PT8H22M11.000S" table:style-name="ce35">
            <text:p>08:22:11</text:p>
          </table:table-cell>
          <table:table-cell office:value-type="time" office:time-value="PT8H48M36.000S" table:style-name="ce35">
            <text:p>08:48:36</text:p>
          </table:table-cell>
          <table:table-cell office:value-type="float" office:value="1585" table:style-name="ce34">
            <text:p>1585</text:p>
          </table:table-cell>
          <table:table-cell office:value-type="float" office:value="12.9526813880126" table:style-name="ce13">
            <text:p>12.95268139</text:p>
          </table:table-cell>
          <table:table-cell office:value-type="float" office:value="380.44860041336898" table:style-name="ce13">
            <text:p>380.4486004</text:p>
          </table:table-cell>
          <table:table-cell office:value-type="float" office:value="137.22254926547299" table:style-name="ce13">
            <text:p>137.2225493</text:p>
          </table:table-cell>
          <table:table-cell table:style-name="ce13"/>
          <table:table-cell office:value-type="float" office:value="517.67114967884197" table:style-name="ce13">
            <text:p>517.6711497</text:p>
          </table:table-cell>
          <table:table-cell office:value-type="float" office:value="63.698875307263499" table:style-name="ce14">
            <text:p>64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274.6060000000002" table:style-name="ce42">
            <text:p>2274.606</text:p>
          </table:table-cell>
          <table:table-cell office:value-type="float" office:value="6780" table:style-name="ce13">
            <text:p>6780</text:p>
          </table:table-cell>
          <table:table-cell office:value-type="time" office:time-value="PT8H16M22.000S" table:style-name="ce35">
            <text:p>08:16:22</text:p>
          </table:table-cell>
          <table:table-cell office:value-type="time" office:time-value="PT8H24M1.000S" table:style-name="ce35">
            <text:p>08:24:01</text:p>
          </table:table-cell>
          <table:table-cell office:value-type="float" office:value="459" table:style-name="ce34">
            <text:p>459</text:p>
          </table:table-cell>
          <table:table-cell office:value-type="float" office:value="14.771241830065399" table:style-name="ce13">
            <text:p>14.77124183</text:p>
          </table:table-cell>
          <table:table-cell office:value-type="float" office:value="290.20128968290101" table:style-name="ce13">
            <text:p>290.2012897</text:p>
          </table:table-cell>
          <table:table-cell office:value-type="float" office:value="156.48863729592301" table:style-name="ce13">
            <text:p>156.4886373</text:p>
          </table:table-cell>
          <table:table-cell office:value-type="float" office:value="20" table:style-name="ce13">
            <text:p>20</text:p>
          </table:table-cell>
          <table:table-cell office:value-type="float" office:value="357.35194158305899" table:style-name="ce13">
            <text:p>357.3519416</text:p>
          </table:table-cell>
          <table:table-cell office:value-type="float" office:value="43.971770074167097" table:style-name="ce14">
            <text:p>44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5486.62" table:style-name="ce44">
            <text:p>5486.620</text:p>
          </table:table-cell>
          <table:table-cell office:value-type="float" office:value="11900" table:style-name="ce13">
            <text:p>11900</text:p>
          </table:table-cell>
          <table:table-cell office:value-type="time" office:time-value="PT8H17M17.000S" table:style-name="ce35">
            <text:p>08:17:17</text:p>
          </table:table-cell>
          <table:table-cell office:value-type="time" office:time-value="PT8H27M23.000S" table:style-name="ce35">
            <text:p>08:27:23</text:p>
          </table:table-cell>
          <table:table-cell office:value-type="float" office:value="606" table:style-name="ce34">
            <text:p>606</text:p>
          </table:table-cell>
          <table:table-cell office:value-type="float" office:value="19.636963696369602" table:style-name="ce13">
            <text:p>19.6369637</text:p>
          </table:table-cell>
          <table:table-cell office:value-type="float" office:value="700" table:style-name="ce13">
            <text:p>700</text:p>
          </table:table-cell>
          <table:table-cell office:value-type="float" office:value="208.03678694229299" table:style-name="ce13">
            <text:p>208.0367869</text:p>
          </table:table-cell>
          <table:table-cell office:value-type="float" office:value="20" table:style-name="ce13">
            <text:p>20</text:p>
          </table:table-cell>
          <table:table-cell office:value-type="float" office:value="726.42942955383398" table:style-name="ce13">
            <text:p>726.4294296</text:p>
          </table:table-cell>
          <table:table-cell office:value-type="float" office:value="89.386355954708705" table:style-name="ce14">
            <text:p>89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0" table:style-name="ce42">
            <text:p>0.00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2985.1280000000002" table:style-name="ce42">
            <text:p>2985.128</text:p>
          </table:table-cell>
          <table:table-cell office:value-type="float" office:value="11270" table:style-name="ce13">
            <text:p>11270</text:p>
          </table:table-cell>
          <table:table-cell office:value-type="time" office:time-value="PT8H22M11.000S" table:style-name="ce35">
            <text:p>08:22:11</text:p>
          </table:table-cell>
          <table:table-cell office:value-type="time" office:time-value="PT8H34M47.000S" table:style-name="ce35">
            <text:p>08:34:47</text:p>
          </table:table-cell>
          <table:table-cell office:value-type="float" office:value="756" table:style-name="ce34">
            <text:p>756</text:p>
          </table:table-cell>
          <table:table-cell office:value-type="float" office:value="14.907407407407399" table:style-name="ce13">
            <text:p>14.90740741</text:p>
          </table:table-cell>
          <table:table-cell office:value-type="float" office:value="0" table:style-name="ce13">
            <text:p>0</text:p>
          </table:table-cell>
          <table:table-cell office:value-type="float" office:value="157.931194793119" table:style-name="ce13">
            <text:p>157.9311948</text:p>
          </table:table-cell>
          <table:table-cell table:style-name="ce13"/>
          <table:table-cell office:value-type="float" office:value="157.931194793119" table:style-name="ce13">
            <text:p>157.9311948</text:p>
          </table:table-cell>
          <table:table-cell office:value-type="float" office:value="19.4332627779145" table:style-name="ce14">
            <text:p>19</text:p>
          </table:table-cell>
          <table:table-cell table:number-columns-repeated="1636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2329.9090000000001" table:style-name="ce42">
            <text:p>2329.909</text:p>
          </table:table-cell>
          <table:table-cell office:value-type="float" office:value="9920" table:style-name="ce13">
            <text:p>9920</text:p>
          </table:table-cell>
          <table:table-cell office:value-type="time" office:time-value="PT8H48M12.000S" table:style-name="ce35">
            <text:p>08:48:12</text:p>
          </table:table-cell>
          <table:table-cell office:value-type="time" office:time-value="PT9H0M16.000S" table:style-name="ce35">
            <text:p>09:00:16</text:p>
          </table:table-cell>
          <table:table-cell office:value-type="float" office:value="724" table:style-name="ce34">
            <text:p>724</text:p>
          </table:table-cell>
          <table:table-cell office:value-type="float" office:value="13.701657458563499" table:style-name="ce13">
            <text:p>13.70165746</text:p>
          </table:table-cell>
          <table:table-cell office:value-type="float" office:value="297.25701798192699" table:style-name="ce13">
            <text:p>297.257018</text:p>
          </table:table-cell>
          <table:table-cell office:value-type="float" office:value="145.15730830578599" table:style-name="ce13">
            <text:p>145.1573083</text:p>
          </table:table-cell>
          <table:table-cell table:style-name="ce13"/>
          <table:table-cell office:value-type="float" office:value="442.41432628771298" table:style-name="ce13">
            <text:p>442.4143263</text:p>
          </table:table-cell>
          <table:table-cell office:value-type="float" office:value="54.438604550072803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294.08999999999997" table:style-name="ce42">
            <text:p>294.090</text:p>
          </table:table-cell>
          <table:table-cell office:value-type="float" office:value="1980" table:style-name="ce13">
            <text:p>1980</text:p>
          </table:table-cell>
          <table:table-cell office:value-type="time" office:time-value="PT8H12M8.000S" table:style-name="ce35">
            <text:p>08:12:08</text:p>
          </table:table-cell>
          <table:table-cell office:value-type="time" office:time-value="PT8H14M24.000S" table:style-name="ce35">
            <text:p>08:14:24</text:p>
          </table:table-cell>
          <table:table-cell office:value-type="float" office:value="136" table:style-name="ce34">
            <text:p>136</text:p>
          </table:table-cell>
          <table:table-cell office:value-type="float" office:value="14.5588235294118" table:style-name="ce13">
            <text:p>14.55882353</text:p>
          </table:table-cell>
          <table:table-cell office:value-type="float" office:value="37.520914515676303" table:style-name="ce13">
            <text:p>37.52091452</text:p>
          </table:table-cell>
          <table:table-cell office:value-type="float" office:value="154.23824760029501" table:style-name="ce13">
            <text:p>154.2382476</text:p>
          </table:table-cell>
          <table:table-cell table:style-name="ce13"/>
          <table:table-cell office:value-type="float" office:value="191.759162115972" table:style-name="ce13">
            <text:p>191.7591621</text:p>
          </table:table-cell>
          <table:table-cell office:value-type="float" office:value="23.595757585155301" table:style-name="ce14">
            <text:p>24</text:p>
          </table:table-cell>
          <table:table-cell table:number-columns-repeated="1636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268.31299999999999" table:style-name="ce42">
            <text:p>268.313</text:p>
          </table:table-cell>
          <table:table-cell office:value-type="float" office:value="3220" table:style-name="ce13">
            <text:p>3220</text:p>
          </table:table-cell>
          <table:table-cell office:value-type="time" office:time-value="PT8H31M5.000S" table:style-name="ce35">
            <text:p>08:31:05</text:p>
          </table:table-cell>
          <table:table-cell office:value-type="time" office:time-value="PT8H35M39.000S" table:style-name="ce35">
            <text:p>08:35:39</text:p>
          </table:table-cell>
          <table:table-cell office:value-type="float" office:value="274" table:style-name="ce34">
            <text:p>274</text:p>
          </table:table-cell>
          <table:table-cell office:value-type="float" office:value="11.7518248175182" table:style-name="ce45">
            <text:p>11.75182482</text:p>
          </table:table-cell>
          <table:table-cell office:value-type="float" office:value="34.232204891171598" table:style-name="ce13">
            <text:p>34.23220489</text:p>
          </table:table-cell>
          <table:table-cell office:value-type="float" office:value="124.500503924502" table:style-name="ce13">
            <text:p>124.5005039</text:p>
          </table:table-cell>
          <table:table-cell table:style-name="ce13"/>
          <table:table-cell office:value-type="float" office:value="158.73270881567399" table:style-name="ce13">
            <text:p>158.7327088</text:p>
          </table:table-cell>
          <table:table-cell office:value-type="float" office:value="19.531888211863102" table:style-name="ce14">
            <text:p>20</text:p>
          </table:table-cell>
          <table:table-cell table:number-columns-repeated="1636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449.76" table:style-name="ce42">
            <text:p>449.760</text:p>
          </table:table-cell>
          <table:table-cell office:value-type="float" office:value="3330" table:style-name="ce13">
            <text:p>3330</text:p>
          </table:table-cell>
          <table:table-cell office:value-type="time" office:time-value="PT8H52M47.000S" table:style-name="ce35">
            <text:p>08:52:47</text:p>
          </table:table-cell>
          <table:table-cell office:value-type="time" office:time-value="PT8H56M38.000S" table:style-name="ce35">
            <text:p>08:56:38</text:p>
          </table:table-cell>
          <table:table-cell office:value-type="float" office:value="231" table:style-name="ce34">
            <text:p>231</text:p>
          </table:table-cell>
          <table:table-cell office:value-type="float" office:value="14.4155844155844" table:style-name="ce13">
            <text:p>14.41558442</text:p>
          </table:table-cell>
          <table:table-cell office:value-type="float" office:value="57.381776029686797" table:style-name="ce13">
            <text:p>57.38177603</text:p>
          </table:table-cell>
          <table:table-cell office:value-type="float" office:value="152.72075205129599" table:style-name="ce13">
            <text:p>152.7207521</text:p>
          </table:table-cell>
          <table:table-cell table:style-name="ce13"/>
          <table:table-cell office:value-type="float" office:value="210.10252808098301" table:style-name="ce13">
            <text:p>210.1025281</text:p>
          </table:table-cell>
          <table:table-cell office:value-type="float" office:value="25.852888935908901" table:style-name="ce14">
            <text:p>26</text:p>
          </table:table-cell>
          <table:table-cell table:number-columns-repeated="1636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470.88900000000001" table:style-name="ce42">
            <text:p>470.889</text:p>
          </table:table-cell>
          <table:table-cell office:value-type="float" office:value="4550" table:style-name="ce13">
            <text:p>4550</text:p>
          </table:table-cell>
          <table:table-cell office:value-type="time" office:time-value="PT8H28M15.000S" table:style-name="ce35">
            <text:p>08:28:15</text:p>
          </table:table-cell>
          <table:table-cell office:value-type="time" office:time-value="PT8H33M48.000S" table:style-name="ce35">
            <text:p>08:33:48</text:p>
          </table:table-cell>
          <table:table-cell office:value-type="float" office:value="333" table:style-name="ce34">
            <text:p>333</text:p>
          </table:table-cell>
          <table:table-cell office:value-type="float" office:value="13.6636636636637" table:style-name="ce13">
            <text:p>13.66366366</text:p>
          </table:table-cell>
          <table:table-cell office:value-type="float" office:value="60.077479395329" table:style-name="ce13">
            <text:p>60.0774794</text:p>
          </table:table-cell>
          <table:table-cell office:value-type="float" office:value="144.75479663764199" table:style-name="ce13">
            <text:p>144.7547966</text:p>
          </table:table-cell>
          <table:table-cell table:style-name="ce13"/>
          <table:table-cell office:value-type="float" office:value="204.83227603297101" table:style-name="ce13">
            <text:p>204.832276</text:p>
          </table:table-cell>
          <table:table-cell office:value-type="float" office:value="25.204390119136001" table:style-name="ce14">
            <text:p>25</text:p>
          </table:table-cell>
          <table:table-cell table:number-columns-repeated="16369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2876.9830000000002" table:style-name="ce44">
            <text:p>2876.983</text:p>
          </table:table-cell>
          <table:table-cell office:value-type="float" office:value="8010" table:style-name="ce13">
            <text:p>8010</text:p>
          </table:table-cell>
          <table:table-cell office:value-type="time" office:time-value="PT8H30M7.000S" table:style-name="ce35">
            <text:p>08:30:07</text:p>
          </table:table-cell>
          <table:table-cell office:value-type="time" office:time-value="PT8H36M12.000S" table:style-name="ce35">
            <text:p>08:36:12</text:p>
          </table:table-cell>
          <table:table-cell office:value-type="float" office:value="365" table:style-name="ce34">
            <text:p>365</text:p>
          </table:table-cell>
          <table:table-cell office:value-type="float" office:value="21.945205479452099" table:style-name="ce15">
            <text:p>21.94520548</text:p>
          </table:table-cell>
          <table:table-cell office:value-type="float" office:value="700" table:style-name="ce13">
            <text:p>700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1000" table:style-name="ce13">
            <text:p>1000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19490" table:style-name="ce13">
            <text:p>19490</text:p>
          </table:table-cell>
          <table:table-cell office:value-type="time" office:time-value="PT8H23M17.000S" table:style-name="ce35">
            <text:p>08:23:17</text:p>
          </table:table-cell>
          <table:table-cell office:value-type="time" office:time-value="PT8H43M3.000S" table:style-name="ce35">
            <text:p>08:43:03</text:p>
          </table:table-cell>
          <table:table-cell office:value-type="float" office:value="1186" table:style-name="ce34">
            <text:p>1186</text:p>
          </table:table-cell>
          <table:table-cell office:value-type="float" office:value="16.433389544688001" table:style-name="ce13">
            <text:p>16.43338954</text:p>
          </table:table-cell>
          <table:table-cell office:value-type="float" office:value="0" table:style-name="ce13">
            <text:p>0</text:p>
          </table:table-cell>
          <table:table-cell office:value-type="float" office:value="224.65120538618399" table:style-name="ce13">
            <text:p>224.6512054</text:p>
          </table:table-cell>
          <table:table-cell office:value-type="float" office:value="20" table:style-name="ce13">
            <text:p>20</text:p>
          </table:table-cell>
          <table:table-cell office:value-type="float" office:value="179.720964308947" table:style-name="ce13">
            <text:p>179.7209643</text:p>
          </table:table-cell>
          <table:table-cell office:value-type="float" office:value="17.972096430894702" table:style-name="ce14">
            <text:p>18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1187.8409999999999" table:style-name="ce42">
            <text:p>1187.841</text:p>
          </table:table-cell>
          <table:table-cell office:value-type="float" office:value="4020" table:style-name="ce13">
            <text:p>4020</text:p>
          </table:table-cell>
          <table:table-cell office:value-type="time" office:time-value="PT8H25M20.000S" table:style-name="ce35">
            <text:p>08:25:20</text:p>
          </table:table-cell>
          <table:table-cell office:value-type="time" office:time-value="PT8H29M26.000S" table:style-name="ce35">
            <text:p>08:29:26</text:p>
          </table:table-cell>
          <table:table-cell office:value-type="float" office:value="246" table:style-name="ce34">
            <text:p>246</text:p>
          </table:table-cell>
          <table:table-cell office:value-type="float" office:value="16.341463414634099" table:style-name="ce13">
            <text:p>16.34146341</text:p>
          </table:table-cell>
          <table:table-cell office:value-type="float" office:value="289.01411652414998" table:style-name="ce13">
            <text:p>289.0141165</text:p>
          </table:table-cell>
          <table:table-cell office:value-type="float" office:value="223.39453731615899" table:style-name="ce13">
            <text:p>223.3945373</text:p>
          </table:table-cell>
          <table:table-cell table:style-name="ce13"/>
          <table:table-cell office:value-type="float" office:value="512.40865384030997" table:style-name="ce13">
            <text:p>512.4086538</text:p>
          </table:table-cell>
          <table:table-cell office:value-type="float" office:value="51.240865384030997" table:style-name="ce14">
            <text:p>51</text:p>
          </table:table-cell>
          <table:table-cell table:number-columns-repeated="1636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office:value-type="float" office:value="2281.8870000000002" table:style-name="ce42">
            <text:p>2281.887</text:p>
          </table:table-cell>
          <table:table-cell office:value-type="float" office:value="6780" table:style-name="ce13">
            <text:p>6780</text:p>
          </table:table-cell>
          <table:table-cell office:value-type="time" office:time-value="PT8H16M20.000S" table:style-name="ce35">
            <text:p>08:16:20</text:p>
          </table:table-cell>
          <table:table-cell office:value-type="time" office:time-value="PT8H24M1.000S" table:style-name="ce35">
            <text:p>08:24:01</text:p>
          </table:table-cell>
          <table:table-cell office:value-type="float" office:value="461" table:style-name="ce34">
            <text:p>461</text:p>
          </table:table-cell>
          <table:table-cell office:value-type="float" office:value="14.707158351409999" table:style-name="ce45">
            <text:p>14.70715835</text:p>
          </table:table-cell>
          <table:table-cell office:value-type="float" office:value="555.20693031554197" table:style-name="ce13">
            <text:p>555.2069303</text:p>
          </table:table-cell>
          <table:table-cell office:value-type="float" office:value="201.052913792683" table:style-name="ce13">
            <text:p>201.0529138</text:p>
          </table:table-cell>
          <table:table-cell table:style-name="ce13"/>
          <table:table-cell office:value-type="float" office:value="756.25984410822502" table:style-name="ce13">
            <text:p>756.2598441</text:p>
          </table:table-cell>
          <table:table-cell office:value-type="float" office:value="75.625984410822596" table:style-name="ce14">
            <text:p>76</text:p>
          </table:table-cell>
          <table:table-cell table:number-columns-repeated="16369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1515.115" table:style-name="ce42">
            <text:p>1515.115</text:p>
          </table:table-cell>
          <table:table-cell office:value-type="float" office:value="5240" table:style-name="ce13">
            <text:p>5240</text:p>
          </table:table-cell>
          <table:table-cell office:value-type="time" office:time-value="PT8H30M28.000S" table:style-name="ce35">
            <text:p>08:30:28</text:p>
          </table:table-cell>
          <table:table-cell office:value-type="time" office:time-value="PT8H36M58.000S" table:style-name="ce35">
            <text:p>08:36:58</text:p>
          </table:table-cell>
          <table:table-cell office:value-type="float" office:value="390" table:style-name="ce34">
            <text:p>390</text:p>
          </table:table-cell>
          <table:table-cell office:value-type="float" office:value="13.435897435897401" table:style-name="ce13">
            <text:p>13.43589744</text:p>
          </table:table-cell>
          <table:table-cell office:value-type="float" office:value="368.64329750992601" table:style-name="ce13">
            <text:p>368.6432975</text:p>
          </table:table-cell>
          <table:table-cell office:value-type="float" office:value="183.674253337175" table:style-name="ce45">
            <text:p>183.6742533</text:p>
          </table:table-cell>
          <table:table-cell table:style-name="ce13"/>
          <table:table-cell office:value-type="float" office:value="552.31755084710096" table:style-name="ce13">
            <text:p>552.3175508</text:p>
          </table:table-cell>
          <table:table-cell office:value-type="float" office:value="55.231755084710102" table:style-name="ce14">
            <text:p>55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398.44099999999997" table:style-name="ce42">
            <text:p>398.441</text:p>
          </table:table-cell>
          <table:table-cell office:value-type="float" office:value="3440" table:style-name="ce13">
            <text:p>3440</text:p>
          </table:table-cell>
          <table:table-cell office:value-type="time" office:time-value="PT8H24M59.000S" table:style-name="ce35">
            <text:p>08:24:59</text:p>
          </table:table-cell>
          <table:table-cell office:value-type="time" office:time-value="PT8H27M38.000S" table:style-name="ce35">
            <text:p>08:27:38</text:p>
          </table:table-cell>
          <table:table-cell office:value-type="float" office:value="159" table:style-name="ce34">
            <text:p>159</text:p>
          </table:table-cell>
          <table:table-cell office:value-type="float" office:value="21.635220125786201" table:style-name="ce13">
            <text:p>21.63522013</text:p>
          </table:table-cell>
          <table:table-cell office:value-type="float" office:value="127.905799331279" table:style-name="ce13">
            <text:p>127.9057993</text:p>
          </table:table-cell>
          <table:table-cell office:value-type="float" office:value="299.19337869116902" table:style-name="ce13">
            <text:p>299.1933787</text:p>
          </table:table-cell>
          <table:table-cell table:style-name="ce13"/>
          <table:table-cell office:value-type="float" office:value="427.09917802244701" table:style-name="ce13">
            <text:p>427.099178</text:p>
          </table:table-cell>
          <table:table-cell office:value-type="float" office:value="54.088296237774301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2180.5790000000002" table:style-name="ce44">
            <text:p>2180.579</text:p>
          </table:table-cell>
          <table:table-cell office:value-type="float" office:value="8780" table:style-name="ce13">
            <text:p>8780</text:p>
          </table:table-cell>
          <table:table-cell office:value-type="time" office:time-value="PT8H15M20.000S" table:style-name="ce35">
            <text:p>08:15:20</text:p>
          </table:table-cell>
          <table:table-cell office:value-type="time" office:time-value="PT8H22M23.000S" table:style-name="ce35">
            <text:p>08:22:23</text:p>
          </table:table-cell>
          <table:table-cell office:value-type="float" office:value="423" table:style-name="ce34">
            <text:p>423</text:p>
          </table:table-cell>
          <table:table-cell office:value-type="float" office:value="20.756501182033102" table:style-name="ce13">
            <text:p>20.75650118</text:p>
          </table:table-cell>
          <table:table-cell office:value-type="float" office:value="700" table:style-name="ce13">
            <text:p>700</text:p>
          </table:table-cell>
          <table:table-cell office:value-type="float" office:value="287.04157768462102" table:style-name="ce13">
            <text:p>287.0415777</text:p>
          </table:table-cell>
          <table:table-cell office:value-type="float" office:value="20" table:style-name="ce13">
            <text:p>20</text:p>
          </table:table-cell>
          <table:table-cell office:value-type="float" office:value="789.633262147697" table:style-name="ce13">
            <text:p>789.6332621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1274.2539999999999" table:style-name="ce42">
            <text:p>1274.254</text:p>
          </table:table-cell>
          <table:table-cell office:value-type="float" office:value="5380" table:style-name="ce13">
            <text:p>5380</text:p>
          </table:table-cell>
          <table:table-cell office:value-type="time" office:time-value="PT8H29M37.000S" table:style-name="ce35">
            <text:p>08:29:37</text:p>
          </table:table-cell>
          <table:table-cell office:value-type="time" office:time-value="PT8H33M45.000S" table:style-name="ce35">
            <text:p>08:33:45</text:p>
          </table:table-cell>
          <table:table-cell office:value-type="float" office:value="248" table:style-name="ce34">
            <text:p>248</text:p>
          </table:table-cell>
          <table:table-cell office:value-type="float" office:value="21.693548387096801" table:style-name="ce15">
            <text:p>21.69354839</text:p>
          </table:table-cell>
          <table:table-cell office:value-type="float" office:value="409.05548480472402" table:style-name="ce13">
            <text:p>409.0554848</text:p>
          </table:table-cell>
          <table:table-cell office:value-type="float" office:value="300" table:style-name="ce13">
            <text:p>300</text:p>
          </table:table-cell>
          <table:table-cell table:style-name="ce13"/>
          <table:table-cell office:value-type="float" office:value="709.05548480472396" table:style-name="ce13">
            <text:p>709.0554848</text:p>
          </table:table-cell>
          <table:table-cell office:value-type="float" office:value="89.795544184168193" table:style-name="ce14">
            <text:p>90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2137.2730000000001" table:style-name="ce42">
            <text:p>2137.273</text:p>
          </table:table-cell>
          <table:table-cell office:value-type="float" office:value="7170" table:style-name="ce13">
            <text:p>7170</text:p>
          </table:table-cell>
          <table:table-cell office:value-type="time" office:time-value="PT8H10M10.000S" table:style-name="ce35">
            <text:p>08:10:10</text:p>
          </table:table-cell>
          <table:table-cell office:value-type="time" office:time-value="PT8H16M56.000S" table:style-name="ce35">
            <text:p>08:16:56</text:p>
          </table:table-cell>
          <table:table-cell office:value-type="float" office:value="406" table:style-name="ce34">
            <text:p>406</text:p>
          </table:table-cell>
          <table:table-cell office:value-type="float" office:value="17.660098522167502" table:style-name="ce13">
            <text:p>17.66009852</text:p>
          </table:table-cell>
          <table:table-cell office:value-type="float" office:value="686.09809596442005" table:style-name="ce13">
            <text:p>686.098096</text:p>
          </table:table-cell>
          <table:table-cell office:value-type="float" office:value="244.22143681213001" table:style-name="ce13">
            <text:p>244.2214368</text:p>
          </table:table-cell>
          <table:table-cell office:value-type="float" office:value="20" table:style-name="ce13">
            <text:p>20</text:p>
          </table:table-cell>
          <table:table-cell office:value-type="float" office:value="744.25562622124005" table:style-name="ce13">
            <text:p>744.2556262</text:p>
          </table:table-cell>
          <table:table-cell office:value-type="float" office:value="94.253327702655895" table:style-name="ce14">
            <text:p>94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305.90100000000001" table:style-name="ce42">
            <text:p>305.901</text:p>
          </table:table-cell>
          <table:table-cell office:value-type="float" office:value="3430" table:style-name="ce13">
            <text:p>3430</text:p>
          </table:table-cell>
          <table:table-cell office:value-type="time" office:time-value="PT8H18M45.000S" table:style-name="ce35">
            <text:p>08:18:45</text:p>
          </table:table-cell>
          <table:table-cell office:value-type="time" office:time-value="PT8H22M19.000S" table:style-name="ce35">
            <text:p>08:22:19</text:p>
          </table:table-cell>
          <table:table-cell office:value-type="float" office:value="214" table:style-name="ce34">
            <text:p>214</text:p>
          </table:table-cell>
          <table:table-cell office:value-type="float" office:value="16.028037383177601" table:style-name="ce45">
            <text:p>16.02803738</text:p>
          </table:table-cell>
          <table:table-cell office:value-type="float" office:value="98.199010446308094" table:style-name="ce13">
            <text:p>98.19901045</text:p>
          </table:table-cell>
          <table:table-cell office:value-type="float" office:value="221.65166938818101" table:style-name="ce13">
            <text:p>221.6516694</text:p>
          </table:table-cell>
          <table:table-cell office:value-type="float" office:value="20" table:style-name="ce13">
            <text:p>20</text:p>
          </table:table-cell>
          <table:table-cell office:value-type="float" office:value="255.880543867591" table:style-name="ce13">
            <text:p>255.8805439</text:p>
          </table:table-cell>
          <table:table-cell office:value-type="float" office:value="32.404985470296701" table:style-name="ce14">
            <text:p>32</text:p>
          </table:table-cell>
          <table:table-cell table:number-columns-repeated="16369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299.04700000000003" table:style-name="ce42">
            <text:p>299.047</text:p>
          </table:table-cell>
          <table:table-cell office:value-type="float" office:value="3580" table:style-name="ce13">
            <text:p>3580</text:p>
          </table:table-cell>
          <table:table-cell office:value-type="time" office:time-value="PT8H19M23.000S" table:style-name="ce35">
            <text:p>08:19:23</text:p>
          </table:table-cell>
          <table:table-cell office:value-type="time" office:time-value="PT8H22M45.000S" table:style-name="ce35">
            <text:p>08:22:45</text:p>
          </table:table-cell>
          <table:table-cell office:value-type="float" office:value="202" table:style-name="ce34">
            <text:p>202</text:p>
          </table:table-cell>
          <table:table-cell office:value-type="float" office:value="17.722772277227701" table:style-name="ce13">
            <text:p>17.72277228</text:p>
          </table:table-cell>
          <table:table-cell office:value-type="float" office:value="95.998769134252896" table:style-name="ce13">
            <text:p>95.99876913</text:p>
          </table:table-cell>
          <table:table-cell office:value-type="float" office:value="245.08815193787001" table:style-name="ce13">
            <text:p>245.0881519</text:p>
          </table:table-cell>
          <table:table-cell table:style-name="ce13"/>
          <table:table-cell office:value-type="float" office:value="341.086921072123" table:style-name="ce13">
            <text:p>341.0869211</text:p>
          </table:table-cell>
          <table:table-cell office:value-type="float" office:value="43.195612118011901" table:style-name="ce14">
            <text:p>43</text:p>
          </table:table-cell>
          <table:table-cell table:number-columns-repeated="16369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number-columns-repeated="4" table:style-name="ce13"/>
          <table:table-cell office:value-type="float" office:value="0" table:style-name="ce34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879.9" table:style-name="ce42">
            <text:p>879.900</text:p>
          </table:table-cell>
          <table:table-cell office:value-type="float" office:value="4210" table:style-name="ce13">
            <text:p>4210</text:p>
          </table:table-cell>
          <table:table-cell office:value-type="time" office:time-value="PT8H53M26.000S" table:style-name="ce35">
            <text:p>08:53:26</text:p>
          </table:table-cell>
          <table:table-cell office:value-type="time" office:time-value="PT8H57M21.000S" table:style-name="ce35">
            <text:p>08:57:21</text:p>
          </table:table-cell>
          <table:table-cell office:value-type="float" office:value="235" table:style-name="ce34">
            <text:p>235</text:p>
          </table:table-cell>
          <table:table-cell office:value-type="float" office:value="17.914893617021299" table:style-name="ce13">
            <text:p>17.91489362</text:p>
          </table:table-cell>
          <table:table-cell office:value-type="float" office:value="282.46167646299398" table:style-name="ce13">
            <text:p>282.4616765</text:p>
          </table:table-cell>
          <table:table-cell office:value-type="float" office:value="247.744997231669" table:style-name="ce13">
            <text:p>247.7449972</text:p>
          </table:table-cell>
          <table:table-cell table:style-name="ce13"/>
          <table:table-cell office:value-type="float" office:value="530.206673694664" table:style-name="ce13">
            <text:p>530.2066737</text:p>
          </table:table-cell>
          <table:table-cell office:value-type="float" office:value="67.145939654640799" table:style-name="ce14">
            <text:p>67</text:p>
          </table:table-cell>
          <table:table-cell table:number-columns-repeated="16369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table:style-name="ce42"/>
          <table:table-cell table:style-name="ce13"/>
          <table:table-cell table:number-columns-repeated="2" table:style-name="ce35"/>
          <table:table-cell table:style-name="ce34"/>
          <table:table-cell table:number-columns-repeated="4"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number-rows-repeated="1048537" table:style-name="ro1">
          <table:table-cell table:number-columns-repeated="16384"/>
        </table:table-row>
      </table:table>
      <table:table table:name="Упр_5_Короткий_взлет" table:style-name="ta1">
        <table:shapes>
          <draw:frame xmlns:presentation="urn:oasis:names:tc:opendocument:xmlns:presentation:1.0" draw:z-index="1" draw:id="id10" draw:style-name="a90" draw:name="TextBox 1" svg:x="2.2in" svg:y="0in" svg:width="3.23386in" svg:height="0.69291in">
            <draw:text-box>
              <text:p text:style-name="a85" text:class-names="" text:cond-style-name=""><text:span text:style-name="a84" text:class-names="">Чемпионат России</text:span></text:p>
              <text:p text:style-name="a87" text:class-names="" text:cond-style-name=""><text:span text:style-name="a86" text:class-names="">по спорту сверхлегкой авиации</text:span></text:p>
              <text:p text:style-name="a89" text:class-names="" text:cond-style-name=""><text:span text:style-name="a88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1" draw:style-name="a97" draw:name="TextBox 2" svg:x="0.33898in" svg:y="0.80709in" svg:width="5.1in" svg:height="0.63465in">
            <draw:text-box>
              <text:p text:style-name="a92" text:class-names="" text:cond-style-name=""><text:span text:style-name="a91" text:class-names="">Протокол</text:span></text:p>
              <text:p text:style-name="a96" text:class-names="" text:cond-style-name=""><text:span text:style-name="a93" text:class-names="">Упражнение № 6 "</text:span><text:span text:style-name="a94" text:class-names="">Точность взлета и посадки на ограниченной ВПП с минимальными разбегом и пробегом</text:span><text:span text:style-name="a95" text:class-names="">"</text:span></text:p>
            </draw:text-box>
            <svg:desc/>
          </draw:frame>
          <draw:frame xmlns:presentation="urn:oasis:names:tc:opendocument:xmlns:presentation:1.0" draw:z-index="3" draw:id="id12" draw:style-name="a106" draw:name="TextBox 3" svg:x="0.11929in" svg:y="0.04252in" svg:width="2.36299in" svg:height="1.01693in">
            <draw:text-box>
              <text:p text:style-name="a99" text:class-names="" text:cond-style-name=""><text:span text:style-name="a98" text:class-names="">УТВЕРЖДАЮ</text:span></text:p>
              <text:p text:style-name="a101" text:class-names="" text:cond-style-name=""><text:span text:style-name="a100" text:class-names="">Главный судья соревнований</text:span></text:p>
              <text:p text:style-name="a103" text:class-names="" text:cond-style-name=""><text:span text:style-name="a102" text:class-names="">__________________Потапкин И.В.<text:line-break/></text:span></text:p>
              <text:p text:style-name="a105" text:class-names="" text:cond-style-name=""><text:span text:style-name="a104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" table:default-cell-style-name="ce1"/>
        <table:table-column table:style-name="co49" table:default-cell-style-name="ce1"/>
        <table:table-column table:style-name="co50" table:default-cell-style-name="ce1"/>
        <table:table-column table:style-name="co13" table:default-cell-style-name="ce1"/>
        <table:table-column table:style-name="co14" table:number-columns-repeated="16377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4" table:style-name="ce5"/>
          <table:table-cell table:number-columns-repeated="16380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3" table:style-name="ce2"/>
          <table:table-cell table:number-columns-repeated="16380" table:style-name="ce1"/>
        </table:table-row>
        <table:table-row table:style-name="ro3">
          <table:table-cell table:number-columns-repeated="4" table:style-name="ce2"/>
          <table:table-cell table:number-columns-repeated="16380" table:style-name="ce1"/>
        </table:table-row>
        <table:table-row table:style-name="ro11">
          <table:table-cell office:value-type="string" table:style-name="ce1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Дистанция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7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">
            <text:p>Воробьева Г.А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F-1</text:p>
          </table:table-cell>
          <table:table-cell office:value-type="float" office:value="2685" table:style-name="ce46">
            <text:p>2685</text:p>
          </table:table-cell>
          <table:table-cell office:value-type="float" office:value="208.19366852886401" table:style-name="ce13">
            <text:p>208.1936685</text:p>
          </table:table-cell>
          <table:table-cell office:value-type="float" office:value="83.277467411545601" table:style-name="ce14">
            <text:p>83</text:p>
          </table:table-cell>
          <table:table-cell table:number-columns-repeated="16377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">
            <text:p>Пермякова Е.В.</text:p>
          </table:table-cell>
          <table:table-cell office:value-type="string" table:style-name="ce1">
            <text:p>Курган</text:p>
          </table:table-cell>
          <table:table-cell office:value-type="string" table:style-name="ce1">
            <text:p>PF-1</text:p>
          </table:table-cell>
          <table:table-cell office:value-type="float" office:value="3147" table:style-name="ce46">
            <text:p>3147</text:p>
          </table:table-cell>
          <table:table-cell office:value-type="float" office:value="177.629488401652" table:style-name="ce13">
            <text:p>177.6294884</text:p>
          </table:table-cell>
          <table:table-cell office:value-type="float" office:value="71.051795360660904" table:style-name="ce14">
            <text:p>71</text:p>
          </table:table-cell>
          <table:table-cell table:number-columns-repeated="16377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">
            <text:p>Михеев С.В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F-1</text:p>
          </table:table-cell>
          <table:table-cell office:value-type="float" office:value="2674" table:style-name="ce47">
            <text:p>2674</text:p>
          </table:table-cell>
          <table:table-cell office:value-type="float" office:value="209.050112191473" table:style-name="ce13">
            <text:p>209.0501122</text:p>
          </table:table-cell>
          <table:table-cell office:value-type="float" office:value="83.620044876589404" table:style-name="ce14">
            <text:p>84</text:p>
          </table:table-cell>
          <table:table-cell table:number-columns-repeated="16377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">
            <text:p>Усольцев Д.М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348" table:style-name="ce46">
            <text:p>3348</text:p>
          </table:table-cell>
          <table:table-cell office:value-type="float" office:value="167.56272401433699" table:style-name="ce13">
            <text:p>167.562724</text:p>
          </table:table-cell>
          <table:table-cell office:value-type="float" office:value="67.025089605734806" table:style-name="ce14">
            <text:p>67</text:p>
          </table:table-cell>
          <table:table-cell table:number-columns-repeated="16377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">
            <text:p>Нахтыгаль Е.В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937" table:style-name="ce46">
            <text:p>2937</text:p>
          </table:table-cell>
          <table:table-cell office:value-type="float" office:value="190.33026898195399" table:style-name="ce13">
            <text:p>190.330269</text:p>
          </table:table-cell>
          <table:table-cell office:value-type="float" office:value="76.132107592781793" table:style-name="ce14">
            <text:p>76</text:p>
          </table:table-cell>
          <table:table-cell table:number-columns-repeated="16377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">
            <text:p>Калиновский Е.А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2652" table:style-name="ce46">
            <text:p>2652</text:p>
          </table:table-cell>
          <table:table-cell office:value-type="float" office:value="210.78431372548999" table:style-name="ce13">
            <text:p>210.7843137</text:p>
          </table:table-cell>
          <table:table-cell office:value-type="float" office:value="84.313725490196106" table:style-name="ce14">
            <text:p>84</text:p>
          </table:table-cell>
          <table:table-cell table:number-columns-repeated="16377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">
            <text:p>Майер А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F-1</text:p>
          </table:table-cell>
          <table:table-cell office:value-type="float" office:value="3227" table:style-name="ce46">
            <text:p>3227</text:p>
          </table:table-cell>
          <table:table-cell office:value-type="float" office:value="173.22590641462699" table:style-name="ce13">
            <text:p>173.2259064</text:p>
          </table:table-cell>
          <table:table-cell office:value-type="float" office:value="69.2903625658506" table:style-name="ce14">
            <text:p>69</text:p>
          </table:table-cell>
          <table:table-cell table:number-columns-repeated="16377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">
            <text:p>Князев П.А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F-1</text:p>
          </table:table-cell>
          <table:table-cell office:value-type="float" office:value="3247" table:style-name="ce47">
            <text:p>3247</text:p>
          </table:table-cell>
          <table:table-cell office:value-type="float" office:value="172.15891592239001" table:style-name="ce13">
            <text:p>172.1589159</text:p>
          </table:table-cell>
          <table:table-cell office:value-type="float" office:value="68.863566368956" table:style-name="ce14">
            <text:p>69</text:p>
          </table:table-cell>
          <table:table-cell table:number-columns-repeated="16377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">
            <text:p>Рудых А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2236" table:style-name="ce48">
            <text:p>2236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">
            <text:p>Селезнев О.С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">
            <text:p>Роголев С.В.</text:p>
          </table:table-cell>
          <table:table-cell office:value-type="string" table:style-name="ce1">
            <text:p>Иркутск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">
            <text:p>Столяров Е.А.</text:p>
          </table:table-cell>
          <table:table-cell office:value-type="string" table:style-name="ce1">
            <text:p>Спб</text:p>
          </table:table-cell>
          <table:table-cell office:value-type="string" table:style-name="ce1">
            <text:p>PF-1</text:p>
          </table:table-cell>
          <table:table-cell office:value-type="float" office:value="2244" table:style-name="ce46">
            <text:p>2244</text:p>
          </table:table-cell>
          <table:table-cell office:value-type="float" office:value="249.10873440285201" table:style-name="ce13">
            <text:p>249.1087344</text:p>
          </table:table-cell>
          <table:table-cell office:value-type="float" office:value="99.643493761140803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">
            <text:p>Орлова Е.В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">
            <text:p>Камеристый М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715" table:style-name="ce46">
            <text:p>3715</text:p>
          </table:table-cell>
          <table:table-cell office:value-type="float" office:value="150.47106325706599" table:style-name="ce13">
            <text:p>150.4710633</text:p>
          </table:table-cell>
          <table:table-cell office:value-type="float" office:value="60.188425302826403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">
            <text:p>Чайковский Ю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office:value-type="float" office:value="3280" table:style-name="ce46">
            <text:p>3280</text:p>
          </table:table-cell>
          <table:table-cell office:value-type="float" office:value="170.42682926829301" table:style-name="ce13">
            <text:p>170.4268293</text:p>
          </table:table-cell>
          <table:table-cell office:value-type="float" office:value="68.170731707317103" table:style-name="ce14">
            <text:p>68</text:p>
          </table:table-cell>
          <table:table-cell table:number-columns-repeated="16377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">
            <text:p>Назарь В.Г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F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">
            <text:p>Борисов В.Л.</text:p>
          </table:table-cell>
          <table:table-cell office:value-type="string" table:style-name="ce1">
            <text:p>Ярославль</text:p>
          </table:table-cell>
          <table:table-cell office:value-type="string" table:style-name="ce1">
            <text:p>PL-1</text:p>
          </table:table-cell>
          <table:table-cell office:value-type="float" office:value="7300" table:style-name="ce47">
            <text:p>7300</text:p>
          </table:table-cell>
          <table:table-cell office:value-type="float" office:value="139.17808219178099" table:style-name="ce13">
            <text:p>139.1780822</text:p>
          </table:table-cell>
          <table:table-cell office:value-type="float" office:value="55.671232876712303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">
            <text:p>Шевченко В.Г.</text:p>
          </table:table-cell>
          <table:table-cell office:value-type="string" table:style-name="ce1">
            <text:p>Новосибирск</text:p>
          </table:table-cell>
          <table:table-cell office:value-type="string" table:style-name="ce1">
            <text:p>PL-1</text:p>
          </table:table-cell>
          <table:table-cell office:value-type="float" office:value="4064" table:style-name="ce48">
            <text:p>4064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">
            <text:p>Толкачев Д.Н.</text:p>
          </table:table-cell>
          <table:table-cell office:value-type="string" table:style-name="ce1">
            <text:p>Приморский кр.</text:p>
          </table:table-cell>
          <table:table-cell office:value-type="string" table:style-name="ce1">
            <text:p>PL-1</text:p>
          </table:table-cell>
          <table:table-cell office:value-type="float" office:value="4277" table:style-name="ce46">
            <text:p>4277</text:p>
          </table:table-cell>
          <table:table-cell office:value-type="float" office:value="237.54968435819501" table:style-name="ce13">
            <text:p>237.5496844</text:p>
          </table:table-cell>
          <table:table-cell office:value-type="float" office:value="95.019873743277998" table:style-name="ce14">
            <text:p>95</text:p>
          </table:table-cell>
          <table:table-cell table:number-columns-repeated="16377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">
            <text:p>Лукьянов С.И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">
            <text:p>Казюта Н.А.</text:p>
          </table:table-cell>
          <table:table-cell office:value-type="string" table:style-name="ce1">
            <text:p>Донецк</text:p>
          </table:table-cell>
          <table:table-cell office:value-type="string" table:style-name="ce1">
            <text:p>PL-1</text:p>
          </table:table-cell>
          <table:table-cell table:style-name="ce46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7245" table:style-name="ce46">
            <text:p>7245</text:p>
          </table:table-cell>
          <table:table-cell office:value-type="float" office:value="140.23464458247099" table:style-name="ce13">
            <text:p>140.2346446</text:p>
          </table:table-cell>
          <table:table-cell office:value-type="float" office:value="56.093857832988398" table:style-name="ce14">
            <text:p>56</text:p>
          </table:table-cell>
          <table:table-cell table:number-columns-repeated="16377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">
            <text:p>Каберов М.Ю.</text:p>
            <text:p>Хохлов Н.П.</text:p>
          </table:table-cell>
          <table:table-cell office:value-type="string" table:style-name="ce1">
            <text:p>Вологда</text:p>
          </table:table-cell>
          <table:table-cell office:value-type="string" table:style-name="ce1">
            <text:p>PL-2</text:p>
          </table:table-cell>
          <table:table-cell office:value-type="float" office:value="6208" table:style-name="ce46">
            <text:p>6208</text:p>
          </table:table-cell>
          <table:table-cell office:value-type="float" office:value="179.88885309278399" table:style-name="ce13">
            <text:p>179.8888531</text:p>
          </table:table-cell>
          <table:table-cell office:value-type="float" office:value="71.955541237113394" table:style-name="ce14">
            <text:p>72</text:p>
          </table:table-cell>
          <table:table-cell table:number-columns-repeated="16377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">
            <text:p>Киреев А.В.</text:p>
            <text:p>Антонов А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5135" table:style-name="ce47">
            <text:p>5135</text:p>
          </table:table-cell>
          <table:table-cell office:value-type="float" office:value="217.47809152872401" table:style-name="ce13">
            <text:p>217.4780915</text:p>
          </table:table-cell>
          <table:table-cell office:value-type="float" office:value="86.991236611489796" table:style-name="ce14">
            <text:p>87</text:p>
          </table:table-cell>
          <table:table-cell table:number-columns-repeated="16377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">
            <text:p>Максимеко А.Г.</text:p>
            <text:p>Онищенко В.О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6810" table:style-name="ce46">
            <text:p>6810</text:p>
          </table:table-cell>
          <table:table-cell office:value-type="float" office:value="163.98678414096901" table:style-name="ce13">
            <text:p>163.9867841</text:p>
          </table:table-cell>
          <table:table-cell office:value-type="float" office:value="65.594713656387697" table:style-name="ce14">
            <text:p>66</text:p>
          </table:table-cell>
          <table:table-cell table:number-columns-repeated="16377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">
            <text:p>Цигура А.А.</text:p>
            <text:p>Коваль В.В.</text:p>
          </table:table-cell>
          <table:table-cell office:value-type="string" table:style-name="ce1">
            <text:p>Крым</text:p>
          </table:table-cell>
          <table:table-cell office:value-type="string" table:style-name="ce1">
            <text:p>PL-2</text:p>
          </table:table-cell>
          <table:table-cell office:value-type="float" office:value="7020" table:style-name="ce46">
            <text:p>7020</text:p>
          </table:table-cell>
          <table:table-cell office:value-type="float" office:value="159.08119658119699" table:style-name="ce13">
            <text:p>159.0811966</text:p>
          </table:table-cell>
          <table:table-cell office:value-type="float" office:value="63.632478632478602" table:style-name="ce14">
            <text:p>64</text:p>
          </table:table-cell>
          <table:table-cell table:number-columns-repeated="16377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">
            <text:p>Палицкий В.М.</text:p>
            <text:p>Турков В.В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7490" table:style-name="ce46">
            <text:p>7490</text:p>
          </table:table-cell>
          <table:table-cell office:value-type="float" office:value="149.09879839786399" table:style-name="ce13">
            <text:p>149.0987984</text:p>
          </table:table-cell>
          <table:table-cell office:value-type="float" office:value="59.639519359145503" table:style-name="ce14">
            <text:p>60</text:p>
          </table:table-cell>
          <table:table-cell table:number-columns-repeated="16377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">
            <text:p>Вихарев А.А.</text:p>
            <text:p>Перов А.Ю.</text:p>
          </table:table-cell>
          <table:table-cell office:value-type="string" table:style-name="ce1">
            <text:p>Саров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">
            <text:p>Порохов С.И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">
            <text:p>Пархоменко А.В.</text:p>
            <text:p>Федосеев А.А.</text:p>
          </table:table-cell>
          <table:table-cell office:value-type="string" table:style-name="ce1">
            <text:p>Моск.Обл.</text:p>
          </table:table-cell>
          <table:table-cell office:value-type="string" table:style-name="ce1">
            <text:p>PL-2</text:p>
          </table:table-cell>
          <table:table-cell office:value-type="float" office:value="4467" table:style-name="ce48">
            <text:p>4467</text:p>
          </table:table-cell>
          <table:table-cell office:value-type="float" office:value="250" table:style-name="ce13">
            <text:p>250</text:p>
          </table:table-cell>
          <table:table-cell office:value-type="float" office:value="100" table:style-name="ce14">
            <text:p>100</text:p>
          </table:table-cell>
          <table:table-cell table:number-columns-repeated="16377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">
            <text:p>Дыбов Ю.П.</text:p>
            <text:p>Шаров Е.В.</text:p>
          </table:table-cell>
          <table:table-cell office:value-type="string" table:style-name="ce1">
            <text:p>Лен.обл.</text:p>
          </table:table-cell>
          <table:table-cell office:value-type="string" table:style-name="ce1">
            <text:p>PL-2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7"/>
        </table:table-row>
        <table:table-row table:number-rows-repeated="1048537" table:style-name="ro1">
          <table:table-cell table:number-columns-repeated="16384"/>
        </table:table-row>
      </table:table>
      <table:table table:name="Упр_6_Точность" table:style-name="ta1">
        <table:shapes>
          <draw:frame xmlns:presentation="urn:oasis:names:tc:opendocument:xmlns:presentation:1.0" draw:z-index="1" draw:id="id13" draw:style-name="a113" draw:name="TextBox 1" svg:x="3.45591in" svg:y="0.04685in" svg:width="3.23386in" svg:height="0.69291in">
            <draw:text-box>
              <text:p text:style-name="a108" text:class-names="" text:cond-style-name=""><text:span text:style-name="a107" text:class-names="">Чемпионат России</text:span></text:p>
              <text:p text:style-name="a110" text:class-names="" text:cond-style-name=""><text:span text:style-name="a109" text:class-names="">по спорту сверхлегкой авиации</text:span></text:p>
              <text:p text:style-name="a112" text:class-names="" text:cond-style-name=""><text:span text:style-name="a111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4" draw:style-name="a120" draw:name="TextBox 2" svg:x="0.68268in" svg:y="0.76024in" svg:width="4.99134in" svg:height="0.60433in">
            <draw:text-box>
              <text:p text:style-name="a115" text:class-names="" text:cond-style-name=""><text:span text:style-name="a114" text:class-names="">Протокол</text:span></text:p>
              <text:p text:style-name="a119" text:class-names="" text:cond-style-name=""><text:span text:style-name="a116" text:class-names="">Упражнение № 6 "</text:span><text:span text:style-name="a117" text:class-names="">Точность посадки с отключенным двигателем в круг диаметром 6,5 <text:s text:c="1"/>метра от его центра</text:span><text:span text:style-name="a118" text:class-names="">"</text:span></text:p>
            </draw:text-box>
            <svg:desc/>
          </draw:frame>
          <draw:frame xmlns:presentation="urn:oasis:names:tc:opendocument:xmlns:presentation:1.0" draw:z-index="3" draw:id="id15" draw:style-name="a129" draw:name="TextBox 3" svg:x="0.11929in" svg:y="0.04252in" svg:width="2.37913in" svg:height="1.01693in">
            <draw:text-box>
              <text:p text:style-name="a122" text:class-names="" text:cond-style-name=""><text:span text:style-name="a121" text:class-names="">УТВЕРЖДАЮ</text:span></text:p>
              <text:p text:style-name="a124" text:class-names="" text:cond-style-name=""><text:span text:style-name="a123" text:class-names="">Главный судья соревнований</text:span></text:p>
              <text:p text:style-name="a126" text:class-names="" text:cond-style-name=""><text:span text:style-name="a125" text:class-names="">__________________Потапкин И.В.<text:line-break/></text:span></text:p>
              <text:p text:style-name="a128" text:class-names="" text:cond-style-name=""><text:span text:style-name="a127" text:class-names="">6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2" table:default-cell-style-name="ce49"/>
        <table:table-column table:style-name="co13" table:number-columns-repeated="2" table:default-cell-style-name="ce1"/>
        <table:table-column table:style-name="co14" table:number-columns-repeated="16375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 снижения</text:p>
          </table:table-cell>
          <table:table-cell office:value-type="string" table:style-name="ce50">
            <text:p>Очки за взлет</text:p>
          </table:table-cell>
          <table:table-cell office:value-type="string" table:style-name="ce50">
            <text:p>Очки за посадку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5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70" table:style-name="ce14">
            <text:p>70</text:p>
          </table:table-cell>
          <table:table-cell table:number-columns-repeated="16375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g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string" table:style-name="ce51">
            <text:p>&lt;1 мин.</text:p>
          </table:table-cell>
          <table:table-cell office:value-type="float" office:value="90" table:style-name="ce47">
            <text:p>90</text:p>
          </table:table-cell>
          <table:table-cell office:value-type="float" office:value="0" table:style-name="ce47">
            <text:p>0</text:p>
          </table:table-cell>
          <table:table-cell office:value-type="float" office:value="90" table:style-name="ce13">
            <text:p>90</text:p>
          </table:table-cell>
          <table:table-cell office:value-type="float" office:value="18" table:style-name="ce14">
            <text:p>18</text:p>
          </table:table-cell>
          <table:table-cell table:number-columns-repeated="16375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71.428571428571402" table:style-name="ce14">
            <text:p>71</text:p>
          </table:table-cell>
          <table:table-cell table:number-columns-repeated="16375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00" table:style-name="ce47">
            <text:p>100</text:p>
          </table:table-cell>
          <table:table-cell office:value-type="float" office:value="350" table:style-name="ce13">
            <text:p>350</text:p>
          </table:table-cell>
          <table:table-cell office:value-type="float" office:value="70" table:style-name="ce14">
            <text:p>70</text:p>
          </table:table-cell>
          <table:table-cell table:number-columns-repeated="16375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75" table:style-name="ce47">
            <text:p>175</text:p>
          </table:table-cell>
          <table:table-cell office:value-type="float" office:value="425" table:style-name="ce13">
            <text:p>425</text:p>
          </table:table-cell>
          <table:table-cell office:value-type="float" office:value="85" table:style-name="ce14">
            <text:p>85</text:p>
          </table:table-cell>
          <table:table-cell table:number-columns-repeated="16375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0" table:style-name="ce47">
            <text:p>0</text:p>
          </table:table-cell>
          <table:table-cell office:value-type="float" office:value="250" table:style-name="ce13">
            <text:p>250</text:p>
          </table:table-cell>
          <table:table-cell office:value-type="float" office:value="50" table:style-name="ce14">
            <text:p>50</text:p>
          </table:table-cell>
          <table:table-cell table:number-columns-repeated="16375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5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250" table:style-name="ce47">
            <text:p>250</text:p>
          </table:table-cell>
          <table:table-cell office:value-type="float" office:value="500" table:style-name="ce13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5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string" table:style-name="ce51">
            <text:p>&lt;1 мин.</text:p>
          </table:table-cell>
          <table:table-cell office:value-type="float" office:value="250" table:style-name="ce47">
            <text:p>250</text:p>
          </table:table-cell>
          <table:table-cell office:value-type="float" office:value="175" table:style-name="ce47">
            <text:p>175</text:p>
          </table:table-cell>
          <table:table-cell office:value-type="float" office:value="425" table:style-name="ce13">
            <text:p>425</text:p>
          </table:table-cell>
          <table:table-cell office:value-type="float" office:value="85" table:style-name="ce14">
            <text:p>85</text:p>
          </table:table-cell>
          <table:table-cell table:number-columns-repeated="16375"/>
        </table:table-row>
        <table:table-row table:number-rows-repeated="1048537" table:style-name="ro10">
          <table:table-cell table:number-columns-repeated="16384"/>
        </table:table-row>
      </table:table>
      <table:table table:name="Упр_7_Точность_навигации" table:style-name="ta1">
        <table:shapes>
          <draw:frame xmlns:presentation="urn:oasis:names:tc:opendocument:xmlns:presentation:1.0" draw:z-index="1" draw:id="id16" draw:style-name="a136" draw:name="TextBox 1" svg:x="6.18149in" svg:y="0.0378in" svg:width="3.23386in" svg:height="0.69291in">
            <draw:text-box>
              <text:p text:style-name="a131" text:class-names="" text:cond-style-name=""><text:span text:style-name="a130" text:class-names="">Чемпионат России</text:span></text:p>
              <text:p text:style-name="a133" text:class-names="" text:cond-style-name=""><text:span text:style-name="a132" text:class-names="">по спорту сверхлегкой авиации</text:span></text:p>
              <text:p text:style-name="a135" text:class-names="" text:cond-style-name=""><text:span text:style-name="a134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17" draw:style-name="a143" draw:name="TextBox 2" svg:x="1.39724in" svg:y="0.76653in" svg:width="7.12795in" svg:height="0.6189in">
            <draw:text-box>
              <text:p text:style-name="a138" text:class-names="" text:cond-style-name=""><text:span text:style-name="a137" text:class-names="">Протокол</text:span></text:p>
              <text:p text:style-name="a142" text:class-names="" text:cond-style-name=""><text:span text:style-name="a139" text:class-names="">Упражнение № 7 "</text:span><text:span text:style-name="a140" text:class-names="">Точность навигации с учетом скорости, экономичности, фиксации обозначенных и скрытых пунктов (объектов маршрута), а также решение новых задач, полученных в процессе выполнения полета</text:span><text:span text:style-name="a141" text:class-names="">"</text:span></text:p>
            </draw:text-box>
            <svg:desc/>
          </draw:frame>
          <draw:frame xmlns:presentation="urn:oasis:names:tc:opendocument:xmlns:presentation:1.0" draw:z-index="3" draw:id="id18" draw:style-name="a152" draw:name="TextBox 3" svg:x="0.11929in" svg:y="0.04252in" svg:width="2.20275in" svg:height="1.01693in">
            <draw:text-box>
              <text:p text:style-name="a145" text:class-names="" text:cond-style-name=""><text:span text:style-name="a144" text:class-names="">УТВЕРЖДАЮ</text:span></text:p>
              <text:p text:style-name="a147" text:class-names="" text:cond-style-name=""><text:span text:style-name="a146" text:class-names="">Главный судья соревнований</text:span></text:p>
              <text:p text:style-name="a149" text:class-names="" text:cond-style-name=""><text:span text:style-name="a148" text:class-names="">__________________Потапкин И.В.<text:line-break/></text:span></text:p>
              <text:p text:style-name="a151" text:class-names="" text:cond-style-name=""><text:span text:style-name="a150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5" table:default-cell-style-name="ce49"/>
        <table:table-column table:style-name="co13" table:number-columns-repeated="1014" table:default-cell-style-name="ce1"/>
        <table:table-column table:style-name="co14" table:number-columns-repeated="15360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5" table:style-name="ce49"/>
          <table:table-cell table:number-columns-repeated="16374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Заявл. скорость (км/ч)</text:p>
          </table:table-cell>
          <table:table-cell office:value-type="string" table:style-name="ce50">
            <text:p>Заявл. время (сек)</text:p>
          </table:table-cell>
          <table:table-cell office:value-type="string" table:style-name="ce50">
            <text:p>Факт. Время</text:p>
          </table:table-cell>
          <table:table-cell office:value-type="string" table:style-name="ce50">
            <text:p>В1</text:p>
          </table:table-cell>
          <table:table-cell office:value-type="string" table:style-name="ce50">
            <text:p>В2</text:p>
          </table:table-cell>
          <table:table-cell office:value-type="string" table:style-name="ce50">
            <text:p>В3</text:p>
          </table:table-cell>
          <table:table-cell office:value-type="string" table:style-name="ce12">
            <text:p>Штраф за время</text:p>
          </table:table-cell>
          <table:table-cell office:value-type="string" table:style-name="ce12">
            <text:p>Очки за скорость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0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45" table:style-name="ce51">
            <text:p>45</text:p>
          </table:table-cell>
          <table:table-cell office:value-type="float" office:value="1920" table:style-name="ce47">
            <text:p>1920</text:p>
          </table:table-cell>
          <table:table-cell office:value-type="float" office:value="2250" table:style-name="ce47">
            <text:p>2250</text:p>
          </table:table-cell>
          <table:table-cell office:value-type="float" office:value="0" table:style-name="ce47">
            <text:p>0</text:p>
          </table:table-cell>
          <table:table-cell office:value-type="float" office:value="37" table:style-name="ce47">
            <text:p>37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36" table:style-name="ce51">
            <text:p>36</text:p>
          </table:table-cell>
          <table:table-cell office:value-type="float" office:value="2700" table:style-name="ce47">
            <text:p>2700</text:p>
          </table:table-cell>
          <table:table-cell office:value-type="float" office:value="2294" table:style-name="ce47">
            <text:p>229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920" table:style-name="ce47">
            <text:p>1920</text:p>
          </table:table-cell>
          <table:table-cell office:value-type="float" office:value="1720" table:style-name="ce47">
            <text:p>1720</text:p>
          </table:table-cell>
          <table:table-cell office:value-type="float" office:value="44" table:style-name="ce47">
            <text:p>44</text:p>
          </table:table-cell>
          <table:table-cell office:value-type="float" office:value="0" table:style-name="ce47">
            <text:p>0</text:p>
          </table:table-cell>
          <table:table-cell office:value-type="float" office:value="60" table:style-name="ce47">
            <text:p>6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49" table:style-name="ce51">
            <text:p>49</text:p>
          </table:table-cell>
          <table:table-cell office:value-type="float" office:value="1920" table:style-name="ce47">
            <text:p>1920</text:p>
          </table:table-cell>
          <table:table-cell office:value-type="float" office:value="1616" table:style-name="ce47">
            <text:p>1616</text:p>
          </table:table-cell>
          <table:table-cell office:value-type="float" office:value="44" table:style-name="ce47">
            <text:p>44</text:p>
          </table:table-cell>
          <table:table-cell office:value-type="float" office:value="42" table:style-name="ce47">
            <text:p>4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920" table:style-name="ce47">
            <text:p>1920</text:p>
          </table:table-cell>
          <table:table-cell office:value-type="float" office:value="1800" table:style-name="ce47">
            <text:p>1800</text:p>
          </table:table-cell>
          <table:table-cell office:value-type="float" office:value="54" table:style-name="ce47">
            <text:p>54</text:p>
          </table:table-cell>
          <table:table-cell office:value-type="float" office:value="0" table:style-name="ce47">
            <text:p>0</text:p>
          </table:table-cell>
          <table:table-cell office:value-type="float" office:value="54" table:style-name="ce47">
            <text:p>54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2220" table:style-name="ce47">
            <text:p>2220</text:p>
          </table:table-cell>
          <table:table-cell office:value-type="float" office:value="1962" table:style-name="ce47">
            <text:p>1962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7">
            <text:p>0</text:p>
          </table:table-cell>
          <table:table-cell office:value-type="float" office:value="46" table:style-name="ce47">
            <text:p>46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7" table:style-name="ce52">
            <text:p>17</text:p>
          </table:table-cell>
          <table:table-cell office:value-type="string" table:style-name="ce45">
            <text:p>Князев П.А.</text:p>
          </table:table-cell>
          <table:table-cell office:value-type="string" table:style-name="ce45">
            <text:p>Лен.обл.</text:p>
          </table:table-cell>
          <table:table-cell office:value-type="string" table:style-name="ce45">
            <text:p>PF-1</text:p>
          </table:table-cell>
          <table:table-cell office:value-type="float" office:value="50" table:style-name="ce51">
            <text:p>50</text:p>
          </table:table-cell>
          <table:table-cell office:value-type="float" office:value="1728" table:style-name="ce47">
            <text:p>1728</text:p>
          </table:table-cell>
          <table:table-cell office:value-type="float" office:value="1686" table:style-name="ce47">
            <text:p>1686</text:p>
          </table:table-cell>
          <table:table-cell office:value-type="float" office:value="51" table:style-name="ce47">
            <text:p>51</text:p>
          </table:table-cell>
          <table:table-cell office:value-type="float" office:value="44" table:style-name="ce47">
            <text:p>44</text:p>
          </table:table-cell>
          <table:table-cell office:value-type="float" office:value="65" table:style-name="ce47">
            <text:p>65</text:p>
          </table:table-cell>
          <table:table-cell office:value-type="float" office:value="14.7" table:style-name="ce45">
            <text:p>14.7</text:p>
          </table:table-cell>
          <table:table-cell office:value-type="float" office:value="140" table:style-name="ce45">
            <text:p>140</text:p>
          </table:table-cell>
          <table:table-cell office:value-type="float" office:value="925.3" table:style-name="ce45">
            <text:p>925.3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48" table:style-name="ce51">
            <text:p>48</text:p>
          </table:table-cell>
          <table:table-cell office:value-type="float" office:value="1800" table:style-name="ce47">
            <text:p>1800</text:p>
          </table:table-cell>
          <table:table-cell office:value-type="float" office:value="1728" table:style-name="ce47">
            <text:p>1728</text:p>
          </table:table-cell>
          <table:table-cell office:value-type="float" office:value="52" table:style-name="ce47">
            <text:p>52</text:p>
          </table:table-cell>
          <table:table-cell office:value-type="float" office:value="0" table:style-name="ce47">
            <text:p>0</text:p>
          </table:table-cell>
          <table:table-cell office:value-type="float" office:value="60" table:style-name="ce47">
            <text:p>6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45" table:style-name="ce51">
            <text:p>45</text:p>
          </table:table-cell>
          <table:table-cell office:value-type="float" office:value="1920" table:style-name="ce47">
            <text:p>1920</text:p>
          </table:table-cell>
          <table:table-cell office:value-type="float" office:value="2408" table:style-name="ce47">
            <text:p>2408</text:p>
          </table:table-cell>
          <table:table-cell office:value-type="float" office:value="34" table:style-name="ce47">
            <text:p>34</text:p>
          </table:table-cell>
          <table:table-cell office:value-type="float" office:value="25" table:style-name="ce47">
            <text:p>2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28" table:style-name="ce52">
            <text:p>28</text:p>
          </table:table-cell>
          <table:table-cell office:value-type="string" table:style-name="ce45">
            <text:p>Столяров Е.А.</text:p>
          </table:table-cell>
          <table:table-cell office:value-type="string" table:style-name="ce45">
            <text:p>Спб</text:p>
          </table:table-cell>
          <table:table-cell office:value-type="string" table:style-name="ce45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2100" table:style-name="ce47">
            <text:p>2100</text:p>
          </table:table-cell>
          <table:table-cell office:value-type="float" office:value="1814" table:style-name="ce47">
            <text:p>1814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57" table:style-name="ce47">
            <text:p>57</text:p>
          </table:table-cell>
          <table:table-cell office:value-type="float" office:value="100.1" table:style-name="ce45">
            <text:p>100.1</text:p>
          </table:table-cell>
          <table:table-cell office:value-type="float" office:value="140" table:style-name="ce45">
            <text:p>140</text:p>
          </table:table-cell>
          <table:table-cell office:value-type="float" office:value="839.9" table:style-name="ce45">
            <text:p>839.9</text:p>
          </table:table-cell>
          <table:table-cell office:value-type="float" office:value="90.770560899167805" table:style-name="ce14">
            <text:p>91</text:p>
          </table:table-cell>
          <table:table-cell table:number-columns-repeated="16370" table:style-name="ce4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26" table:style-name="ce51">
            <text:p>26</text:p>
          </table:table-cell>
          <table:table-cell office:value-type="float" office:value="4500" table:style-name="ce47">
            <text:p>4500</text:p>
          </table:table-cell>
          <table:table-cell office:value-type="float" office:value="2586" table:style-name="ce47">
            <text:p>2586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40" table:style-name="ce51">
            <text:p>40</text:p>
          </table:table-cell>
          <table:table-cell office:value-type="float" office:value="3000" table:style-name="ce47">
            <text:p>3000</text:p>
          </table:table-cell>
          <table:table-cell office:value-type="float" office:value="2216" table:style-name="ce47">
            <text:p>2216</text:p>
          </table:table-cell>
          <table:table-cell office:value-type="float" office:value="36" table:style-name="ce47">
            <text:p>36</text:p>
          </table:table-cell>
          <table:table-cell office:value-type="float" office:value="0" table:style-name="ce47">
            <text:p>0</text:p>
          </table:table-cell>
          <table:table-cell office:value-type="float" office:value="46" table:style-name="ce47">
            <text:p>46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string" table:style-name="ce45">
            <text:p>Борисов В.Л.</text:p>
          </table:table-cell>
          <table:table-cell office:value-type="string" table:style-name="ce45">
            <text:p>Ярославль</text:p>
          </table:table-cell>
          <table:table-cell office:value-type="string" table:style-name="ce45">
            <text:p>PL-1</text:p>
          </table:table-cell>
          <table:table-cell office:value-type="float" office:value="50" table:style-name="ce51">
            <text:p>50</text:p>
          </table:table-cell>
          <table:table-cell office:value-type="float" office:value="1563" table:style-name="ce47">
            <text:p>1563</text:p>
          </table:table-cell>
          <table:table-cell office:value-type="float" office:value="1702" table:style-name="ce47">
            <text:p>1702</text:p>
          </table:table-cell>
          <table:table-cell office:value-type="float" office:value="45" table:style-name="ce47">
            <text:p>45</text:p>
          </table:table-cell>
          <table:table-cell office:value-type="float" office:value="53" table:style-name="ce47">
            <text:p>53</text:p>
          </table:table-cell>
          <table:table-cell office:value-type="float" office:value="46" table:style-name="ce47">
            <text:p>46</text:p>
          </table:table-cell>
          <table:table-cell office:value-type="float" office:value="48.65" table:style-name="ce45">
            <text:p>48.65</text:p>
          </table:table-cell>
          <table:table-cell office:value-type="float" office:value="200" table:style-name="ce45">
            <text:p>200</text:p>
          </table:table-cell>
          <table:table-cell office:value-type="float" office:value="951.35" table:style-name="ce45">
            <text:p>951.35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8" table:style-name="ce52">
            <text:p>8</text:p>
          </table:table-cell>
          <table:table-cell office:value-type="string" table:style-name="ce45">
            <text:p>Шевченко В.Г.</text:p>
          </table:table-cell>
          <table:table-cell office:value-type="string" table:style-name="ce45">
            <text:p>Новосибирск</text:p>
          </table:table-cell>
          <table:table-cell office:value-type="string" table:style-name="ce45">
            <text:p>PL-1</text:p>
          </table:table-cell>
          <table:table-cell office:value-type="float" office:value="48" table:style-name="ce51">
            <text:p>48</text:p>
          </table:table-cell>
          <table:table-cell office:value-type="float" office:value="1800" table:style-name="ce47">
            <text:p>1800</text:p>
          </table:table-cell>
          <table:table-cell office:value-type="float" office:value="1684" table:style-name="ce47">
            <text:p>1684</text:p>
          </table:table-cell>
          <table:table-cell office:value-type="float" office:value="45" table:style-name="ce47">
            <text:p>45</text:p>
          </table:table-cell>
          <table:table-cell office:value-type="float" office:value="50" table:style-name="ce47">
            <text:p>50</text:p>
          </table:table-cell>
          <table:table-cell office:value-type="float" office:value="58" table:style-name="ce47">
            <text:p>58</text:p>
          </table:table-cell>
          <table:table-cell office:value-type="float" office:value="40.6" table:style-name="ce45">
            <text:p>40.6</text:p>
          </table:table-cell>
          <table:table-cell office:value-type="float" office:value="167" table:style-name="ce45">
            <text:p>167</text:p>
          </table:table-cell>
          <table:table-cell office:value-type="float" office:value="926.4" table:style-name="ce45">
            <text:p>926.4</text:p>
          </table:table-cell>
          <table:table-cell office:value-type="float" office:value="97.377411047458907" table:style-name="ce14">
            <text:p>97</text:p>
          </table:table-cell>
          <table:table-cell table:number-columns-repeated="16370" table:style-name="ce49"/>
        </table:table-row>
        <table:table-row table:style-name="ro1">
          <table:table-cell office:value-type="float" office:value="16" table:style-name="ce52">
            <text:p>16</text:p>
          </table:table-cell>
          <table:table-cell office:value-type="string" table:style-name="ce45">
            <text:p>Толкачев Д.Н.</text:p>
          </table:table-cell>
          <table:table-cell office:value-type="string" table:style-name="ce45">
            <text:p>Приморский кр.</text:p>
          </table:table-cell>
          <table:table-cell office:value-type="string" table:style-name="ce45">
            <text:p>PL-1</text:p>
          </table:table-cell>
          <table:table-cell office:value-type="float" office:value="50" table:style-name="ce51">
            <text:p>50</text:p>
          </table:table-cell>
          <table:table-cell office:value-type="float" office:value="3304" table:style-name="ce47">
            <text:p>3304</text:p>
          </table:table-cell>
          <table:table-cell office:value-type="float" office:value="1852" table:style-name="ce47">
            <text:p>1852</text:p>
          </table:table-cell>
          <table:table-cell office:value-type="float" office:value="50" table:style-name="ce47">
            <text:p>50</text:p>
          </table:table-cell>
          <table:table-cell office:value-type="float" office:value="38" table:style-name="ce47">
            <text:p>38</text:p>
          </table:table-cell>
          <table:table-cell office:value-type="float" office:value="57" table:style-name="ce47">
            <text:p>57</text:p>
          </table:table-cell>
          <table:table-cell office:value-type="float" office:value="508.2" table:style-name="ce45">
            <text:p>508.2</text:p>
          </table:table-cell>
          <table:table-cell office:value-type="float" office:value="167" table:style-name="ce45">
            <text:p>167</text:p>
          </table:table-cell>
          <table:table-cell office:value-type="float" office:value="458.8" table:style-name="ce45">
            <text:p>458.8</text:p>
          </table:table-cell>
          <table:table-cell office:value-type="float" office:value="48.226204866768299" table:style-name="ce14">
            <text:p>48</text:p>
          </table:table-cell>
          <table:table-cell table:number-columns-repeated="16370" table:style-name="ce4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table:style-name="ce51"/>
          <table:table-cell table:style-name="ce47"/>
          <table:table-cell office:value-type="float" office:value="1828" table:style-name="ce47">
            <text:p>1828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40" table:style-name="ce51">
            <text:p>40</text:p>
          </table:table-cell>
          <table:table-cell office:value-type="float" office:value="2144" table:style-name="ce47">
            <text:p>2144</text:p>
          </table:table-cell>
          <table:table-cell office:value-type="float" office:value="1928" table:style-name="ce47">
            <text:p>1928</text:p>
          </table:table-cell>
          <table:table-cell office:value-type="float" office:value="43" table:style-name="ce47">
            <text:p>43</text:p>
          </table:table-cell>
          <table:table-cell office:value-type="float" office:value="35" table:style-name="ce47">
            <text:p>35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60" table:style-name="ce51">
            <text:p>60</text:p>
          </table:table-cell>
          <table:table-cell office:value-type="float" office:value="1440" table:style-name="ce47">
            <text:p>1440</text:p>
          </table:table-cell>
          <table:table-cell office:value-type="float" office:value="1408" table:style-name="ce47">
            <text:p>1408</text:p>
          </table:table-cell>
          <table:table-cell office:value-type="float" office:value="55" table:style-name="ce47">
            <text:p>55</text:p>
          </table:table-cell>
          <table:table-cell office:value-type="float" office:value="0" table:style-name="ce47">
            <text:p>0</text:p>
          </table:table-cell>
          <table:table-cell office:value-type="float" office:value="77" table:style-name="ce47">
            <text:p>77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54" table:style-name="ce51">
            <text:p>54</text:p>
          </table:table-cell>
          <table:table-cell office:value-type="float" office:value="1590" table:style-name="ce47">
            <text:p>1590</text:p>
          </table:table-cell>
          <table:table-cell office:value-type="float" office:value="1560" table:style-name="ce47">
            <text:p>1560</text:p>
          </table:table-cell>
          <table:table-cell office:value-type="float" office:value="0" table:style-name="ce47">
            <text:p>0</text:p>
          </table:table-cell>
          <table:table-cell office:value-type="float" office:value="49" table:style-name="ce47">
            <text:p>49</text:p>
          </table:table-cell>
          <table:table-cell office:value-type="float" office:value="64" table:style-name="ce47">
            <text:p>64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60" table:style-name="ce51">
            <text:p>60</text:p>
          </table:table-cell>
          <table:table-cell office:value-type="float" office:value="1440" table:style-name="ce47">
            <text:p>1440</text:p>
          </table:table-cell>
          <table:table-cell office:value-type="float" office:value="1474" table:style-name="ce47">
            <text:p>1474</text:p>
          </table:table-cell>
          <table:table-cell office:value-type="float" office:value="0" table:style-name="ce47">
            <text:p>0</text:p>
          </table:table-cell>
          <table:table-cell office:value-type="float" office:value="50" table:style-name="ce47">
            <text:p>5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7" table:style-name="ce52">
            <text:p>7</text:p>
          </table:table-cell>
          <table:table-cell office:value-type="string" table:style-name="ce45">
            <text:p>Цигура А.А.</text:p>
            <text:p>Коваль В.В.</text:p>
          </table:table-cell>
          <table:table-cell office:value-type="string" table:style-name="ce45">
            <text:p>Крым</text:p>
          </table:table-cell>
          <table:table-cell office:value-type="string" table:style-name="ce45">
            <text:p>PL-2</text:p>
          </table:table-cell>
          <table:table-cell office:value-type="float" office:value="55" table:style-name="ce51">
            <text:p>55</text:p>
          </table:table-cell>
          <table:table-cell office:value-type="float" office:value="1600" table:style-name="ce47">
            <text:p>1600</text:p>
          </table:table-cell>
          <table:table-cell office:value-type="float" office:value="1538" table:style-name="ce47">
            <text:p>1538</text:p>
          </table:table-cell>
          <table:table-cell office:value-type="float" office:value="53" table:style-name="ce47">
            <text:p>53</text:p>
          </table:table-cell>
          <table:table-cell office:value-type="float" office:value="46" table:style-name="ce47">
            <text:p>46</text:p>
          </table:table-cell>
          <table:table-cell office:value-type="float" office:value="68" table:style-name="ce47">
            <text:p>68</text:p>
          </table:table-cell>
          <table:table-cell office:value-type="float" office:value="21.7" table:style-name="ce45">
            <text:p>21.7</text:p>
          </table:table-cell>
          <table:table-cell office:value-type="float" office:value="167" table:style-name="ce45">
            <text:p>167</text:p>
          </table:table-cell>
          <table:table-cell office:value-type="float" office:value="945.3" table:style-name="ce45">
            <text:p>945.3</text:p>
          </table:table-cell>
          <table:table-cell office:value-type="float" office:value="100" table:style-name="ce14">
            <text:p>100</text:p>
          </table:table-cell>
          <table:table-cell table:number-columns-repeated="16370" table:style-name="ce4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40" table:style-name="ce51">
            <text:p>40</text:p>
          </table:table-cell>
          <table:table-cell office:value-type="float" office:value="2340" table:style-name="ce47">
            <text:p>2340</text:p>
          </table:table-cell>
          <table:table-cell office:value-type="float" office:value="1828" table:style-name="ce47">
            <text:p>1828</text:p>
          </table:table-cell>
          <table:table-cell office:value-type="float" office:value="47" table:style-name="ce47">
            <text:p>47</text:p>
          </table:table-cell>
          <table:table-cell office:value-type="float" office:value="40" table:style-name="ce47">
            <text:p>4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40" table:style-name="ce51">
            <text:p>40</text:p>
          </table:table-cell>
          <table:table-cell office:value-type="float" office:value="2340" table:style-name="ce47">
            <text:p>2340</text:p>
          </table:table-cell>
          <table:table-cell office:value-type="float" office:value="1530" table:style-name="ce47">
            <text:p>1530</text:p>
          </table:table-cell>
          <table:table-cell office:value-type="float" office:value="0" table:style-name="ce47">
            <text:p>0</text:p>
          </table:table-cell>
          <table:table-cell office:value-type="float" office:value="49" table:style-name="ce47">
            <text:p>49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51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47" table:style-name="ce51">
            <text:p>47</text:p>
          </table:table-cell>
          <table:table-cell office:value-type="float" office:value="1980" table:style-name="ce47">
            <text:p>1980</text:p>
          </table:table-cell>
          <table:table-cell office:value-type="float" office:value="1688" table:style-name="ce47">
            <text:p>1688</text:p>
          </table:table-cell>
          <table:table-cell office:value-type="float" office:value="49" table:style-name="ce47">
            <text:p>49</text:p>
          </table:table-cell>
          <table:table-cell office:value-type="float" office:value="44" table:style-name="ce47">
            <text:p>44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/>
        </table:table-row>
        <table:table-row table:style-name="ro1">
          <table:table-cell office:value-type="float" office:value="39" table:style-name="ce52">
            <text:p>39</text:p>
          </table:table-cell>
          <table:table-cell office:value-type="string" table:style-name="ce45">
            <text:p>Дыбов Ю.П.</text:p>
            <text:p>Шаров Е.В.</text:p>
          </table:table-cell>
          <table:table-cell office:value-type="string" table:style-name="ce45">
            <text:p>Лен.обл.</text:p>
          </table:table-cell>
          <table:table-cell office:value-type="string" table:style-name="ce45">
            <text:p>PL-2</text:p>
          </table:table-cell>
          <table:table-cell office:value-type="float" office:value="46.8" table:style-name="ce51">
            <text:p>47</text:p>
          </table:table-cell>
          <table:table-cell table:number-columns-repeated="5" table:style-name="ce47"/>
          <table:table-cell table:number-columns-repeated="2" table:style-name="ce45"/>
          <table:table-cell office:value-type="float" office:value="0" table:style-name="ce45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0" table:style-name="ce49"/>
        </table:table-row>
        <table:table-row table:number-rows-repeated="1048537" table:style-name="ro10">
          <table:table-cell table:number-columns-repeated="16384"/>
        </table:table-row>
      </table:table>
      <table:table table:name="Упр_8_Чистая_экономия" table:style-name="ta1">
        <table:shapes>
          <draw:frame xmlns:presentation="urn:oasis:names:tc:opendocument:xmlns:presentation:1.0" draw:z-index="1" draw:id="id19" draw:style-name="a159" draw:name="TextBox 1" svg:x="6.37244in" svg:y="0.03425in" svg:width="2.65157in" svg:height="0.69291in">
            <draw:text-box>
              <text:p text:style-name="a154" text:class-names="" text:cond-style-name=""><text:span text:style-name="a153" text:class-names="">Чемпионат России</text:span></text:p>
              <text:p text:style-name="a156" text:class-names="" text:cond-style-name=""><text:span text:style-name="a155" text:class-names="">по спорту сверхлегкой авиации</text:span></text:p>
              <text:p text:style-name="a158" text:class-names="" text:cond-style-name=""><text:span text:style-name="a157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0" draw:style-name="a168" draw:name="TextBox 2" svg:x="1.15669in" svg:y="0.74882in" svg:width="6.60748in" svg:height="0.90157in">
            <draw:text-box>
              <text:p text:style-name="a161" text:class-names="" text:cond-style-name=""><text:span text:style-name="a160" text:class-names="">Протокол</text:span></text:p>
              <text:p text:style-name="a163" text:class-names="" text:cond-style-name=""><text:span text:style-name="a162" text:class-names=""/></text:p>
              <text:p text:style-name="a167" text:class-names="" text:cond-style-name=""><text:span text:style-name="a164" text:class-names="">Упражнение № 8 "</text:span><text:span text:style-name="a165" text:class-names="">Длительность или продолжительность полета с ограниченным запасом топлива</text:span><text:span text:style-name="a166" text:class-names="">"</text:span></text:p>
            </draw:text-box>
            <svg:desc/>
          </draw:frame>
          <draw:frame xmlns:presentation="urn:oasis:names:tc:opendocument:xmlns:presentation:1.0" draw:z-index="3" draw:id="id21" draw:style-name="a177" draw:name="TextBox 3" svg:x="0.11929in" svg:y="0.04252in" svg:width="2.20275in" svg:height="1.01693in">
            <draw:text-box>
              <text:p text:style-name="a170" text:class-names="" text:cond-style-name=""><text:span text:style-name="a169" text:class-names="">УТВЕРЖДАЮ</text:span></text:p>
              <text:p text:style-name="a172" text:class-names="" text:cond-style-name=""><text:span text:style-name="a171" text:class-names="">Главный судья соревнований</text:span></text:p>
              <text:p text:style-name="a174" text:class-names="" text:cond-style-name=""><text:span text:style-name="a173" text:class-names="">__________________Потапкин И.В.<text:line-break/></text:span></text:p>
              <text:p text:style-name="a176" text:class-names="" text:cond-style-name=""><text:span text:style-name="a175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number-columns-repeated="2" table:default-cell-style-name="ce49"/>
        <table:table-column table:style-name="co51" table:default-cell-style-name="ce1"/>
        <table:table-column table:style-name="co13" table:number-columns-repeated="2" table:default-cell-style-name="ce1"/>
        <table:table-column table:style-name="co14" table:number-columns-repeated="16374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2" table:style-name="ce49"/>
          <table:table-cell table:number-columns-repeated="16377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 старта</text:p>
          </table:table-cell>
          <table:table-cell office:value-type="string" table:style-name="ce12">
            <text:p>Время посадки</text:p>
          </table:table-cell>
          <table:table-cell office:value-type="string" table:style-name="ce12">
            <text:p>Время в полете</text:p>
          </table:table-cell>
          <table:table-cell office:value-type="string" table:style-name="ce12">
            <text:p>Штраф</text:p>
          </table:table-cell>
          <table:table-cell office:value-type="string" table:style-name="ce9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time" office:time-value="PT12H41M39.000S" table:style-name="ce35">
            <text:p>12:41:39</text:p>
          </table:table-cell>
          <table:table-cell office:value-type="time" office:time-value="PT13H6M10.000S" table:style-name="ce35">
            <text:p>13:06:10</text:p>
          </table:table-cell>
          <table:table-cell office:value-type="float" office:value="1471" table:style-name="ce34">
            <text:p>1471</text:p>
          </table:table-cell>
          <table:table-cell table:style-name="ce13"/>
          <table:table-cell office:value-type="float" office:value="226.70005779233301" table:style-name="ce13">
            <text:p>226.7000578</text:p>
          </table:table-cell>
          <table:table-cell office:value-type="float" office:value="28.337507224041602" table:style-name="ce14">
            <text:p>28</text:p>
          </table:table-cell>
          <table:table-cell table:number-columns-repeated="1637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time" office:time-value="PT12H19M51.000S" table:style-name="ce35">
            <text:p>12:19:51</text:p>
          </table:table-cell>
          <table:table-cell office:value-type="time" office:time-value="PT12H26M25.000S" table:style-name="ce35">
            <text:p>12:26:25</text:p>
          </table:table-cell>
          <table:table-cell office:value-type="float" office:value="394" table:style-name="ce34">
            <text:p>394</text:p>
          </table:table-cell>
          <table:table-cell table:style-name="ce13"/>
          <table:table-cell office:value-type="float" office:value="60.720477749951797" table:style-name="ce13">
            <text:p>60.72047775</text:p>
          </table:table-cell>
          <table:table-cell office:value-type="float" office:value="7.5900597187439702" table:style-name="ce14">
            <text:p>8</text:p>
          </table:table-cell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time" office:time-value="PT12H31M50.000S" table:style-name="ce35">
            <text:p>12:31:50</text:p>
          </table:table-cell>
          <table:table-cell office:value-type="time" office:time-value="PT13H47M5.000S" table:style-name="ce35">
            <text:p>13:47:05</text:p>
          </table:table-cell>
          <table:table-cell office:value-type="float" office:value="4515" table:style-name="ce34">
            <text:p>4515</text:p>
          </table:table-cell>
          <table:table-cell table:style-name="ce13"/>
          <table:table-cell office:value-type="float" office:value="695.81968792140196" table:style-name="ce13">
            <text:p>695.8196879</text:p>
          </table:table-cell>
          <table:table-cell office:value-type="float" office:value="86.977460990175302" table:style-name="ce14">
            <text:p>87</text:p>
          </table:table-cell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47M15.000S" table:style-name="ce35">
            <text:p>12:47:15</text:p>
          </table:table-cell>
          <table:table-cell office:value-type="time" office:time-value="PT12H50M59.000S" table:style-name="ce35">
            <text:p>12:50:59</text:p>
          </table:table-cell>
          <table:table-cell office:value-type="float" office:value="224" table:style-name="ce34">
            <text:p>224</text:p>
          </table:table-cell>
          <table:table-cell table:style-name="ce13"/>
          <table:table-cell office:value-type="float" office:value="34.521286842612199" table:style-name="ce13">
            <text:p>34.52128684</text:p>
          </table:table-cell>
          <table:table-cell office:value-type="float" office:value="4.3151608553265302" table:style-name="ce14">
            <text:p>4</text:p>
          </table:table-cell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32M20.000S" table:style-name="ce35">
            <text:p>12:32:20</text:p>
          </table:table-cell>
          <table:table-cell office:value-type="time" office:time-value="PT13H3M45.000S" table:style-name="ce35">
            <text:p>13:03:45</text:p>
          </table:table-cell>
          <table:table-cell office:value-type="float" office:value="1885" table:style-name="ce34">
            <text:p>1885</text:p>
          </table:table-cell>
          <table:table-cell table:style-name="ce13"/>
          <table:table-cell office:value-type="float" office:value="290.50279329608901" table:style-name="ce13">
            <text:p>290.5027933</text:p>
          </table:table-cell>
          <table:table-cell office:value-type="float" office:value="36.312849162011098" table:style-name="ce14">
            <text:p>36</text:p>
          </table:table-cell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41M39.000S" table:style-name="ce35">
            <text:p>12:41:39</text:p>
          </table:table-cell>
          <table:table-cell office:value-type="time" office:time-value="PT13H6M15.000S" table:style-name="ce35">
            <text:p>13:06:15</text:p>
          </table:table-cell>
          <table:table-cell office:value-type="float" office:value="1476" table:style-name="ce34">
            <text:p>1476</text:p>
          </table:table-cell>
          <table:table-cell office:value-type="string" table:style-name="ce13">
            <text:p>Вне палубы -30%</text:p>
          </table:table-cell>
          <table:table-cell office:value-type="float" office:value="159.229435561549" table:style-name="ce13">
            <text:p>159.2294356</text:p>
          </table:table-cell>
          <table:table-cell office:value-type="float" office:value="19.9036794451936" table:style-name="ce14">
            <text:p>20</text:p>
          </table:table-cell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time" office:time-value="PT12H34M20.000S" table:style-name="ce35">
            <text:p>12:34:20</text:p>
          </table:table-cell>
          <table:table-cell office:value-type="time" office:time-value="PT13H5M45.000S" table:style-name="ce35">
            <text:p>13:05:45</text:p>
          </table:table-cell>
          <table:table-cell office:value-type="float" office:value="1885" table:style-name="ce34">
            <text:p>1885</text:p>
          </table:table-cell>
          <table:table-cell table:style-name="ce13"/>
          <table:table-cell office:value-type="float" office:value="290.50279329608901" table:style-name="ce13">
            <text:p>290.5027933</text:p>
          </table:table-cell>
          <table:table-cell office:value-type="float" office:value="36.312849162011098" table:style-name="ce14">
            <text:p>36</text:p>
          </table:table-cell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time" office:time-value="PT12H39M4.000S" table:style-name="ce35">
            <text:p>12:39:04</text:p>
          </table:table-cell>
          <table:table-cell office:value-type="time" office:time-value="PT14H5M35.000S" table:style-name="ce35">
            <text:p>14:05:35</text:p>
          </table:table-cell>
          <table:table-cell office:value-type="float" office:value="5191" table:style-name="ce36">
            <text:p>5191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time" office:time-value="PT12H50M55.000S" table:style-name="ce35">
            <text:p>12:50:55</text:p>
          </table:table-cell>
          <table:table-cell office:value-type="time" office:time-value="PT13H49M50.000S" table:style-name="ce35">
            <text:p>13:49:50</text:p>
          </table:table-cell>
          <table:table-cell office:value-type="float" office:value="3535" table:style-name="ce34">
            <text:p>3535</text:p>
          </table:table-cell>
          <table:table-cell table:style-name="ce13"/>
          <table:table-cell office:value-type="float" office:value="544.78905798497397" table:style-name="ce13">
            <text:p>544.789058</text:p>
          </table:table-cell>
          <table:table-cell office:value-type="float" office:value="68.098632248121703" table:style-name="ce14">
            <text:p>68</text:p>
          </table:table-cell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time" office:time-value="PT12H54M49.000S" table:style-name="ce35">
            <text:p>12:54:49</text:p>
          </table:table-cell>
          <table:table-cell office:value-type="time" office:time-value="PT13H19M26.000S" table:style-name="ce35">
            <text:p>13:19:26</text:p>
          </table:table-cell>
          <table:table-cell office:value-type="float" office:value="1477" table:style-name="ce34">
            <text:p>1477</text:p>
          </table:table-cell>
          <table:table-cell table:style-name="ce13"/>
          <table:table-cell office:value-type="float" office:value="227.62473511847401" table:style-name="ce13">
            <text:p>227.6247351</text:p>
          </table:table-cell>
          <table:table-cell office:value-type="float" office:value="28.453091889809201" table:style-name="ce14">
            <text:p>28</text:p>
          </table:table-cell>
          <table:table-cell table:number-columns-repeated="16374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time" office:time-value="PT12H32M10.000S" table:style-name="ce35">
            <text:p>12:32:10</text:p>
          </table:table-cell>
          <table:table-cell office:value-type="time" office:time-value="PT13H54M53.000S" table:style-name="ce35">
            <text:p>13:54:53</text:p>
          </table:table-cell>
          <table:table-cell office:value-type="float" office:value="4963" table:style-name="ce34">
            <text:p>4963</text:p>
          </table:table-cell>
          <table:table-cell table:style-name="ce13"/>
          <table:table-cell office:value-type="float" office:value="764.86226160662704" table:style-name="ce13">
            <text:p>764.8622616</text:p>
          </table:table-cell>
          <table:table-cell office:value-type="float" office:value="95.607782700828395" table:style-name="ce14">
            <text:p>96</text:p>
          </table:table-cell>
          <table:table-cell table:number-columns-repeated="16374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59M5.000S" table:style-name="ce35">
            <text:p>12:59:05</text:p>
          </table:table-cell>
          <table:table-cell office:value-type="time" office:time-value="PT13H41M15.000S" table:style-name="ce35">
            <text:p>13:41:15</text:p>
          </table:table-cell>
          <table:table-cell office:value-type="float" office:value="2530" table:style-name="ce34">
            <text:p>2530</text:p>
          </table:table-cell>
          <table:table-cell table:style-name="ce13"/>
          <table:table-cell office:value-type="float" office:value="389.90560585628998" table:style-name="ce13">
            <text:p>389.9056059</text:p>
          </table:table-cell>
          <table:table-cell office:value-type="float" office:value="48.738200732036297" table:style-name="ce14">
            <text:p>49</text:p>
          </table:table-cell>
          <table:table-cell table:number-columns-repeated="16374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56M25.000S" table:style-name="ce35">
            <text:p>12:56:25</text:p>
          </table:table-cell>
          <table:table-cell office:value-type="time" office:time-value="PT13H56M12.000S" table:style-name="ce35">
            <text:p>13:56:12</text:p>
          </table:table-cell>
          <table:table-cell office:value-type="float" office:value="3587" table:style-name="ce34">
            <text:p>3587</text:p>
          </table:table-cell>
          <table:table-cell table:style-name="ce13"/>
          <table:table-cell office:value-type="float" office:value="552.80292814486597" table:style-name="ce13">
            <text:p>552.8029281</text:p>
          </table:table-cell>
          <table:table-cell office:value-type="float" office:value="69.100366018108303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time" office:time-value="PT12H35M54.000S" table:style-name="ce35">
            <text:p>12:35:54</text:p>
          </table:table-cell>
          <table:table-cell office:value-type="time" office:time-value="PT13H46M50.000S" table:style-name="ce35">
            <text:p>13:46:50</text:p>
          </table:table-cell>
          <table:table-cell office:value-type="float" office:value="4256" table:style-name="ce34">
            <text:p>4256</text:p>
          </table:table-cell>
          <table:table-cell table:style-name="ce13"/>
          <table:table-cell office:value-type="float" office:value="655.904450009632" table:style-name="ce13">
            <text:p>655.90445</text:p>
          </table:table-cell>
          <table:table-cell office:value-type="float" office:value="81.988056251204" table:style-name="ce14">
            <text:p>82</text:p>
          </table:table-cell>
          <table:table-cell table:number-columns-repeated="16374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time" office:time-value="PT12H6M0.000S" table:style-name="ce35">
            <text:p>12:06:00</text:p>
          </table:table-cell>
          <table:table-cell office:value-type="time" office:time-value="PT12H24M0.000S" table:style-name="ce35">
            <text:p>12:24:00</text:p>
          </table:table-cell>
          <table:table-cell office:value-type="float" office:value="1080" table:style-name="ce34">
            <text:p>1080</text:p>
          </table:table-cell>
          <table:table-cell table:style-name="ce13"/>
          <table:table-cell office:value-type="float" office:value="553.84615384615404" table:style-name="ce13">
            <text:p>553.8461538</text:p>
          </table:table-cell>
          <table:table-cell office:value-type="float" office:value="69.230769230769297" table:style-name="ce14">
            <text:p>69</text:p>
          </table:table-cell>
          <table:table-cell table:number-columns-repeated="16374"/>
        </table:table-row>
        <table:table-row table:style-name="ro12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time" office:time-value="PT12H41M0.000S" table:style-name="ce35">
            <text:p>12:41:00</text:p>
          </table:table-cell>
          <table:table-cell office:value-type="time" office:time-value="PT13H44M0.000S" table:style-name="ce35">
            <text:p>13:44:00</text:p>
          </table:table-cell>
          <table:table-cell office:value-type="float" office:value="0" table:style-name="ce34">
            <text:p>0</text:p>
          </table:table-cell>
          <table:table-cell office:value-type="string" table:style-name="ce53">
            <text:p>Вне аэродр. -100%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time" office:time-value="PT12H29M0.000S" table:style-name="ce35">
            <text:p>12:29:00</text:p>
          </table:table-cell>
          <table:table-cell office:value-type="time" office:time-value="PT12H47M0.000S" table:style-name="ce35">
            <text:p>12:47:00</text:p>
          </table:table-cell>
          <table:table-cell office:value-type="float" office:value="1080" table:style-name="ce34">
            <text:p>1080</text:p>
          </table:table-cell>
          <table:table-cell table:style-name="ce13"/>
          <table:table-cell office:value-type="float" office:value="553.84615384615404" table:style-name="ce13">
            <text:p>553.8461538</text:p>
          </table:table-cell>
          <table:table-cell office:value-type="float" office:value="69.230769230769297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time" office:time-value="PT12H42M0.000S" table:style-name="ce35">
            <text:p>12:42:00</text:p>
          </table:table-cell>
          <table:table-cell office:value-type="time" office:time-value="PT13H8M0.000S" table:style-name="ce35">
            <text:p>13:08:00</text:p>
          </table:table-cell>
          <table:table-cell office:value-type="float" office:value="1560" table:style-name="ce36">
            <text:p>1560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time" office:time-value="PT12H41M0.000S" table:style-name="ce35">
            <text:p>12:41:00</text:p>
          </table:table-cell>
          <table:table-cell office:value-type="time" office:time-value="PT13H53M0.000S" table:style-name="ce35">
            <text:p>13:53:00</text:p>
          </table:table-cell>
          <table:table-cell office:value-type="float" office:value="4320" table:style-name="ce36">
            <text:p>4320</text:p>
          </table:table-cell>
          <table:table-cell table:style-name="ce13"/>
          <table:table-cell office:value-type="float" office:value="800" table:style-name="ce13">
            <text:p>8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44M0.000S" table:style-name="ce35">
            <text:p>12:44:00</text:p>
          </table:table-cell>
          <table:table-cell office:value-type="time" office:time-value="PT13H17M0.000S" table:style-name="ce35">
            <text:p>13:17:00</text:p>
          </table:table-cell>
          <table:table-cell office:value-type="float" office:value="1980" table:style-name="ce34">
            <text:p>1980</text:p>
          </table:table-cell>
          <table:table-cell table:style-name="ce13"/>
          <table:table-cell office:value-type="float" office:value="366.66666666666703" table:style-name="ce13">
            <text:p>366.6666667</text:p>
          </table:table-cell>
          <table:table-cell office:value-type="float" office:value="45.8333333333334" table:style-name="ce14">
            <text:p>46</text:p>
          </table:table-cell>
          <table:table-cell table:number-columns-repeated="16374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45M0.000S" table:style-name="ce35">
            <text:p>12:45:00</text:p>
          </table:table-cell>
          <table:table-cell office:value-type="time" office:time-value="PT13H52M0.000S" table:style-name="ce35">
            <text:p>13:52:00</text:p>
          </table:table-cell>
          <table:table-cell office:value-type="float" office:value="4020" table:style-name="ce34">
            <text:p>4020</text:p>
          </table:table-cell>
          <table:table-cell table:style-name="ce13"/>
          <table:table-cell office:value-type="float" office:value="744.444444444444" table:style-name="ce13">
            <text:p>744.4444444</text:p>
          </table:table-cell>
          <table:table-cell office:value-type="float" office:value="93.0555555555555" table:style-name="ce14">
            <text:p>93</text:p>
          </table:table-cell>
          <table:table-cell table:number-columns-repeated="16374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time" office:time-value="PT12H35M0.000S" table:style-name="ce35">
            <text:p>12:35:00</text:p>
          </table:table-cell>
          <table:table-cell office:value-type="time" office:time-value="PT12H56M0.000S" table:style-name="ce35">
            <text:p>12:56:00</text:p>
          </table:table-cell>
          <table:table-cell office:value-type="float" office:value="1260" table:style-name="ce34">
            <text:p>1260</text:p>
          </table:table-cell>
          <table:table-cell table:style-name="ce13"/>
          <table:table-cell office:value-type="float" office:value="233.333333333333" table:style-name="ce13">
            <text:p>233.3333333</text:p>
          </table:table-cell>
          <table:table-cell office:value-type="float" office:value="29.1666666666666" table:style-name="ce14">
            <text:p>29</text:p>
          </table:table-cell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4">
            <text:p>0</text:p>
          </table:table-cell>
          <table:table-cell table:style-name="ce13"/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time" office:time-value="PT12H30M0.000S" table:style-name="ce35">
            <text:p>12:30:00</text:p>
          </table:table-cell>
          <table:table-cell office:value-type="time" office:time-value="PT13H20M0.000S" table:style-name="ce35">
            <text:p>13:20:00</text:p>
          </table:table-cell>
          <table:table-cell office:value-type="float" office:value="3000" table:style-name="ce34">
            <text:p>3000</text:p>
          </table:table-cell>
          <table:table-cell table:style-name="ce13"/>
          <table:table-cell office:value-type="float" office:value="555.555555555556" table:style-name="ce13">
            <text:p>555.5555556</text:p>
          </table:table-cell>
          <table:table-cell office:value-type="float" office:value="69.4444444444445" table:style-name="ce14">
            <text:p>69</text:p>
          </table:table-cell>
          <table:table-cell table:number-columns-repeated="16374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time" office:time-value="PT12H31M0.000S" table:style-name="ce35">
            <text:p>12:31:00</text:p>
          </table:table-cell>
          <table:table-cell office:value-type="time" office:time-value="PT13H7M0.000S" table:style-name="ce35">
            <text:p>13:07:00</text:p>
          </table:table-cell>
          <table:table-cell office:value-type="float" office:value="2160" table:style-name="ce34">
            <text:p>2160</text:p>
          </table:table-cell>
          <table:table-cell office:value-type="string" table:style-name="ce13">
            <text:p>Вне палубы -30%</text:p>
          </table:table-cell>
          <table:table-cell office:value-type="float" office:value="280" table:style-name="ce13">
            <text:p>280</text:p>
          </table:table-cell>
          <table:table-cell office:value-type="float" office:value="35" table:style-name="ce14">
            <text:p>35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3" table:style-name="ce49"/>
          <table:table-cell table:number-columns-repeated="16377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Упр_9_Японский_слалом" table:style-name="ta1">
        <table:shapes>
          <draw:frame xmlns:presentation="urn:oasis:names:tc:opendocument:xmlns:presentation:1.0" draw:z-index="1" draw:id="id22" draw:style-name="a184" draw:name="TextBox 1" svg:x="3.45591in" svg:y="0.04685in" svg:width="3.23386in" svg:height="0.69291in">
            <draw:text-box>
              <text:p text:style-name="a179" text:class-names="" text:cond-style-name=""><text:span text:style-name="a178" text:class-names="">Чемпионат России</text:span></text:p>
              <text:p text:style-name="a181" text:class-names="" text:cond-style-name=""><text:span text:style-name="a180" text:class-names="">по спорту сверхлегкой авиации</text:span></text:p>
              <text:p text:style-name="a183" text:class-names="" text:cond-style-name=""><text:span text:style-name="a182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3" draw:style-name="a193" draw:name="TextBox 2" svg:x="1.09212in" svg:y="0.67559in" svg:width="4.16575in" svg:height="0.74606in">
            <draw:text-box>
              <text:p text:style-name="a186" text:class-names="" text:cond-style-name=""><text:span text:style-name="a185" text:class-names="">Протокол</text:span></text:p>
              <text:p text:style-name="a188" text:class-names="" text:cond-style-name=""><text:span text:style-name="a187" text:class-names=""/></text:p>
              <text:p text:style-name="a192" text:class-names="" text:cond-style-name=""><text:span text:style-name="a189" text:class-names="">Упражнение № 9 "</text:span><text:span text:style-name="a190" text:class-names="">Японский слалом с вешками высотой 2 метра</text:span><text:span text:style-name="a191" text:class-names="">"</text:span></text:p>
            </draw:text-box>
            <svg:desc/>
          </draw:frame>
          <draw:frame xmlns:presentation="urn:oasis:names:tc:opendocument:xmlns:presentation:1.0" draw:z-index="3" draw:id="id24" draw:style-name="a202" draw:name="TextBox 3" svg:x="0.11929in" svg:y="0.04252in" svg:width="2.31535in" svg:height="1.01693in">
            <draw:text-box>
              <text:p text:style-name="a195" text:class-names="" text:cond-style-name=""><text:span text:style-name="a194" text:class-names="">УТВЕРЖДАЮ</text:span></text:p>
              <text:p text:style-name="a197" text:class-names="" text:cond-style-name=""><text:span text:style-name="a196" text:class-names="">Главный судья соревнований</text:span></text:p>
              <text:p text:style-name="a199" text:class-names="" text:cond-style-name=""><text:span text:style-name="a198" text:class-names="">__________________Потапкин И.В.<text:line-break/></text:span></text:p>
              <text:p text:style-name="a201" text:class-names="" text:cond-style-name=""><text:span text:style-name="a200" text:class-names="">7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default-cell-style-name="ce49"/>
        <table:table-column table:style-name="co52" table:default-cell-style-name="ce49"/>
        <table:table-column table:style-name="co19" table:default-cell-style-name="ce49"/>
        <table:table-column table:style-name="co13" table:default-cell-style-name="ce49"/>
        <table:table-column table:style-name="co13" table:default-cell-style-name="ce1"/>
        <table:table-column table:style-name="co14" table:number-columns-repeated="16374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12">
            <text:p>Время</text:p>
          </table:table-cell>
          <table:table-cell office:value-type="string" table:style-name="ce12">
            <text:p>Кол. вешек</text:p>
          </table:table-cell>
          <table:table-cell office:value-type="string" table:style-name="ce12">
            <text:p>К веш.</text:p>
          </table:table-cell>
          <table:table-cell office:value-type="string" table:style-name="ce50">
            <text:p>Штраф</text:p>
          </table:table-cell>
          <table:table-cell office:value-type="string" table:style-name="ce12">
            <text:p>Итого</text:p>
          </table:table-cell>
          <table:table-cell office:value-type="string" table:style-name="ce12">
            <text:p>% участника</text:p>
          </table:table-cell>
          <table:table-cell table:number-columns-repeated="16374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90" table:style-name="ce13">
            <text:p>90</text:p>
          </table:table-cell>
          <table:table-cell office:value-type="float" office:value="9" table:style-name="ce13">
            <text:p>9</text:p>
          </table:table-cell>
          <table:table-cell office:value-type="float" office:value="8.1" table:style-name="ce54">
            <text:p>8.1</text:p>
          </table:table-cell>
          <table:table-cell table:style-name="ce55"/>
          <table:table-cell office:value-type="float" office:value="233.333333333333" table:style-name="ce37">
            <text:p>233.3333333</text:p>
          </table:table-cell>
          <table:table-cell office:value-type="float" office:value="46.6666666666666" table:style-name="ce14">
            <text:p>47</text:p>
          </table:table-cell>
          <table:table-cell table:number-columns-repeated="16374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42" table:style-name="ce13">
            <text:p>42</text:p>
          </table:table-cell>
          <table:table-cell office:value-type="float" office:value="9" table:style-name="ce13">
            <text:p>9</text:p>
          </table:table-cell>
          <table:table-cell office:value-type="float" office:value="17.3571428571429" table:style-name="ce56">
            <text:p>17.35714286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53" table:style-name="ce13">
            <text:p>53</text:p>
          </table:table-cell>
          <table:table-cell office:value-type="float" office:value="9" table:style-name="ce13">
            <text:p>9</text:p>
          </table:table-cell>
          <table:table-cell office:value-type="float" office:value="13.7547169811321" table:style-name="ce54">
            <text:p>13.75471698</text:p>
          </table:table-cell>
          <table:table-cell table:style-name="ce55"/>
          <table:table-cell office:value-type="float" office:value="396.22641509433998" table:style-name="ce37">
            <text:p>396.2264151</text:p>
          </table:table-cell>
          <table:table-cell office:value-type="float" office:value="79.245283018867994" table:style-name="ce14">
            <text:p>79</text:p>
          </table:table-cell>
          <table:table-cell table:number-columns-repeated="16374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10.4142857142857" table:style-name="ce54">
            <text:p>10.41428571</text:p>
          </table:table-cell>
          <table:table-cell table:style-name="ce55"/>
          <table:table-cell office:value-type="float" office:value="300" table:style-name="ce37">
            <text:p>300</text:p>
          </table:table-cell>
          <table:table-cell office:value-type="float" office:value="60" table:style-name="ce14">
            <text:p>60</text:p>
          </table:table-cell>
          <table:table-cell table:number-columns-repeated="16374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64" table:style-name="ce13">
            <text:p>64</text:p>
          </table:table-cell>
          <table:table-cell office:value-type="float" office:value="9" table:style-name="ce13">
            <text:p>9</text:p>
          </table:table-cell>
          <table:table-cell office:value-type="float" office:value="11.390625" table:style-name="ce54">
            <text:p>11.390625</text:p>
          </table:table-cell>
          <table:table-cell table:style-name="ce55"/>
          <table:table-cell office:value-type="float" office:value="328.125" table:style-name="ce37">
            <text:p>328.125</text:p>
          </table:table-cell>
          <table:table-cell office:value-type="float" office:value="65.625" table:style-name="ce14">
            <text:p>66</text:p>
          </table:table-cell>
          <table:table-cell table:number-columns-repeated="16374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float" office:value="48" table:style-name="ce13">
            <text:p>48</text:p>
          </table:table-cell>
          <table:table-cell office:value-type="float" office:value="9" table:style-name="ce13">
            <text:p>9</text:p>
          </table:table-cell>
          <table:table-cell office:value-type="float" office:value="15.1875" table:style-name="ce54">
            <text:p>15.1875</text:p>
          </table:table-cell>
          <table:table-cell table:style-name="ce55"/>
          <table:table-cell office:value-type="float" office:value="437.5" table:style-name="ce37">
            <text:p>437.5</text:p>
          </table:table-cell>
          <table:table-cell office:value-type="float" office:value="87.5" table:style-name="ce14">
            <text:p>88</text:p>
          </table:table-cell>
          <table:table-cell table:number-columns-repeated="16374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62" table:style-name="ce13">
            <text:p>62</text:p>
          </table:table-cell>
          <table:table-cell office:value-type="float" office:value="9" table:style-name="ce13">
            <text:p>9</text:p>
          </table:table-cell>
          <table:table-cell office:value-type="float" office:value="11.758064516129" table:style-name="ce54">
            <text:p>11.75806452</text:p>
          </table:table-cell>
          <table:table-cell table:style-name="ce55"/>
          <table:table-cell office:value-type="float" office:value="338.70967741935499" table:style-name="ce37">
            <text:p>338.7096774</text:p>
          </table:table-cell>
          <table:table-cell office:value-type="float" office:value="67.741935483871003" table:style-name="ce14">
            <text:p>68</text:p>
          </table:table-cell>
          <table:table-cell table:number-columns-repeated="16374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94" table:style-name="ce13">
            <text:p>94</text:p>
          </table:table-cell>
          <table:table-cell office:value-type="float" office:value="8" table:style-name="ce13">
            <text:p>8</text:p>
          </table:table-cell>
          <table:table-cell office:value-type="float" office:value="5.4468085106383004" table:style-name="ce54">
            <text:p>5.446808511</text:p>
          </table:table-cell>
          <table:table-cell table:style-name="ce55"/>
          <table:table-cell office:value-type="float" office:value="156.90394886612401" table:style-name="ce37">
            <text:p>156.9039489</text:p>
          </table:table-cell>
          <table:table-cell office:value-type="float" office:value="31.380789773224802" table:style-name="ce14">
            <text:p>31</text:p>
          </table:table-cell>
          <table:table-cell table:number-columns-repeated="16374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float" office:value="51" table:style-name="ce13">
            <text:p>51</text:p>
          </table:table-cell>
          <table:table-cell office:value-type="float" office:value="9" table:style-name="ce13">
            <text:p>9</text:p>
          </table:table-cell>
          <table:table-cell office:value-type="float" office:value="14.294117647058799" table:style-name="ce54">
            <text:p>14.29411765</text:p>
          </table:table-cell>
          <table:table-cell office:value-type="float" office:value="100" table:style-name="ce55">
            <text:p>100</text:p>
          </table:table-cell>
          <table:table-cell office:value-type="float" office:value="311.76470588235298" table:style-name="ce37">
            <text:p>311.7647059</text:p>
          </table:table-cell>
          <table:table-cell office:value-type="float" office:value="62.352941176470601" table:style-name="ce14">
            <text:p>62</text:p>
          </table:table-cell>
          <table:table-cell table:number-columns-repeated="16374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75" table:style-name="ce13">
            <text:p>75</text:p>
          </table:table-cell>
          <table:table-cell office:value-type="float" office:value="9" table:style-name="ce13">
            <text:p>9</text:p>
          </table:table-cell>
          <table:table-cell office:value-type="float" office:value="9.7200000000000006" table:style-name="ce54">
            <text:p>9.72</text:p>
          </table:table-cell>
          <table:table-cell table:style-name="ce55"/>
          <table:table-cell office:value-type="float" office:value="280" table:style-name="ce37">
            <text:p>280</text:p>
          </table:table-cell>
          <table:table-cell office:value-type="float" office:value="56" table:style-name="ce14">
            <text:p>56</text:p>
          </table:table-cell>
          <table:table-cell table:number-columns-repeated="16374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float" office:value="74" table:style-name="ce13">
            <text:p>74</text:p>
          </table:table-cell>
          <table:table-cell office:value-type="float" office:value="9" table:style-name="ce13">
            <text:p>9</text:p>
          </table:table-cell>
          <table:table-cell office:value-type="float" office:value="9.8513513513513509" table:style-name="ce54">
            <text:p>9.851351351</text:p>
          </table:table-cell>
          <table:table-cell table:style-name="ce55"/>
          <table:table-cell office:value-type="float" office:value="405.40540540540502" table:style-name="ce37">
            <text:p>405.4054054</text:p>
          </table:table-cell>
          <table:table-cell office:value-type="float" office:value="81.081081081080995" table:style-name="ce14">
            <text:p>81</text:p>
          </table:table-cell>
          <table:table-cell table:number-columns-repeated="16374"/>
        </table:table-row>
        <table:table-row table:style-name="ro12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float" office:value="60" table:style-name="ce13">
            <text:p>60</text:p>
          </table:table-cell>
          <table:table-cell office:value-type="float" office:value="9" table:style-name="ce13">
            <text:p>9</text:p>
          </table:table-cell>
          <table:table-cell office:value-type="float" office:value="12.15" table:style-name="ce56">
            <text:p>12.15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91" table:style-name="ce13">
            <text:p>91</text:p>
          </table:table-cell>
          <table:table-cell office:value-type="float" office:value="9" table:style-name="ce13">
            <text:p>9</text:p>
          </table:table-cell>
          <table:table-cell office:value-type="float" office:value="8.0109890109890092" table:style-name="ce54">
            <text:p>8.010989011</text:p>
          </table:table-cell>
          <table:table-cell table:style-name="ce55"/>
          <table:table-cell office:value-type="float" office:value="329.67032967032998" table:style-name="ce37">
            <text:p>329.6703297</text:p>
          </table:table-cell>
          <table:table-cell office:value-type="float" office:value="65.934065934065998" table:style-name="ce14">
            <text:p>66</text:p>
          </table:table-cell>
          <table:table-cell table:number-columns-repeated="16374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84" table:style-name="ce13">
            <text:p>84</text:p>
          </table:table-cell>
          <table:table-cell office:value-type="float" office:value="9" table:style-name="ce13">
            <text:p>9</text:p>
          </table:table-cell>
          <table:table-cell office:value-type="float" office:value="8.6785714285714306" table:style-name="ce54">
            <text:p>8.678571429</text:p>
          </table:table-cell>
          <table:table-cell table:style-name="ce55"/>
          <table:table-cell office:value-type="float" office:value="416.66666666666703" table:style-name="ce37">
            <text:p>416.6666667</text:p>
          </table:table-cell>
          <table:table-cell office:value-type="float" office:value="83.3333333333334" table:style-name="ce14">
            <text:p>83</text:p>
          </table:table-cell>
          <table:table-cell table:number-columns-repeated="16374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87" table:style-name="ce13">
            <text:p>87</text:p>
          </table:table-cell>
          <table:table-cell office:value-type="float" office:value="8" table:style-name="ce13">
            <text:p>8</text:p>
          </table:table-cell>
          <table:table-cell office:value-type="float" office:value="5.8850574712643704" table:style-name="ce54">
            <text:p>5.885057471</text:p>
          </table:table-cell>
          <table:table-cell table:style-name="ce55"/>
          <table:table-cell office:value-type="float" office:value="282.54734087003101" table:style-name="ce37">
            <text:p>282.5473409</text:p>
          </table:table-cell>
          <table:table-cell office:value-type="float" office:value="56.509468174006201" table:style-name="ce14">
            <text:p>57</text:p>
          </table:table-cell>
          <table:table-cell table:number-columns-repeated="16374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70" table:style-name="ce13">
            <text:p>70</text:p>
          </table:table-cell>
          <table:table-cell office:value-type="float" office:value="9" table:style-name="ce13">
            <text:p>9</text:p>
          </table:table-cell>
          <table:table-cell office:value-type="float" office:value="10.4142857142857" table:style-name="ce56">
            <text:p>10.41428571</text:p>
          </table:table-cell>
          <table:table-cell table:style-name="ce55"/>
          <table:table-cell office:value-type="float" office:value="500" table:style-name="ce37">
            <text:p>500</text:p>
          </table:table-cell>
          <table:table-cell office:value-type="float" office:value="100" table:style-name="ce14">
            <text:p>100</text:p>
          </table:table-cell>
          <table:table-cell table:number-columns-repeated="16374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float" office:value="76" table:style-name="ce13">
            <text:p>76</text:p>
          </table:table-cell>
          <table:table-cell office:value-type="float" office:value="9" table:style-name="ce13">
            <text:p>9</text:p>
          </table:table-cell>
          <table:table-cell office:value-type="float" office:value="9.5921052631578991" table:style-name="ce54">
            <text:p>9.592105263</text:p>
          </table:table-cell>
          <table:table-cell table:style-name="ce55"/>
          <table:table-cell office:value-type="float" office:value="460.52631578947398" table:style-name="ce37">
            <text:p>460.5263158</text:p>
          </table:table-cell>
          <table:table-cell office:value-type="float" office:value="92.105263157894797" table:style-name="ce14">
            <text:p>92</text:p>
          </table:table-cell>
          <table:table-cell table:number-columns-repeated="16374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100" table:style-name="ce13">
            <text:p>100</text:p>
          </table:table-cell>
          <table:table-cell office:value-type="float" office:value="8" table:style-name="ce13">
            <text:p>8</text:p>
          </table:table-cell>
          <table:table-cell office:value-type="float" office:value="5.12" table:style-name="ce54">
            <text:p>5.12</text:p>
          </table:table-cell>
          <table:table-cell table:style-name="ce55"/>
          <table:table-cell office:value-type="float" office:value="245.81618655692699" table:style-name="ce37">
            <text:p>245.8161866</text:p>
          </table:table-cell>
          <table:table-cell office:value-type="float" office:value="49.163237311385402" table:style-name="ce14">
            <text:p>49</text:p>
          </table:table-cell>
          <table:table-cell table:number-columns-repeated="16374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120" table:style-name="ce13">
            <text:p>120</text:p>
          </table:table-cell>
          <table:table-cell office:value-type="float" office:value="9" table:style-name="ce13">
            <text:p>9</text:p>
          </table:table-cell>
          <table:table-cell office:value-type="float" office:value="6.0750000000000002" table:style-name="ce54">
            <text:p>6.075</text:p>
          </table:table-cell>
          <table:table-cell table:style-name="ce55"/>
          <table:table-cell office:value-type="float" office:value="291.66666666666703" table:style-name="ce37">
            <text:p>291.6666667</text:p>
          </table:table-cell>
          <table:table-cell office:value-type="float" office:value="58.3333333333334" table:style-name="ce14">
            <text:p>58</text:p>
          </table:table-cell>
          <table:table-cell table:number-columns-repeated="16374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54">
            <text:p>0</text:p>
          </table:table-cell>
          <table:table-cell table:style-name="ce55"/>
          <table:table-cell office:value-type="float" office:value="0" table:style-name="ce37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74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83" table:style-name="ce13">
            <text:p>83</text:p>
          </table:table-cell>
          <table:table-cell office:value-type="float" office:value="9" table:style-name="ce13">
            <text:p>9</text:p>
          </table:table-cell>
          <table:table-cell office:value-type="float" office:value="8.7831325301204792" table:style-name="ce54">
            <text:p>8.78313253</text:p>
          </table:table-cell>
          <table:table-cell table:style-name="ce55"/>
          <table:table-cell office:value-type="float" office:value="421.68674698795201" table:style-name="ce37">
            <text:p>421.686747</text:p>
          </table:table-cell>
          <table:table-cell office:value-type="float" office:value="84.337349397590401" table:style-name="ce14">
            <text:p>84</text:p>
          </table:table-cell>
          <table:table-cell table:number-columns-repeated="16374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77" table:style-name="ce13">
            <text:p>77</text:p>
          </table:table-cell>
          <table:table-cell office:value-type="float" office:value="9" table:style-name="ce13">
            <text:p>9</text:p>
          </table:table-cell>
          <table:table-cell office:value-type="float" office:value="9.4675324675324699" table:style-name="ce54">
            <text:p>9.467532468</text:p>
          </table:table-cell>
          <table:table-cell table:style-name="ce55"/>
          <table:table-cell office:value-type="float" office:value="454.54545454545502" table:style-name="ce37">
            <text:p>454.5454545</text:p>
          </table:table-cell>
          <table:table-cell office:value-type="float" office:value="90.909090909091006" table:style-name="ce14">
            <text:p>91</text:p>
          </table:table-cell>
          <table:table-cell table:number-columns-repeated="16374"/>
        </table:table-row>
        <table:table-row table:number-rows-repeated="3" table:style-name="ro1">
          <table:table-cell table:number-columns-repeated="7" table:style-name="ce1"/>
          <table:table-cell table:style-name="ce49"/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5" table:style-name="ce49"/>
          <table:table-cell table:number-columns-repeated="16375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Упр_10_Мини-макси" table:style-name="ta1">
        <table:shapes>
          <draw:frame xmlns:presentation="urn:oasis:names:tc:opendocument:xmlns:presentation:1.0" draw:z-index="1" draw:id="id25" draw:style-name="a209" draw:name="TextBox 1" svg:x="8.82559in" svg:y="0in" svg:width="3.23386in" svg:height="0.69291in">
            <draw:text-box>
              <text:p text:style-name="a204" text:class-names="" text:cond-style-name=""><text:span text:style-name="a203" text:class-names="">Чемпионат России</text:span></text:p>
              <text:p text:style-name="a206" text:class-names="" text:cond-style-name=""><text:span text:style-name="a205" text:class-names="">по спорту сверхлегкой авиации</text:span></text:p>
              <text:p text:style-name="a208" text:class-names="" text:cond-style-name=""><text:span text:style-name="a207" text:class-names="">(класс: мотопарапланы, паралеты)</text:span></text:p>
            </draw:text-box>
            <svg:desc/>
          </draw:frame>
          <draw:frame xmlns:presentation="urn:oasis:names:tc:opendocument:xmlns:presentation:1.0" draw:z-index="2" draw:id="id26" draw:style-name="a218" draw:name="TextBox 2" svg:x="2.69212in" svg:y="0.57283in" svg:width="5.88898in" svg:height="0.74606in">
            <draw:text-box>
              <text:p text:style-name="a211" text:class-names="" text:cond-style-name=""><text:span text:style-name="a210" text:class-names="">Протокол</text:span></text:p>
              <text:p text:style-name="a213" text:class-names="" text:cond-style-name=""><text:span text:style-name="a212" text:class-names=""/></text:p>
              <text:p text:style-name="a217" text:class-names="" text:cond-style-name=""><text:span text:style-name="a214" text:class-names="">Упражнение № 10 "</text:span><text:span text:style-name="a215" text:class-names="">Самая низкая и самая высокая скорость</text:span><text:span text:style-name="a216" text:class-names="">"</text:span></text:p>
            </draw:text-box>
            <svg:desc/>
          </draw:frame>
          <draw:frame xmlns:presentation="urn:oasis:names:tc:opendocument:xmlns:presentation:1.0" draw:z-index="3" draw:id="id27" draw:style-name="a227" draw:name="TextBox 3" svg:x="0.11929in" svg:y="0.04252in" svg:width="2.31535in" svg:height="1.01693in">
            <draw:text-box>
              <text:p text:style-name="a220" text:class-names="" text:cond-style-name=""><text:span text:style-name="a219" text:class-names="">УТВЕРЖДАЮ</text:span></text:p>
              <text:p text:style-name="a222" text:class-names="" text:cond-style-name=""><text:span text:style-name="a221" text:class-names="">Главный судья соревнований</text:span></text:p>
              <text:p text:style-name="a224" text:class-names="" text:cond-style-name=""><text:span text:style-name="a223" text:class-names="">__________________Потапкин И.В.<text:line-break/></text:span></text:p>
              <text:p text:style-name="a226" text:class-names="" text:cond-style-name=""><text:span text:style-name="a225" text:class-names="">9 июня 2017г.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13" table:default-cell-style-name="ce49"/>
        <table:table-column table:style-name="co52" table:default-cell-style-name="ce49"/>
        <table:table-column table:style-name="co19" table:default-cell-style-name="ce49"/>
        <table:table-column table:style-name="co13" table:default-cell-style-name="ce49"/>
        <table:table-column table:style-name="co13" table:default-cell-style-name="ce1"/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13" table:default-cell-style-name="ce1"/>
        <table:table-column table:style-name="co14" table:number-columns-repeated="16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repeated="4" table:style-name="ce5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2">
          <table:table-cell table:style-name="ce1"/>
          <table:table-cell table:number-columns-repeated="3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3">
          <table:table-cell table:number-columns-repeated="4" table:style-name="ce2"/>
          <table:table-cell table:style-name="ce1"/>
          <table:table-cell table:number-columns-repeated="4" table:style-name="ce49"/>
          <table:table-cell table:number-columns-repeated="16375" table:style-name="ce1"/>
        </table:table-row>
        <table:table-row table:style-name="ro11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style-name="ce57">
            <text:p>время (сек) мини</text:p>
          </table:table-cell>
          <table:table-cell office:value-type="string" table:style-name="ce58">
            <text:p>невзятые вешки мини</text:p>
          </table:table-cell>
          <table:table-cell office:value-type="string" table:style-name="ce58">
            <text:p>штраф <text:s/>%</text:p>
          </table:table-cell>
          <table:table-cell office:value-type="string" table:style-name="ce58">
            <text:p>время (сек) макси</text:p>
          </table:table-cell>
          <table:table-cell office:value-type="string" table:style-name="ce58">
            <text:p>невзятые вешки макси</text:p>
          </table:table-cell>
          <table:table-cell office:value-type="string" table:style-name="ce58">
            <text:p>Штраф %</text:p>
          </table:table-cell>
          <table:table-cell office:value-type="string" table:style-name="ce58">
            <text:p>очки за мини</text:p>
          </table:table-cell>
          <table:table-cell office:value-type="string" table:style-name="ce58">
            <text:p>очки за макси</text:p>
          </table:table-cell>
          <table:table-cell office:value-type="string" table:style-name="ce58">
            <text:p>очки <text:s/>за разнсть</text:p>
          </table:table-cell>
          <table:table-cell office:value-type="string" table:style-name="ce58">
            <text:p>очки за упр</text:p>
          </table:table-cell>
          <table:table-cell office:value-type="string" table:style-name="ce12">
            <text:p>% участника</text:p>
          </table:table-cell>
          <table:table-cell table:number-columns-repeated="16369"/>
        </table:table-row>
        <table:table-row table:style-name="ro1">
          <table:table-cell office:value-type="float" office:value="1" table:style-name="ce9">
            <text:p>1</text:p>
          </table:table-cell>
          <table:table-cell office:value-type="string" table:style-name="ce13">
            <text:p>Воробьева Г.А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F-1</text:p>
          </table:table-cell>
          <table:table-cell office:value-type="float" office:value="23.61" table:style-name="ce45">
            <text:p>23.61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22.32" table:style-name="ce55">
            <text:p>22.32</text:p>
          </table:table-cell>
          <table:table-cell table:style-name="ce37"/>
          <table:table-cell table:style-name="ce13"/>
          <table:table-cell office:value-type="float" office:value="84.781671933352499" table:style-name="ce46">
            <text:p>85</text:p>
          </table:table-cell>
          <table:table-cell office:value-type="float" office:value="140.68100358422899" table:style-name="ce46">
            <text:p>141</text:p>
          </table:table-cell>
          <table:table-cell office:value-type="float" office:value="14.4943820224719" table:style-name="ce46">
            <text:p>14</text:p>
          </table:table-cell>
          <table:table-cell office:value-type="float" office:value="239.957057540054" table:style-name="ce46">
            <text:p>240</text:p>
          </table:table-cell>
          <table:table-cell office:value-type="float" office:value="36.781473136661397" table:style-name="ce14">
            <text:p>37</text:p>
          </table:table-cell>
          <table:table-cell table:number-columns-repeated="16369"/>
        </table:table-row>
        <table:table-row table:style-name="ro1">
          <table:table-cell office:value-type="float" office:value="2" table:style-name="ce9">
            <text:p>2</text:p>
          </table:table-cell>
          <table:table-cell office:value-type="string" table:style-name="ce13">
            <text:p>Пермякова Е.В.</text:p>
          </table:table-cell>
          <table:table-cell office:value-type="string" table:style-name="ce13">
            <text:p>Курган</text:p>
          </table:table-cell>
          <table:table-cell office:value-type="string" table:style-name="ce13">
            <text:p>PF-1</text:p>
          </table:table-cell>
          <table:table-cell office:value-type="float" office:value="26.26" table:style-name="ce45">
            <text:p>26.26</text:p>
          </table:table-cell>
          <table:table-cell table:style-name="ce45"/>
          <table:table-cell table:style-name="ce55"/>
          <table:table-cell office:value-type="float" office:value="21.93" table:style-name="ce55">
            <text:p>21.93</text:p>
          </table:table-cell>
          <table:table-cell table:style-name="ce37"/>
          <table:table-cell table:style-name="ce13"/>
          <table:table-cell office:value-type="float" office:value="188.59523125538601" table:style-name="ce46">
            <text:p>189</text:p>
          </table:table-cell>
          <table:table-cell office:value-type="float" office:value="143.18285453716399" table:style-name="ce46">
            <text:p>143</text:p>
          </table:table-cell>
          <table:table-cell office:value-type="float" office:value="48.651685393258497" table:style-name="ce46">
            <text:p>49</text:p>
          </table:table-cell>
          <table:table-cell office:value-type="float" office:value="380.42977118580899" table:style-name="ce46">
            <text:p>380</text:p>
          </table:table-cell>
          <table:table-cell office:value-type="float" office:value="58.3136314168271" table:style-name="ce14">
            <text:p>58</text:p>
          </table:table-cell>
          <table:table-cell table:number-columns-repeated="16369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string" table:style-name="ce13">
            <text:p>Михеев С.В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F-1</text:p>
          </table:table-cell>
          <table:table-cell office:value-type="float" office:value="29.51" table:style-name="ce45">
            <text:p>29.51</text:p>
          </table:table-cell>
          <table:table-cell table:style-name="ce45"/>
          <table:table-cell table:style-name="ce55"/>
          <table:table-cell office:value-type="float" office:value="12.56" table:style-name="ce56">
            <text:p>12.56</text:p>
          </table:table-cell>
          <table:table-cell table:style-name="ce37"/>
          <table:table-cell table:style-name="ce13"/>
          <table:table-cell office:value-type="float" office:value="211.93622522263701" table:style-name="ce46">
            <text:p>212</text:p>
          </table:table-cell>
          <table:table-cell office:value-type="float" office:value="250" table:style-name="ce46">
            <text:p>250</text:p>
          </table:table-cell>
          <table:table-cell office:value-type="float" office:value="190.44943820224699" table:style-name="ce46">
            <text:p>190</text:p>
          </table:table-cell>
          <table:table-cell office:value-type="float" office:value="652.385663424884" table:style-name="ce46">
            <text:p>652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string" table:style-name="ce13">
            <text:p>Усольцев Д.М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7.22" table:style-name="ce45">
            <text:p>27.22</text:p>
          </table:table-cell>
          <table:table-cell table:style-name="ce45"/>
          <table:table-cell table:style-name="ce55"/>
          <table:table-cell office:value-type="float" office:value="14.4" table:style-name="ce55">
            <text:p>14.4</text:p>
          </table:table-cell>
          <table:table-cell table:style-name="ce37"/>
          <table:table-cell table:style-name="ce13"/>
          <table:table-cell office:value-type="float" office:value="195.48980178109699" table:style-name="ce46">
            <text:p>195</text:p>
          </table:table-cell>
          <table:table-cell office:value-type="float" office:value="218.055555555556" table:style-name="ce46">
            <text:p>218</text:p>
          </table:table-cell>
          <table:table-cell office:value-type="float" office:value="144.044943820225" table:style-name="ce46">
            <text:p>144</text:p>
          </table:table-cell>
          <table:table-cell office:value-type="float" office:value="557.59030115687801" table:style-name="ce46">
            <text:p>558</text:p>
          </table:table-cell>
          <table:table-cell office:value-type="float" office:value="85.469428961643501" table:style-name="ce14">
            <text:p>85</text:p>
          </table:table-cell>
          <table:table-cell table:number-columns-repeated="16369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string" table:style-name="ce13">
            <text:p>Нахтыгаль Е.В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3.02" table:style-name="ce45">
            <text:p>23.02</text:p>
          </table:table-cell>
          <table:table-cell table:style-name="ce45"/>
          <table:table-cell table:style-name="ce55"/>
          <table:table-cell office:value-type="float" office:value="14.09" table:style-name="ce55">
            <text:p>14.09</text:p>
          </table:table-cell>
          <table:table-cell table:style-name="ce37"/>
          <table:table-cell table:style-name="ce13"/>
          <table:table-cell office:value-type="float" office:value="165.32605573111201" table:style-name="ce46">
            <text:p>165</text:p>
          </table:table-cell>
          <table:table-cell office:value-type="float" office:value="222.85308729595499" table:style-name="ce46">
            <text:p>223</text:p>
          </table:table-cell>
          <table:table-cell office:value-type="float" office:value="100.337078651685" table:style-name="ce46">
            <text:p>100</text:p>
          </table:table-cell>
          <table:table-cell office:value-type="float" office:value="488.516221678752" table:style-name="ce46">
            <text:p>489</text:p>
          </table:table-cell>
          <table:table-cell office:value-type="float" office:value="74.881507836047007" table:style-name="ce14">
            <text:p>75</text:p>
          </table:table-cell>
          <table:table-cell table:number-columns-repeated="16369"/>
        </table:table-row>
        <table:table-row table:style-name="ro1">
          <table:table-cell office:value-type="float" office:value="14" table:style-name="ce9">
            <text:p>14</text:p>
          </table:table-cell>
          <table:table-cell office:value-type="string" table:style-name="ce13">
            <text:p>Калиновский Е.А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5.1" table:style-name="ce45">
            <text:p>25.1</text:p>
          </table:table-cell>
          <table:table-cell table:style-name="ce45"/>
          <table:table-cell table:style-name="ce55"/>
          <table:table-cell office:value-type="float" office:value="17.05" table:style-name="ce55">
            <text:p>17.05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180.26429187015199" table:style-name="ce46">
            <text:p>180</text:p>
          </table:table-cell>
          <table:table-cell office:value-type="float" office:value="92.0821114369501" table:style-name="ce46">
            <text:p>92</text:p>
          </table:table-cell>
          <table:table-cell office:value-type="float" office:value="90.449438202247194" table:style-name="ce46">
            <text:p>90</text:p>
          </table:table-cell>
          <table:table-cell office:value-type="float" office:value="362.79584150935" table:style-name="ce46">
            <text:p>363</text:p>
          </table:table-cell>
          <table:table-cell office:value-type="float" office:value="55.610639817673203" table:style-name="ce14">
            <text:p>56</text:p>
          </table:table-cell>
          <table:table-cell table:number-columns-repeated="16369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string" table:style-name="ce13">
            <text:p>Майер А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F-1</text:p>
          </table:table-cell>
          <table:table-cell office:value-type="float" office:value="26.12" table:style-name="ce45">
            <text:p>26.12</text:p>
          </table:table-cell>
          <table:table-cell table:style-name="ce45"/>
          <table:table-cell table:style-name="ce55"/>
          <table:table-cell office:value-type="float" office:value="15.68" table:style-name="ce55">
            <text:p>15.68</text:p>
          </table:table-cell>
          <table:table-cell table:style-name="ce37"/>
          <table:table-cell table:style-name="ce13"/>
          <table:table-cell office:value-type="float" office:value="187.58977305371999" table:style-name="ce46">
            <text:p>188</text:p>
          </table:table-cell>
          <table:table-cell office:value-type="float" office:value="200.25510204081601" table:style-name="ce46">
            <text:p>200</text:p>
          </table:table-cell>
          <table:table-cell office:value-type="float" office:value="117.30337078651699" table:style-name="ce46">
            <text:p>117</text:p>
          </table:table-cell>
          <table:table-cell office:value-type="float" office:value="505.14824588105301" table:style-name="ce46">
            <text:p>505</text:p>
          </table:table-cell>
          <table:table-cell office:value-type="float" office:value="77.430923792704704" table:style-name="ce14">
            <text:p>77</text:p>
          </table:table-cell>
          <table:table-cell table:number-columns-repeated="16369"/>
        </table:table-row>
        <table:table-row table:style-name="ro1">
          <table:table-cell office:value-type="float" office:value="17" table:style-name="ce9">
            <text:p>17</text:p>
          </table:table-cell>
          <table:table-cell office:value-type="string" table:style-name="ce13">
            <text:p>Князев П.А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F-1</text:p>
          </table:table-cell>
          <table:table-cell office:value-type="float" office:value="23.52" table:style-name="ce45">
            <text:p>23.52</text:p>
          </table:table-cell>
          <table:table-cell table:style-name="ce45"/>
          <table:table-cell table:style-name="ce55"/>
          <table:table-cell office:value-type="float" office:value="13.22" table:style-name="ce55">
            <text:p>13.22</text:p>
          </table:table-cell>
          <table:table-cell table:style-name="ce37"/>
          <table:table-cell table:style-name="ce13"/>
          <table:table-cell office:value-type="float" office:value="168.91697787992001" table:style-name="ce46">
            <text:p>169</text:p>
          </table:table-cell>
          <table:table-cell office:value-type="float" office:value="237.518910741301" table:style-name="ce46">
            <text:p>238</text:p>
          </table:table-cell>
          <table:table-cell office:value-type="float" office:value="115.730337078652" table:style-name="ce46">
            <text:p>116</text:p>
          </table:table-cell>
          <table:table-cell office:value-type="float" office:value="522.16622569987203" table:style-name="ce46">
            <text:p>522</text:p>
          </table:table-cell>
          <table:table-cell office:value-type="float" office:value="80.039500402049299" table:style-name="ce14">
            <text:p>80</text:p>
          </table:table-cell>
          <table:table-cell table:number-columns-repeated="16369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string" table:style-name="ce13">
            <text:p>Рудых А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28.12" table:style-name="ce45">
            <text:p>28.12</text:p>
          </table:table-cell>
          <table:table-cell table:style-name="ce45"/>
          <table:table-cell table:style-name="ce55"/>
          <table:table-cell office:value-type="float" office:value="13.72" table:style-name="ce55">
            <text:p>13.72</text:p>
          </table:table-cell>
          <table:table-cell office:value-type="float" office:value="2" table:style-name="ce37">
            <text:p>2</text:p>
          </table:table-cell>
          <table:table-cell office:value-type="float" office:value="100" table:style-name="ce13">
            <text:p>100</text:p>
          </table:table-cell>
          <table:table-cell office:value-type="float" office:value="201.95346164895099" table:style-name="ce46">
            <text:p>202</text:p>
          </table:table-cell>
          <table:table-cell office:value-type="float" office:value="0" table:style-name="ce46">
            <text:p>0</text:p>
          </table:table-cell>
          <table:table-cell office:value-type="float" office:value="161.797752808989" table:style-name="ce46">
            <text:p>162</text:p>
          </table:table-cell>
          <table:table-cell office:value-type="float" office:value="363.75121445794002" table:style-name="ce46">
            <text:p>364</text:p>
          </table:table-cell>
          <table:table-cell office:value-type="float" office:value="55.7570827887794" table:style-name="ce14">
            <text:p>56</text:p>
          </table:table-cell>
          <table:table-cell table:number-columns-repeated="16369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string" table:style-name="ce13">
            <text:p>Селезнев О.С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27" table:style-name="ce9">
            <text:p>27</text:p>
          </table:table-cell>
          <table:table-cell office:value-type="string" table:style-name="ce13">
            <text:p>Роголев С.В.</text:p>
          </table:table-cell>
          <table:table-cell office:value-type="string" table:style-name="ce13">
            <text:p>Иркутск</text:p>
          </table:table-cell>
          <table:table-cell office:value-type="string" table:style-name="ce13">
            <text:p>PF-1</text:p>
          </table:table-cell>
          <table:table-cell office:value-type="float" office:value="23.34" table:style-name="ce45">
            <text:p>23.34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21.8" table:style-name="ce55">
            <text:p>21.8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83.812122953174395" table:style-name="ce46">
            <text:p>84</text:p>
          </table:table-cell>
          <table:table-cell office:value-type="float" office:value="72.0183486238532" table:style-name="ce46">
            <text:p>72</text:p>
          </table:table-cell>
          <table:table-cell office:value-type="float" office:value="17.303370786516801" table:style-name="ce46">
            <text:p>17</text:p>
          </table:table-cell>
          <table:table-cell office:value-type="float" office:value="173.13384236354401" table:style-name="ce46">
            <text:p>173</text:p>
          </table:table-cell>
          <table:table-cell office:value-type="float" office:value="26.538572514703699" table:style-name="ce14">
            <text:p>27</text:p>
          </table:table-cell>
          <table:table-cell table:number-columns-repeated="16369"/>
        </table:table-row>
        <table:table-row table:style-name="ro1">
          <table:table-cell office:value-type="float" office:value="28" table:style-name="ce9">
            <text:p>28</text:p>
          </table:table-cell>
          <table:table-cell office:value-type="string" table:style-name="ce13">
            <text:p>Столяров Е.А.</text:p>
          </table:table-cell>
          <table:table-cell office:value-type="string" table:style-name="ce13">
            <text:p>Спб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30.85" table:style-name="ce55">
            <text:p>30.85</text:p>
          </table:table-cell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101.78282009724499" table:style-name="ce46">
            <text:p>102</text:p>
          </table:table-cell>
          <table:table-cell office:value-type="float" office:value="0" table:style-name="ce46">
            <text:p>0</text:p>
          </table:table-cell>
          <table:table-cell office:value-type="float" office:value="101.78282009724499" table:style-name="ce46">
            <text:p>102</text:p>
          </table:table-cell>
          <table:table-cell office:value-type="float" office:value="15.601633482088999" table:style-name="ce14">
            <text:p>16</text:p>
          </table:table-cell>
          <table:table-cell table:number-columns-repeated="16369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string" table:style-name="ce13">
            <text:p>Орлова Е.В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0" table:style-name="ce9">
            <text:p>30</text:p>
          </table:table-cell>
          <table:table-cell office:value-type="string" table:style-name="ce13">
            <text:p>Камеристый М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34.81" table:style-name="ce15">
            <text:p>34.81</text:p>
          </table:table-cell>
          <table:table-cell table:style-name="ce45"/>
          <table:table-cell table:style-name="ce55"/>
          <table:table-cell office:value-type="float" office:value="19.850000000000001" table:style-name="ce55">
            <text:p>19.85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158.18639798488701" table:style-name="ce46">
            <text:p>158</text:p>
          </table:table-cell>
          <table:table-cell office:value-type="float" office:value="168.08988764044901" table:style-name="ce46">
            <text:p>168</text:p>
          </table:table-cell>
          <table:table-cell office:value-type="float" office:value="576.27628562533596" table:style-name="ce46">
            <text:p>576</text:p>
          </table:table-cell>
          <table:table-cell office:value-type="float" office:value="88.333683269495793" table:style-name="ce14">
            <text:p>88</text:p>
          </table:table-cell>
          <table:table-cell table:number-columns-repeated="16369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string" table:style-name="ce13">
            <text:p>Чайковский Ю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string" table:style-name="ce13">
            <text:p>Назарь В.Г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F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string" table:style-name="ce13">
            <text:p>Покидько А.А.</text:p>
          </table:table-cell>
          <table:table-cell office:value-type="string" table:style-name="ce13">
            <text:p>В.Новгород</text:p>
          </table:table-cell>
          <table:table-cell office:value-type="string" table:style-name="ce13">
            <text:p>PF-1</text:p>
          </table:table-cell>
          <table:table-cell office:value-type="float" office:value="28.53" table:style-name="ce45">
            <text:p>28.53</text:p>
          </table:table-cell>
          <table:table-cell table:style-name="ce45"/>
          <table:table-cell table:style-name="ce55"/>
          <table:table-cell office:value-type="float" office:value="13.7" table:style-name="ce55">
            <text:p>13.7</text:p>
          </table:table-cell>
          <table:table-cell table:style-name="ce37"/>
          <table:table-cell table:style-name="ce13"/>
          <table:table-cell office:value-type="float" office:value="204.89801781097401" table:style-name="ce46">
            <text:p>205</text:p>
          </table:table-cell>
          <table:table-cell office:value-type="float" office:value="229.19708029197099" table:style-name="ce46">
            <text:p>229</text:p>
          </table:table-cell>
          <table:table-cell office:value-type="float" office:value="166.629213483146" table:style-name="ce46">
            <text:p>167</text:p>
          </table:table-cell>
          <table:table-cell office:value-type="float" office:value="600.72431158609095" table:style-name="ce46">
            <text:p>601</text:p>
          </table:table-cell>
          <table:table-cell office:value-type="float" office:value="92.081163836804393" table:style-name="ce14">
            <text:p>92</text:p>
          </table:table-cell>
          <table:table-cell table:number-columns-repeated="16369"/>
        </table:table-row>
        <table:table-row table:style-name="ro1">
          <table:table-cell office:value-type="float" office:value="6" table:style-name="ce9">
            <text:p>6</text:p>
          </table:table-cell>
          <table:table-cell office:value-type="string" table:style-name="ce13">
            <text:p>Борисов В.Л.</text:p>
          </table:table-cell>
          <table:table-cell office:value-type="string" table:style-name="ce13">
            <text:p>Ярославль</text:p>
          </table:table-cell>
          <table:table-cell office:value-type="string" table:style-name="ce13">
            <text:p>PL-1</text:p>
          </table:table-cell>
          <table:table-cell office:value-type="float" office:value="18.04" table:style-name="ce45">
            <text:p>18.04</text:p>
          </table:table-cell>
          <table:table-cell office:value-type="float" office:value="1" table:style-name="ce45">
            <text:p>1</text:p>
          </table:table-cell>
          <table:table-cell office:value-type="float" office:value="50" table:style-name="ce55">
            <text:p>50</text:p>
          </table:table-cell>
          <table:table-cell office:value-type="float" office:value="15.11" table:style-name="ce55">
            <text:p>15.11</text:p>
          </table:table-cell>
          <table:table-cell table:style-name="ce37"/>
          <table:table-cell table:style-name="ce13"/>
          <table:table-cell office:value-type="float" office:value="82.813073815644501" table:style-name="ce46">
            <text:p>83</text:p>
          </table:table-cell>
          <table:table-cell office:value-type="float" office:value="207.31303772336199" table:style-name="ce46">
            <text:p>207</text:p>
          </table:table-cell>
          <table:table-cell office:value-type="float" office:value="49.829931972789097" table:style-name="ce46">
            <text:p>50</text:p>
          </table:table-cell>
          <table:table-cell office:value-type="float" office:value="339.956043511796" table:style-name="ce46">
            <text:p>340</text:p>
          </table:table-cell>
          <table:table-cell office:value-type="float" office:value="53.978605201586497" table:style-name="ce14">
            <text:p>54</text:p>
          </table:table-cell>
          <table:table-cell table:number-columns-repeated="16369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string" table:style-name="ce13">
            <text:p>Шевченко В.Г.</text:p>
          </table:table-cell>
          <table:table-cell office:value-type="string" table:style-name="ce13">
            <text:p>Новосибирск</text:p>
          </table:table-cell>
          <table:table-cell office:value-type="string" table:style-name="ce13">
            <text:p>PL-1</text:p>
          </table:table-cell>
          <table:table-cell office:value-type="float" office:value="22.64" table:style-name="ce45">
            <text:p>22.64</text:p>
          </table:table-cell>
          <table:table-cell table:style-name="ce45"/>
          <table:table-cell table:style-name="ce55"/>
          <table:table-cell office:value-type="float" office:value="12.53" table:style-name="ce56">
            <text:p>12.53</text:p>
          </table:table-cell>
          <table:table-cell table:style-name="ce37"/>
          <table:table-cell table:style-name="ce13"/>
          <table:table-cell office:value-type="float" office:value="207.85897906720501" table:style-name="ce46">
            <text:p>208</text:p>
          </table:table-cell>
          <table:table-cell office:value-type="float" office:value="250" table:style-name="ce46">
            <text:p>250</text:p>
          </table:table-cell>
          <table:table-cell office:value-type="float" office:value="171.93877551020401" table:style-name="ce46">
            <text:p>172</text:p>
          </table:table-cell>
          <table:table-cell office:value-type="float" office:value="629.79775457740902" table:style-name="ce46">
            <text:p>630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string" table:style-name="ce13">
            <text:p>Толкачев Д.Н.</text:p>
          </table:table-cell>
          <table:table-cell office:value-type="string" table:style-name="ce13">
            <text:p>Приморский кр.</text:p>
          </table:table-cell>
          <table:table-cell office:value-type="string" table:style-name="ce13">
            <text:p>PL-1</text:p>
          </table:table-cell>
          <table:table-cell office:value-type="float" office:value="23.01" table:style-name="ce45">
            <text:p>23.01</text:p>
          </table:table-cell>
          <table:table-cell table:style-name="ce45"/>
          <table:table-cell table:style-name="ce55"/>
          <table:table-cell office:value-type="float" office:value="13.77" table:style-name="ce55">
            <text:p>13.77</text:p>
          </table:table-cell>
          <table:table-cell table:style-name="ce37"/>
          <table:table-cell table:style-name="ce13"/>
          <table:table-cell office:value-type="float" office:value="211.25596768270299" table:style-name="ce46">
            <text:p>211</text:p>
          </table:table-cell>
          <table:table-cell office:value-type="float" office:value="227.487291212781" table:style-name="ce46">
            <text:p>227</text:p>
          </table:table-cell>
          <table:table-cell office:value-type="float" office:value="157.142857142857" table:style-name="ce46">
            <text:p>157</text:p>
          </table:table-cell>
          <table:table-cell office:value-type="float" office:value="595.88611603834204" table:style-name="ce46">
            <text:p>596</text:p>
          </table:table-cell>
          <table:table-cell office:value-type="float" office:value="94.615471666484197" table:style-name="ce14">
            <text:p>95</text:p>
          </table:table-cell>
          <table:table-cell table:number-columns-repeated="16369"/>
        </table:table-row>
        <table:table-row table:style-name="ro1">
          <table:table-cell office:value-type="float" office:value="20" table:style-name="ce9">
            <text:p>20</text:p>
          </table:table-cell>
          <table:table-cell office:value-type="string" table:style-name="ce13">
            <text:p>Лукьянов С.И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string" table:style-name="ce13">
            <text:p>Казюта Н.А.</text:p>
          </table:table-cell>
          <table:table-cell office:value-type="string" table:style-name="ce13">
            <text:p>Донецк</text:p>
          </table:table-cell>
          <table:table-cell office:value-type="string" table:style-name="ce13">
            <text:p>PL-1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5" table:style-name="ce9">
            <text:p>35</text:p>
          </table:table-cell>
          <table:table-cell office:value-type="string" table:style-name="ce13">
            <text:p>Карпухин С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1</text:p>
          </table:table-cell>
          <table:table-cell office:value-type="float" office:value="27.23" table:style-name="ce15">
            <text:p>27.23</text:p>
          </table:table-cell>
          <table:table-cell table:style-name="ce45"/>
          <table:table-cell table:style-name="ce55"/>
          <table:table-cell office:value-type="float" office:value="21.21" table:style-name="ce55">
            <text:p>21.21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147.68976897689799" table:style-name="ce46">
            <text:p>148</text:p>
          </table:table-cell>
          <table:table-cell office:value-type="float" office:value="102.380952380952" table:style-name="ce46">
            <text:p>102</text:p>
          </table:table-cell>
          <table:table-cell office:value-type="float" office:value="500.07072135785" table:style-name="ce46">
            <text:p>500</text:p>
          </table:table-cell>
          <table:table-cell office:value-type="float" office:value="79.401794897378593" table:style-name="ce14">
            <text:p>79</text:p>
          </table:table-cell>
          <table:table-cell table:number-columns-repeated="16369"/>
        </table:table-row>
        <table:table-row table:style-name="ro1">
          <table:table-cell office:value-type="float" office:value="3" table:style-name="ce9">
            <text:p>3</text:p>
          </table:table-cell>
          <table:table-cell office:value-type="string" table:style-name="ce13">
            <text:p>Каберов М.Ю.</text:p>
            <text:p>Хохлов Н.П.</text:p>
          </table:table-cell>
          <table:table-cell office:value-type="string" table:style-name="ce13">
            <text:p>Вологда</text:p>
          </table:table-cell>
          <table:table-cell office:value-type="string" table:style-name="ce13">
            <text:p>PL-2</text:p>
          </table:table-cell>
          <table:table-cell office:value-type="float" office:value="18.05" table:style-name="ce45">
            <text:p>18.05</text:p>
          </table:table-cell>
          <table:table-cell table:style-name="ce45"/>
          <table:table-cell table:style-name="ce55"/>
          <table:table-cell office:value-type="float" office:value="13.2" table:style-name="ce56">
            <text:p>13.2</text:p>
          </table:table-cell>
          <table:table-cell table:style-name="ce37"/>
          <table:table-cell table:style-name="ce13"/>
          <table:table-cell office:value-type="float" office:value="234.78147762747099" table:style-name="ce46">
            <text:p>235</text:p>
          </table:table-cell>
          <table:table-cell office:value-type="float" office:value="250" table:style-name="ce46">
            <text:p>250</text:p>
          </table:table-cell>
          <table:table-cell office:value-type="float" office:value="201.41196013288999" table:style-name="ce46">
            <text:p>201</text:p>
          </table:table-cell>
          <table:table-cell office:value-type="float" office:value="686.19343776036203" table:style-name="ce46">
            <text:p>686</text:p>
          </table:table-cell>
          <table:table-cell office:value-type="float" office:value="100" table:style-name="ce14">
            <text:p>100</text:p>
          </table:table-cell>
          <table:table-cell table:number-columns-repeated="16369"/>
        </table:table-row>
        <table:table-row table:style-name="ro1">
          <table:table-cell office:value-type="float" office:value="4" table:style-name="ce9">
            <text:p>4</text:p>
          </table:table-cell>
          <table:table-cell office:value-type="string" table:style-name="ce13">
            <text:p>Киреев А.В.</text:p>
            <text:p>Антонов А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table:style-name="ce55"/>
          <table:table-cell office:value-type="float" office:value="13.41" table:style-name="ce55">
            <text:p>13.41</text:p>
          </table:table-cell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246.08501118568199" table:style-name="ce46">
            <text:p>246</text:p>
          </table:table-cell>
          <table:table-cell office:value-type="float" office:value="0" table:style-name="ce46">
            <text:p>0</text:p>
          </table:table-cell>
          <table:table-cell office:value-type="float" office:value="246.08501118568199" table:style-name="ce46">
            <text:p>246</text:p>
          </table:table-cell>
          <table:table-cell office:value-type="float" office:value="35.8623381752044" table:style-name="ce14">
            <text:p>36</text:p>
          </table:table-cell>
          <table:table-cell table:number-columns-repeated="16369"/>
        </table:table-row>
        <table:table-row table:style-name="ro1">
          <table:table-cell office:value-type="float" office:value="5" table:style-name="ce9">
            <text:p>5</text:p>
          </table:table-cell>
          <table:table-cell office:value-type="string" table:style-name="ce13">
            <text:p>Максимеко А.Г.</text:p>
            <text:p>Онищенко В.О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19.22" table:style-name="ce15">
            <text:p>19.22</text:p>
          </table:table-cell>
          <table:table-cell table:style-name="ce45"/>
          <table:table-cell table:style-name="ce55"/>
          <table:table-cell office:value-type="float" office:value="0" table:style-name="ce55">
            <text:p>0</text:p>
          </table:table-cell>
          <table:table-cell table:style-name="ce37"/>
          <table:table-cell table:style-name="ce13"/>
          <table:table-cell office:value-type="float" office:value="250" table:style-name="ce46">
            <text:p>25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250" table:style-name="ce46">
            <text:p>250</text:p>
          </table:table-cell>
          <table:table-cell office:value-type="float" office:value="36.4328753734464" table:style-name="ce14">
            <text:p>36</text:p>
          </table:table-cell>
          <table:table-cell table:number-columns-repeated="16369"/>
        </table:table-row>
        <table:table-row table:style-name="ro1">
          <table:table-cell office:value-type="float" office:value="7" table:style-name="ce9">
            <text:p>7</text:p>
          </table:table-cell>
          <table:table-cell office:value-type="string" table:style-name="ce13">
            <text:p>Цигура А.А.</text:p>
            <text:p>Коваль В.В.</text:p>
          </table:table-cell>
          <table:table-cell office:value-type="string" table:style-name="ce13">
            <text:p>Крым</text:p>
          </table:table-cell>
          <table:table-cell office:value-type="string" table:style-name="ce13">
            <text:p>PL-2</text:p>
          </table:table-cell>
          <table:table-cell office:value-type="float" office:value="18.36" table:style-name="ce45">
            <text:p>18.36</text:p>
          </table:table-cell>
          <table:table-cell table:style-name="ce45"/>
          <table:table-cell table:style-name="ce55"/>
          <table:table-cell office:value-type="float" office:value="16.47" table:style-name="ce55">
            <text:p>16.47</text:p>
          </table:table-cell>
          <table:table-cell table:style-name="ce37"/>
          <table:table-cell table:style-name="ce13"/>
          <table:table-cell office:value-type="float" office:value="238.813735691988" table:style-name="ce46">
            <text:p>239</text:p>
          </table:table-cell>
          <table:table-cell office:value-type="float" office:value="200.36429872495401" table:style-name="ce46">
            <text:p>200</text:p>
          </table:table-cell>
          <table:table-cell office:value-type="float" office:value="78.488372093023301" table:style-name="ce46">
            <text:p>78</text:p>
          </table:table-cell>
          <table:table-cell office:value-type="float" office:value="517.66640650996499" table:style-name="ce46">
            <text:p>518</text:p>
          </table:table-cell>
          <table:table-cell office:value-type="float" office:value="75.440302693589501" table:style-name="ce14">
            <text:p>75</text:p>
          </table:table-cell>
          <table:table-cell table:number-columns-repeated="16369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string" table:style-name="ce13">
            <text:p>Палицкий В.М.</text:p>
            <text:p>Турков В.В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19.399999999999999" table:style-name="ce55">
            <text:p>19.4</text:p>
          </table:table-cell>
          <table:table-cell office:value-type="float" office:value="2" table:style-name="ce37">
            <text:p>2</text:p>
          </table:table-cell>
          <table:table-cell office:value-type="float" office:value="100" table:style-name="ce13">
            <text:p>10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string" table:style-name="ce13">
            <text:p>Вихарев А.А.</text:p>
            <text:p>Перов А.Ю.</text:p>
          </table:table-cell>
          <table:table-cell office:value-type="string" table:style-name="ce13">
            <text:p>Саров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string" table:style-name="ce13">
            <text:p>Порохов С.И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4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55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style-name="ro1">
          <table:table-cell office:value-type="float" office:value="38" table:style-name="ce9">
            <text:p>38</text:p>
          </table:table-cell>
          <table:table-cell office:value-type="string" table:style-name="ce13">
            <text:p>Пархоменко А.В.</text:p>
            <text:p>Федосеев А.А.</text:p>
          </table:table-cell>
          <table:table-cell office:value-type="string" table:style-name="ce13">
            <text:p>Моск.Обл.</text:p>
          </table:table-cell>
          <table:table-cell office:value-type="string" table:style-name="ce13">
            <text:p>PL-2</text:p>
          </table:table-cell>
          <table:table-cell office:value-type="float" office:value="0" table:style-name="ce45">
            <text:p>0</text:p>
          </table:table-cell>
          <table:table-cell table:style-name="ce45"/>
          <table:table-cell table:style-name="ce55"/>
          <table:table-cell office:value-type="float" office:value="19.63" table:style-name="ce55">
            <text:p>19.63</text:p>
          </table:table-cell>
          <table:table-cell office:value-type="float" office:value="1" table:style-name="ce37">
            <text:p>1</text:p>
          </table:table-cell>
          <table:table-cell office:value-type="float" office:value="50" table:style-name="ce13">
            <text:p>50</text:p>
          </table:table-cell>
          <table:table-cell office:value-type="float" office:value="0" table:style-name="ce46">
            <text:p>0</text:p>
          </table:table-cell>
          <table:table-cell office:value-type="float" office:value="84.055017829852304" table:style-name="ce46">
            <text:p>84</text:p>
          </table:table-cell>
          <table:table-cell office:value-type="float" office:value="0" table:style-name="ce46">
            <text:p>0</text:p>
          </table:table-cell>
          <table:table-cell office:value-type="float" office:value="84.055017829852304" table:style-name="ce46">
            <text:p>84</text:p>
          </table:table-cell>
          <table:table-cell office:value-type="float" office:value="12.249463956431301" table:style-name="ce14">
            <text:p>12</text:p>
          </table:table-cell>
          <table:table-cell table:number-columns-repeated="16369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string" table:style-name="ce13">
            <text:p>Дыбов Ю.П.</text:p>
            <text:p>Шаров Е.В.</text:p>
          </table:table-cell>
          <table:table-cell office:value-type="string" table:style-name="ce13">
            <text:p>Лен.обл.</text:p>
          </table:table-cell>
          <table:table-cell office:value-type="string" table:style-name="ce13">
            <text:p>PL-2</text:p>
          </table:table-cell>
          <table:table-cell table:number-columns-repeated="2" table:style-name="ce45"/>
          <table:table-cell table:number-columns-repeated="2" table:style-name="ce55"/>
          <table:table-cell table:style-name="ce37"/>
          <table:table-cell table:style-name="ce13"/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6369"/>
        </table:table-row>
        <table:table-row table:number-rows-repeated="3" table:style-name="ro1">
          <table:table-cell table:number-columns-repeated="7" table:style-name="ce1"/>
          <table:table-cell table:style-name="ce49"/>
          <table:table-cell table:number-columns-repeated="16376" table:style-name="ce1"/>
        </table:table-row>
        <table:table-row table:number-rows-repeated="3" table:style-name="ro1">
          <table:table-cell table:number-columns-repeated="4" table:style-name="ce1"/>
          <table:table-cell table:number-columns-repeated="5" table:style-name="ce49"/>
          <table:table-cell table:number-columns-repeated="16375" table:style-name="ce1"/>
        </table:table-row>
        <table:table-row table:number-rows-repeated="1048531" table:style-name="ro10">
          <table:table-cell table:number-columns-repeated="16384"/>
        </table:table-row>
      </table:table>
      <table:table table:name="Итоговый" table:style-name="ta1">
        <table:shapes>
          <draw:frame xmlns:presentation="urn:oasis:names:tc:opendocument:xmlns:presentation:1.0" draw:z-index="1" draw:id="id28" draw:style-name="a234" draw:name="TextBox 1" svg:x="10.2122in" svg:y="0.09685in" svg:width="3.23386in" svg:height="0.77795in">
            <draw:text-box>
              <text:p text:style-name="a229" text:class-names="" text:cond-style-name=""><text:span text:style-name="a228" text:class-names="">Чемпионат России</text:span></text:p>
              <text:p text:style-name="a231" text:class-names="" text:cond-style-name=""><text:span text:style-name="a230" text:class-names="">по спорту сверхлегкой авиации</text:span></text:p>
              <text:p text:style-name="a233" text:class-names="" text:cond-style-name=""><text:span text:style-name="a232" text:class-names="">(класс: мотопарапланы, паралеты)<text:line-break/>1-15 июня 2017 г.<text:line-break/>Ленинградская обл., п. Осьмино</text:span></text:p>
            </draw:text-box>
            <svg:desc/>
          </draw:frame>
          <draw:frame xmlns:presentation="urn:oasis:names:tc:opendocument:xmlns:presentation:1.0" draw:z-index="2" draw:id="id29" draw:style-name="a237" draw:name="TextBox 2" svg:x="3.8063in" svg:y="0.65945in" svg:width="5.29213in" svg:height="0.35118in">
            <draw:text-box>
              <text:p text:style-name="a236" text:class-names="" text:cond-style-name=""><text:span text:style-name="a235" text:class-names="">Сводный протокол личный зачет</text:span></text:p>
            </draw:text-box>
            <svg:desc/>
          </draw:frame>
          <draw:frame xmlns:presentation="urn:oasis:names:tc:opendocument:xmlns:presentation:1.0" draw:z-index="3" draw:id="id30" draw:style-name="a246" draw:name="TextBox 3" svg:x="0.11929in" svg:y="0.04252in" svg:width="2.42953in" svg:height="1.01693in">
            <draw:text-box>
              <text:p text:style-name="a239" text:class-names="" text:cond-style-name=""><text:span text:style-name="a238" text:class-names="">УТВЕРЖДАЮ</text:span></text:p>
              <text:p text:style-name="a241" text:class-names="" text:cond-style-name=""><text:span text:style-name="a240" text:class-names="">Главный судья соревнований</text:span></text:p>
              <text:p text:style-name="a243" text:class-names="" text:cond-style-name=""><text:span text:style-name="a242" text:class-names="">__________________Потапкин И.В.<text:line-break/></text:span></text:p>
              <text:p text:style-name="a245" text:class-names="" text:cond-style-name=""><text:span text:style-name="a244" text:class-names="">15 июня 2017г.</text:span></text:p>
            </draw:text-box>
            <svg:desc/>
          </draw:frame>
          <draw:frame xmlns:presentation="urn:oasis:names:tc:opendocument:xmlns:presentation:1.0" draw:z-index="4" draw:id="id31" draw:style-name="a249" draw:name="TextBox 4" svg:x="0in" svg:y="9.64528in" svg:width="4.17008in" svg:height="0.35905in">
            <draw:text-box>
              <text:p text:style-name="a248" text:class-names="" text:cond-style-name=""><text:span text:style-name="a247" text:class-names="">Секретарь ______________________</text:span></text:p>
            </draw:text-box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0" table:default-cell-style-name="ce1"/>
        <table:table-column table:style-name="co30" table:default-cell-style-name="ce1"/>
        <table:table-column table:style-name="co57" table:default-cell-style-name="ce49"/>
        <table:table-column table:style-name="co58" table:default-cell-style-name="ce49"/>
        <table:table-column table:style-name="co57" table:default-cell-style-name="ce49"/>
        <table:table-column table:style-name="co30" table:default-cell-style-name="ce49"/>
        <table:table-column table:style-name="co42" table:default-cell-style-name="ce49"/>
        <table:table-column table:style-name="co30" table:default-cell-style-name="ce49"/>
        <table:table-column table:style-name="co34" table:default-cell-style-name="ce49"/>
        <table:table-column table:style-name="co32" table:default-cell-style-name="ce49"/>
        <table:table-column table:style-name="co28" table:default-cell-style-name="ce49"/>
        <table:table-column table:style-name="co59" table:default-cell-style-name="ce49"/>
        <table:table-column table:style-name="co60" table:default-cell-style-name="ce1"/>
        <table:table-column table:style-name="co8" table:default-cell-style-name="ce1"/>
        <table:table-column table:style-name="co29" table:default-cell-style-name="ce1"/>
        <table:table-column table:style-name="co59" table:default-cell-style-name="ce1"/>
        <table:table-column table:style-name="co24" table:default-cell-style-name="ce1"/>
        <table:table-column table:style-name="co32" table:default-cell-style-name="ce1"/>
        <table:table-column table:style-name="co27" table:default-cell-style-name="ce1"/>
        <table:table-column table:style-name="co32" table:default-cell-style-name="ce1"/>
        <table:table-column table:style-name="co13" table:number-columns-repeated="1000" table:default-cell-style-name="ce1"/>
        <table:table-column table:style-name="co14" table:number-columns-repeated="15360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3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style-name="ce5"/>
          <table:table-cell table:style-name="ce6"/>
          <table:table-cell table:number-columns-repeated="2" table:style-name="ce3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number-columns-repeated="4" table:style-name="ce5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2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3">
          <table:table-cell table:style-name="ce1"/>
          <table:table-cell table:number-columns-repeated="3" table:style-name="ce2"/>
          <table:table-cell table:number-columns-repeated="2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4">
          <table:table-cell office:value-type="string" table:style-name="ce9">
            <text:p>Ст.№</text:p>
          </table:table-cell>
          <table:table-cell office:value-type="string" table:style-name="ce10">
            <text:p>Фамилия, И.О.</text:p>
          </table:table-cell>
          <table:table-cell office:value-type="string" table:style-name="ce10">
            <text:p>Регион</text:p>
          </table:table-cell>
          <table:table-cell office:value-type="string" table:style-name="ce11">
            <text:p>Класс СЛА</text:p>
          </table:table-cell>
          <table:table-cell office:value-type="string" table:number-columns-spanned="2" table:number-rows-spanned="1" table:style-name="ce69">
            <text:p>Упр.1 "<text:span text:style-name="T3"><text:s/>Дальность полета и количество зачетных пунктов маршрута, пройденных спортсменом за установленное время</text:span>"</text:p>
          </table:table-cell>
          <table:covered-table-cell/>
          <table:table-cell office:value-type="string" table:number-columns-spanned="2" table:number-rows-spanned="1" table:style-name="ce70">
            <text:p>Упр.2 "Слалом с вешками высотой 2м" ("восемь")</text:p>
          </table:table-cell>
          <table:covered-table-cell/>
          <table:table-cell office:value-type="string" table:number-columns-spanned="2" table:number-rows-spanned="1" table:style-name="ce70">
            <text:p>Упр.3<text:s/><text:span text:style-name="T1">"</text:span><text:span text:style-name="T4">Полет на точность навигации с выходом на ППМ в заданное время</text:span><text:span text:style-name="T1">"</text:span></text:p>
          </table:table-cell>
          <table:covered-table-cell/>
          <table:table-cell office:value-type="string" table:number-columns-spanned="2" table:number-rows-spanned="1" table:style-name="ce70">
            <text:p>Упр.4<text:s/><text:span text:style-name="T5">"</text:span><text:span text:style-name="T6">Дальность или продолжительность полета с ограниченным запасом топлива</text:span><text:span text:style-name="T5">"</text:span></text:p>
          </table:table-cell>
          <table:covered-table-cell/>
          <table:table-cell office:value-type="string" table:number-columns-spanned="2" table:number-rows-spanned="1" table:style-name="ce70">
            <text:p>Упр.5<text:s/><text:span text:style-name="T5">"</text:span><text:span text:style-name="T6">Точность взлета и посадки на ограниченной ВПП с минимальными разбегом и пробегом</text:span><text:span text:style-name="T5">"</text:span></text:p>
          </table:table-cell>
          <table:covered-table-cell/>
          <table:table-cell office:value-type="string" table:number-columns-spanned="2" table:number-rows-spanned="1" table:style-name="ce70">
            <text:p>Упр.6<text:s/><text:span text:style-name="T5">"</text:span><text:span text:style-name="T6">Точность посадки с отключенным двигателем в круг диаметром 6,5 метра от его центра</text:span><text:span text:style-name="T5">"</text:span></text:p>
          </table:table-cell>
          <table:covered-table-cell/>
          <table:table-cell office:value-type="string" table:number-columns-spanned="2" table:number-rows-spanned="1" table:style-name="ce70">
            <text:p>Упр.7<text:s/><text:span text:style-name="T5">"</text:span><text:span text:style-name="T6">Точность посадки с отключенным двигателем в круг диаметром 6,5 метра от его центра</text:span><text:span text:style-name="T5">"</text:span></text:p>
          </table:table-cell>
          <table:covered-table-cell/>
          <table:table-cell office:value-type="string" table:number-columns-spanned="2" table:number-rows-spanned="1" table:style-name="ce70">
            <text:p>Упр.8<text:s/><text:span text:style-name="T1">"</text:span><text:span text:style-name="T4">Длительность или продолжительность полета с ограниченным запасом топлива</text:span><text:span text:style-name="T1">"</text:span></text:p>
          </table:table-cell>
          <table:covered-table-cell/>
          <table:table-cell office:value-type="string" table:number-columns-spanned="2" table:number-rows-spanned="1" table:style-name="ce70">
            <text:p>Упр.9<text:s/><text:span text:style-name="T1">"</text:span><text:span text:style-name="T4">Японский слалом с вешками высотой 2 метра</text:span><text:span text:style-name="T1">"</text:span></text:p>
          </table:table-cell>
          <table:covered-table-cell/>
          <table:table-cell office:value-type="string" table:number-columns-spanned="2" table:number-rows-spanned="1" table:style-name="ce70">
            <text:p>Упр.10<text:s/><text:span text:style-name="T1">"</text:span><text:span text:style-name="T4">Самая низкая и самая высокая скорость</text:span><text:span text:style-name="T1">"</text:span></text:p>
          </table:table-cell>
          <table:covered-table-cell/>
          <table:table-cell office:value-type="string" table:style-name="ce58">
            <text:p>Итог</text:p>
          </table:table-cell>
          <table:table-cell office:value-type="string" table:style-name="ce58">
            <text:p>место</text:p>
          </table:table-cell>
          <table:table-cell table:number-columns-repeated="16358"/>
        </table:table-row>
        <table:table-row table:style-name="ro15">
          <table:table-cell table:style-name="ce9"/>
          <table:table-cell table:number-columns-repeated="2" table:style-name="ce10"/>
          <table:table-cell table:style-name="ce11"/>
          <table:table-cell office:value-type="string" table:style-name="ce59">
            <text:p>Очки</text:p>
          </table:table-cell>
          <table:table-cell office:value-type="string" table:style-name="ce59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office:value-type="string" table:style-name="ce58">
            <text:p>Очки</text:p>
          </table:table-cell>
          <table:table-cell office:value-type="string" table:style-name="ce58">
            <text:p>%</text:p>
          </table:table-cell>
          <table:table-cell table:number-columns-repeated="2" table:style-name="ce58"/>
          <table:table-cell table:number-columns-repeated="16358"/>
        </table:table-row>
        <table:table-row table:style-name="ro1">
          <table:table-cell office:value-type="float" office:value="2" table:style-name="ce60">
            <text:p>2</text:p>
          </table:table-cell>
          <table:table-cell office:value-type="string" table:style-name="ce67">
            <text:p>Князев П.А.</text:p>
          </table:table-cell>
          <table:table-cell office:value-type="string" table:style-name="ce67">
            <text:p>Лен.обл.</text:p>
          </table:table-cell>
          <table:table-cell office:value-type="string" table:style-name="ce67">
            <text:p>PF-1</text:p>
          </table:table-cell>
          <table:table-cell office:value-type="float" office:value="1158.9459795094699" table:style-name="ce62">
            <text:p>1159</text:p>
          </table:table-cell>
          <table:table-cell office:value-type="float" office:value="89" table:style-name="ce62">
            <text:p>89</text:p>
          </table:table-cell>
          <table:table-cell office:value-type="float" office:value="680.85787451984595" table:style-name="ce62">
            <text:p>681</text:p>
          </table:table-cell>
          <table:table-cell office:value-type="float" office:value="91" table:style-name="ce62">
            <text:p>91</text:p>
          </table:table-cell>
          <table:table-cell office:value-type="float" office:value="805.85492515057399" table:style-name="ce62">
            <text:p>806</text:p>
          </table:table-cell>
          <table:table-cell office:value-type="float" office:value="81" table:style-name="ce62">
            <text:p>81</text:p>
          </table:table-cell>
          <table:table-cell office:value-type="float" office:value="726.42942955383398" table:style-name="ce62">
            <text:p>726</text:p>
          </table:table-cell>
          <table:table-cell office:value-type="float" office:value="89" table:style-name="ce62">
            <text:p>89</text:p>
          </table:table-cell>
          <table:table-cell office:value-type="float" office:value="172.15891592239001" table:style-name="ce62">
            <text:p>172</text:p>
          </table:table-cell>
          <table:table-cell office:value-type="float" office:value="69" table:style-name="ce62">
            <text:p>69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925.3" table:style-name="ce62">
            <text:p>925</text:p>
          </table:table-cell>
          <table:table-cell office:value-type="float" office:value="100" table:style-name="ce62">
            <text:p>100</text:p>
          </table:table-cell>
          <table:table-cell office:value-type="float" office:value="800" table:style-name="ce62">
            <text:p>800</text:p>
          </table:table-cell>
          <table:table-cell office:value-type="float" office:value="100" table:style-name="ce62">
            <text:p>100</text:p>
          </table:table-cell>
          <table:table-cell office:value-type="float" office:value="437.5" table:style-name="ce62">
            <text:p>438</text:p>
          </table:table-cell>
          <table:table-cell office:value-type="float" office:value="88" table:style-name="ce62">
            <text:p>88</text:p>
          </table:table-cell>
          <table:table-cell office:value-type="float" office:value="522.16622569987203" table:style-name="ce62">
            <text:p>522</text:p>
          </table:table-cell>
          <table:table-cell office:value-type="float" office:value="80" table:style-name="ce62">
            <text:p>80</text:p>
          </table:table-cell>
          <table:table-cell office:value-type="float" office:value="7536.2133503559899" table:style-name="ce63">
            <text:p>7536.21335</text:p>
          </table:table-cell>
          <table:table-cell office:value-type="float" office:value="1" table:style-name="ce68">
            <text:p>1</text:p>
          </table:table-cell>
          <table:table-cell table:number-columns-repeated="16358"/>
        </table:table-row>
        <table:table-row table:style-name="ro1">
          <table:table-cell office:value-type="float" office:value="13" table:style-name="ce60">
            <text:p>13</text:p>
          </table:table-cell>
          <table:table-cell office:value-type="string" table:style-name="ce61">
            <text:p>Михеев С.В.</text:p>
          </table:table-cell>
          <table:table-cell office:value-type="string" table:style-name="ce61">
            <text:p>Новосибирск</text:p>
          </table:table-cell>
          <table:table-cell office:value-type="string" table:style-name="ce61">
            <text:p>PF-1</text:p>
          </table:table-cell>
          <table:table-cell office:value-type="float" office:value="1305" table:style-name="ce62">
            <text:p>1305</text:p>
          </table:table-cell>
          <table:table-cell office:value-type="float" office:value="100" table:style-name="ce62">
            <text:p>100</text:p>
          </table:table-cell>
          <table:table-cell office:value-type="float" office:value="750" table:style-name="ce62">
            <text:p>750</text:p>
          </table:table-cell>
          <table:table-cell office:value-type="float" office:value="100" table:style-name="ce62">
            <text:p>100</text:p>
          </table:table-cell>
          <table:table-cell office:value-type="float" office:value="1000" table:style-name="ce62">
            <text:p>1000</text:p>
          </table:table-cell>
          <table:table-cell office:value-type="float" office:value="100" table:style-name="ce62">
            <text:p>100</text:p>
          </table:table-cell>
          <table:table-cell office:value-type="float" office:value="812.68491348043005" table:style-name="ce62">
            <text:p>813</text:p>
          </table:table-cell>
          <table:table-cell office:value-type="float" office:value="100" table:style-name="ce62">
            <text:p>100</text:p>
          </table:table-cell>
          <table:table-cell office:value-type="float" office:value="209.050112191473" table:style-name="ce62">
            <text:p>209</text:p>
          </table:table-cell>
          <table:table-cell office:value-type="float" office:value="84" table:style-name="ce62">
            <text:p>84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95.81968792140196" table:style-name="ce62">
            <text:p>696</text:p>
          </table:table-cell>
          <table:table-cell office:value-type="float" office:value="87" table:style-name="ce62">
            <text:p>87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652.385663424884" table:style-name="ce62">
            <text:p>652</text:p>
          </table:table-cell>
          <table:table-cell office:value-type="float" office:value="100" table:style-name="ce62">
            <text:p>100</text:p>
          </table:table-cell>
          <table:table-cell office:value-type="float" office:value="6895.9403770181898" table:style-name="ce63">
            <text:p>6895.940377</text:p>
          </table:table-cell>
          <table:table-cell office:value-type="float" office:value="2" table:style-name="ce65">
            <text:p>2</text:p>
          </table:table-cell>
          <table:table-cell table:number-columns-repeated="16358"/>
        </table:table-row>
        <table:table-row table:style-name="ro1">
          <table:table-cell office:value-type="float" office:value="17" table:style-name="ce66">
            <text:p>17</text:p>
          </table:table-cell>
          <table:table-cell office:value-type="string" table:style-name="ce67">
            <text:p>Столяров Е.А.</text:p>
          </table:table-cell>
          <table:table-cell office:value-type="string" table:style-name="ce67">
            <text:p>Спб</text:p>
          </table:table-cell>
          <table:table-cell office:value-type="string" table:style-name="ce67">
            <text:p>PF-1</text:p>
          </table:table-cell>
          <table:table-cell office:value-type="float" office:value="119.851421475141" table:style-name="ce62">
            <text:p>120</text:p>
          </table:table-cell>
          <table:table-cell office:value-type="float" office:value="9" table:style-name="ce62">
            <text:p>9</text:p>
          </table:table-cell>
          <table:table-cell office:value-type="float" office:value="515.53037702676295" table:style-name="ce62">
            <text:p>516</text:p>
          </table:table-cell>
          <table:table-cell office:value-type="float" office:value="69" table:style-name="ce62">
            <text:p>69</text:p>
          </table:table-cell>
          <table:table-cell office:value-type="float" office:value="186.261623686657" table:style-name="ce62">
            <text:p>186</text:p>
          </table:table-cell>
          <table:table-cell office:value-type="float" office:value="19" table:style-name="ce62">
            <text:p>19</text:p>
          </table:table-cell>
          <table:table-cell office:value-type="float" office:value="191.759162115972" table:style-name="ce62">
            <text:p>192</text:p>
          </table:table-cell>
          <table:table-cell office:value-type="float" office:value="24" table:style-name="ce62">
            <text:p>24</text:p>
          </table:table-cell>
          <table:table-cell office:value-type="float" office:value="249.10873440285201" table:style-name="ce62">
            <text:p>249</text:p>
          </table:table-cell>
          <table:table-cell office:value-type="float" office:value="100" table:style-name="ce62">
            <text:p>100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839.9" table:style-name="ce62">
            <text:p>840</text:p>
          </table:table-cell>
          <table:table-cell office:value-type="float" office:value="91" table:style-name="ce62">
            <text:p>91</text:p>
          </table:table-cell>
          <table:table-cell office:value-type="float" office:value="764.86226160662704" table:style-name="ce62">
            <text:p>765</text:p>
          </table:table-cell>
          <table:table-cell office:value-type="float" office:value="96" table:style-name="ce62">
            <text:p>96</text:p>
          </table:table-cell>
          <table:table-cell office:value-type="float" office:value="311.76470588235298" table:style-name="ce62">
            <text:p>312</text:p>
          </table:table-cell>
          <table:table-cell office:value-type="float" office:value="62" table:style-name="ce62">
            <text:p>62</text:p>
          </table:table-cell>
          <table:table-cell office:value-type="float" office:value="101.78282009724499" table:style-name="ce62">
            <text:p>102</text:p>
          </table:table-cell>
          <table:table-cell office:value-type="float" office:value="16" table:style-name="ce62">
            <text:p>16</text:p>
          </table:table-cell>
          <table:table-cell office:value-type="float" office:value="4350.8211062936098" table:style-name="ce63">
            <text:p>4350.821106</text:p>
          </table:table-cell>
          <table:table-cell office:value-type="float" office:value="3" table:style-name="ce68">
            <text:p>3</text:p>
          </table:table-cell>
          <table:table-cell table:number-columns-repeated="16358" table:style-name="ce49"/>
        </table:table-row>
        <table:table-row table:style-name="ro1">
          <table:table-cell office:value-type="float" office:value="27" table:style-name="ce60">
            <text:p>27</text:p>
          </table:table-cell>
          <table:table-cell office:value-type="string" table:style-name="ce61">
            <text:p>Нахтыгаль Е.В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19.58065374550904" table:style-name="ce62">
            <text:p>720</text:p>
          </table:table-cell>
          <table:table-cell office:value-type="float" office:value="55" table:style-name="ce62">
            <text:p>55</text:p>
          </table:table-cell>
          <table:table-cell office:value-type="float" office:value="250" table:style-name="ce62">
            <text:p>250</text:p>
          </table:table-cell>
          <table:table-cell office:value-type="float" office:value="33" table:style-name="ce62">
            <text:p>33</text:p>
          </table:table-cell>
          <table:table-cell office:value-type="float" office:value="606.372463508892" table:style-name="ce62">
            <text:p>606</text:p>
          </table:table-cell>
          <table:table-cell office:value-type="float" office:value="61" table:style-name="ce62">
            <text:p>61</text:p>
          </table:table-cell>
          <table:table-cell office:value-type="float" office:value="517.67114967884197" table:style-name="ce62">
            <text:p>518</text:p>
          </table:table-cell>
          <table:table-cell office:value-type="float" office:value="64" table:style-name="ce62">
            <text:p>64</text:p>
          </table:table-cell>
          <table:table-cell office:value-type="float" office:value="190.33026898195399" table:style-name="ce62">
            <text:p>190</text:p>
          </table:table-cell>
          <table:table-cell office:value-type="float" office:value="76" table:style-name="ce62">
            <text:p>76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0.50279329608901" table:style-name="ce62">
            <text:p>291</text:p>
          </table:table-cell>
          <table:table-cell office:value-type="float" office:value="36" table:style-name="ce62">
            <text:p>36</text:p>
          </table:table-cell>
          <table:table-cell office:value-type="float" office:value="300" table:style-name="ce62">
            <text:p>300</text:p>
          </table:table-cell>
          <table:table-cell office:value-type="float" office:value="60" table:style-name="ce62">
            <text:p>60</text:p>
          </table:table-cell>
          <table:table-cell office:value-type="float" office:value="488.516221678752" table:style-name="ce62">
            <text:p>489</text:p>
          </table:table-cell>
          <table:table-cell office:value-type="float" office:value="75" table:style-name="ce62">
            <text:p>75</text:p>
          </table:table-cell>
          <table:table-cell office:value-type="float" office:value="4047.9735508900399" table:style-name="ce63">
            <text:p>4047.973551</text:p>
          </table:table-cell>
          <table:table-cell office:value-type="float" office:value="4" table:style-name="ce64">
            <text:p>4</text:p>
          </table:table-cell>
          <table:table-cell table:number-columns-repeated="16358"/>
        </table:table-row>
        <table:table-row table:style-name="ro1">
          <table:table-cell office:value-type="float" office:value="30" table:style-name="ce60">
            <text:p>30</text:p>
          </table:table-cell>
          <table:table-cell office:value-type="string" table:style-name="ce61">
            <text:p>Калиновский Е.А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57.22601676498005" table:style-name="ce62">
            <text:p>757</text:p>
          </table:table-cell>
          <table:table-cell office:value-type="float" office:value="58" table:style-name="ce62">
            <text:p>58</text:p>
          </table:table-cell>
          <table:table-cell office:value-type="float" office:value="467.61943377112902" table:style-name="ce62">
            <text:p>468</text:p>
          </table:table-cell>
          <table:table-cell office:value-type="float" office:value="62" table:style-name="ce62">
            <text:p>62</text:p>
          </table:table-cell>
          <table:table-cell office:value-type="float" office:value="460.734711698068" table:style-name="ce62">
            <text:p>461</text:p>
          </table:table-cell>
          <table:table-cell office:value-type="float" office:value="46" table:style-name="ce62">
            <text:p>46</text:p>
          </table:table-cell>
          <table:table-cell office:value-type="float" office:value="357.35194158305899" table:style-name="ce62">
            <text:p>357</text:p>
          </table:table-cell>
          <table:table-cell office:value-type="float" office:value="44" table:style-name="ce62">
            <text:p>44</text:p>
          </table:table-cell>
          <table:table-cell office:value-type="float" office:value="210.78431372548999" table:style-name="ce62">
            <text:p>211</text:p>
          </table:table-cell>
          <table:table-cell office:value-type="float" office:value="84" table:style-name="ce62">
            <text:p>84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59.229435561549" table:style-name="ce62">
            <text:p>159</text:p>
          </table:table-cell>
          <table:table-cell office:value-type="float" office:value="20" table:style-name="ce62">
            <text:p>20</text:p>
          </table:table-cell>
          <table:table-cell office:value-type="float" office:value="328.125" table:style-name="ce62">
            <text:p>328</text:p>
          </table:table-cell>
          <table:table-cell office:value-type="float" office:value="66" table:style-name="ce62">
            <text:p>66</text:p>
          </table:table-cell>
          <table:table-cell office:value-type="float" office:value="362.79584150935" table:style-name="ce62">
            <text:p>363</text:p>
          </table:table-cell>
          <table:table-cell office:value-type="float" office:value="56" table:style-name="ce62">
            <text:p>56</text:p>
          </table:table-cell>
          <table:table-cell office:value-type="float" office:value="3783.86669461362" table:style-name="ce63">
            <text:p>3783.866695</text:p>
          </table:table-cell>
          <table:table-cell office:value-type="float" office:value="5" table:style-name="ce64">
            <text:p>5</text:p>
          </table:table-cell>
          <table:table-cell table:number-columns-repeated="16358"/>
        </table:table-row>
        <table:table-row table:style-name="ro1">
          <table:table-cell office:value-type="float" office:value="37" table:style-name="ce60">
            <text:p>37</text:p>
          </table:table-cell>
          <table:table-cell office:value-type="string" table:style-name="ce61">
            <text:p>Усольцев Д.М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732.98132789284602" table:style-name="ce62">
            <text:p>733</text:p>
          </table:table-cell>
          <table:table-cell office:value-type="float" office:value="56" table:style-name="ce62">
            <text:p>56</text:p>
          </table:table-cell>
          <table:table-cell office:value-type="float" office:value="484.57538965304798" table:style-name="ce62">
            <text:p>485</text:p>
          </table:table-cell>
          <table:table-cell office:value-type="float" office:value="65" table:style-name="ce62">
            <text:p>65</text:p>
          </table:table-cell>
          <table:table-cell office:value-type="float" office:value="77.377202095121106" table:style-name="ce62">
            <text:p>77</text:p>
          </table:table-cell>
          <table:table-cell office:value-type="float" office:value="8" table:style-name="ce62">
            <text:p>8</text:p>
          </table:table-cell>
          <table:table-cell office:value-type="float" office:value="339.264386881397" table:style-name="ce62">
            <text:p>339</text:p>
          </table:table-cell>
          <table:table-cell office:value-type="float" office:value="42" table:style-name="ce62">
            <text:p>42</text:p>
          </table:table-cell>
          <table:table-cell office:value-type="float" office:value="167.56272401433699" table:style-name="ce62">
            <text:p>168</text:p>
          </table:table-cell>
          <table:table-cell office:value-type="float" office:value="67" table:style-name="ce62">
            <text:p>67</text:p>
          </table:table-cell>
          <table:table-cell office:value-type="float" office:value="500" table:style-name="ce62">
            <text:p>500</text:p>
          </table:table-cell>
          <table:table-cell office:value-type="float" office:value="100" table:style-name="ce62">
            <text:p>10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4.521286842612199" table:style-name="ce62">
            <text:p>35</text:p>
          </table:table-cell>
          <table:table-cell office:value-type="float" office:value="4" table:style-name="ce62">
            <text:p>4</text:p>
          </table:table-cell>
          <table:table-cell office:value-type="float" office:value="396.22641509433998" table:style-name="ce62">
            <text:p>396</text:p>
          </table:table-cell>
          <table:table-cell office:value-type="float" office:value="79" table:style-name="ce62">
            <text:p>79</text:p>
          </table:table-cell>
          <table:table-cell office:value-type="float" office:value="557.59030115687801" table:style-name="ce62">
            <text:p>558</text:p>
          </table:table-cell>
          <table:table-cell office:value-type="float" office:value="85" table:style-name="ce62">
            <text:p>85</text:p>
          </table:table-cell>
          <table:table-cell office:value-type="float" office:value="3711.0990336305799" table:style-name="ce63">
            <text:p>3711.099034</text:p>
          </table:table-cell>
          <table:table-cell office:value-type="float" office:value="6" table:style-name="ce64">
            <text:p>6</text:p>
          </table:table-cell>
          <table:table-cell table:number-columns-repeated="16358"/>
        </table:table-row>
        <table:table-row table:style-name="ro1">
          <table:table-cell office:value-type="float" office:value="8" table:style-name="ce66">
            <text:p>8</text:p>
          </table:table-cell>
          <table:table-cell office:value-type="string" table:style-name="ce61">
            <text:p>Рудых А.В.</text:p>
          </table:table-cell>
          <table:table-cell office:value-type="string" table:style-name="ce61">
            <text:p>Иркутс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81.51154782900801" table:style-name="ce62">
            <text:p>482</text:p>
          </table:table-cell>
          <table:table-cell office:value-type="float" office:value="64" table:style-name="ce62">
            <text:p>64</text:p>
          </table:table-cell>
          <table:table-cell office:value-type="float" office:value="642.49732225198397" table:style-name="ce62">
            <text:p>642</text:p>
          </table:table-cell>
          <table:table-cell office:value-type="float" office:value="64" table:style-name="ce62">
            <text:p>6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100" table:style-name="ce62">
            <text:p>10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44.78905798497397" table:style-name="ce62">
            <text:p>545</text:p>
          </table:table-cell>
          <table:table-cell office:value-type="float" office:value="68" table:style-name="ce62">
            <text:p>68</text:p>
          </table:table-cell>
          <table:table-cell office:value-type="float" office:value="338.70967741935499" table:style-name="ce62">
            <text:p>339</text:p>
          </table:table-cell>
          <table:table-cell office:value-type="float" office:value="68" table:style-name="ce62">
            <text:p>68</text:p>
          </table:table-cell>
          <table:table-cell office:value-type="float" office:value="363.75121445794002" table:style-name="ce62">
            <text:p>364</text:p>
          </table:table-cell>
          <table:table-cell office:value-type="float" office:value="56" table:style-name="ce62">
            <text:p>56</text:p>
          </table:table-cell>
          <table:table-cell office:value-type="float" office:value="3285.2588199432598" table:style-name="ce63">
            <text:p>3285.25882</text:p>
          </table:table-cell>
          <table:table-cell office:value-type="float" office:value="7" table:style-name="ce64">
            <text:p>7</text:p>
          </table:table-cell>
          <table:table-cell table:number-columns-repeated="16358" table:style-name="ce49"/>
        </table:table-row>
        <table:table-row table:style-name="ro1">
          <table:table-cell office:value-type="float" office:value="20" table:style-name="ce60">
            <text:p>20</text:p>
          </table:table-cell>
          <table:table-cell office:value-type="string" table:style-name="ce61">
            <text:p>Камеристый М.А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417.67441344746499" table:style-name="ce62">
            <text:p>418</text:p>
          </table:table-cell>
          <table:table-cell office:value-type="float" office:value="32" table:style-name="ce62">
            <text:p>32</text:p>
          </table:table-cell>
          <table:table-cell office:value-type="float" office:value="170" table:style-name="ce62">
            <text:p>170</text:p>
          </table:table-cell>
          <table:table-cell office:value-type="float" office:value="23" table:style-name="ce62">
            <text:p>2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10.10252808098301" table:style-name="ce62">
            <text:p>210</text:p>
          </table:table-cell>
          <table:table-cell office:value-type="float" office:value="26" table:style-name="ce62">
            <text:p>26</text:p>
          </table:table-cell>
          <table:table-cell office:value-type="float" office:value="150.47106325706599" table:style-name="ce62">
            <text:p>150</text:p>
          </table:table-cell>
          <table:table-cell office:value-type="float" office:value="60" table:style-name="ce62">
            <text:p>6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52.80292814486597" table:style-name="ce62">
            <text:p>553</text:p>
          </table:table-cell>
          <table:table-cell office:value-type="float" office:value="69" table:style-name="ce62">
            <text:p>69</text:p>
          </table:table-cell>
          <table:table-cell office:value-type="float" office:value="280" table:style-name="ce62">
            <text:p>280</text:p>
          </table:table-cell>
          <table:table-cell office:value-type="float" office:value="56" table:style-name="ce62">
            <text:p>56</text:p>
          </table:table-cell>
          <table:table-cell office:value-type="float" office:value="576.27628562533596" table:style-name="ce62">
            <text:p>576</text:p>
          </table:table-cell>
          <table:table-cell office:value-type="float" office:value="88" table:style-name="ce62">
            <text:p>88</text:p>
          </table:table-cell>
          <table:table-cell office:value-type="float" office:value="2923.3272185557198" table:style-name="ce63">
            <text:p>2923.327219</text:p>
          </table:table-cell>
          <table:table-cell office:value-type="float" office:value="8" table:style-name="ce64">
            <text:p>8</text:p>
          </table:table-cell>
          <table:table-cell table:number-columns-repeated="16358"/>
        </table:table-row>
        <table:table-row table:style-name="ro1">
          <table:table-cell office:value-type="float" office:value="35" table:style-name="ce60">
            <text:p>35</text:p>
          </table:table-cell>
          <table:table-cell office:value-type="string" table:style-name="ce61">
            <text:p>Майер А.Н.</text:p>
          </table:table-cell>
          <table:table-cell office:value-type="string" table:style-name="ce61">
            <text:p>Приморский кр.</text:p>
          </table:table-cell>
          <table:table-cell office:value-type="string" table:style-name="ce61">
            <text:p>PF-1</text:p>
          </table:table-cell>
          <table:table-cell office:value-type="float" office:value="277.791723954406" table:style-name="ce62">
            <text:p>278</text:p>
          </table:table-cell>
          <table:table-cell office:value-type="float" office:value="21" table:style-name="ce62">
            <text:p>21</text:p>
          </table:table-cell>
          <table:table-cell office:value-type="float" office:value="538.92386949055503" table:style-name="ce62">
            <text:p>539</text:p>
          </table:table-cell>
          <table:table-cell office:value-type="float" office:value="72" table:style-name="ce62">
            <text:p>72</text:p>
          </table:table-cell>
          <table:table-cell office:value-type="float" office:value="521.94007911583901" table:style-name="ce62">
            <text:p>522</text:p>
          </table:table-cell>
          <table:table-cell office:value-type="float" office:value="52" table:style-name="ce62">
            <text:p>5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73.22590641462699" table:style-name="ce62">
            <text:p>173</text:p>
          </table:table-cell>
          <table:table-cell office:value-type="float" office:value="69" table:style-name="ce62">
            <text:p>69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90.50279329608901" table:style-name="ce62">
            <text:p>291</text:p>
          </table:table-cell>
          <table:table-cell office:value-type="float" office:value="36" table:style-name="ce62">
            <text:p>36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05.14824588105301" table:style-name="ce62">
            <text:p>505</text:p>
          </table:table-cell>
          <table:table-cell office:value-type="float" office:value="77" table:style-name="ce62">
            <text:p>77</text:p>
          </table:table-cell>
          <table:table-cell office:value-type="float" office:value="2857.5326181525702" table:style-name="ce63">
            <text:p>2857.532618</text:p>
          </table:table-cell>
          <table:table-cell office:value-type="float" office:value="9" table:style-name="ce64">
            <text:p>9</text:p>
          </table:table-cell>
          <table:table-cell table:number-columns-repeated="16358"/>
        </table:table-row>
        <table:table-row table:style-name="ro1">
          <table:table-cell office:value-type="float" office:value="1" table:style-name="ce60">
            <text:p>1</text:p>
          </table:table-cell>
          <table:table-cell office:value-type="string" table:style-name="ce61">
            <text:p>Воробьева Г.А.</text:p>
          </table:table-cell>
          <table:table-cell office:value-type="string" table:style-name="ce61">
            <text:p>Ярославль</text:p>
          </table:table-cell>
          <table:table-cell office:value-type="string" table:style-name="ce61">
            <text:p>PF-1</text:p>
          </table:table-cell>
          <table:table-cell office:value-type="float" office:value="93.9943229697964" table:style-name="ce62">
            <text:p>94</text:p>
          </table:table-cell>
          <table:table-cell office:value-type="float" office:value="7" table:style-name="ce62">
            <text:p>7</text:p>
          </table:table-cell>
          <table:table-cell office:value-type="float" office:value="428.672566371681" table:style-name="ce62">
            <text:p>429</text:p>
          </table:table-cell>
          <table:table-cell office:value-type="float" office:value="57" table:style-name="ce62">
            <text:p>57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62.85859125571199" table:style-name="ce62">
            <text:p>463</text:p>
          </table:table-cell>
          <table:table-cell office:value-type="float" office:value="57" table:style-name="ce62">
            <text:p>57</text:p>
          </table:table-cell>
          <table:table-cell office:value-type="float" office:value="208.19366852886401" table:style-name="ce62">
            <text:p>208</text:p>
          </table:table-cell>
          <table:table-cell office:value-type="float" office:value="83" table:style-name="ce62">
            <text:p>83</text:p>
          </table:table-cell>
          <table:table-cell office:value-type="float" office:value="350" table:style-name="ce62">
            <text:p>350</text:p>
          </table:table-cell>
          <table:table-cell office:value-type="float" office:value="70" table:style-name="ce62">
            <text:p>7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6.70005779233301" table:style-name="ce62">
            <text:p>227</text:p>
          </table:table-cell>
          <table:table-cell office:value-type="float" office:value="28" table:style-name="ce62">
            <text:p>2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39.957057540054" table:style-name="ce62">
            <text:p>240</text:p>
          </table:table-cell>
          <table:table-cell office:value-type="float" office:value="37" table:style-name="ce62">
            <text:p>37</text:p>
          </table:table-cell>
          <table:table-cell office:value-type="float" office:value="2312.3762644584399" table:style-name="ce63">
            <text:p>2312.376264</text:p>
          </table:table-cell>
          <table:table-cell office:value-type="float" office:value="10" table:style-name="ce63">
            <text:p>10</text:p>
          </table:table-cell>
          <table:table-cell table:number-columns-repeated="16358"/>
        </table:table-row>
        <table:table-row table:style-name="ro16">
          <table:table-cell office:value-type="float" office:value="3" table:style-name="ce60">
            <text:p>3</text:p>
          </table:table-cell>
          <table:table-cell office:value-type="string" table:style-name="ce61">
            <text:p>Пермякова Е.В.</text:p>
          </table:table-cell>
          <table:table-cell office:value-type="string" table:style-name="ce61">
            <text:p>Курган</text:p>
          </table:table-cell>
          <table:table-cell office:value-type="string" table:style-name="ce61">
            <text:p>PF-1</text:p>
          </table:table-cell>
          <table:table-cell office:value-type="float" office:value="217.866013216836" table:style-name="ce62">
            <text:p>218</text:p>
          </table:table-cell>
          <table:table-cell office:value-type="float" office:value="17" table:style-name="ce62">
            <text:p>17</text:p>
          </table:table-cell>
          <table:table-cell office:value-type="float" office:value="170" table:style-name="ce62">
            <text:p>170</text:p>
          </table:table-cell>
          <table:table-cell office:value-type="float" office:value="23" table:style-name="ce62">
            <text:p>23</text:p>
          </table:table-cell>
          <table:table-cell office:value-type="float" office:value="32.818855445577597" table:style-name="ce62">
            <text:p>33</text:p>
          </table:table-cell>
          <table:table-cell office:value-type="float" office:value="3" table:style-name="ce62">
            <text:p>3</text:p>
          </table:table-cell>
          <table:table-cell office:value-type="float" office:value="276.82704280228501" table:style-name="ce62">
            <text:p>277</text:p>
          </table:table-cell>
          <table:table-cell office:value-type="float" office:value="34" table:style-name="ce62">
            <text:p>34</text:p>
          </table:table-cell>
          <table:table-cell office:value-type="float" office:value="177.629488401652" table:style-name="ce62">
            <text:p>178</text:p>
          </table:table-cell>
          <table:table-cell office:value-type="float" office:value="71" table:style-name="ce62">
            <text:p>71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0.720477749951797" table:style-name="ce62">
            <text:p>61</text:p>
          </table:table-cell>
          <table:table-cell office:value-type="float" office:value="8" table:style-name="ce62">
            <text:p>8</text:p>
          </table:table-cell>
          <table:table-cell office:value-type="float" office:value="233.333333333333" table:style-name="ce62">
            <text:p>233</text:p>
          </table:table-cell>
          <table:table-cell office:value-type="float" office:value="47" table:style-name="ce62">
            <text:p>47</text:p>
          </table:table-cell>
          <table:table-cell office:value-type="float" office:value="380.42977118580899" table:style-name="ce62">
            <text:p>380</text:p>
          </table:table-cell>
          <table:table-cell office:value-type="float" office:value="58" table:style-name="ce62">
            <text:p>58</text:p>
          </table:table-cell>
          <table:table-cell office:value-type="float" office:value="2052.62498213544" table:style-name="ce63">
            <text:p>2052.624982</text:p>
          </table:table-cell>
          <table:table-cell office:value-type="float" office:value="11" table:style-name="ce64">
            <text:p>11</text:p>
          </table:table-cell>
          <table:table-cell table:number-columns-repeated="16358"/>
        </table:table-row>
        <table:table-row table:style-name="ro17">
          <table:table-cell office:value-type="float" office:value="4" table:style-name="ce60">
            <text:p>4</text:p>
          </table:table-cell>
          <table:table-cell office:value-type="string" table:style-name="ce61">
            <text:p>Роголев С.В.</text:p>
          </table:table-cell>
          <table:table-cell office:value-type="string" table:style-name="ce61">
            <text:p>Иркутс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86.294524264963" table:style-name="ce62">
            <text:p>386</text:p>
          </table:table-cell>
          <table:table-cell office:value-type="float" office:value="52" table:style-name="ce62">
            <text:p>5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442.41432628771298" table:style-name="ce62">
            <text:p>442</text:p>
          </table:table-cell>
          <table:table-cell office:value-type="float" office:value="54" table:style-name="ce62">
            <text:p>5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27.62473511847401" table:style-name="ce62">
            <text:p>228</text:p>
          </table:table-cell>
          <table:table-cell office:value-type="float" office:value="28" table:style-name="ce62">
            <text:p>28</text:p>
          </table:table-cell>
          <table:table-cell office:value-type="float" office:value="156.90394886612401" table:style-name="ce62">
            <text:p>157</text:p>
          </table:table-cell>
          <table:table-cell office:value-type="float" office:value="31" table:style-name="ce62">
            <text:p>31</text:p>
          </table:table-cell>
          <table:table-cell office:value-type="float" office:value="173.13384236354401" table:style-name="ce62">
            <text:p>173</text:p>
          </table:table-cell>
          <table:table-cell office:value-type="float" office:value="27" table:style-name="ce62">
            <text:p>27</text:p>
          </table:table-cell>
          <table:table-cell office:value-type="float" office:value="1851.37137690082" table:style-name="ce63">
            <text:p>1851.371377</text:p>
          </table:table-cell>
          <table:table-cell office:value-type="float" office:value="12" table:style-name="ce64">
            <text:p>12</text:p>
          </table:table-cell>
          <table:table-cell table:number-columns-repeated="16358"/>
        </table:table-row>
        <table:table-row table:style-name="ro18">
          <table:table-cell office:value-type="float" office:value="5" table:style-name="ce60">
            <text:p>5</text:p>
          </table:table-cell>
          <table:table-cell office:value-type="string" table:style-name="ce61">
            <text:p>Покидько А.А.</text:p>
          </table:table-cell>
          <table:table-cell office:value-type="string" table:style-name="ce61">
            <text:p>В.Новгород</text:p>
          </table:table-cell>
          <table:table-cell office:value-type="string" table:style-name="ce61">
            <text:p>PF-1</text:p>
          </table:table-cell>
          <table:table-cell office:value-type="float" office:value="455.699649620792" table:style-name="ce62">
            <text:p>456</text:p>
          </table:table-cell>
          <table:table-cell office:value-type="float" office:value="35" table:style-name="ce62">
            <text:p>35</text:p>
          </table:table-cell>
          <table:table-cell office:value-type="float" office:value="483.49138429513101" table:style-name="ce62">
            <text:p>483</text:p>
          </table:table-cell>
          <table:table-cell office:value-type="float" office:value="64" table:style-name="ce62">
            <text:p>64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00.72431158609095" table:style-name="ce62">
            <text:p>601</text:p>
          </table:table-cell>
          <table:table-cell office:value-type="float" office:value="92" table:style-name="ce62">
            <text:p>92</text:p>
          </table:table-cell>
          <table:table-cell office:value-type="float" office:value="1638.91534550201" table:style-name="ce63">
            <text:p>1638.915346</text:p>
          </table:table-cell>
          <table:table-cell office:value-type="float" office:value="13" table:style-name="ce64">
            <text:p>13</text:p>
          </table:table-cell>
          <table:table-cell table:number-columns-repeated="16358"/>
        </table:table-row>
        <table:table-row table:style-name="ro19">
          <table:table-cell office:value-type="float" office:value="7" table:style-name="ce66">
            <text:p>7</text:p>
          </table:table-cell>
          <table:table-cell office:value-type="string" table:style-name="ce61">
            <text:p>Чайковский Ю.А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374.93502461524798" table:style-name="ce62">
            <text:p>375</text:p>
          </table:table-cell>
          <table:table-cell office:value-type="float" office:value="29" table:style-name="ce62">
            <text:p>2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04.83227603297101" table:style-name="ce62">
            <text:p>205</text:p>
          </table:table-cell>
          <table:table-cell office:value-type="float" office:value="25" table:style-name="ce62">
            <text:p>25</text:p>
          </table:table-cell>
          <table:table-cell office:value-type="float" office:value="170.42682926829301" table:style-name="ce62">
            <text:p>170</text:p>
          </table:table-cell>
          <table:table-cell office:value-type="float" office:value="68" table:style-name="ce62">
            <text:p>68</text:p>
          </table:table-cell>
          <table:table-cell office:value-type="float" office:value="90" table:style-name="ce62">
            <text:p>90</text:p>
          </table:table-cell>
          <table:table-cell office:value-type="float" office:value="18" table:style-name="ce62">
            <text:p>18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55.904450009632" table:style-name="ce62">
            <text:p>656</text:p>
          </table:table-cell>
          <table:table-cell office:value-type="float" office:value="82" table:style-name="ce62">
            <text:p>82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718.09857992614" table:style-name="ce63">
            <text:p>1718.09858</text:p>
          </table:table-cell>
          <table:table-cell office:value-type="float" office:value="14" table:style-name="ce64">
            <text:p>14</text:p>
          </table:table-cell>
          <table:table-cell table:number-columns-repeated="16358" table:style-name="ce49"/>
        </table:table-row>
        <table:table-row table:style-name="ro18">
          <table:table-cell office:value-type="float" office:value="11" table:style-name="ce60">
            <text:p>11</text:p>
          </table:table-cell>
          <table:table-cell office:value-type="string" table:style-name="ce61">
            <text:p>Орлова Е.В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158.73270881567501" table:style-name="ce62">
            <text:p>159</text:p>
          </table:table-cell>
          <table:table-cell office:value-type="float" office:value="20" table:style-name="ce62">
            <text:p>2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389.90560585628998" table:style-name="ce62">
            <text:p>390</text:p>
          </table:table-cell>
          <table:table-cell office:value-type="float" office:value="49" table:style-name="ce62">
            <text:p>4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617.63831467196496" table:style-name="ce63">
            <text:p>617.6383147</text:p>
          </table:table-cell>
          <table:table-cell office:value-type="float" office:value="15" table:style-name="ce64">
            <text:p>15</text:p>
          </table:table-cell>
          <table:table-cell table:number-columns-repeated="16358"/>
        </table:table-row>
        <table:table-row table:style-name="ro20">
          <table:table-cell office:value-type="float" office:value="34" table:style-name="ce60">
            <text:p>34</text:p>
          </table:table-cell>
          <table:table-cell office:value-type="string" table:style-name="ce61">
            <text:p>Селезнев О.С.</text:p>
          </table:table-cell>
          <table:table-cell office:value-type="string" table:style-name="ce61">
            <text:p>Крым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98.103997195762105" table:style-name="ce62">
            <text:p>98</text:p>
          </table:table-cell>
          <table:table-cell office:value-type="float" office:value="10" table:style-name="ce62">
            <text:p>10</text:p>
          </table:table-cell>
          <table:table-cell office:value-type="float" office:value="157.931194793119" table:style-name="ce62">
            <text:p>158</text:p>
          </table:table-cell>
          <table:table-cell office:value-type="float" office:value="19" table:style-name="ce62">
            <text:p>19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50" table:style-name="ce62">
            <text:p>5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585.03519198888102" table:style-name="ce63">
            <text:p>585.035192</text:p>
          </table:table-cell>
          <table:table-cell office:value-type="float" office:value="16" table:style-name="ce64">
            <text:p>16</text:p>
          </table:table-cell>
          <table:table-cell table:number-columns-repeated="16358"/>
        </table:table-row>
        <table:table-row table:style-name="ro1">
          <table:table-cell office:value-type="float" office:value="36" table:style-name="ce60">
            <text:p>36</text:p>
          </table:table-cell>
          <table:table-cell office:value-type="string" table:style-name="ce61">
            <text:p>Назарь В.Г.</text:p>
          </table:table-cell>
          <table:table-cell office:value-type="string" table:style-name="ce61">
            <text:p>Донецк</text:p>
          </table:table-cell>
          <table:table-cell office:value-type="string" table:style-name="ce61">
            <text:p>PF-1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50" table:style-name="ce62">
            <text:p>250</text:p>
          </table:table-cell>
          <table:table-cell office:value-type="float" office:value="33" table:style-name="ce62">
            <text:p>33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0" table:style-name="ce62">
            <text:p>0</text:p>
          </table:table-cell>
          <table:table-cell office:value-type="float" office:value="283" table:style-name="ce63">
            <text:p>283</text:p>
          </table:table-cell>
          <table:table-cell office:value-type="float" office:value="17" table:style-name="ce64">
            <text:p>17</text:p>
          </table:table-cell>
          <table:table-cell table:number-columns-repeated="16358"/>
        </table:table-row>
        <table:table-row table:number-rows-repeated="7" table:style-name="ro1">
          <table:table-cell table:number-columns-repeated="6" table:style-name="ce1"/>
          <table:table-cell table:number-columns-repeated="10" table:style-name="ce49"/>
          <table:table-cell table:number-columns-repeated="16368" table:style-name="ce1"/>
        </table:table-row>
        <table:table-row table:style-name="ro10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10">
          <table:table-cell table:number-columns-repeated="16384"/>
        </table:table-row>
        <table:table-row table:number-rows-repeated="4" table:style-name="ro1">
          <table:table-cell table:number-columns-repeated="16384"/>
        </table:table-row>
        <table:table-row table:number-rows-repeated="1048538" table:style-name="ro10">
          <table:table-cell table:number-columns-repeated="16384"/>
        </table:table-row>
      </table:table>
      <table:table table:name="Командный" table:style-name="ta1">
        <table:shapes>
          <draw:frame xmlns:presentation="urn:oasis:names:tc:opendocument:xmlns:presentation:1.0" draw:z-index="1" draw:id="id32" draw:style-name="a256" draw:name="TextBox 1" svg:x="3.46732in" svg:y="0.02835in" svg:width="2.53858in" svg:height="0.77795in">
            <draw:text-box>
              <text:p text:style-name="a251" text:class-names="" text:cond-style-name=""><text:span text:style-name="a250" text:class-names="">Чемпионат России</text:span></text:p>
              <text:p text:style-name="a253" text:class-names="" text:cond-style-name=""><text:span text:style-name="a252" text:class-names="">по спорту сверхлегкой авиации</text:span></text:p>
              <text:p text:style-name="a255" text:class-names="" text:cond-style-name=""><text:span text:style-name="a254" text:class-names="">(класс: мотопарапланы, паралеты)<text:line-break/>1-15 июня 2017 г.<text:line-break/>Ленинградская обл., п. Осьмино</text:span></text:p>
            </draw:text-box>
            <svg:desc/>
          </draw:frame>
          <draw:frame xmlns:presentation="urn:oasis:names:tc:opendocument:xmlns:presentation:1.0" draw:z-index="2" draw:id="id33" draw:style-name="a259" draw:name="TextBox 2" svg:x="0.02992in" svg:y="0.99882in" svg:width="5.29213in" svg:height="0.35118in">
            <draw:text-box>
              <text:p text:style-name="a258" text:class-names="" text:cond-style-name=""><text:span text:style-name="a257" text:class-names="">Сводный протокол командный зачет</text:span></text:p>
            </draw:text-box>
            <svg:desc/>
          </draw:frame>
          <draw:frame xmlns:presentation="urn:oasis:names:tc:opendocument:xmlns:presentation:1.0" draw:z-index="3" draw:id="id34" draw:style-name="a268" draw:name="TextBox 3" svg:x="0in" svg:y="0in" svg:width="2.42953in" svg:height="1.01693in">
            <draw:text-box>
              <text:p text:style-name="a261" text:class-names="" text:cond-style-name=""><text:span text:style-name="a260" text:class-names="">УТВЕРЖДАЮ</text:span></text:p>
              <text:p text:style-name="a263" text:class-names="" text:cond-style-name=""><text:span text:style-name="a262" text:class-names="">Главный судья соревнований</text:span></text:p>
              <text:p text:style-name="a265" text:class-names="" text:cond-style-name=""><text:span text:style-name="a264" text:class-names="">__________________Потапкин И.В.<text:line-break/></text:span></text:p>
              <text:p text:style-name="a267" text:class-names="" text:cond-style-name=""><text:span text:style-name="a266" text:class-names="">15 июня 2017г.</text:span></text:p>
            </draw:text-box>
            <svg:desc/>
          </draw:frame>
          <draw:frame xmlns:presentation="urn:oasis:names:tc:opendocument:xmlns:presentation:1.0" draw:z-index="4" draw:id="id35" draw:style-name="a271" draw:name="TextBox 4" svg:x="0.26102in" svg:y="7.07716in" svg:width="2.50669in" svg:height="0.37598in">
            <draw:text-box>
              <text:p text:style-name="a270" text:class-names="" text:cond-style-name=""><text:span text:style-name="a269" text:class-names="">Секретарь_______________</text:span></text:p>
            </draw:text-box>
            <svg:desc/>
          </draw:frame>
        </table:shapes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13" table:number-columns-repeated="1011" table:default-cell-style-name="ce49"/>
        <table:table-column table:style-name="co14" table:number-columns-repeated="15369" table:default-cell-style-name="ce1"/>
        <table:table-row table:style-name="ro1">
          <table:table-cell table:number-columns-spanned="2" table:number-rows-spanned="1" table:style-name="ce16"/>
          <table:covered-table-cell/>
          <table:table-cell table:number-columns-repeated="2" table:style-name="ce72"/>
          <table:table-cell table:number-columns-repeated="1011" table:style-name="ce49"/>
          <table:table-cell table:number-columns-repeated="15369"/>
        </table:table-row>
        <table:table-row table:style-name="ro1">
          <table:table-cell table:style-name="ce73"/>
          <table:table-cell table:style-name="ce74"/>
          <table:table-cell table:number-columns-repeated="2" table:style-name="ce72"/>
          <table:table-cell table:number-columns-repeated="1011" table:style-name="ce49"/>
          <table:table-cell table:number-columns-repeated="15369"/>
        </table:table-row>
        <table:table-row table:style-name="ro1">
          <table:table-cell table:number-columns-repeated="4" table:style-name="ce73"/>
          <table:table-cell table:number-columns-repeated="1011" table:style-name="ce49"/>
          <table:table-cell table:number-columns-repeated="15369"/>
        </table:table-row>
        <table:table-row table:style-name="ro1">
          <table:table-cell table:number-columns-spanned="3" table:number-rows-spanned="1" table:style-name="ce16"/>
          <table:covered-table-cell table:number-columns-repeated="2"/>
          <table:table-cell table:style-name="ce71"/>
          <table:table-cell table:number-columns-repeated="1011" table:style-name="ce49"/>
          <table:table-cell table:number-columns-repeated="15369"/>
        </table:table-row>
        <table:table-row table:style-name="ro2">
          <table:table-cell table:style-name="ce49"/>
          <table:table-cell table:number-columns-repeated="3" table:style-name="ce71"/>
          <table:table-cell table:number-columns-repeated="1011" table:style-name="ce49"/>
          <table:table-cell table:number-columns-repeated="15369"/>
        </table:table-row>
        <table:table-row table:style-name="ro3">
          <table:table-cell table:number-columns-repeated="4" table:style-name="ce71"/>
          <table:table-cell table:number-columns-repeated="1011" table:style-name="ce49"/>
          <table:table-cell table:number-columns-repeated="15369"/>
        </table:table-row>
        <table:table-row table:style-name="ro11">
          <table:table-cell office:value-type="string" table:style-name="ce52">
            <text:p>Ст.№</text:p>
          </table:table-cell>
          <table:table-cell office:value-type="string" table:style-name="ce75">
            <text:p>Фамилия, И.О.</text:p>
          </table:table-cell>
          <table:table-cell office:value-type="string" table:style-name="ce75">
            <text:p>Регион</text:p>
          </table:table-cell>
          <table:table-cell office:value-type="string" table:style-name="ce76">
            <text:p>Класс СЛА</text:p>
          </table:table-cell>
          <table:table-cell office:value-type="string" table:style-name="ce57">
            <text:p>Итог личный</text:p>
          </table:table-cell>
          <table:table-cell office:value-type="string" table:style-name="ce57">
            <text:p>Итог командный</text:p>
          </table:table-cell>
          <table:table-cell office:value-type="string" table:style-name="ce57">
            <text:p>место</text:p>
          </table:table-cell>
          <table:table-cell table:number-columns-repeated="16377"/>
        </table:table-row>
        <table:table-row table:style-name="ro1">
          <table:table-cell office:value-type="float" office:value="3" table:style-name="ce52">
            <text:p>3</text:p>
          </table:table-cell>
          <table:table-cell office:value-type="string" table:style-name="ce45">
            <text:p>Каберов М.Ю.</text:p>
            <text:p>Хохлов Н.П.</text:p>
          </table:table-cell>
          <table:table-cell office:value-type="string" table:style-name="ce52">
            <text:p>Вологда</text:p>
          </table:table-cell>
          <table:table-cell office:value-type="string" table:style-name="ce77">
            <text:p>PL-2</text:p>
          </table:table-cell>
          <table:table-cell office:value-type="float" office:value="5666.2" table:style-name="ce78">
            <text:p>5666</text:p>
          </table:table-cell>
          <table:table-cell office:value-type="float" office:value="5666" table:style-name="ce58">
            <text:p>5666</text:p>
          </table:table-cell>
          <table:table-cell office:value-type="float" office:value="7" table:style-name="ce79">
            <text:p>7</text:p>
          </table:table-cell>
          <table:table-cell table:number-columns-repeated="16377"/>
        </table:table-row>
        <table:table-row table:style-name="ro1">
          <table:table-cell office:value-type="float" office:value="18" table:style-name="ce52">
            <text:p>18</text:p>
          </table:table-cell>
          <table:table-cell office:value-type="string" table:style-name="ce45">
            <text:p>Рудых А.В.</text:p>
          </table:table-cell>
          <table:table-cell office:value-type="string" table:number-columns-spanned="1" table:number-rows-spanned="2" table:style-name="ce82">
            <text:p>Иркутск</text:p>
          </table:table-cell>
          <table:table-cell office:value-type="string" table:style-name="ce77">
            <text:p>PF-1</text:p>
          </table:table-cell>
          <table:table-cell office:value-type="float" office:value="2871.2" table:style-name="ce80">
            <text:p>2871</text:p>
          </table:table-cell>
          <table:table-cell office:value-type="float" office:value="4507.5" table:number-columns-spanned="1" table:number-rows-spanned="2" table:style-name="ce70">
            <text:p>4507.5</text:p>
          </table:table-cell>
          <table:table-cell office:value-type="float" office:value="8" table:number-columns-spanned="1" table:number-rows-spanned="2" table:style-name="ce83">
            <text:p>8</text:p>
          </table:table-cell>
          <table:table-cell table:number-columns-repeated="16377"/>
        </table:table-row>
        <table:table-row table:style-name="ro1">
          <table:table-cell office:value-type="float" office:value="27" table:style-name="ce52">
            <text:p>27</text:p>
          </table:table-cell>
          <table:table-cell office:value-type="string" table:style-name="ce45">
            <text:p>Роголев С.В.</text:p>
          </table:table-cell>
          <table:covered-table-cell/>
          <table:table-cell office:value-type="string" table:style-name="ce77">
            <text:p>PF-1</text:p>
          </table:table-cell>
          <table:table-cell office:value-type="float" office:value="1636.3" table:style-name="ce81">
            <text:p>163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9" table:style-name="ce52">
            <text:p>19</text:p>
          </table:table-cell>
          <table:table-cell office:value-type="string" table:style-name="ce45">
            <text:p>Селезнев О.С.</text:p>
          </table:table-cell>
          <table:table-cell office:value-type="string" table:number-columns-spanned="1" table:number-rows-spanned="3" table:style-name="ce82">
            <text:p>Крым</text:p>
          </table:table-cell>
          <table:table-cell office:value-type="string" table:style-name="ce77">
            <text:p>PF-1</text:p>
          </table:table-cell>
          <table:table-cell office:value-type="float" office:value="506" table:style-name="ce80">
            <text:p>506</text:p>
          </table:table-cell>
          <table:table-cell office:value-type="float" office:value="7020.3" table:number-columns-spanned="1" table:number-rows-spanned="3" table:style-name="ce70">
            <text:p>7020.3</text:p>
          </table:table-cell>
          <table:table-cell office:value-type="float" office:value="6" table:number-columns-spanned="1" table:number-rows-spanned="3" table:style-name="ce83">
            <text:p>6</text:p>
          </table:table-cell>
          <table:table-cell table:number-columns-repeated="16377"/>
        </table:table-row>
        <table:table-row table:style-name="ro1">
          <table:table-cell office:value-type="float" office:value="20" table:style-name="ce52">
            <text:p>20</text:p>
          </table:table-cell>
          <table:table-cell office:value-type="string" table:style-name="ce45">
            <text:p>Лукьянов С.И.</text:p>
          </table:table-cell>
          <table:covered-table-cell/>
          <table:table-cell office:value-type="string" table:style-name="ce77">
            <text:p>PL-1</text:p>
          </table:table-cell>
          <table:table-cell office:value-type="float" office:value="756.2" table:style-name="ce80">
            <text:p>75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7" table:style-name="ce52">
            <text:p>7</text:p>
          </table:table-cell>
          <table:table-cell office:value-type="string" table:style-name="ce45">
            <text:p>Цигура А.А.</text:p>
            <text:p>Коваль В.В.</text:p>
          </table:table-cell>
          <table:covered-table-cell/>
          <table:table-cell office:value-type="string" table:style-name="ce77">
            <text:p>PL-2</text:p>
          </table:table-cell>
          <table:table-cell office:value-type="float" office:value="5758.1" table:style-name="ce80">
            <text:p>5758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7" table:style-name="ce52">
            <text:p>17</text:p>
          </table:table-cell>
          <table:table-cell office:value-type="string" table:style-name="ce45">
            <text:p>Князев П.А.</text:p>
          </table:table-cell>
          <table:table-cell office:value-type="string" table:number-columns-spanned="1" table:number-rows-spanned="2" table:style-name="ce82">
            <text:p>Лен.обл.</text:p>
          </table:table-cell>
          <table:table-cell office:value-type="string" table:style-name="ce45">
            <text:p>PF-1</text:p>
          </table:table-cell>
          <table:table-cell office:value-type="float" office:value="6729.21" table:style-name="ce80">
            <text:p>6729</text:p>
          </table:table-cell>
          <table:table-cell office:value-type="float" office:value="8638.7099999999991" table:number-columns-spanned="1" table:number-rows-spanned="2" table:style-name="ce70">
            <text:p>8638.71</text:p>
          </table:table-cell>
          <table:table-cell office:value-type="float" office:value="4" table:number-columns-spanned="1" table:number-rows-spanned="2" table:style-name="ce83">
            <text:p>4</text:p>
          </table:table-cell>
          <table:table-cell table:number-columns-repeated="16377"/>
        </table:table-row>
        <table:table-row table:style-name="ro1">
          <table:table-cell office:value-type="float" office:value="39" table:style-name="ce52">
            <text:p>39</text:p>
          </table:table-cell>
          <table:table-cell office:value-type="string" table:style-name="ce45">
            <text:p>Дыбов Ю.П.</text:p>
            <text:p>Шаров Е.В.</text:p>
          </table:table-cell>
          <table:covered-table-cell/>
          <table:table-cell office:value-type="string" table:style-name="ce45">
            <text:p>PL-2</text:p>
          </table:table-cell>
          <table:table-cell office:value-type="float" office:value="1909.5" table:style-name="ce80">
            <text:p>1910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35" table:style-name="ce52">
            <text:p>35</text:p>
          </table:table-cell>
          <table:table-cell office:value-type="string" table:style-name="ce45">
            <text:p>Карпухин С.А.</text:p>
          </table:table-cell>
          <table:table-cell office:value-type="string" table:number-columns-spanned="1" table:number-rows-spanned="3" table:style-name="ce82">
            <text:p>Моск.Обл.</text:p>
          </table:table-cell>
          <table:table-cell office:value-type="string" table:style-name="ce77">
            <text:p>PL-1</text:p>
          </table:table-cell>
          <table:table-cell office:value-type="float" office:value="3836.9" table:style-name="ce80">
            <text:p>3837</text:p>
          </table:table-cell>
          <table:table-cell office:value-type="float" office:value="13634.9" table:number-columns-spanned="1" table:number-rows-spanned="3" table:style-name="ce70">
            <text:p>13634.9</text:p>
          </table:table-cell>
          <table:table-cell office:value-type="float" office:value="1" table:number-columns-spanned="1" table:number-rows-spanned="3" table:style-name="ce84">
            <text:p>1</text:p>
          </table:table-cell>
          <table:table-cell table:number-columns-repeated="16377"/>
        </table:table-row>
        <table:table-row table:style-name="ro1">
          <table:table-cell office:value-type="float" office:value="4" table:style-name="ce52">
            <text:p>4</text:p>
          </table:table-cell>
          <table:table-cell office:value-type="string" table:style-name="ce45">
            <text:p>Киреев А.В.</text:p>
            <text:p>Антонов А.В.</text:p>
          </table:table-cell>
          <table:covered-table-cell/>
          <table:table-cell office:value-type="string" table:style-name="ce77">
            <text:p>PL-2</text:p>
          </table:table-cell>
          <table:table-cell office:value-type="float" office:value="4791.7" table:style-name="ce80">
            <text:p>4792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5" table:style-name="ce52">
            <text:p>5</text:p>
          </table:table-cell>
          <table:table-cell office:value-type="string" table:style-name="ce45">
            <text:p>Максимеко А.Г.</text:p>
            <text:p>Онищенко В.О.</text:p>
          </table:table-cell>
          <table:covered-table-cell/>
          <table:table-cell office:value-type="string" table:style-name="ce77">
            <text:p>PL-2</text:p>
          </table:table-cell>
          <table:table-cell office:value-type="float" office:value="5006.3" table:style-name="ce80">
            <text:p>500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9" table:style-name="ce52">
            <text:p>9</text:p>
          </table:table-cell>
          <table:table-cell office:value-type="string" table:style-name="ce45">
            <text:p>Михеев С.В.</text:p>
          </table:table-cell>
          <table:table-cell office:value-type="string" table:number-columns-spanned="1" table:number-rows-spanned="2" table:style-name="ce82">
            <text:p>Новосибирск</text:p>
          </table:table-cell>
          <table:table-cell office:value-type="string" table:style-name="ce77">
            <text:p>PF-1</text:p>
          </table:table-cell>
          <table:table-cell office:value-type="float" office:value="6174.9" table:style-name="ce80">
            <text:p>6175</text:p>
          </table:table-cell>
          <table:table-cell office:value-type="float" office:value="11681.2" table:number-columns-spanned="1" table:number-rows-spanned="2" table:style-name="ce70">
            <text:p>11681.2</text:p>
          </table:table-cell>
          <table:table-cell office:value-type="float" office:value="3" table:number-columns-spanned="1" table:number-rows-spanned="2" table:style-name="ce84">
            <text:p>3</text:p>
          </table:table-cell>
          <table:table-cell table:number-columns-repeated="16377"/>
        </table:table-row>
        <table:table-row table:style-name="ro1">
          <table:table-cell office:value-type="float" office:value="8" table:style-name="ce52">
            <text:p>8</text:p>
          </table:table-cell>
          <table:table-cell office:value-type="string" table:style-name="ce45">
            <text:p>Шевченко В.Г.</text:p>
          </table:table-cell>
          <table:covered-table-cell/>
          <table:table-cell office:value-type="string" table:style-name="ce77">
            <text:p>PL-1</text:p>
          </table:table-cell>
          <table:table-cell office:value-type="float" office:value="5506.3" table:style-name="ce80">
            <text:p>5506</text:p>
          </table:table-cell>
          <table:covered-table-cell/>
          <table:covered-table-cell/>
          <table:table-cell table:number-columns-repeated="16377"/>
        </table:table-row>
        <table:table-row table:style-name="ro1">
          <table:table-cell office:value-type="float" office:value="13" table:style-name="ce52">
            <text:p>13</text:p>
          </table:table-cell>
          <table:table-cell office:value-type="string" table:style-name="ce45">
            <text:p>Нахтыгаль Е.В.</text:p>
          </table:table-cell>
          <table:table-cell office:value-type="string" table:number-columns-spanned="1" table:number-rows-spanned="3" table:style-name="ce82">
            <text:p>Приморский кр.</text:p>
          </table:table-cell>
          <table:table-cell office:value-type="string" table:style-name="ce77">
            <text:p>PF-1</text:p>
          </table:table-cell>
          <table:table-cell office:value-type="float" office:value="3612.9" table:style-name="ce80">
            <text:p>3613</text:p>
          </table:table-cell>
          <table:table-cell office:value-type="float" office:value="11911.3" table:number-columns-spanned="1" table:number-rows-spanned="3" table:style-name="ce70">
            <text:p>11911.3</text:p>
          </table:table-cell>
          <table:table-cell office:value-type="float" office:value="2" table:number-columns-spanned="1" table:number-rows-spanned="3" table:style-name="ce84">
            <text:p>2</text:p>
          </table:table-cell>
          <table:table-cell table:number-columns-repeated="16377"/>
        </table:table-row>
        <table:table-row table:style-name="ro21">
          <table:table-cell office:value-type="float" office:value="14" table:style-name="ce52">
            <text:p>14</text:p>
          </table:table-cell>
          <table:table-cell office:value-type="string" table:style-name="ce45">
            <text:p>Калиновский Е.А.</text:p>
          </table:table-cell>
          <table:covered-table-cell/>
          <table:table-cell office:value-type="string" table:style-name="ce77">
            <text:p>PF-1</text:p>
          </table:table-cell>
          <table:table-cell office:value-type="float" office:value="3353.8" table:style-name="ce80">
            <text:p>3354</text:p>
          </table:table-cell>
          <table:covered-table-cell/>
          <table:covered-table-cell/>
          <table:table-cell table:number-columns-repeated="16377"/>
        </table:table-row>
        <table:table-row table:style-name="ro21">
          <table:table-cell office:value-type="float" office:value="16" table:style-name="ce52">
            <text:p>16</text:p>
          </table:table-cell>
          <table:table-cell office:value-type="string" table:style-name="ce45">
            <text:p>Толкачев Д.Н.</text:p>
          </table:table-cell>
          <table:covered-table-cell/>
          <table:table-cell office:value-type="string" table:style-name="ce77">
            <text:p>PL-1</text:p>
          </table:table-cell>
          <table:table-cell office:value-type="float" office:value="4944.6000000000004" table:style-name="ce80">
            <text:p>4945</text:p>
          </table:table-cell>
          <table:covered-table-cell/>
          <table:covered-table-cell/>
          <table:table-cell table:number-columns-repeated="16377"/>
        </table:table-row>
        <table:table-row table:style-name="ro22">
          <table:table-cell office:value-type="float" office:value="1" table:style-name="ce52">
            <text:p>1</text:p>
          </table:table-cell>
          <table:table-cell office:value-type="string" table:style-name="ce45">
            <text:p>Воробьева Г.А.</text:p>
          </table:table-cell>
          <table:table-cell office:value-type="string" table:number-columns-spanned="1" table:number-rows-spanned="2" table:style-name="ce82">
            <text:p>Ярославль</text:p>
          </table:table-cell>
          <table:table-cell office:value-type="string" table:style-name="ce77">
            <text:p>PF-1</text:p>
          </table:table-cell>
          <table:table-cell office:value-type="float" office:value="2010.3" table:style-name="ce80">
            <text:p>2010</text:p>
          </table:table-cell>
          <table:table-cell office:value-type="float" office:value="7455.3" table:number-columns-spanned="1" table:number-rows-spanned="2" table:style-name="ce70">
            <text:p>7455.3</text:p>
          </table:table-cell>
          <table:table-cell office:value-type="float" office:value="5" table:number-columns-spanned="1" table:number-rows-spanned="2" table:style-name="ce83">
            <text:p>5</text:p>
          </table:table-cell>
          <table:table-cell table:number-columns-repeated="16377"/>
        </table:table-row>
        <table:table-row table:style-name="ro1">
          <table:table-cell office:value-type="float" office:value="6" table:style-name="ce52">
            <text:p>6</text:p>
          </table:table-cell>
          <table:table-cell office:value-type="string" table:style-name="ce45">
            <text:p>Борисов В.Л.</text:p>
          </table:table-cell>
          <table:covered-table-cell/>
          <table:table-cell office:value-type="string" table:style-name="ce77">
            <text:p>PL-1</text:p>
          </table:table-cell>
          <table:table-cell office:value-type="float" office:value="5445" table:style-name="ce80">
            <text:p>5445</text:p>
          </table:table-cell>
          <table:covered-table-cell/>
          <table:covered-table-cell/>
          <table:table-cell table:number-columns-repeated="16377"/>
        </table:table-row>
        <table:table-row table:number-rows-repeated="1048551" table:style-name="ro10">
          <table:table-cell table:number-columns-repeated="16384"/>
        </table:table-row>
      </table:table>
      <table:database-ranges>
        <table:database-range table:target-range-address="Итоговый.B9:Итоговый.Z39">
          <table:sort>
            <table:sort-by table:field-number="24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Arial Cyr" svg:font-family="&quot;Arial Cyr&quot;"/>
    <style:font-face style:name="Arial Cyr1" svg:font-family="&quot;Arial Cyr1&quot;"/>
    <style:font-face style:name="Arial1" svg:font-family="Arial1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number-style style:name="N37">
      <number:number number:decimal-places="3" number:min-integer-digits="1"/>
    </number:number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 Cyr" style:font-name-asian="Arial Cyr" style:font-name-complex="Arial Cyr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118110236220472in" fo:margin-bottom="0.0783464566929134in" fo:margin-left="0.196456692913386in" fo:margin-right="0.196456692913386in" style:print-orientation="portrait" style:print-page-order="ltr" style:first-page-number="1" style:scale-to="11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oot</meta:initial-creator>
    <dc:creator>root</dc:creator>
    <meta:creation-date>2009-04-16T11:32:48Z</meta:creation-date>
    <dc:date>2017-12-02T19:10:50Z</dc:date>
    <meta:print-date>2017-06-11T19:11:22Z</meta:print-date>
    <meta:editing-cycles>122</meta:editing-cycles>
    <meta:editing-duration>PT83801S</meta:editing-duration>
    <meta:user-defined meta:name="Info 1"/>
    <meta:user-defined meta:name="Info 2"/>
    <meta:user-defined meta:name="Info 3"/>
    <meta:user-defined meta:name="Info 4"/>
  </office:meta>
</office:document-meta>
</file>